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F000005F80000061325BFEEED.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auto-grow-width="true" fo:min-height="0.253cm" fo:min-width="0.196cm"/>
    </style:style>
    <style:style style:name="gr2" style:family="graphic" style:parent-style-name="standard">
      <style:graphic-properties draw:stroke="none" draw:fill="none" draw:fill-color="#ffffff" draw:textarea-horizontal-align="left" draw:auto-grow-width="true" fo:min-height="0.139cm" fo:min-width="0.355cm"/>
    </style:style>
    <style:style style:name="gr3" style:family="graphic" style:parent-style-name="standard">
      <style:graphic-properties draw:stroke="none" draw:fill="solid" draw:fill-color="#e6e6e6" draw:textarea-horizontal-align="center" draw:textarea-vertical-align="middle"/>
    </style:style>
    <style:style style:name="gr4" style:family="graphic" style:parent-style-name="standard">
      <style:graphic-properties draw:stroke="solid" svg:stroke-color="#000000" draw:textarea-horizontal-align="center" draw:textarea-vertical-align="middle"/>
    </style:style>
    <style:style style:name="gr5" style:family="graphic" style:parent-style-name="standard">
      <style:graphic-properties draw:stroke="none" svg:stroke-color="#000000" draw:fill="solid" draw:fill-color="#e6e6e6" draw:textarea-horizontal-align="center" draw:textarea-vertical-align="middle"/>
    </style:style>
    <style:style style:name="gr6" style:family="graphic" style:parent-style-name="standard">
      <style:graphic-properties draw:stroke="none" svg:stroke-color="#000000" draw:fill="solid" draw:fill-color="#cccccc" draw:textarea-horizontal-align="center" draw:textarea-vertical-align="middle"/>
    </style:style>
    <style:style style:name="gr7" style:family="graphic" style:parent-style-name="standard">
      <style:graphic-properties draw:stroke="none" svg:stroke-color="#000000" draw:fill="solid" draw:fill-color="#ffffff" draw:textarea-horizontal-align="center" draw:textarea-vertical-align="middle"/>
    </style:style>
    <style:style style:name="gr8" style:family="graphic" style:parent-style-name="standard">
      <style:graphic-properties draw:stroke="none" svg:stroke-color="#000000" draw:fill="solid" draw:fill-color="#999999" draw:textarea-horizontal-align="center" draw:textarea-vertical-align="middle"/>
    </style:style>
    <style:style style:name="gr9" style:family="graphic" style:parent-style-name="standard">
      <style:graphic-properties draw:stroke="none" svg:stroke-color="#000000" draw:fill="solid" draw:fill-color="#b3b3b3" draw:textarea-horizontal-align="center" draw:textarea-vertical-align="middle"/>
    </style:style>
    <style:style style:name="gr10" style:family="graphic" style:parent-style-name="standard">
      <style:graphic-properties draw:stroke="none" svg:stroke-color="#000000" draw:fill="solid" draw:fill-color="#e6e6ff" draw:textarea-horizontal-align="center" draw:textarea-vertical-align="middle"/>
    </style:style>
    <style:style style:name="gr11" style:family="graphic" style:parent-style-name="standard">
      <style:graphic-properties draw:stroke="none" svg:stroke-color="#000000" draw:fill="solid" draw:fill-color="#c5c5db" draw:textarea-horizontal-align="center" draw:textarea-vertical-align="middle"/>
    </style:style>
    <style:style style:name="gr12" style:family="graphic" style:parent-style-name="standard">
      <style:graphic-properties draw:stroke="none" svg:stroke-color="#000000" draw:fill="solid" draw:fill-color="#808080" draw:textarea-horizontal-align="center" draw:textarea-vertical-align="middle"/>
    </style:style>
    <style:style style:name="gr13" style:family="graphic" style:parent-style-name="standard">
      <style:graphic-properties draw:stroke="none" svg:stroke-color="#000000" draw:fill="solid" draw:fill-color="#666666" draw:textarea-horizontal-align="center" draw:textarea-vertical-align="middle"/>
    </style:style>
    <style:style style:name="gr14" style:family="graphic" style:parent-style-name="standard">
      <style:graphic-properties draw:stroke="none" svg:stroke-color="#000000" draw:fill="solid" draw:fill-color="#4c4c4c" draw:textarea-horizontal-align="center" draw:textarea-vertical-align="middle"/>
    </style:style>
    <style:style style:name="gr15" style:family="graphic" style:parent-style-name="standard">
      <style:graphic-properties draw:stroke="none" svg:stroke-color="#000000" draw:fill="solid" draw:fill-color="#333333" draw:textarea-horizontal-align="center" draw:textarea-vertical-align="middle"/>
    </style:style>
    <style:style style:name="gr16" style:family="graphic" style:parent-style-name="standard">
      <style:graphic-properties draw:stroke="none" svg:stroke-color="#000000" draw:fill="solid" draw:fill-color="#e6e64c" draw:textarea-horizontal-align="center" draw:textarea-vertical-align="middle"/>
    </style:style>
    <style:style style:name="gr17" style:family="graphic" style:parent-style-name="standard">
      <style:graphic-properties draw:stroke="none" svg:stroke-color="#000000" draw:fill="solid" draw:fill-color="#000000"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81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fill="solid" draw:fill-color="#666666" draw:textarea-horizontal-align="justify" draw:textarea-vertical-align="middle" draw:auto-grow-height="false"/>
    </style:style>
    <style:style style:name="gr21" style:family="graphic" style:parent-style-name="standard">
      <style:graphic-properties draw:fill="solid" draw:fill-color="#999999" draw:textarea-horizontal-align="justify" draw:textarea-vertical-align="middle" draw:auto-grow-height="false"/>
    </style:style>
    <style:style style:name="gr22" style:family="graphic" style:parent-style-name="standard">
      <style:graphic-properties draw:fill="solid" draw:fill-color="#ffffff" draw:textarea-horizontal-align="justify" draw:textarea-vertical-align="middle" draw:auto-grow-height="false"/>
    </style:style>
    <style:style style:name="gr23" style:family="graphic" style:parent-style-name="standard">
      <style:graphic-properties draw:fill="solid" draw:fill-color="#cccccc" draw:textarea-horizontal-align="justify" draw:textarea-vertical-align="middle" draw:auto-grow-height="false"/>
    </style:style>
    <style:style style:name="gr24" style:family="graphic" style:parent-style-name="standard">
      <style:graphic-properties draw:fill="solid" draw:fill-color="#999999" draw:textarea-horizontal-align="justify" draw:textarea-vertical-align="middle" draw:auto-grow-height="false"/>
    </style:style>
    <style:style style:name="gr25" style:family="graphic" style:parent-style-name="standard">
      <style:graphic-properties draw:fill="solid" draw:fill-color="#cccccc" draw:textarea-horizontal-align="justify" draw:textarea-vertical-align="middle" draw:auto-grow-height="false"/>
    </style:style>
    <style:style style:name="gr26" style:family="graphic" style:parent-style-name="standard">
      <style:graphic-properties draw:fill="solid" draw:fill-color="#666666" draw:textarea-horizontal-align="justify" draw:textarea-vertical-align="middle" draw:auto-grow-height="false"/>
    </style:style>
    <style:style style:name="gr27" style:family="graphic" style:parent-style-name="standard">
      <style:graphic-properties svg:stroke-width="0.152cm" draw:fill="solid" draw:fill-color="#ffffff" draw:textarea-horizontal-align="center" draw:textarea-vertical-align="middle" fo:padding-top="0.201cm" fo:padding-bottom="0.201cm" fo:padding-left="0.326cm" fo:padding-right="0.326cm"/>
    </style:style>
    <style:style style:name="gr28" style:family="graphic" style:parent-style-name="standard">
      <style:graphic-properties svg:stroke-width="0cm" draw:marker-start-width="0cm" draw:marker-end-width="0cm" draw:fill="none" draw:fill-color="#ffffff" draw:textarea-vertical-align="middle" draw:auto-grow-height="false" fo:min-height="0.749cm" fo:min-width="0.499cm" fo:padding-top="0.126cm" fo:padding-bottom="0.126cm" fo:padding-left="0.251cm" fo:padding-right="0.251cm"/>
    </style:style>
    <style:style style:name="gr29" style:family="graphic" style:parent-style-name="standard">
      <style:graphic-properties draw:stroke="none"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30" style:family="graphic">
      <style:graphic-properties style:protect="size"/>
    </style:style>
    <style:style style:name="gr31" style:family="graphic" style:parent-style-name="standard">
      <style:graphic-properties draw:marker-end="Arrow" draw:marker-end-width="0.3cm" draw:textarea-horizontal-align="center"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0.135cm"/>
    </style:style>
    <style:style style:name="gr33" style:family="graphic" style:parent-style-name="standard">
      <style:graphic-properties draw:textarea-horizontal-align="center" draw:textarea-vertical-align="middle"/>
    </style:style>
    <style:style style:name="gr34" style:family="graphic" style:parent-style-name="standard">
      <style:graphic-properties svg:stroke-width="0.152cm" draw:textarea-horizontal-align="center" draw:textarea-vertical-align="middle" fo:padding-top="0.201cm" fo:padding-bottom="0.201cm" fo:padding-left="0.326cm" fo:padding-right="0.326cm"/>
    </style:style>
    <style:style style:name="gr35" style:family="graphic" style:parent-style-name="standard">
      <style:graphic-properties draw:stroke="dash" draw:stroke-dash="Fine_20_Dashed_20__28_var_29_" svg:stroke-width="0.152cm" svg:stroke-color="#808080" draw:textarea-horizontal-align="center" draw:textarea-vertical-align="middle" fo:padding-top="0.201cm" fo:padding-bottom="0.201cm" fo:padding-left="0.326cm" fo:padding-right="0.326cm"/>
    </style:style>
    <style:style style:name="gr36" style:family="graphic" style:parent-style-name="standard">
      <style:graphic-properties draw:stroke="solid" draw:stroke-dash="Fine_20_Dashed_20__28_var_29_" svg:stroke-width="0cm" draw:textarea-horizontal-align="center" draw:textarea-vertical-align="middle"/>
    </style:style>
    <style:style style:name="gr37" style:family="graphic" style:parent-style-name="standard">
      <style:graphic-properties draw:stroke="none" draw:stroke-dash="Fine_20_Dashed_20__28_var_29_" svg:stroke-width="0cm" svg:stroke-color="#000000" draw:fill="none" draw:fill-color="#ffffff" draw:textarea-horizontal-align="left" draw:auto-grow-height="true" draw:auto-grow-width="true" fo:min-height="0cm" fo:min-width="0cm"/>
    </style:style>
    <style:style style:name="gr38" style:family="graphic" style:parent-style-name="standard">
      <style:graphic-properties draw:stroke="solid" draw:stroke-dash="Fine_20_Dashed_20__28_var_29_" svg:stroke-width="0cm" draw:marker-end="Arrow" draw:marker-end-width="0.3cm" draw:textarea-horizontal-align="center" draw:textarea-vertical-align="middle"/>
    </style:style>
    <style:style style:name="gr39" style:family="graphic" style:parent-style-name="standard">
      <style:graphic-properties draw:stroke="solid" draw:stroke-dash="Fine_20_Dashed_20__28_var_29_" svg:stroke-width="0.152cm" draw:textarea-horizontal-align="center" draw:textarea-vertical-align="middle" fo:padding-top="0.201cm" fo:padding-bottom="0.201cm" fo:padding-left="0.326cm" fo:padding-right="0.326cm"/>
    </style:style>
    <style:style style:name="gr40" style:family="graphic" style:parent-style-name="standard">
      <style:graphic-properties draw:stroke="none" draw:stroke-dash="Fine_20_Dashed_20__28_var_29_" svg:stroke-width="0cm" draw:marker-start-width="0cm" draw:marker-end-width="0cm" draw:fill="solid" draw:fill-color="#c0c0c0" draw:textarea-horizontal-align="center" draw:textarea-vertical-align="middle" fo:padding-top="0.126cm" fo:padding-bottom="0.126cm" fo:padding-left="0.251cm" fo:padding-right="0.25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4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43" style:family="graphic" style:parent-style-name="standard">
      <style:graphic-properties draw:stroke="solid" draw:stroke-dash="Fine_20_Dashed_20__28_var_29_" svg:stroke-width="0.152cm" svg:stroke-color="#808080" draw:textarea-horizontal-align="center" draw:textarea-vertical-align="middle" fo:padding-top="0.201cm" fo:padding-bottom="0.201cm" fo:padding-left="0.326cm" fo:padding-right="0.326cm"/>
    </style:style>
    <style:style style:name="gr44" style:family="graphic" style:parent-style-name="standard">
      <style:graphic-properties draw:stroke="none" draw:fill="none" draw:fill-color="#ffffff" draw:textarea-horizontal-align="center" draw:textarea-vertical-align="middle"/>
    </style:style>
    <style:style style:name="gr45" style:family="graphic" style:parent-style-name="standard">
      <style:graphic-properties draw:stroke="none" draw:fill="solid" draw:fill-color="#c0c0c0" draw:textarea-horizontal-align="center" draw:textarea-vertical-align="middle"/>
    </style:style>
    <style:style style:name="gr46" style:family="graphic" style:parent-style-name="standard">
      <style:graphic-properties draw:stroke="none" svg:stroke-color="#000000" draw:fill="none" draw:fill-color="#000000" draw:textarea-horizontal-align="center" draw:textarea-vertical-align="middle"/>
    </style:style>
    <style:style style:name="gr47" style:family="graphic" style:parent-style-name="standard">
      <style:graphic-properties draw:stroke="none" draw:fill="none" draw:fill-color="#ffffff" draw:textarea-horizontal-align="left" draw:auto-grow-width="true" fo:min-height="0.221cm" fo:min-width="0cm"/>
    </style:style>
    <style:style style:name="gr48" style:family="graphic" style:parent-style-name="standard">
      <style:graphic-properties draw:stroke="none" draw:fill="none" draw:fill-color="#ffffff" draw:textarea-horizontal-align="left" draw:auto-grow-width="true" fo:min-height="0.512cm" fo:min-width="0.885cm"/>
    </style:style>
    <style:style style:name="gr49" style:family="graphic" style:parent-style-name="standard">
      <style:graphic-properties draw:stroke="none" draw:fill="none" draw:fill-color="#ffffff" draw:textarea-horizontal-align="left" draw:auto-grow-width="true" fo:min-height="0.143cm" fo:min-width="1.283cm"/>
    </style:style>
    <style:style style:name="gr50" style:family="graphic" style:parent-style-name="standard">
      <style:graphic-properties draw:stroke="none" draw:fill="none" draw:fill-color="#ffffff" draw:textarea-horizontal-align="left" draw:auto-grow-width="true" fo:min-height="0.143cm" fo:min-width="1.547cm"/>
    </style:style>
    <style:style style:name="gr51" style:family="graphic" style:parent-style-name="standard">
      <style:graphic-properties draw:stroke="none" draw:fill="none" draw:fill-color="#ffffff" draw:textarea-horizontal-align="left" draw:auto-grow-width="true" fo:min-height="0.143cm" fo:min-width="3.459cm"/>
    </style:style>
    <style:style style:name="gr52" style:family="graphic" style:parent-style-name="standard">
      <style:graphic-properties svg:stroke-width="0cm" draw:marker-start-width="0.2cm" draw:marker-end-width="0.2cm" draw:fill="solid" draw:fill-color="#808080" draw:textarea-horizontal-align="center" draw:textarea-vertical-align="middle" fo:padding-top="0.125cm" fo:padding-bottom="0.125cm" fo:padding-left="0.25cm" fo:padding-right="0.25cm"/>
    </style:style>
    <style:style style:name="gr53" style:family="graphic" style:parent-style-name="standard">
      <style:graphic-properties svg:stroke-width="0cm" draw:marker-start-width="0.2cm" draw:marker-end-width="0.2cm" draw:fill="solid" draw:fill-color="#c0c0c0" draw:textarea-horizontal-align="center" draw:textarea-vertical-align="middle" fo:padding-top="0.125cm" fo:padding-bottom="0.125cm" fo:padding-left="0.25cm" fo:padding-right="0.25cm"/>
    </style:style>
    <style:style style:name="gr54" style:family="graphic" style:parent-style-name="standard">
      <style:graphic-properties draw:stroke="none" draw:fill="none" fo:min-height="0.48cm"/>
    </style:style>
    <style:style style:name="gr55" style:family="graphic" style:parent-style-name="standard">
      <style:graphic-properties draw:stroke="none" draw:fill="none" fo:min-height="0.662cm"/>
    </style:style>
    <style:style style:name="gr56" style:family="graphic" style:parent-style-name="standard">
      <style:graphic-properties draw:stroke="none" draw:stroke-dash="Fine_20_Dashed_20__28_var_29_" svg:stroke-width="0cm" svg:stroke-color="#000000" draw:fill="none" draw:fill-color="#ffffff" draw:textarea-horizontal-align="left" draw:auto-grow-height="true" draw:auto-grow-width="true" fo:min-height="0.622cm" fo:min-width="0cm"/>
    </style:style>
    <style:style style:name="gr57"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01cm" fo:min-width="0cm" fo:padding-top="0.201cm" fo:padding-bottom="0.201cm" fo:padding-left="0.326cm" fo:padding-right="0.326cm"/>
    </style:style>
    <style:style style:name="gr58" style:family="graphic" style:parent-style-name="standard">
      <style:graphic-properties draw:fill="none" draw:textarea-vertical-align="middle" draw:auto-grow-height="false" fo:min-height="0.749cm" fo:min-width="0.499cm"/>
    </style:style>
    <style:style style:name="gr59" style:family="graphic" style:parent-style-name="standard">
      <style:graphic-properties draw:stroke="none" svg:stroke-color="#000000" draw:fill="solid" draw:fill-color="#ffffff" draw:textarea-horizontal-align="center" draw:textarea-vertical-align="middle"/>
    </style:style>
    <style:style style:name="gr60" style:family="graphic" style:parent-style-name="standard">
      <style:graphic-properties draw:stroke="none" svg:stroke-color="#000000" draw:fill="solid" draw:fill-color="#c0c0c0" draw:textarea-horizontal-align="center" draw:textarea-vertical-align="middle"/>
    </style:style>
    <style:style style:name="gr61" style:family="graphic" style:parent-style-name="standard">
      <style:graphic-properties draw:stroke="solid" svg:stroke-color="#000000" draw:textarea-horizontal-align="center" draw:textarea-vertical-align="middle"/>
    </style:style>
    <style:style style:name="gr62" style:family="graphic" style:parent-style-name="standard">
      <style:graphic-properties draw:stroke="none" draw:fill="solid" draw:fill-color="#ffffff" draw:textarea-horizontal-align="center" draw:textarea-vertical-align="middle"/>
    </style:style>
    <style:style style:name="gr6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fill="solid" draw:fill-color="#666666" draw:textarea-horizontal-align="center" draw:textarea-vertical-align="middle"/>
    </style:style>
    <style:style style:name="gr65" style:family="graphic" style:parent-style-name="standard">
      <style:graphic-properties draw:fill="solid" draw:fill-color="#999999" draw:textarea-horizontal-align="center" draw:textarea-vertical-align="middle"/>
    </style:style>
    <style:style style:name="gr66" style:family="graphic" style:parent-style-name="standard">
      <style:graphic-properties draw:fill="solid" draw:fill-color="#ffffff" draw:textarea-horizontal-align="center" draw:textarea-vertical-align="middle"/>
    </style:style>
    <style:style style:name="gr67" style:family="graphic" style:parent-style-name="standard">
      <style:graphic-properties draw:fill="solid" draw:fill-color="#cccccc" draw:textarea-horizontal-align="center" draw:textarea-vertical-align="middle"/>
    </style:style>
    <style:style style:name="gr68" style:family="graphic">
      <style:graphic-properties draw:ole-draw-aspect="1"/>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ov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0pt" style:font-size-asian="10pt" style:font-size-complex="10pt"/>
    </style:style>
    <style:style style:name="P5" style:family="paragraph">
      <style:paragraph-properties fo:text-align="center"/>
      <style:text-properties fo:font-family="'Times New Roman'" style:font-family-generic="roman" style:font-pitch="variable" fo:font-size="12pt" fo:font-weight="bold" style:font-size-asian="12pt" style:font-weight-asian="bold" style:font-size-complex="12pt" style:font-weight-complex="bold"/>
    </style:style>
    <style:style style:name="P6" style:family="paragraph">
      <style:paragraph-properties fo:text-align="center"/>
      <style:text-properties fo:font-family="'Times New Roman'" style:font-style-name="Bold" style:font-family-generic="roman" style:font-pitch="variable" fo:font-size="12pt" fo:font-weight="bold" style:font-size-asian="18pt" style:font-size-complex="18pt"/>
    </style:style>
    <style:style style:name="P7" style:family="paragraph">
      <style:text-properties fo:font-size="12pt" style:font-size-asian="12pt" style:font-size-complex="12pt"/>
    </style:style>
    <style:style style:name="P8" style:family="paragraph">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agraph-properties fo:text-align="center"/>
      <style:text-properties fo:font-size="12pt" style:font-size-asian="12pt" style:font-size-complex="12pt"/>
    </style:style>
    <style:style style:name="P10" style:family="paragraph">
      <style:text-properties style:use-window-font-color="true" style:text-outline="false" style:text-line-through-style="none" fo:font-family="Arial" style:font-family-generic="swiss" fo:font-size="12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P11" style:family="paragraph">
      <style:text-properties style:use-window-font-color="true" style:text-outline="false" style:text-line-through-style="none" fo:font-family="Arial" style:font-family-generic="swiss" fo:font-size="12pt" fo:letter-spacing="normal" fo:font-style="italic" fo:text-shadow="none" style:text-underline-style="none" fo:font-weight="bold"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P12" style:family="paragraph">
      <style:text-properties style:use-window-font-color="true" style:text-outline="false" style:text-line-through-style="none" fo:font-family="Arial" style:font-family-generic="swiss" fo:font-size="10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P13" style:family="paragraph">
      <style:text-properties style:use-window-font-color="true" style:text-outline="false" style:text-line-through-style="none" fo:font-family="Arial" style:font-family-generic="swiss" fo:font-size="10pt" fo:letter-spacing="normal" fo:font-style="italic"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P14" style:family="paragraph">
      <style:text-properties fo:font-size="10pt" fo:font-style="italic" style:font-size-asian="10pt" style:font-style-asian="italic" style:font-size-complex="10pt" style:font-style-complex="italic"/>
    </style:style>
    <style:style style:name="P15" style:family="paragraph">
      <style:paragraph-properties fo:text-align="center"/>
      <style:text-properties fo:font-family="'Times New Roman'" style:font-style-name="Bold" style:font-family-generic="roman" style:font-pitch="variable" fo:font-size="12pt" fo:font-style="normal" fo:font-weight="bold"/>
    </style:style>
    <style:style style:name="P16" style:family="paragraph">
      <style:paragraph-properties fo:text-align="center"/>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style:style style:name="P17" style:family="paragraph">
      <style:paragraph-properties fo:text-align="center"/>
      <style:text-properties fo:font-weight="bold" style:font-weight-asian="bold" style:font-weight-complex="bold"/>
    </style:style>
    <style:style style:name="P18" style:family="paragraph">
      <style:paragraph-properties fo:text-align="center"/>
      <style:text-properties style:text-position="-33% 58%" fo:font-weight="bold" style:font-weight-asian="bold" style:font-weight-complex="bold"/>
    </style:style>
    <style:style style:name="P19" style:family="paragraph">
      <style:paragraph-properties fo:text-align="center"/>
      <style:text-properties fo:font-family="'Times New Roman'" style:font-family-generic="roman" style:font-pitch="variable" fo:font-size="12pt" style:font-size-asian="12pt" style:font-size-complex="12pt"/>
    </style:style>
    <style:style style:name="T1" style:family="text">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ov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T2" style:family="text">
      <style:text-properties fo:font-size="10pt" style:font-size-asian="10pt" style:font-size-complex="10pt"/>
    </style:style>
    <style:style style:name="T3" style:family="text">
      <style:text-properties fo:font-family="'Times New Roman'" style:font-family-generic="roman" style:font-pitch="variable" fo:font-size="12pt" fo:font-weight="bold" style:font-size-asian="12pt" style:font-weight-asian="bold" style:font-size-complex="12pt" style:font-weight-complex="bold"/>
    </style:style>
    <style:style style:name="T4" style:family="text">
      <style:text-properties fo:font-family="'Times New Roman'" style:font-style-name="Bold" style:font-family-generic="roman" style:font-pitch="variable" fo:font-size="12pt" fo:font-weight="bold" style:font-size-asian="18pt" style:font-size-complex="18pt"/>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family="Arial" style:font-style-name="Regular" style:font-family-generic="swiss" style:font-pitch="variable" fo:font-size="12pt" style:font-family-asian="Arial" style:font-style-name-asian="Regular" style:font-family-generic-asian="swiss" style:font-pitch-asian="variable" style:font-size-asian="12pt" style:font-family-complex="Arial" style:font-style-name-complex="Regular" style:font-family-generic-complex="swiss" style:font-pitch-complex="variable" style:font-size-complex="12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family="'Times New Roman'" style:font-style-name="Bold" style:font-family-generic="roman" style:font-pitch="variable" fo:font-size="12pt" fo:font-style="normal" fo:font-weight="bold"/>
    </style:style>
    <style:style style:name="T10" style:family="text">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416cm" svg:height="0.636cm" svg:x="7.069cm" svg:y="6.356cm">
          <draw:text-box>
            <text:p><text:span text:style-name="T1">South</text:span></text:p>
          </draw:text-box>
        </draw:frame>
        <draw:frame draw:style-name="gr2" draw:text-style-name="P1" draw:layer="layout" svg:width="1.353cm" svg:height="0.636cm" svg:x="7.122cm" svg:y="3.297cm">
          <draw:text-box>
            <text:p><text:span text:style-name="T1">North</text:span></text:p>
          </draw:text-box>
        </draw:frame>
        <draw:polygon draw:style-name="gr3" draw:text-style-name="P2" draw:layer="layout" svg:width="0.461cm" svg:height="0.462cm" svg:x="7.146cm" svg:y="3.626cm" svg:viewBox="0 0 462 463" draw:points="0,0 462,0 462,463 0,463">
          <text:p/>
        </draw:polygon>
        <draw:polyline draw:style-name="gr4" draw:text-style-name="P2" draw:layer="layout" svg:width="0.461cm" svg:height="0.462cm" svg:x="7.146cm" svg:y="3.626cm" svg:viewBox="0 0 462 463" draw:points="231,463 0,463 0,0 462,0 462,463 231,463">
          <text:p/>
        </draw:polyline>
        <draw:polygon draw:style-name="gr5" draw:text-style-name="P2" draw:layer="layout" svg:width="0.459cm" svg:height="0.462cm" svg:x="7.608cm" svg:y="3.626cm" svg:viewBox="0 0 460 463" draw:points="0,0 460,0 460,463 0,463">
          <text:p/>
        </draw:polygon>
        <draw:polyline draw:style-name="gr4" draw:text-style-name="P2" draw:layer="layout" svg:width="0.459cm" svg:height="0.462cm" svg:x="7.608cm" svg:y="3.626cm" svg:viewBox="0 0 460 463" draw:points="230,463 0,463 0,0 460,0 460,463 230,463">
          <text:p/>
        </draw:polyline>
        <draw:polygon draw:style-name="gr6" draw:text-style-name="P2" draw:layer="layout" svg:width="0.462cm" svg:height="0.462cm" svg:x="8.068cm" svg:y="3.626cm" svg:viewBox="0 0 463 463" draw:points="0,0 463,0 463,463 0,463">
          <text:p/>
        </draw:polygon>
        <draw:polyline draw:style-name="gr4" draw:text-style-name="P2" draw:layer="layout" svg:width="0.462cm" svg:height="0.462cm" svg:x="8.068cm" svg:y="3.626cm" svg:viewBox="0 0 463 463" draw:points="231,463 0,463 0,0 463,0 463,463 231,463">
          <text:p/>
        </draw:polyline>
        <draw:polygon draw:style-name="gr7" draw:text-style-name="P2" draw:layer="layout" svg:width="0.459cm" svg:height="0.461cm" svg:x="7.608cm" svg:y="4.088cm" svg:viewBox="0 0 460 462" draw:points="0,0 460,0 460,462 0,462">
          <text:p/>
        </draw:polygon>
        <draw:polyline draw:style-name="gr4" draw:text-style-name="P2" draw:layer="layout" svg:width="0.459cm" svg:height="0.461cm" svg:x="7.608cm" svg:y="4.088cm" svg:viewBox="0 0 460 462" draw:points="230,462 0,462 0,0 460,0 460,462 230,462">
          <text:p/>
        </draw:polyline>
        <draw:polygon draw:style-name="gr8" draw:text-style-name="P2" draw:layer="layout" svg:width="0.461cm" svg:height="0.461cm" svg:x="7.146cm" svg:y="4.55cm" svg:viewBox="0 0 462 462" draw:points="0,0 462,0 462,462 0,462">
          <text:p/>
        </draw:polygon>
        <draw:polyline draw:style-name="gr4" draw:text-style-name="P2" draw:layer="layout" svg:width="0.461cm" svg:height="0.461cm" svg:x="7.146cm" svg:y="4.55cm" svg:viewBox="0 0 462 462" draw:points="231,462 0,462 0,0 462,0 462,462 231,462">
          <text:p/>
        </draw:polyline>
        <draw:polygon draw:style-name="gr9" draw:text-style-name="P2" draw:layer="layout" svg:width="0.459cm" svg:height="0.461cm" svg:x="7.608cm" svg:y="4.55cm" svg:viewBox="0 0 460 462" draw:points="0,0 460,0 460,462 0,462">
          <text:p/>
        </draw:polygon>
        <draw:polyline draw:style-name="gr4" draw:text-style-name="P2" draw:layer="layout" svg:width="0.459cm" svg:height="0.461cm" svg:x="7.608cm" svg:y="4.55cm" svg:viewBox="0 0 460 462" draw:points="230,462 0,462 0,0 460,0 460,462 230,462">
          <text:p/>
        </draw:polyline>
        <draw:polygon draw:style-name="gr10" draw:text-style-name="P2" draw:layer="layout" svg:width="0.461cm" svg:height="0.461cm" svg:x="7.608cm" svg:y="4.088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text:p/>
        </draw:polygon>
        <draw:polyline draw:style-name="gr4" draw:text-style-name="P2" draw:layer="layout" svg:width="0.461cm" svg:height="0.461cm" svg:x="7.608cm" svg:y="4.088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231,0">
          <text:p/>
        </draw:polyline>
        <draw:polygon draw:style-name="gr11" draw:text-style-name="P2" draw:layer="layout" svg:width="0.048cm" svg:height="0.048cm" svg:x="7.739cm" svg:y="4.224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text:p/>
        </draw:polygon>
        <draw:polyline draw:style-name="gr4" draw:text-style-name="P2" draw:layer="layout" svg:width="0.048cm" svg:height="0.048cm" svg:x="7.739cm" svg:y="4.224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25,0">
          <text:p/>
        </draw:polyline>
        <draw:polygon draw:style-name="gr11" draw:text-style-name="P2" draw:layer="layout" svg:width="0.048cm" svg:height="0.048cm" svg:x="7.888cm" svg:y="4.224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text:p/>
        </draw:polygon>
        <draw:polyline draw:style-name="gr4" draw:text-style-name="P2" draw:layer="layout" svg:width="0.048cm" svg:height="0.048cm" svg:x="7.888cm" svg:y="4.224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24,0">
          <text:p/>
        </draw:polyline>
        <draw:polyline draw:style-name="gr4" draw:text-style-name="P2" draw:layer="layout" svg:width="0.252cm" svg:height="0.031cm" svg:x="7.712cm" svg:y="4.42cm" svg:viewBox="0 0 253 32" draw:points="0,0 15,7 30,14 46,20 62,24 78,28 94,30 111,31 127,32 143,31 160,30 175,28 191,24 207,20 222,14 238,7 253,0">
          <text:p/>
        </draw:polyline>
        <draw:polygon draw:style-name="gr12" draw:text-style-name="P2" draw:layer="layout" svg:width="0.463cm" svg:height="0.461cm" svg:x="6.683cm" svg:y="3.164cm" svg:viewBox="0 0 464 462" draw:points="0,0 464,0 464,462 0,462">
          <text:p/>
        </draw:polygon>
        <draw:polyline draw:style-name="gr4" draw:text-style-name="P2" draw:layer="layout" svg:width="0.463cm" svg:height="0.461cm" svg:x="6.683cm" svg:y="3.164cm" svg:viewBox="0 0 464 462" draw:points="232,462 0,462 0,0 464,0 464,462 232,462">
          <text:p/>
        </draw:polyline>
        <draw:polygon draw:style-name="gr12" draw:text-style-name="P2" draw:layer="layout" svg:width="0.461cm" svg:height="0.461cm" svg:x="7.146cm" svg:y="3.164cm" svg:viewBox="0 0 462 462" draw:points="0,0 462,0 462,462 0,462">
          <text:p/>
        </draw:polygon>
        <draw:polyline draw:style-name="gr4" draw:text-style-name="P2" draw:layer="layout" svg:width="0.461cm" svg:height="0.461cm" svg:x="7.146cm" svg:y="3.164cm" svg:viewBox="0 0 462 462" draw:points="231,462 0,462 0,0 462,0 462,462 231,462">
          <text:p/>
        </draw:polyline>
        <draw:polygon draw:style-name="gr5" draw:text-style-name="P2" draw:layer="layout" svg:width="0.459cm" svg:height="0.461cm" svg:x="7.608cm" svg:y="3.164cm" svg:viewBox="0 0 460 462" draw:points="0,0 460,0 460,462 0,462">
          <text:p/>
        </draw:polygon>
        <draw:polyline draw:style-name="gr4" draw:text-style-name="P2" draw:layer="layout" svg:width="0.459cm" svg:height="0.461cm" svg:x="7.608cm" svg:y="3.164cm" svg:viewBox="0 0 460 462" draw:points="230,462 0,462 0,0 460,0 460,462 230,462">
          <text:p/>
        </draw:polyline>
        <draw:polygon draw:style-name="gr12" draw:text-style-name="P2" draw:layer="layout" svg:width="0.462cm" svg:height="0.461cm" svg:x="8.068cm" svg:y="3.164cm" svg:viewBox="0 0 463 462" draw:points="0,0 463,0 463,462 0,462">
          <text:p/>
        </draw:polygon>
        <draw:polyline draw:style-name="gr4" draw:text-style-name="P2" draw:layer="layout" svg:width="0.462cm" svg:height="0.461cm" svg:x="8.068cm" svg:y="3.164cm" svg:viewBox="0 0 463 462" draw:points="231,462 0,462 0,0 463,0 463,462 231,462">
          <text:p/>
        </draw:polyline>
        <draw:polygon draw:style-name="gr7" draw:text-style-name="P2" draw:layer="layout" svg:width="0.457cm" svg:height="0.458cm" svg:x="6.224cm" svg:y="2.705cm" svg:viewBox="0 0 458 459" draw:points="0,0 458,0 458,459 0,459">
          <text:p/>
        </draw:polygon>
        <draw:polyline draw:style-name="gr4" draw:text-style-name="P2" draw:layer="layout" svg:width="0.457cm" svg:height="0.458cm" svg:x="6.224cm" svg:y="2.705cm" svg:viewBox="0 0 458 459" draw:points="229,459 0,459 0,0 458,0 458,459 229,459">
          <text:p/>
        </draw:polyline>
        <draw:polygon draw:style-name="gr7" draw:text-style-name="P2" draw:layer="layout" svg:width="0.463cm" svg:height="0.458cm" svg:x="6.683cm" svg:y="2.705cm" svg:viewBox="0 0 464 459" draw:points="0,0 464,0 464,459 0,459">
          <text:p/>
        </draw:polygon>
        <draw:polyline draw:style-name="gr4" draw:text-style-name="P2" draw:layer="layout" svg:width="0.463cm" svg:height="0.458cm" svg:x="6.683cm" svg:y="2.705cm" svg:viewBox="0 0 464 459" draw:points="232,459 0,459 0,0 464,0 464,459 232,459">
          <text:p/>
        </draw:polyline>
        <draw:polygon draw:style-name="gr12" draw:text-style-name="P2" draw:layer="layout" svg:width="0.459cm" svg:height="0.458cm" svg:x="7.608cm" svg:y="2.705cm" svg:viewBox="0 0 460 459" draw:points="0,0 460,0 460,459 0,459">
          <text:p/>
        </draw:polygon>
        <draw:polyline draw:style-name="gr4" draw:text-style-name="P2" draw:layer="layout" svg:width="0.459cm" svg:height="0.458cm" svg:x="7.608cm" svg:y="2.705cm" svg:viewBox="0 0 460 459" draw:points="230,459 0,459 0,0 460,0 460,459 230,459">
          <text:p/>
        </draw:polyline>
        <draw:polygon draw:style-name="gr7" draw:text-style-name="P2" draw:layer="layout" svg:width="0.462cm" svg:height="0.458cm" svg:x="8.531cm" svg:y="2.705cm" svg:viewBox="0 0 463 459" draw:points="0,0 463,0 463,459 0,459">
          <text:p/>
        </draw:polygon>
        <draw:polyline draw:style-name="gr4" draw:text-style-name="P2" draw:layer="layout" svg:width="0.462cm" svg:height="0.458cm" svg:x="8.531cm" svg:y="2.705cm" svg:viewBox="0 0 463 459" draw:points="232,459 0,459 0,0 463,0 463,459 232,459">
          <text:p/>
        </draw:polyline>
        <draw:polygon draw:style-name="gr6" draw:text-style-name="P2" draw:layer="layout" svg:width="0.462cm" svg:height="0.461cm" svg:x="8.068cm" svg:y="4.088cm" svg:viewBox="0 0 463 462" draw:points="0,0 463,0 463,462 0,462">
          <text:p/>
        </draw:polygon>
        <draw:polyline draw:style-name="gr4" draw:text-style-name="P2" draw:layer="layout" svg:width="0.462cm" svg:height="0.461cm" svg:x="8.068cm" svg:y="4.088cm" svg:viewBox="0 0 463 462" draw:points="231,462 0,462 0,0 463,0 463,462 231,462">
          <text:p/>
        </draw:polyline>
        <draw:polygon draw:style-name="gr13" draw:text-style-name="P2" draw:layer="layout" svg:width="0.462cm" svg:height="0.461cm" svg:x="8.531cm" svg:y="3.164cm" svg:viewBox="0 0 463 462" draw:points="0,0 463,0 463,462 0,462">
          <text:p/>
        </draw:polygon>
        <draw:polyline draw:style-name="gr4" draw:text-style-name="P2" draw:layer="layout" svg:width="0.462cm" svg:height="0.461cm" svg:x="8.531cm" svg:y="3.164cm" svg:viewBox="0 0 463 462" draw:points="232,462 0,462 0,0 463,0 463,462 232,462">
          <text:p/>
        </draw:polyline>
        <draw:polygon draw:style-name="gr13" draw:text-style-name="P2" draw:layer="layout" svg:width="0.462cm" svg:height="0.462cm" svg:x="8.531cm" svg:y="3.626cm" svg:viewBox="0 0 463 463" draw:points="0,0 463,0 463,463 0,463">
          <text:p/>
        </draw:polygon>
        <draw:polyline draw:style-name="gr4" draw:text-style-name="P2" draw:layer="layout" svg:width="0.462cm" svg:height="0.462cm" svg:x="8.531cm" svg:y="3.626cm" svg:viewBox="0 0 463 463" draw:points="232,463 0,463 0,0 463,0 463,463 232,463">
          <text:p/>
        </draw:polyline>
        <draw:polygon draw:style-name="gr6" draw:text-style-name="P2" draw:layer="layout" svg:width="0.462cm" svg:height="0.461cm" svg:x="8.531cm" svg:y="4.088cm" svg:viewBox="0 0 463 462" draw:points="0,0 463,0 463,462 0,462">
          <text:p/>
        </draw:polygon>
        <draw:polyline draw:style-name="gr4" draw:text-style-name="P2" draw:layer="layout" svg:width="0.462cm" svg:height="0.461cm" svg:x="8.531cm" svg:y="4.088cm" svg:viewBox="0 0 463 462" draw:points="232,462 0,462 0,0 463,0 463,462 232,462">
          <text:p/>
        </draw:polyline>
        <draw:polygon draw:style-name="gr13" draw:text-style-name="P2" draw:layer="layout" svg:width="0.462cm" svg:height="0.461cm" svg:x="8.531cm" svg:y="4.55cm" svg:viewBox="0 0 463 462" draw:points="0,0 463,0 463,462 0,462">
          <text:p/>
        </draw:polygon>
        <draw:polyline draw:style-name="gr4" draw:text-style-name="P2" draw:layer="layout" svg:width="0.462cm" svg:height="0.461cm" svg:x="8.531cm" svg:y="4.55cm" svg:viewBox="0 0 463 462" draw:points="232,462 0,462 0,0 463,0 463,462 232,462">
          <text:p/>
        </draw:polyline>
        <draw:polygon draw:style-name="gr7" draw:text-style-name="P2" draw:layer="layout" svg:width="0.461cm" svg:height="0.458cm" svg:x="8.993cm" svg:y="2.705cm" svg:viewBox="0 0 462 459" draw:points="0,0 462,0 462,459 0,459">
          <text:p/>
        </draw:polygon>
        <draw:polyline draw:style-name="gr4" draw:text-style-name="P2" draw:layer="layout" svg:width="0.461cm" svg:height="0.458cm" svg:x="8.993cm" svg:y="2.705cm" svg:viewBox="0 0 462 459" draw:points="231,459 0,459 0,0 462,0 462,459 231,459">
          <text:p/>
        </draw:polyline>
        <draw:polygon draw:style-name="gr7" draw:text-style-name="P2" draw:layer="layout" svg:width="0.461cm" svg:height="0.461cm" svg:x="8.993cm" svg:y="3.164cm" svg:viewBox="0 0 462 462" draw:points="0,0 462,0 462,462 0,462">
          <text:p/>
        </draw:polygon>
        <draw:polyline draw:style-name="gr4" draw:text-style-name="P2" draw:layer="layout" svg:width="0.461cm" svg:height="0.461cm" svg:x="8.993cm" svg:y="3.164cm" svg:viewBox="0 0 462 462" draw:points="231,462 0,462 0,0 462,0 462,462 231,462">
          <text:p/>
        </draw:polyline>
        <draw:polygon draw:style-name="gr13" draw:text-style-name="P2" draw:layer="layout" svg:width="0.461cm" svg:height="0.461cm" svg:x="8.993cm" svg:y="4.088cm" svg:viewBox="0 0 462 462" draw:points="0,0 462,0 462,462 0,462">
          <text:p/>
        </draw:polygon>
        <draw:polyline draw:style-name="gr4" draw:text-style-name="P2" draw:layer="layout" svg:width="0.461cm" svg:height="0.461cm" svg:x="8.993cm" svg:y="4.088cm" svg:viewBox="0 0 462 462" draw:points="231,462 0,462 0,0 462,0 462,462 231,462">
          <text:p/>
        </draw:polyline>
        <draw:polygon draw:style-name="gr7" draw:text-style-name="P2" draw:layer="layout" svg:width="0.461cm" svg:height="0.462cm" svg:x="8.993cm" svg:y="5.012cm" svg:viewBox="0 0 462 463" draw:points="0,0 462,0 462,463 0,463">
          <text:p/>
        </draw:polygon>
        <draw:polyline draw:style-name="gr4" draw:text-style-name="P2" draw:layer="layout" svg:width="0.461cm" svg:height="0.462cm" svg:x="8.993cm" svg:y="5.012cm" svg:viewBox="0 0 462 463" draw:points="231,463 0,463 0,0 462,0 462,463 231,463">
          <text:p/>
        </draw:polyline>
        <draw:polygon draw:style-name="gr9" draw:text-style-name="P2" draw:layer="layout" svg:width="0.462cm" svg:height="0.461cm" svg:x="8.068cm" svg:y="4.55cm" svg:viewBox="0 0 463 462" draw:points="0,0 463,0 463,462 0,462">
          <text:p/>
        </draw:polygon>
        <draw:polyline draw:style-name="gr4" draw:text-style-name="P2" draw:layer="layout" svg:width="0.462cm" svg:height="0.461cm" svg:x="8.068cm" svg:y="4.55cm" svg:viewBox="0 0 463 462" draw:points="231,462 0,462 0,0 463,0 463,462 231,462">
          <text:p/>
        </draw:polyline>
        <draw:polygon draw:style-name="gr14" draw:text-style-name="P2" draw:layer="layout" svg:width="0.461cm" svg:height="0.462cm" svg:x="7.146cm" svg:y="5.012cm" svg:viewBox="0 0 462 463" draw:points="0,0 462,0 462,463 0,463">
          <text:p/>
        </draw:polygon>
        <draw:polyline draw:style-name="gr4" draw:text-style-name="P2" draw:layer="layout" svg:width="0.461cm" svg:height="0.462cm" svg:x="7.146cm" svg:y="5.012cm" svg:viewBox="0 0 462 463" draw:points="231,463 0,463 0,0 462,0 462,463 231,463">
          <text:p/>
        </draw:polyline>
        <draw:polygon draw:style-name="gr9" draw:text-style-name="P2" draw:layer="layout" svg:width="0.459cm" svg:height="0.462cm" svg:x="7.608cm" svg:y="5.012cm" svg:viewBox="0 0 460 463" draw:points="0,0 460,0 460,463 0,463">
          <text:p/>
        </draw:polygon>
        <draw:polyline draw:style-name="gr4" draw:text-style-name="P2" draw:layer="layout" svg:width="0.459cm" svg:height="0.462cm" svg:x="7.608cm" svg:y="5.012cm" svg:viewBox="0 0 460 463" draw:points="230,463 0,463 0,0 460,0 460,463 230,463">
          <text:p/>
        </draw:polyline>
        <draw:polygon draw:style-name="gr14" draw:text-style-name="P2" draw:layer="layout" svg:width="0.462cm" svg:height="0.462cm" svg:x="8.068cm" svg:y="5.012cm" svg:viewBox="0 0 463 463" draw:points="0,0 463,0 463,463 0,463">
          <text:p/>
        </draw:polygon>
        <draw:polyline draw:style-name="gr4" draw:text-style-name="P2" draw:layer="layout" svg:width="0.462cm" svg:height="0.462cm" svg:x="8.068cm" svg:y="5.012cm" svg:viewBox="0 0 463 463" draw:points="231,463 0,463 0,0 463,0 463,463 231,463">
          <text:p/>
        </draw:polyline>
        <draw:polygon draw:style-name="gr14" draw:text-style-name="P2" draw:layer="layout" svg:width="0.462cm" svg:height="0.462cm" svg:x="8.531cm" svg:y="5.012cm" svg:viewBox="0 0 463 463" draw:points="0,0 463,0 463,463 0,463">
          <text:p/>
        </draw:polygon>
        <draw:polyline draw:style-name="gr4" draw:text-style-name="P2" draw:layer="layout" svg:width="0.462cm" svg:height="0.462cm" svg:x="8.531cm" svg:y="5.012cm" svg:viewBox="0 0 463 463" draw:points="232,463 0,463 0,0 463,0 463,463 232,463">
          <text:p/>
        </draw:polyline>
        <draw:polygon draw:style-name="gr7" draw:text-style-name="P2" draw:layer="layout" svg:width="0.463cm" svg:height="0.458cm" svg:x="6.683cm" svg:y="5.474cm" svg:viewBox="0 0 464 459" draw:points="0,0 464,0 464,459 0,459">
          <text:p/>
        </draw:polygon>
        <draw:polyline draw:style-name="gr4" draw:text-style-name="P2" draw:layer="layout" svg:width="0.463cm" svg:height="0.458cm" svg:x="6.683cm" svg:y="5.474cm" svg:viewBox="0 0 464 459" draw:points="232,459 0,459 0,0 464,0 464,459 232,459">
          <text:p/>
        </draw:polyline>
        <draw:polygon draw:style-name="gr14" draw:text-style-name="P2" draw:layer="layout" svg:width="0.459cm" svg:height="0.458cm" svg:x="7.608cm" svg:y="5.474cm" svg:viewBox="0 0 460 459" draw:points="0,0 460,0 460,459 0,459">
          <text:p/>
        </draw:polygon>
        <draw:polyline draw:style-name="gr4" draw:text-style-name="P2" draw:layer="layout" svg:width="0.459cm" svg:height="0.458cm" svg:x="7.608cm" svg:y="5.474cm" svg:viewBox="0 0 460 459" draw:points="230,459 0,459 0,0 460,0 460,459 230,459">
          <text:p/>
        </draw:polyline>
        <draw:polygon draw:style-name="gr7" draw:text-style-name="P2" draw:layer="layout" svg:width="0.462cm" svg:height="0.458cm" svg:x="8.531cm" svg:y="5.474cm" svg:viewBox="0 0 463 459" draw:points="0,0 463,0 463,459 0,459">
          <text:p/>
        </draw:polygon>
        <draw:polyline draw:style-name="gr4" draw:text-style-name="P2" draw:layer="layout" svg:width="0.462cm" svg:height="0.458cm" svg:x="8.531cm" svg:y="5.474cm" svg:viewBox="0 0 463 459" draw:points="232,459 0,459 0,0 463,0 463,459 232,459">
          <text:p/>
        </draw:polyline>
        <draw:polygon draw:style-name="gr7" draw:text-style-name="P2" draw:layer="layout" svg:width="0.461cm" svg:height="0.458cm" svg:x="8.993cm" svg:y="5.474cm" svg:viewBox="0 0 462 459" draw:points="0,0 462,0 462,459 0,459">
          <text:p/>
        </draw:polygon>
        <draw:polyline draw:style-name="gr4" draw:text-style-name="P2" draw:layer="layout" svg:width="0.461cm" svg:height="0.458cm" svg:x="8.993cm" svg:y="5.474cm" svg:viewBox="0 0 462 459" draw:points="231,459 0,459 0,0 462,0 462,459 231,459">
          <text:p/>
        </draw:polyline>
        <draw:polygon draw:style-name="gr8" draw:text-style-name="P2" draw:layer="layout" svg:width="0.461cm" svg:height="0.461cm" svg:x="7.146cm" svg:y="4.088cm" svg:viewBox="0 0 462 462" draw:points="0,0 462,0 462,462 0,462">
          <text:p/>
        </draw:polygon>
        <draw:polyline draw:style-name="gr4" draw:text-style-name="P2" draw:layer="layout" svg:width="0.461cm" svg:height="0.461cm" svg:x="7.146cm" svg:y="4.088cm" svg:viewBox="0 0 462 462" draw:points="231,462 0,462 0,0 462,0 462,462 231,462">
          <text:p/>
        </draw:polyline>
        <draw:polygon draw:style-name="gr7" draw:text-style-name="P2" draw:layer="layout" svg:width="0.457cm" svg:height="0.461cm" svg:x="6.224cm" svg:y="3.164cm" svg:viewBox="0 0 458 462" draw:points="0,0 458,0 458,462 0,462">
          <text:p/>
        </draw:polygon>
        <draw:polyline draw:style-name="gr4" draw:text-style-name="P2" draw:layer="layout" svg:width="0.457cm" svg:height="0.461cm" svg:x="6.224cm" svg:y="3.164cm" svg:viewBox="0 0 458 462" draw:points="229,462 0,462 0,0 458,0 458,462 229,462">
          <text:p/>
        </draw:polyline>
        <draw:polygon draw:style-name="gr15" draw:text-style-name="P2" draw:layer="layout" svg:width="0.457cm" svg:height="0.461cm" svg:x="6.224cm" svg:y="4.088cm" svg:viewBox="0 0 458 462" draw:points="0,0 458,0 458,462 0,462">
          <text:p/>
        </draw:polygon>
        <draw:polyline draw:style-name="gr4" draw:text-style-name="P2" draw:layer="layout" svg:width="0.457cm" svg:height="0.461cm" svg:x="6.224cm" svg:y="4.088cm" svg:viewBox="0 0 458 462" draw:points="229,462 0,462 0,0 458,0 458,462 229,462">
          <text:p/>
        </draw:polyline>
        <draw:polygon draw:style-name="gr8" draw:text-style-name="P2" draw:layer="layout" svg:width="0.463cm" svg:height="0.461cm" svg:x="6.683cm" svg:y="4.088cm" svg:viewBox="0 0 464 462" draw:points="0,0 464,0 464,462 0,462">
          <text:p/>
        </draw:polygon>
        <draw:polyline draw:style-name="gr4" draw:text-style-name="P2" draw:layer="layout" svg:width="0.463cm" svg:height="0.461cm" svg:x="6.683cm" svg:y="4.088cm" svg:viewBox="0 0 464 462" draw:points="232,462 0,462 0,0 464,0 464,462 232,462">
          <text:p/>
        </draw:polyline>
        <draw:polygon draw:style-name="gr15" draw:text-style-name="P2" draw:layer="layout" svg:width="0.463cm" svg:height="0.462cm" svg:x="6.683cm" svg:y="3.626cm" svg:viewBox="0 0 464 463" draw:points="0,0 464,0 464,463 0,463">
          <text:p/>
        </draw:polygon>
        <draw:polyline draw:style-name="gr4" draw:text-style-name="P2" draw:layer="layout" svg:width="0.463cm" svg:height="0.462cm" svg:x="6.683cm" svg:y="3.626cm" svg:viewBox="0 0 464 463" draw:points="232,463 0,463 0,0 464,0 464,463 232,463">
          <text:p/>
        </draw:polyline>
        <draw:polygon draw:style-name="gr16" draw:text-style-name="P2" draw:layer="layout" svg:width="0.463cm" svg:height="0.462cm" svg:x="6.683cm" svg:y="5.012cm" svg:viewBox="0 0 464 463" draw:points="0,0 464,0 464,463 0,463">
          <text:p/>
        </draw:polygon>
        <draw:polyline draw:style-name="gr4" draw:text-style-name="P2" draw:layer="layout" svg:width="0.463cm" svg:height="0.462cm" svg:x="6.683cm" svg:y="5.012cm" svg:viewBox="0 0 464 463" draw:points="232,463 0,463 0,0 464,0 464,463 232,463">
          <text:p/>
        </draw:polyline>
        <draw:polygon draw:style-name="gr15" draw:text-style-name="P2" draw:layer="layout" svg:width="0.463cm" svg:height="0.461cm" svg:x="6.683cm" svg:y="4.55cm" svg:viewBox="0 0 464 462" draw:points="0,0 464,0 464,462 0,462">
          <text:p/>
        </draw:polygon>
        <draw:polyline draw:style-name="gr4" draw:text-style-name="P2" draw:layer="layout" svg:width="0.463cm" svg:height="0.461cm" svg:x="6.683cm" svg:y="4.55cm" svg:viewBox="0 0 464 462" draw:points="232,462 0,462 0,0 464,0 464,462 232,462">
          <text:p/>
        </draw:polyline>
        <draw:polygon draw:style-name="gr7" draw:text-style-name="P2" draw:layer="layout" svg:width="0.457cm" svg:height="0.458cm" svg:x="6.224cm" svg:y="5.474cm" svg:viewBox="0 0 458 459" draw:points="0,0 458,0 458,459 0,459">
          <text:p/>
        </draw:polygon>
        <draw:polyline draw:style-name="gr4" draw:text-style-name="P2" draw:layer="layout" svg:width="0.457cm" svg:height="0.458cm" svg:x="6.224cm" svg:y="5.474cm" svg:viewBox="0 0 458 459" draw:points="229,459 0,459 0,0 458,0 458,459 229,459">
          <text:p/>
        </draw:polyline>
        <draw:polygon draw:style-name="gr7" draw:text-style-name="P2" draw:layer="layout" svg:width="0.457cm" svg:height="0.462cm" svg:x="6.224cm" svg:y="5.012cm" svg:viewBox="0 0 458 463" draw:points="0,0 458,0 458,463 0,463">
          <text:p/>
        </draw:polygon>
        <draw:polyline draw:style-name="gr4" draw:text-style-name="P2" draw:layer="layout" svg:width="0.457cm" svg:height="0.462cm" svg:x="6.224cm" svg:y="5.012cm" svg:viewBox="0 0 458 463" draw:points="229,463 0,463 0,0 458,0 458,463 229,463">
          <text:p/>
        </draw:polyline>
        <draw:polygon draw:style-name="gr17" draw:text-style-name="P2" draw:layer="layout" svg:width="0.266cm" svg:height="0.399cm" svg:x="7.705cm" svg:y="3.626cm" svg:viewBox="0 0 267 400" draw:points="134,0 267,400 0,400">
          <text:p/>
        </draw:polygon>
        <draw:line draw:style-name="gr4" draw:text-style-name="P2" draw:layer="layout" svg:x1="7.839cm" svg:y1="4.088cm" svg:x2="7.839cm" svg:y2="3.946cm">
          <text:p/>
        </draw:line>
        <draw:polygon draw:style-name="gr17" draw:text-style-name="P2" draw:layer="layout" svg:width="0.398cm" svg:height="0.265cm" svg:x="8.131cm" svg:y="4.186cm" svg:viewBox="0 0 399 266" draw:points="399,133 0,266 0,0">
          <text:p/>
        </draw:polygon>
        <draw:line draw:style-name="gr4" draw:text-style-name="P2" draw:layer="layout" svg:x1="8.069cm" svg:y1="4.32cm" svg:x2="8.211cm" svg:y2="4.32cm">
          <text:p/>
        </draw:line>
        <draw:polygon draw:style-name="gr7" draw:text-style-name="P2" draw:layer="layout" svg:width="0.461cm" svg:height="0.461cm" svg:x="8.993cm" svg:y="4.55cm" svg:viewBox="0 0 462 462" draw:points="0,0 462,0 462,462 0,462">
          <text:p/>
        </draw:polygon>
        <draw:polyline draw:style-name="gr4" draw:text-style-name="P2" draw:layer="layout" svg:width="0.461cm" svg:height="0.461cm" svg:x="8.993cm" svg:y="4.55cm" svg:viewBox="0 0 462 462" draw:points="231,462 0,462 0,0 462,0 462,462 231,462">
          <text:p/>
        </draw:polyline>
        <draw:polygon draw:style-name="gr7" draw:text-style-name="P2" draw:layer="layout" svg:width="0.462cm" svg:height="0.458cm" svg:x="8.068cm" svg:y="5.474cm" svg:viewBox="0 0 463 459" draw:points="0,0 463,0 463,459 0,459">
          <text:p/>
        </draw:polygon>
        <draw:polyline draw:style-name="gr4" draw:text-style-name="P2" draw:layer="layout" svg:width="0.462cm" svg:height="0.458cm" svg:x="8.068cm" svg:y="5.474cm" svg:viewBox="0 0 463 459" draw:points="231,459 0,459 0,0 463,0 463,459 231,459">
          <text:p/>
        </draw:polyline>
        <draw:polygon draw:style-name="gr7" draw:text-style-name="P2" draw:layer="layout" svg:width="0.462cm" svg:height="0.458cm" svg:x="7.145cm" svg:y="5.474cm" svg:viewBox="0 0 463 459" draw:points="0,0 463,0 463,459 0,459">
          <text:p/>
        </draw:polygon>
        <draw:polyline draw:style-name="gr4" draw:text-style-name="P2" draw:layer="layout" svg:width="0.462cm" svg:height="0.458cm" svg:x="7.145cm" svg:y="5.474cm" svg:viewBox="0 0 463 459" draw:points="231,459 0,459 0,0 463,0 463,459 231,459">
          <text:p/>
        </draw:polyline>
        <draw:polygon draw:style-name="gr7" draw:text-style-name="P2" draw:layer="layout" svg:width="0.461cm" svg:height="0.461cm" svg:x="6.221cm" svg:y="4.55cm" svg:viewBox="0 0 462 462" draw:points="0,0 462,0 462,462 0,462">
          <text:p/>
        </draw:polygon>
        <draw:polyline draw:style-name="gr4" draw:text-style-name="P2" draw:layer="layout" svg:width="0.461cm" svg:height="0.461cm" svg:x="6.221cm" svg:y="4.55cm" svg:viewBox="0 0 462 462" draw:points="231,462 0,462 0,0 462,0 462,462 231,462">
          <text:p/>
        </draw:polyline>
        <draw:polygon draw:style-name="gr7" draw:text-style-name="P2" draw:layer="layout" svg:width="0.461cm" svg:height="0.462cm" svg:x="6.221cm" svg:y="3.626cm" svg:viewBox="0 0 462 463" draw:points="0,0 462,0 462,463 0,463">
          <text:p/>
        </draw:polygon>
        <draw:polyline draw:style-name="gr4" draw:text-style-name="P2" draw:layer="layout" svg:width="0.461cm" svg:height="0.462cm" svg:x="6.221cm" svg:y="3.626cm" svg:viewBox="0 0 462 463" draw:points="231,463 0,463 0,0 462,0 462,463 231,463">
          <text:p/>
        </draw:polyline>
        <draw:polygon draw:style-name="gr7" draw:text-style-name="P2" draw:layer="layout" svg:width="0.462cm" svg:height="0.458cm" svg:x="7.145cm" svg:y="2.705cm" svg:viewBox="0 0 463 459" draw:points="0,0 463,0 463,459 0,459">
          <text:p/>
        </draw:polygon>
        <draw:polyline draw:style-name="gr4" draw:text-style-name="P2" draw:layer="layout" svg:width="0.462cm" svg:height="0.458cm" svg:x="7.145cm" svg:y="2.705cm" svg:viewBox="0 0 463 459" draw:points="231,459 0,459 0,0 463,0 463,459 231,459">
          <text:p/>
        </draw:polyline>
        <draw:polygon draw:style-name="gr7" draw:text-style-name="P2" draw:layer="layout" svg:width="0.461cm" svg:height="0.462cm" svg:x="8.993cm" svg:y="3.626cm" svg:viewBox="0 0 462 463" draw:points="0,0 462,0 462,463 0,463">
          <text:p/>
        </draw:polygon>
        <draw:polyline draw:style-name="gr4" draw:text-style-name="P2" draw:layer="layout" svg:width="0.461cm" svg:height="0.462cm" svg:x="8.993cm" svg:y="3.626cm" svg:viewBox="0 0 462 463" draw:points="231,463 0,463 0,0 462,0 462,463 231,463">
          <text:p/>
        </draw:polyline>
        <draw:polygon draw:style-name="gr7" draw:text-style-name="P2" draw:layer="layout" svg:width="0.462cm" svg:height="0.458cm" svg:x="8.068cm" svg:y="2.705cm" svg:viewBox="0 0 463 459" draw:points="0,0 463,0 463,459 0,459">
          <text:p/>
        </draw:polygon>
        <draw:polyline draw:style-name="gr4" draw:text-style-name="P2" draw:layer="layout" svg:width="0.462cm" svg:height="0.458cm" svg:x="8.068cm" svg:y="2.705cm" svg:viewBox="0 0 463 459" draw:points="231,459 0,459 0,0 463,0 463,459 231,459">
          <text:p/>
        </draw:polyline>
        <draw:polygon draw:style-name="gr7" draw:text-style-name="P2" draw:layer="layout" svg:width="0.462cm" svg:height="0.462cm" svg:x="6.683cm" svg:y="5.933cm" svg:viewBox="0 0 463 463" draw:points="0,0 463,0 463,463 0,463">
          <text:p/>
        </draw:polygon>
        <draw:polyline draw:style-name="gr4" draw:text-style-name="P2" draw:layer="layout" svg:width="0.462cm" svg:height="0.462cm" svg:x="6.683cm" svg:y="5.933cm" svg:viewBox="0 0 463 463" draw:points="232,463 0,463 0,0 463,0 463,463 232,463">
          <text:p/>
        </draw:polyline>
        <draw:polygon draw:style-name="gr14" draw:text-style-name="P2" draw:layer="layout" svg:width="0.459cm" svg:height="0.462cm" svg:x="7.608cm" svg:y="5.933cm" svg:viewBox="0 0 460 463" draw:points="0,0 460,0 460,463 0,463">
          <text:p/>
        </draw:polygon>
        <draw:polyline draw:style-name="gr4" draw:text-style-name="P2" draw:layer="layout" svg:width="0.459cm" svg:height="0.462cm" svg:x="7.608cm" svg:y="5.933cm" svg:viewBox="0 0 460 463" draw:points="230,463 0,463 0,0 460,0 460,463 230,463">
          <text:p/>
        </draw:polyline>
        <draw:polygon draw:style-name="gr7" draw:text-style-name="P2" draw:layer="layout" svg:width="0.463cm" svg:height="0.462cm" svg:x="8.53cm" svg:y="5.933cm" svg:viewBox="0 0 464 463" draw:points="0,0 464,0 464,463 0,463">
          <text:p/>
        </draw:polygon>
        <draw:polyline draw:style-name="gr4" draw:text-style-name="P2" draw:layer="layout" svg:width="0.463cm" svg:height="0.462cm" svg:x="8.53cm" svg:y="5.933cm" svg:viewBox="0 0 464 463" draw:points="232,463 0,463 0,0 464,0 464,463 232,463">
          <text:p/>
        </draw:polyline>
        <draw:polygon draw:style-name="gr7" draw:text-style-name="P2" draw:layer="layout" svg:width="0.457cm" svg:height="0.462cm" svg:x="8.993cm" svg:y="5.933cm" svg:viewBox="0 0 458 463" draw:points="0,0 458,0 458,463 0,463">
          <text:p/>
        </draw:polygon>
        <draw:polyline draw:style-name="gr4" draw:text-style-name="P2" draw:layer="layout" svg:width="0.457cm" svg:height="0.462cm" svg:x="8.993cm" svg:y="5.933cm" svg:viewBox="0 0 458 463" draw:points="229,463 0,463 0,0 458,0 458,463 229,463">
          <text:p/>
        </draw:polyline>
        <draw:polygon draw:style-name="gr7" draw:text-style-name="P2" draw:layer="layout" svg:width="0.461cm" svg:height="0.462cm" svg:x="6.221cm" svg:y="5.933cm" svg:viewBox="0 0 462 463" draw:points="0,0 462,0 462,463 0,463">
          <text:p/>
        </draw:polygon>
        <draw:polyline draw:style-name="gr4" draw:text-style-name="P2" draw:layer="layout" svg:width="0.461cm" svg:height="0.462cm" svg:x="6.221cm" svg:y="5.933cm" svg:viewBox="0 0 462 463" draw:points="231,463 0,463 0,0 462,0 462,463 231,463">
          <text:p/>
        </draw:polyline>
        <draw:polygon draw:style-name="gr7" draw:text-style-name="P2" draw:layer="layout" svg:width="0.461cm" svg:height="0.462cm" svg:x="8.068cm" svg:y="5.933cm" svg:viewBox="0 0 462 463" draw:points="0,0 462,0 462,463 0,463">
          <text:p/>
        </draw:polygon>
        <draw:polyline draw:style-name="gr4" draw:text-style-name="P2" draw:layer="layout" svg:width="0.461cm" svg:height="0.462cm" svg:x="8.068cm" svg:y="5.933cm" svg:viewBox="0 0 462 463" draw:points="231,463 0,463 0,0 462,0 462,463 231,463">
          <text:p/>
        </draw:polyline>
        <draw:polygon draw:style-name="gr7" draw:text-style-name="P2" draw:layer="layout" svg:width="0.461cm" svg:height="0.462cm" svg:x="7.145cm" svg:y="5.933cm" svg:viewBox="0 0 462 463" draw:points="0,0 462,0 462,463 0,463">
          <text:p/>
        </draw:polygon>
        <draw:polyline draw:style-name="gr4" draw:text-style-name="P2" draw:layer="layout" svg:width="0.461cm" svg:height="0.462cm" svg:x="7.145cm" svg:y="5.933cm" svg:viewBox="0 0 462 463" draw:points="231,463 0,463 0,0 462,0 462,463 231,463">
          <text:p/>
        </draw:polyline>
        <draw:polygon draw:style-name="gr7" draw:text-style-name="P2" draw:layer="layout" svg:width="0.461cm" svg:height="0.458cm" svg:x="9.916cm" svg:y="2.705cm" svg:viewBox="0 0 462 459" draw:points="0,0 462,0 462,459 0,459">
          <text:p/>
        </draw:polygon>
        <draw:polyline draw:style-name="gr4" draw:text-style-name="P2" draw:layer="layout" svg:width="0.461cm" svg:height="0.458cm" svg:x="9.916cm" svg:y="2.705cm" svg:viewBox="0 0 462 459" draw:points="231,459 0,459 0,0 462,0 462,459 231,459">
          <text:p/>
        </draw:polyline>
        <draw:polygon draw:style-name="gr7" draw:text-style-name="P2" draw:layer="layout" svg:width="0.461cm" svg:height="0.461cm" svg:x="9.916cm" svg:y="3.164cm" svg:viewBox="0 0 462 462" draw:points="0,0 462,0 462,462 0,462">
          <text:p/>
        </draw:polygon>
        <draw:polyline draw:style-name="gr4" draw:text-style-name="P2" draw:layer="layout" svg:width="0.461cm" svg:height="0.461cm" svg:x="9.916cm" svg:y="3.164cm" svg:viewBox="0 0 462 462" draw:points="231,462 0,462 0,0 462,0 462,462 231,462">
          <text:p/>
        </draw:polyline>
        <draw:polygon draw:style-name="gr13" draw:text-style-name="P2" draw:layer="layout" svg:width="0.461cm" svg:height="0.461cm" svg:x="9.916cm" svg:y="4.088cm" svg:viewBox="0 0 462 462" draw:points="0,0 462,0 462,462 0,462">
          <text:p/>
        </draw:polygon>
        <draw:polyline draw:style-name="gr4" draw:text-style-name="P2" draw:layer="layout" svg:width="0.461cm" svg:height="0.461cm" svg:x="9.916cm" svg:y="4.088cm" svg:viewBox="0 0 462 462" draw:points="231,462 0,462 0,0 462,0 462,462 231,462">
          <text:p/>
        </draw:polyline>
        <draw:polygon draw:style-name="gr7" draw:text-style-name="P2" draw:layer="layout" svg:width="0.461cm" svg:height="0.462cm" svg:x="9.916cm" svg:y="5.012cm" svg:viewBox="0 0 462 463" draw:points="0,0 462,0 462,463 0,463">
          <text:p/>
        </draw:polygon>
        <draw:polyline draw:style-name="gr4" draw:text-style-name="P2" draw:layer="layout" svg:width="0.461cm" svg:height="0.462cm" svg:x="9.916cm" svg:y="5.012cm" svg:viewBox="0 0 462 463" draw:points="231,463 0,463 0,0 462,0 462,463 231,463">
          <text:p/>
        </draw:polyline>
        <draw:polygon draw:style-name="gr7" draw:text-style-name="P2" draw:layer="layout" svg:width="0.461cm" svg:height="0.458cm" svg:x="9.916cm" svg:y="5.474cm" svg:viewBox="0 0 462 459" draw:points="0,0 462,0 462,459 0,459">
          <text:p/>
        </draw:polygon>
        <draw:polyline draw:style-name="gr4" draw:text-style-name="P2" draw:layer="layout" svg:width="0.461cm" svg:height="0.458cm" svg:x="9.916cm" svg:y="5.474cm" svg:viewBox="0 0 462 459" draw:points="231,459 0,459 0,0 462,0 462,459 231,459">
          <text:p/>
        </draw:polyline>
        <draw:polygon draw:style-name="gr7" draw:text-style-name="P2" draw:layer="layout" svg:width="0.461cm" svg:height="0.461cm" svg:x="9.916cm" svg:y="4.55cm" svg:viewBox="0 0 462 462" draw:points="0,0 462,0 462,462 0,462">
          <text:p/>
        </draw:polygon>
        <draw:polyline draw:style-name="gr4" draw:text-style-name="P2" draw:layer="layout" svg:width="0.461cm" svg:height="0.461cm" svg:x="9.916cm" svg:y="4.55cm" svg:viewBox="0 0 462 462" draw:points="231,462 0,462 0,0 462,0 462,462 231,462">
          <text:p/>
        </draw:polyline>
        <draw:polygon draw:style-name="gr7" draw:text-style-name="P2" draw:layer="layout" svg:width="0.461cm" svg:height="0.462cm" svg:x="9.916cm" svg:y="3.626cm" svg:viewBox="0 0 462 463" draw:points="0,0 462,0 462,463 0,463">
          <text:p/>
        </draw:polygon>
        <draw:polyline draw:style-name="gr4" draw:text-style-name="P2" draw:layer="layout" svg:width="0.461cm" svg:height="0.462cm" svg:x="9.916cm" svg:y="3.626cm" svg:viewBox="0 0 462 463" draw:points="231,463 0,463 0,0 462,0 462,463 231,463">
          <text:p/>
        </draw:polyline>
        <draw:polygon draw:style-name="gr7" draw:text-style-name="P2" draw:layer="layout" svg:width="0.461cm" svg:height="0.462cm" svg:x="9.915cm" svg:y="5.933cm" svg:viewBox="0 0 462 463" draw:points="0,0 462,0 462,463 0,463">
          <text:p/>
        </draw:polygon>
        <draw:polyline draw:style-name="gr4" draw:text-style-name="P2" draw:layer="layout" svg:width="0.461cm" svg:height="0.462cm" svg:x="9.915cm" svg:y="5.933cm" svg:viewBox="0 0 462 463" draw:points="231,463 0,463 0,0 462,0 462,463 231,463">
          <text:p/>
        </draw:polyline>
        <draw:polygon draw:style-name="gr7" draw:text-style-name="P2" draw:layer="layout" svg:width="0.461cm" svg:height="0.463cm" svg:x="6.221cm" svg:y="2.241cm" svg:viewBox="0 0 462 464" draw:points="0,0 462,0 462,464 0,464">
          <text:p/>
        </draw:polygon>
        <draw:polyline draw:style-name="gr4" draw:text-style-name="P2" draw:layer="layout" svg:width="0.461cm" svg:height="0.463cm" svg:x="6.221cm" svg:y="2.241cm" svg:viewBox="0 0 462 464" draw:points="231,464 0,464 0,0 462,0 462,464 231,464">
          <text:p/>
        </draw:polyline>
        <draw:polygon draw:style-name="gr7" draw:text-style-name="P2" draw:layer="layout" svg:width="0.462cm" svg:height="0.463cm" svg:x="6.683cm" svg:y="2.241cm" svg:viewBox="0 0 463 464" draw:points="0,0 463,0 463,464 0,464">
          <text:p/>
        </draw:polygon>
        <draw:polyline draw:style-name="gr4" draw:text-style-name="P2" draw:layer="layout" svg:width="0.462cm" svg:height="0.463cm" svg:x="6.683cm" svg:y="2.241cm" svg:viewBox="0 0 463 464" draw:points="232,464 0,464 0,0 463,0 463,464 232,464">
          <text:p/>
        </draw:polyline>
        <draw:polygon draw:style-name="gr12" draw:text-style-name="P2" draw:layer="layout" svg:width="0.459cm" svg:height="0.463cm" svg:x="7.608cm" svg:y="2.241cm" svg:viewBox="0 0 460 464" draw:points="0,0 460,0 460,464 0,464">
          <text:p/>
        </draw:polygon>
        <draw:polyline draw:style-name="gr4" draw:text-style-name="P2" draw:layer="layout" svg:width="0.459cm" svg:height="0.463cm" svg:x="7.608cm" svg:y="2.241cm" svg:viewBox="0 0 460 464" draw:points="230,464 0,464 0,0 460,0 460,464 230,464">
          <text:p/>
        </draw:polyline>
        <draw:polygon draw:style-name="gr7" draw:text-style-name="P2" draw:layer="layout" svg:width="0.463cm" svg:height="0.463cm" svg:x="8.53cm" svg:y="2.241cm" svg:viewBox="0 0 464 464" draw:points="0,0 464,0 464,464 0,464">
          <text:p/>
        </draw:polygon>
        <draw:polyline draw:style-name="gr4" draw:text-style-name="P2" draw:layer="layout" svg:width="0.463cm" svg:height="0.463cm" svg:x="8.53cm" svg:y="2.241cm" svg:viewBox="0 0 464 464" draw:points="232,464 0,464 0,0 464,0 464,464 232,464">
          <text:p/>
        </draw:polyline>
        <draw:polygon draw:style-name="gr7" draw:text-style-name="P2" draw:layer="layout" svg:width="0.457cm" svg:height="0.463cm" svg:x="8.993cm" svg:y="2.241cm" svg:viewBox="0 0 458 464" draw:points="0,0 458,0 458,464 0,464">
          <text:p/>
        </draw:polygon>
        <draw:polyline draw:style-name="gr4" draw:text-style-name="P2" draw:layer="layout" svg:width="0.457cm" svg:height="0.463cm" svg:x="8.993cm" svg:y="2.241cm" svg:viewBox="0 0 458 464" draw:points="229,464 0,464 0,0 458,0 458,464 229,464">
          <text:p/>
        </draw:polyline>
        <draw:polygon draw:style-name="gr7" draw:text-style-name="P2" draw:layer="layout" svg:width="0.461cm" svg:height="0.463cm" svg:x="7.145cm" svg:y="2.241cm" svg:viewBox="0 0 462 464" draw:points="0,0 462,0 462,464 0,464">
          <text:p/>
        </draw:polygon>
        <draw:polyline draw:style-name="gr4" draw:text-style-name="P2" draw:layer="layout" svg:width="0.461cm" svg:height="0.463cm" svg:x="7.145cm" svg:y="2.241cm" svg:viewBox="0 0 462 464" draw:points="231,464 0,464 0,0 462,0 462,464 231,464">
          <text:p/>
        </draw:polyline>
        <draw:polygon draw:style-name="gr7" draw:text-style-name="P2" draw:layer="layout" svg:width="0.461cm" svg:height="0.463cm" svg:x="8.068cm" svg:y="2.241cm" svg:viewBox="0 0 462 464" draw:points="0,0 462,0 462,464 0,464">
          <text:p/>
        </draw:polygon>
        <draw:polyline draw:style-name="gr4" draw:text-style-name="P2" draw:layer="layout" svg:width="0.461cm" svg:height="0.463cm" svg:x="8.068cm" svg:y="2.241cm" svg:viewBox="0 0 462 464" draw:points="231,464 0,464 0,0 462,0 462,464 231,464">
          <text:p/>
        </draw:polyline>
        <draw:polygon draw:style-name="gr7" draw:text-style-name="P2" draw:layer="layout" svg:width="0.461cm" svg:height="0.463cm" svg:x="9.915cm" svg:y="2.241cm" svg:viewBox="0 0 462 464" draw:points="0,0 462,0 462,464 0,464">
          <text:p/>
        </draw:polygon>
        <draw:polyline draw:style-name="gr4" draw:text-style-name="P2" draw:layer="layout" svg:width="0.461cm" svg:height="0.463cm" svg:x="9.915cm" svg:y="2.241cm" svg:viewBox="0 0 462 464" draw:points="231,464 0,464 0,0 462,0 462,464 231,464">
          <text:p/>
        </draw:polyline>
        <draw:polygon draw:style-name="gr7" draw:text-style-name="P2" draw:layer="layout" svg:width="0.458cm" svg:height="0.458cm" svg:x="5.762cm" svg:y="2.705cm" svg:viewBox="0 0 459 459" draw:points="0,0 459,0 459,459 0,459">
          <text:p/>
        </draw:polygon>
        <draw:polyline draw:style-name="gr4" draw:text-style-name="P2" draw:layer="layout" svg:width="0.458cm" svg:height="0.458cm" svg:x="5.762cm" svg:y="2.705cm" svg:viewBox="0 0 459 459" draw:points="229,459 0,459 0,0 459,0 459,459 229,459">
          <text:p/>
        </draw:polyline>
        <draw:polygon draw:style-name="gr7" draw:text-style-name="P2" draw:layer="layout" svg:width="0.458cm" svg:height="0.461cm" svg:x="5.762cm" svg:y="3.164cm" svg:viewBox="0 0 459 462" draw:points="0,0 459,0 459,462 0,462">
          <text:p/>
        </draw:polygon>
        <draw:polyline draw:style-name="gr4" draw:text-style-name="P2" draw:layer="layout" svg:width="0.458cm" svg:height="0.461cm" svg:x="5.762cm" svg:y="3.164cm" svg:viewBox="0 0 459 462" draw:points="229,462 0,462 0,0 459,0 459,462 229,462">
          <text:p/>
        </draw:polyline>
        <draw:polygon draw:style-name="gr15" draw:text-style-name="P2" draw:layer="layout" svg:width="0.458cm" svg:height="0.461cm" svg:x="5.762cm" svg:y="4.088cm" svg:viewBox="0 0 459 462" draw:points="0,0 459,0 459,462 0,462">
          <text:p/>
        </draw:polygon>
        <draw:polyline draw:style-name="gr4" draw:text-style-name="P2" draw:layer="layout" svg:width="0.458cm" svg:height="0.461cm" svg:x="5.762cm" svg:y="4.088cm" svg:viewBox="0 0 459 462" draw:points="229,462 0,462 0,0 459,0 459,462 229,462">
          <text:p/>
        </draw:polyline>
        <draw:polygon draw:style-name="gr7" draw:text-style-name="P2" draw:layer="layout" svg:width="0.458cm" svg:height="0.458cm" svg:x="5.762cm" svg:y="5.474cm" svg:viewBox="0 0 459 459" draw:points="0,0 459,0 459,459 0,459">
          <text:p/>
        </draw:polygon>
        <draw:polyline draw:style-name="gr4" draw:text-style-name="P2" draw:layer="layout" svg:width="0.458cm" svg:height="0.458cm" svg:x="5.762cm" svg:y="5.474cm" svg:viewBox="0 0 459 459" draw:points="229,459 0,459 0,0 459,0 459,459 229,459">
          <text:p/>
        </draw:polyline>
        <draw:polygon draw:style-name="gr7" draw:text-style-name="P2" draw:layer="layout" svg:width="0.458cm" svg:height="0.462cm" svg:x="5.762cm" svg:y="5.012cm" svg:viewBox="0 0 459 463" draw:points="0,0 459,0 459,463 0,463">
          <text:p/>
        </draw:polygon>
        <draw:polyline draw:style-name="gr4" draw:text-style-name="P2" draw:layer="layout" svg:width="0.458cm" svg:height="0.462cm" svg:x="5.762cm" svg:y="5.012cm" svg:viewBox="0 0 459 463" draw:points="229,463 0,463 0,0 459,0 459,463 229,463">
          <text:p/>
        </draw:polyline>
        <draw:polygon draw:style-name="gr7" draw:text-style-name="P2" draw:layer="layout" svg:width="0.459cm" svg:height="0.461cm" svg:x="5.761cm" svg:y="4.55cm" svg:viewBox="0 0 460 462" draw:points="0,0 460,0 460,462 0,462">
          <text:p/>
        </draw:polygon>
        <draw:polyline draw:style-name="gr4" draw:text-style-name="P2" draw:layer="layout" svg:width="0.459cm" svg:height="0.461cm" svg:x="5.761cm" svg:y="4.55cm" svg:viewBox="0 0 460 462" draw:points="230,462 0,462 0,0 460,0 460,462 230,462">
          <text:p/>
        </draw:polyline>
        <draw:polygon draw:style-name="gr7" draw:text-style-name="P2" draw:layer="layout" svg:width="0.459cm" svg:height="0.462cm" svg:x="5.761cm" svg:y="3.626cm" svg:viewBox="0 0 460 463" draw:points="0,0 460,0 460,463 0,463">
          <text:p/>
        </draw:polygon>
        <draw:polyline draw:style-name="gr4" draw:text-style-name="P2" draw:layer="layout" svg:width="0.459cm" svg:height="0.462cm" svg:x="5.761cm" svg:y="3.626cm" svg:viewBox="0 0 460 463" draw:points="230,463 0,463 0,0 460,0 460,463 230,463">
          <text:p/>
        </draw:polyline>
        <draw:polygon draw:style-name="gr7" draw:text-style-name="P2" draw:layer="layout" svg:width="0.459cm" svg:height="0.462cm" svg:x="5.761cm" svg:y="5.933cm" svg:viewBox="0 0 460 463" draw:points="0,0 460,0 460,463 0,463">
          <text:p/>
        </draw:polygon>
        <draw:polyline draw:style-name="gr4" draw:text-style-name="P2" draw:layer="layout" svg:width="0.459cm" svg:height="0.462cm" svg:x="5.761cm" svg:y="5.933cm" svg:viewBox="0 0 460 463" draw:points="230,463 0,463 0,0 460,0 460,463 230,463">
          <text:p/>
        </draw:polyline>
        <draw:polygon draw:style-name="gr7" draw:text-style-name="P2" draw:layer="layout" svg:width="0.459cm" svg:height="0.463cm" svg:x="5.761cm" svg:y="2.241cm" svg:viewBox="0 0 460 464" draw:points="0,0 460,0 460,464 0,464">
          <text:p/>
        </draw:polygon>
        <draw:polyline draw:style-name="gr4" draw:text-style-name="P2" draw:layer="layout" svg:width="0.459cm" svg:height="0.463cm" svg:x="5.761cm" svg:y="2.241cm" svg:viewBox="0 0 460 464" draw:points="230,464 0,464 0,0 460,0 460,464 230,464">
          <text:p/>
        </draw:polyline>
        <draw:polygon draw:style-name="gr7" draw:text-style-name="P2" draw:layer="layout" svg:width="0.459cm" svg:height="0.458cm" svg:x="9.455cm" svg:y="2.705cm" svg:viewBox="0 0 460 459" draw:points="0,0 460,0 460,459 0,459">
          <text:p/>
        </draw:polygon>
        <draw:polyline draw:style-name="gr4" draw:text-style-name="P2" draw:layer="layout" svg:width="0.459cm" svg:height="0.458cm" svg:x="9.455cm" svg:y="2.705cm" svg:viewBox="0 0 460 459" draw:points="230,459 0,459 0,0 460,0 460,459 230,459">
          <text:p/>
        </draw:polyline>
        <draw:polygon draw:style-name="gr7" draw:text-style-name="P2" draw:layer="layout" svg:width="0.459cm" svg:height="0.461cm" svg:x="9.455cm" svg:y="3.164cm" svg:viewBox="0 0 460 462" draw:points="0,0 460,0 460,462 0,462">
          <text:p/>
        </draw:polygon>
        <draw:polyline draw:style-name="gr4" draw:text-style-name="P2" draw:layer="layout" svg:width="0.459cm" svg:height="0.461cm" svg:x="9.455cm" svg:y="3.164cm" svg:viewBox="0 0 460 462" draw:points="230,462 0,462 0,0 460,0 460,462 230,462">
          <text:p/>
        </draw:polyline>
        <draw:polygon draw:style-name="gr13" draw:text-style-name="P2" draw:layer="layout" svg:width="0.459cm" svg:height="0.461cm" svg:x="9.455cm" svg:y="4.088cm" svg:viewBox="0 0 460 462" draw:points="0,0 460,0 460,462 0,462">
          <text:p/>
        </draw:polygon>
        <draw:polyline draw:style-name="gr4" draw:text-style-name="P2" draw:layer="layout" svg:width="0.459cm" svg:height="0.461cm" svg:x="9.455cm" svg:y="4.088cm" svg:viewBox="0 0 460 462" draw:points="230,462 0,462 0,0 460,0 460,462 230,462">
          <text:p/>
        </draw:polyline>
        <draw:polygon draw:style-name="gr7" draw:text-style-name="P2" draw:layer="layout" svg:width="0.459cm" svg:height="0.462cm" svg:x="9.455cm" svg:y="5.012cm" svg:viewBox="0 0 460 463" draw:points="0,0 460,0 460,463 0,463">
          <text:p/>
        </draw:polygon>
        <draw:polyline draw:style-name="gr4" draw:text-style-name="P2" draw:layer="layout" svg:width="0.459cm" svg:height="0.462cm" svg:x="9.455cm" svg:y="5.012cm" svg:viewBox="0 0 460 463" draw:points="230,463 0,463 0,0 460,0 460,463 230,463">
          <text:p/>
        </draw:polyline>
        <draw:polygon draw:style-name="gr7" draw:text-style-name="P2" draw:layer="layout" svg:width="0.459cm" svg:height="0.458cm" svg:x="9.455cm" svg:y="5.474cm" svg:viewBox="0 0 460 459" draw:points="0,0 460,0 460,459 0,459">
          <text:p/>
        </draw:polygon>
        <draw:polyline draw:style-name="gr4" draw:text-style-name="P2" draw:layer="layout" svg:width="0.459cm" svg:height="0.458cm" svg:x="9.455cm" svg:y="5.474cm" svg:viewBox="0 0 460 459" draw:points="230,459 0,459 0,0 460,0 460,459 230,459">
          <text:p/>
        </draw:polyline>
        <draw:polygon draw:style-name="gr7" draw:text-style-name="P2" draw:layer="layout" svg:width="0.459cm" svg:height="0.461cm" svg:x="9.455cm" svg:y="4.55cm" svg:viewBox="0 0 460 462" draw:points="0,0 460,0 460,462 0,462">
          <text:p/>
        </draw:polygon>
        <draw:polyline draw:style-name="gr4" draw:text-style-name="P2" draw:layer="layout" svg:width="0.459cm" svg:height="0.461cm" svg:x="9.455cm" svg:y="4.55cm" svg:viewBox="0 0 460 462" draw:points="230,462 0,462 0,0 460,0 460,462 230,462">
          <text:p/>
        </draw:polyline>
        <draw:polygon draw:style-name="gr7" draw:text-style-name="P2" draw:layer="layout" svg:width="0.459cm" svg:height="0.462cm" svg:x="9.455cm" svg:y="3.626cm" svg:viewBox="0 0 460 463" draw:points="0,0 460,0 460,463 0,463">
          <text:p/>
        </draw:polygon>
        <draw:polyline draw:style-name="gr4" draw:text-style-name="P2" draw:layer="layout" svg:width="0.459cm" svg:height="0.462cm" svg:x="9.455cm" svg:y="3.626cm" svg:viewBox="0 0 460 463" draw:points="230,463 0,463 0,0 460,0 460,463 230,463">
          <text:p/>
        </draw:polyline>
        <draw:polygon draw:style-name="gr7" draw:text-style-name="P2" draw:layer="layout" svg:width="0.462cm" svg:height="0.462cm" svg:x="9.451cm" svg:y="5.933cm" svg:viewBox="0 0 463 463" draw:points="0,0 463,0 463,463 0,463">
          <text:p/>
        </draw:polygon>
        <draw:polyline draw:style-name="gr4" draw:text-style-name="P2" draw:layer="layout" svg:width="0.462cm" svg:height="0.462cm" svg:x="9.451cm" svg:y="5.933cm" svg:viewBox="0 0 463 463" draw:points="232,463 0,463 0,0 463,0 463,463 232,463">
          <text:p/>
        </draw:polyline>
        <draw:polygon draw:style-name="gr7" draw:text-style-name="P2" draw:layer="layout" svg:width="0.462cm" svg:height="0.463cm" svg:x="9.451cm" svg:y="2.241cm" svg:viewBox="0 0 463 464" draw:points="0,0 463,0 463,464 0,464">
          <text:p/>
        </draw:polygon>
        <draw:polyline draw:style-name="gr4" draw:text-style-name="P2" draw:layer="layout" svg:width="0.462cm" svg:height="0.463cm" svg:x="9.451cm" svg:y="2.241cm" svg:viewBox="0 0 463 464" draw:points="232,464 0,464 0,0 463,0 463,464 232,464">
          <text:p/>
        </draw:polyline>
        <draw:polygon draw:style-name="gr7" draw:text-style-name="P2" draw:layer="layout" svg:width="0.461cm" svg:height="0.461cm" svg:x="6.221cm" svg:y="1.779cm" svg:viewBox="0 0 462 462" draw:points="0,0 462,0 462,462 0,462">
          <text:p/>
        </draw:polygon>
        <draw:polyline draw:style-name="gr4" draw:text-style-name="P2" draw:layer="layout" svg:width="0.461cm" svg:height="0.461cm" svg:x="6.221cm" svg:y="1.779cm" svg:viewBox="0 0 462 462" draw:points="231,462 0,462 0,0 462,0 462,462 231,462">
          <text:p/>
        </draw:polyline>
        <draw:polygon draw:style-name="gr7" draw:text-style-name="P2" draw:layer="layout" svg:width="0.462cm" svg:height="0.461cm" svg:x="6.683cm" svg:y="1.779cm" svg:viewBox="0 0 463 462" draw:points="0,0 463,0 463,462 0,462">
          <text:p/>
        </draw:polygon>
        <draw:polyline draw:style-name="gr4" draw:text-style-name="P2" draw:layer="layout" svg:width="0.462cm" svg:height="0.461cm" svg:x="6.683cm" svg:y="1.779cm" svg:viewBox="0 0 463 462" draw:points="232,462 0,462 0,0 463,0 463,462 232,462">
          <text:p/>
        </draw:polyline>
        <draw:polygon draw:style-name="gr12" draw:text-style-name="P2" draw:layer="layout" svg:width="0.459cm" svg:height="0.461cm" svg:x="7.608cm" svg:y="1.779cm" svg:viewBox="0 0 460 462" draw:points="0,0 460,0 460,462 0,462">
          <text:p/>
        </draw:polygon>
        <draw:polyline draw:style-name="gr4" draw:text-style-name="P2" draw:layer="layout" svg:width="0.459cm" svg:height="0.461cm" svg:x="7.608cm" svg:y="1.779cm" svg:viewBox="0 0 460 462" draw:points="230,462 0,462 0,0 460,0 460,462 230,462">
          <text:p/>
        </draw:polyline>
        <draw:polygon draw:style-name="gr7" draw:text-style-name="P2" draw:layer="layout" svg:width="0.463cm" svg:height="0.461cm" svg:x="8.53cm" svg:y="1.779cm" svg:viewBox="0 0 464 462" draw:points="0,0 464,0 464,462 0,462">
          <text:p/>
        </draw:polygon>
        <draw:polyline draw:style-name="gr4" draw:text-style-name="P2" draw:layer="layout" svg:width="0.463cm" svg:height="0.461cm" svg:x="8.53cm" svg:y="1.779cm" svg:viewBox="0 0 464 462" draw:points="232,462 0,462 0,0 464,0 464,462 232,462">
          <text:p/>
        </draw:polyline>
        <draw:polygon draw:style-name="gr7" draw:text-style-name="P2" draw:layer="layout" svg:width="0.457cm" svg:height="0.461cm" svg:x="8.993cm" svg:y="1.779cm" svg:viewBox="0 0 458 462" draw:points="0,0 458,0 458,462 0,462">
          <text:p/>
        </draw:polygon>
        <draw:polyline draw:style-name="gr4" draw:text-style-name="P2" draw:layer="layout" svg:width="0.457cm" svg:height="0.461cm" svg:x="8.993cm" svg:y="1.779cm" svg:viewBox="0 0 458 462" draw:points="229,462 0,462 0,0 458,0 458,462 229,462">
          <text:p/>
        </draw:polyline>
        <draw:polygon draw:style-name="gr7" draw:text-style-name="P2" draw:layer="layout" svg:width="0.461cm" svg:height="0.461cm" svg:x="7.145cm" svg:y="1.779cm" svg:viewBox="0 0 462 462" draw:points="0,0 462,0 462,462 0,462">
          <text:p/>
        </draw:polygon>
        <draw:polyline draw:style-name="gr4" draw:text-style-name="P2" draw:layer="layout" svg:width="0.461cm" svg:height="0.461cm" svg:x="7.145cm" svg:y="1.779cm" svg:viewBox="0 0 462 462" draw:points="231,462 0,462 0,0 462,0 462,462 231,462">
          <text:p/>
        </draw:polyline>
        <draw:polygon draw:style-name="gr7" draw:text-style-name="P2" draw:layer="layout" svg:width="0.461cm" svg:height="0.461cm" svg:x="8.068cm" svg:y="1.779cm" svg:viewBox="0 0 462 462" draw:points="0,0 462,0 462,462 0,462">
          <text:p/>
        </draw:polygon>
        <draw:polyline draw:style-name="gr4" draw:text-style-name="P2" draw:layer="layout" svg:width="0.461cm" svg:height="0.461cm" svg:x="8.068cm" svg:y="1.779cm" svg:viewBox="0 0 462 462" draw:points="231,462 0,462 0,0 462,0 462,462 231,462">
          <text:p/>
        </draw:polyline>
        <draw:polygon draw:style-name="gr7" draw:text-style-name="P2" draw:layer="layout" svg:width="0.461cm" svg:height="0.461cm" svg:x="9.915cm" svg:y="1.779cm" svg:viewBox="0 0 462 462" draw:points="0,0 462,0 462,462 0,462">
          <text:p/>
        </draw:polygon>
        <draw:polyline draw:style-name="gr4" draw:text-style-name="P2" draw:layer="layout" svg:width="0.461cm" svg:height="0.461cm" svg:x="9.915cm" svg:y="1.779cm" svg:viewBox="0 0 462 462" draw:points="231,462 0,462 0,0 462,0 462,462 231,462">
          <text:p/>
        </draw:polyline>
        <draw:polygon draw:style-name="gr7" draw:text-style-name="P2" draw:layer="layout" svg:width="0.459cm" svg:height="0.461cm" svg:x="5.761cm" svg:y="1.779cm" svg:viewBox="0 0 460 462" draw:points="0,0 460,0 460,462 0,462">
          <text:p/>
        </draw:polygon>
        <draw:polyline draw:style-name="gr4" draw:text-style-name="P2" draw:layer="layout" svg:width="0.459cm" svg:height="0.461cm" svg:x="5.761cm" svg:y="1.779cm" svg:viewBox="0 0 460 462" draw:points="230,462 0,462 0,0 460,0 460,462 230,462">
          <text:p/>
        </draw:polyline>
        <draw:polygon draw:style-name="gr7" draw:text-style-name="P2" draw:layer="layout" svg:width="0.462cm" svg:height="0.461cm" svg:x="9.451cm" svg:y="1.779cm" svg:viewBox="0 0 463 462" draw:points="0,0 463,0 463,462 0,462">
          <text:p/>
        </draw:polygon>
        <draw:polyline draw:style-name="gr4" draw:text-style-name="P2" draw:layer="layout" svg:width="0.462cm" svg:height="0.461cm" svg:x="9.451cm" svg:y="1.779cm" svg:viewBox="0 0 463 462" draw:points="232,462 0,462 0,0 463,0 463,462 232,462">
          <text:p/>
        </draw:polyline>
        <draw:polygon draw:style-name="gr7" draw:text-style-name="P2" draw:layer="layout" svg:width="0.462cm" svg:height="0.458cm" svg:x="5.299cm" svg:y="2.705cm" svg:viewBox="0 0 463 459" draw:points="0,0 463,0 463,459 0,459">
          <text:p/>
        </draw:polygon>
        <draw:polyline draw:style-name="gr4" draw:text-style-name="P2" draw:layer="layout" svg:width="0.462cm" svg:height="0.458cm" svg:x="5.299cm" svg:y="2.705cm" svg:viewBox="0 0 463 459" draw:points="231,459 0,459 0,0 463,0 463,459 231,459">
          <text:p/>
        </draw:polyline>
        <draw:polygon draw:style-name="gr7" draw:text-style-name="P2" draw:layer="layout" svg:width="0.462cm" svg:height="0.461cm" svg:x="5.299cm" svg:y="3.164cm" svg:viewBox="0 0 463 462" draw:points="0,0 463,0 463,462 0,462">
          <text:p/>
        </draw:polygon>
        <draw:polyline draw:style-name="gr4" draw:text-style-name="P2" draw:layer="layout" svg:width="0.462cm" svg:height="0.461cm" svg:x="5.299cm" svg:y="3.164cm" svg:viewBox="0 0 463 462" draw:points="231,462 0,462 0,0 463,0 463,462 231,462">
          <text:p/>
        </draw:polyline>
        <draw:polygon draw:style-name="gr15" draw:text-style-name="P2" draw:layer="layout" svg:width="0.462cm" svg:height="0.461cm" svg:x="5.299cm" svg:y="4.088cm" svg:viewBox="0 0 463 462" draw:points="0,0 463,0 463,462 0,462">
          <text:p/>
        </draw:polygon>
        <draw:polyline draw:style-name="gr4" draw:text-style-name="P2" draw:layer="layout" svg:width="0.462cm" svg:height="0.461cm" svg:x="5.299cm" svg:y="4.088cm" svg:viewBox="0 0 463 462" draw:points="231,462 0,462 0,0 463,0 463,462 231,462">
          <text:p/>
        </draw:polyline>
        <draw:polygon draw:style-name="gr7" draw:text-style-name="P2" draw:layer="layout" svg:width="0.462cm" svg:height="0.458cm" svg:x="5.299cm" svg:y="5.474cm" svg:viewBox="0 0 463 459" draw:points="0,0 463,0 463,459 0,459">
          <text:p/>
        </draw:polygon>
        <draw:polyline draw:style-name="gr4" draw:text-style-name="P2" draw:layer="layout" svg:width="0.462cm" svg:height="0.458cm" svg:x="5.299cm" svg:y="5.474cm" svg:viewBox="0 0 463 459" draw:points="231,459 0,459 0,0 463,0 463,459 231,459">
          <text:p/>
        </draw:polyline>
        <draw:polygon draw:style-name="gr7" draw:text-style-name="P2" draw:layer="layout" svg:width="0.462cm" svg:height="0.462cm" svg:x="5.299cm" svg:y="5.012cm" svg:viewBox="0 0 463 463" draw:points="0,0 463,0 463,463 0,463">
          <text:p/>
        </draw:polygon>
        <draw:polyline draw:style-name="gr4" draw:text-style-name="P2" draw:layer="layout" svg:width="0.462cm" svg:height="0.462cm" svg:x="5.299cm" svg:y="5.012cm" svg:viewBox="0 0 463 463" draw:points="231,463 0,463 0,0 463,0 463,463 231,463">
          <text:p/>
        </draw:polyline>
        <draw:polygon draw:style-name="gr7" draw:text-style-name="P2" draw:layer="layout" svg:width="0.462cm" svg:height="0.461cm" svg:x="5.298cm" svg:y="4.55cm" svg:viewBox="0 0 463 462" draw:points="0,0 463,0 463,462 0,462">
          <text:p/>
        </draw:polygon>
        <draw:polyline draw:style-name="gr4" draw:text-style-name="P2" draw:layer="layout" svg:width="0.462cm" svg:height="0.461cm" svg:x="5.298cm" svg:y="4.55cm" svg:viewBox="0 0 463 462" draw:points="231,462 0,462 0,0 463,0 463,462 231,462">
          <text:p/>
        </draw:polyline>
        <draw:polygon draw:style-name="gr7" draw:text-style-name="P2" draw:layer="layout" svg:width="0.462cm" svg:height="0.462cm" svg:x="5.298cm" svg:y="3.626cm" svg:viewBox="0 0 463 463" draw:points="0,0 463,0 463,463 0,463">
          <text:p/>
        </draw:polygon>
        <draw:polyline draw:style-name="gr4" draw:text-style-name="P2" draw:layer="layout" svg:width="0.462cm" svg:height="0.462cm" svg:x="5.298cm" svg:y="3.626cm" svg:viewBox="0 0 463 463" draw:points="231,463 0,463 0,0 463,0 463,463 231,463">
          <text:p/>
        </draw:polyline>
        <draw:polyline draw:style-name="gr4" draw:text-style-name="P2" draw:layer="layout" svg:width="0.462cm" svg:height="0.462cm" svg:x="5.298cm" svg:y="5.933cm" svg:viewBox="0 0 463 463" draw:points="231,463 0,463 0,0 463,0 463,463 231,463">
          <text:p/>
        </draw:polyline>
        <draw:polygon draw:style-name="gr7" draw:text-style-name="P2" draw:layer="layout" svg:width="0.462cm" svg:height="0.463cm" svg:x="5.298cm" svg:y="2.241cm" svg:viewBox="0 0 463 464" draw:points="0,0 463,0 463,464 0,464">
          <text:p/>
        </draw:polygon>
        <draw:polyline draw:style-name="gr4" draw:text-style-name="P2" draw:layer="layout" svg:width="0.462cm" svg:height="0.463cm" svg:x="5.298cm" svg:y="2.241cm" svg:viewBox="0 0 463 464" draw:points="231,464 0,464 0,0 463,0 463,464 231,464">
          <text:p/>
        </draw:polyline>
        <draw:polygon draw:style-name="gr7" draw:text-style-name="P2" draw:layer="layout" svg:width="0.462cm" svg:height="0.461cm" svg:x="5.298cm" svg:y="1.779cm" svg:viewBox="0 0 463 462" draw:points="0,0 463,0 463,462 0,462">
          <text:p/>
        </draw:polygon>
        <draw:polyline draw:style-name="gr4" draw:text-style-name="P2" draw:layer="layout" svg:width="0.462cm" svg:height="0.461cm" svg:x="5.298cm" svg:y="1.779cm" svg:viewBox="0 0 463 462" draw:points="231,462 0,462 0,0 463,0 463,462 231,462">
          <text:p/>
        </draw:polyline>
        <draw:polygon draw:style-name="gr7" draw:text-style-name="P2" draw:layer="layout" svg:width="0.462cm" svg:height="0.462cm" svg:x="6.683cm" svg:y="6.396cm" svg:viewBox="0 0 463 463" draw:points="0,0 463,0 463,463 0,463">
          <text:p/>
        </draw:polygon>
        <draw:polyline draw:style-name="gr4" draw:text-style-name="P2" draw:layer="layout" svg:width="0.462cm" svg:height="0.462cm" svg:x="6.683cm" svg:y="6.396cm" svg:viewBox="0 0 463 463" draw:points="232,463 0,463 0,0 463,0 463,463 232,463">
          <text:p/>
        </draw:polyline>
        <draw:polygon draw:style-name="gr14" draw:text-style-name="P2" draw:layer="layout" svg:width="0.459cm" svg:height="0.462cm" svg:x="7.608cm" svg:y="6.396cm" svg:viewBox="0 0 460 463" draw:points="0,0 460,0 460,463 0,463">
          <text:p/>
        </draw:polygon>
        <draw:polyline draw:style-name="gr4" draw:text-style-name="P2" draw:layer="layout" svg:width="0.459cm" svg:height="0.462cm" svg:x="7.608cm" svg:y="6.396cm" svg:viewBox="0 0 460 463" draw:points="230,463 0,463 0,0 460,0 460,463 230,463">
          <text:p/>
        </draw:polyline>
        <draw:polygon draw:style-name="gr7" draw:text-style-name="P2" draw:layer="layout" svg:width="0.463cm" svg:height="0.462cm" svg:x="8.53cm" svg:y="6.396cm" svg:viewBox="0 0 464 463" draw:points="0,0 464,0 464,463 0,463">
          <text:p/>
        </draw:polygon>
        <draw:polyline draw:style-name="gr4" draw:text-style-name="P2" draw:layer="layout" svg:width="0.463cm" svg:height="0.462cm" svg:x="8.53cm" svg:y="6.396cm" svg:viewBox="0 0 464 463" draw:points="232,463 0,463 0,0 464,0 464,463 232,463">
          <text:p/>
        </draw:polyline>
        <draw:polygon draw:style-name="gr7" draw:text-style-name="P2" draw:layer="layout" svg:width="0.457cm" svg:height="0.462cm" svg:x="8.993cm" svg:y="6.396cm" svg:viewBox="0 0 458 463" draw:points="0,0 458,0 458,463 0,463">
          <text:p/>
        </draw:polygon>
        <draw:polyline draw:style-name="gr4" draw:text-style-name="P2" draw:layer="layout" svg:width="0.457cm" svg:height="0.462cm" svg:x="8.993cm" svg:y="6.396cm" svg:viewBox="0 0 458 463" draw:points="229,463 0,463 0,0 458,0 458,463 229,463">
          <text:p/>
        </draw:polyline>
        <draw:polygon draw:style-name="gr7" draw:text-style-name="P2" draw:layer="layout" svg:width="0.461cm" svg:height="0.462cm" svg:x="6.221cm" svg:y="6.396cm" svg:viewBox="0 0 462 463" draw:points="0,0 462,0 462,463 0,463">
          <text:p/>
        </draw:polygon>
        <draw:polyline draw:style-name="gr4" draw:text-style-name="P2" draw:layer="layout" svg:width="0.461cm" svg:height="0.462cm" svg:x="6.221cm" svg:y="6.396cm" svg:viewBox="0 0 462 463" draw:points="231,463 0,463 0,0 462,0 462,463 231,463">
          <text:p/>
        </draw:polyline>
        <draw:polygon draw:style-name="gr7" draw:text-style-name="P2" draw:layer="layout" svg:width="0.461cm" svg:height="0.462cm" svg:x="8.068cm" svg:y="6.396cm" svg:viewBox="0 0 462 463" draw:points="0,0 462,0 462,463 0,463">
          <text:p/>
        </draw:polygon>
        <draw:polyline draw:style-name="gr4" draw:text-style-name="P2" draw:layer="layout" svg:width="0.461cm" svg:height="0.462cm" svg:x="8.068cm" svg:y="6.396cm" svg:viewBox="0 0 462 463" draw:points="231,463 0,463 0,0 462,0 462,463 231,463">
          <text:p/>
        </draw:polyline>
        <draw:polygon draw:style-name="gr7" draw:text-style-name="P2" draw:layer="layout" svg:width="0.461cm" svg:height="0.462cm" svg:x="7.145cm" svg:y="6.396cm" svg:viewBox="0 0 462 463" draw:points="0,0 462,0 462,463 0,463">
          <text:p/>
        </draw:polygon>
        <draw:polyline draw:style-name="gr4" draw:text-style-name="P2" draw:layer="layout" svg:width="0.461cm" svg:height="0.462cm" svg:x="7.145cm" svg:y="6.396cm" svg:viewBox="0 0 462 463" draw:points="231,463 0,463 0,0 462,0 462,463 231,463">
          <text:p/>
        </draw:polyline>
        <draw:polyline draw:style-name="gr4" draw:text-style-name="P2" draw:layer="layout" svg:width="0.461cm" svg:height="0.462cm" svg:x="9.915cm" svg:y="6.396cm" svg:viewBox="0 0 462 463" draw:points="231,463 0,463 0,0 462,0 462,463 231,463">
          <text:p/>
        </draw:polyline>
        <draw:polyline draw:style-name="gr4" draw:text-style-name="P2" draw:layer="layout" svg:width="0.459cm" svg:height="0.462cm" svg:x="5.761cm" svg:y="6.396cm" svg:viewBox="0 0 460 463" draw:points="230,463 0,463 0,0 460,0 460,463 230,463">
          <text:p/>
        </draw:polyline>
        <draw:polygon draw:style-name="gr7" draw:text-style-name="P2" draw:layer="layout" svg:width="0.462cm" svg:height="0.462cm" svg:x="9.451cm" svg:y="6.396cm" svg:viewBox="0 0 463 463" draw:points="0,0 463,0 463,463 0,463">
          <text:p/>
        </draw:polygon>
        <draw:polyline draw:style-name="gr4" draw:text-style-name="P2" draw:layer="layout" svg:width="0.462cm" svg:height="0.462cm" svg:x="9.451cm" svg:y="6.396cm" svg:viewBox="0 0 463 463" draw:points="232,463 0,463 0,0 463,0 463,463 232,463">
          <text:p/>
        </draw:polyline>
        <draw:polygon draw:style-name="gr15" draw:text-style-name="P2" draw:layer="layout" svg:width="0.461cm" svg:height="0.463cm" svg:x="6.684cm" svg:y="5.012cm" svg:viewBox="0 0 462 464" draw:points="0,0 462,0 462,464 0,464">
          <text:p/>
        </draw:polygon>
        <draw:polyline draw:style-name="gr4" draw:text-style-name="P2" draw:layer="layout" svg:width="0.461cm" svg:height="0.463cm" svg:x="6.684cm" svg:y="5.012cm" svg:viewBox="0 0 462 464" draw:points="231,464 0,464 0,0 462,0 462,464 231,464">
          <text:p/>
        </draw:polyline>
        <draw:polygon draw:style-name="gr15" draw:text-style-name="P2" draw:layer="layout" svg:width="0.458cm" svg:height="0.462cm" svg:x="5.762cm" svg:y="3.626cm" svg:viewBox="0 0 459 463" draw:points="0,0 459,0 459,463 0,463">
          <text:p/>
        </draw:polygon>
        <draw:polyline draw:style-name="gr4" draw:text-style-name="P2" draw:layer="layout" svg:width="0.458cm" svg:height="0.462cm" svg:x="5.762cm" svg:y="3.626cm" svg:viewBox="0 0 459 463" draw:points="229,463 0,463 0,0 459,0 459,463 229,463">
          <text:p/>
        </draw:polyline>
        <draw:polygon draw:style-name="gr15" draw:text-style-name="P2" draw:layer="layout" svg:width="0.458cm" svg:height="0.461cm" svg:x="5.762cm" svg:y="4.55cm" svg:viewBox="0 0 459 462" draw:points="0,0 459,0 459,462 0,462">
          <text:p/>
        </draw:polygon>
        <draw:polyline draw:style-name="gr4" draw:text-style-name="P2" draw:layer="layout" svg:width="0.458cm" svg:height="0.461cm" svg:x="5.762cm" svg:y="4.55cm" svg:viewBox="0 0 459 462" draw:points="229,462 0,462 0,0 459,0 459,462 229,462">
          <text:p/>
        </draw:polyline>
        <draw:polygon draw:style-name="gr15" draw:text-style-name="P2" draw:layer="layout" svg:width="0.461cm" svg:height="0.462cm" svg:x="6.221cm" svg:y="3.626cm" svg:viewBox="0 0 462 463" draw:points="0,0 462,0 462,463 0,463">
          <text:p/>
        </draw:polygon>
        <draw:polyline draw:style-name="gr4" draw:text-style-name="P2" draw:layer="layout" svg:width="0.461cm" svg:height="0.462cm" svg:x="6.221cm" svg:y="3.626cm" svg:viewBox="0 0 462 463" draw:points="231,463 0,463 0,0 462,0 462,463 231,463">
          <text:p/>
        </draw:polyline>
        <draw:polygon draw:style-name="gr15" draw:text-style-name="P2" draw:layer="layout" svg:width="0.461cm" svg:height="0.461cm" svg:x="6.221cm" svg:y="4.55cm" svg:viewBox="0 0 462 462" draw:points="0,0 462,0 462,462 0,462">
          <text:p/>
        </draw:polygon>
        <draw:polyline draw:style-name="gr4" draw:text-style-name="P2" draw:layer="layout" svg:width="0.461cm" svg:height="0.461cm" svg:x="6.221cm" svg:y="4.55cm" svg:viewBox="0 0 462 462" draw:points="231,462 0,462 0,0 462,0 462,462 231,462">
          <text:p/>
        </draw:polyline>
        <draw:polygon draw:style-name="gr15" draw:text-style-name="P2" draw:layer="layout" svg:width="0.461cm" svg:height="0.462cm" svg:x="6.221cm" svg:y="5.012cm" svg:viewBox="0 0 462 463" draw:points="0,0 462,0 462,463 0,463">
          <text:p/>
        </draw:polygon>
        <draw:polyline draw:style-name="gr4" draw:text-style-name="P2" draw:layer="layout" svg:width="0.461cm" svg:height="0.462cm" svg:x="6.221cm" svg:y="5.012cm" svg:viewBox="0 0 462 463" draw:points="231,463 0,463 0,0 462,0 462,463 231,463">
          <text:p/>
        </draw:polyline>
        <draw:polygon draw:style-name="gr15" draw:text-style-name="P2" draw:layer="layout" svg:width="0.461cm" svg:height="0.461cm" svg:x="6.221cm" svg:y="3.164cm" svg:viewBox="0 0 462 462" draw:points="0,0 462,0 462,462 0,462">
          <text:p/>
        </draw:polygon>
        <draw:polyline draw:style-name="gr4" draw:text-style-name="P2" draw:layer="layout" svg:width="0.461cm" svg:height="0.461cm" svg:x="6.221cm" svg:y="3.164cm" svg:viewBox="0 0 462 462" draw:points="231,462 0,462 0,0 462,0 462,462 231,462">
          <text:p/>
        </draw:polyline>
        <draw:polygon draw:style-name="gr15" draw:text-style-name="P2" draw:layer="layout" svg:width="0.458cm" svg:height="0.461cm" svg:x="5.762cm" svg:y="3.164cm" svg:viewBox="0 0 459 462" draw:points="0,0 459,0 459,462 0,462">
          <text:p/>
        </draw:polygon>
        <draw:polyline draw:style-name="gr4" draw:text-style-name="P2" draw:layer="layout" svg:width="0.458cm" svg:height="0.461cm" svg:x="5.762cm" svg:y="3.164cm" svg:viewBox="0 0 459 462" draw:points="229,462 0,462 0,0 459,0 459,462 229,462">
          <text:p/>
        </draw:polyline>
        <draw:polygon draw:style-name="gr15" draw:text-style-name="P2" draw:layer="layout" svg:width="0.458cm" svg:height="0.462cm" svg:x="5.762cm" svg:y="5.012cm" svg:viewBox="0 0 459 463" draw:points="0,0 459,0 459,463 0,463">
          <text:p/>
        </draw:polygon>
        <draw:polyline draw:style-name="gr4" draw:text-style-name="P2" draw:layer="layout" svg:width="0.458cm" svg:height="0.462cm" svg:x="5.762cm" svg:y="5.012cm" svg:viewBox="0 0 459 463" draw:points="229,463 0,463 0,0 459,0 459,463 229,463">
          <text:p/>
        </draw:polyline>
        <draw:polygon draw:style-name="gr14" draw:text-style-name="P2" draw:layer="layout" svg:width="0.461cm" svg:height="0.462cm" svg:x="7.145cm" svg:y="5.933cm" svg:viewBox="0 0 462 463" draw:points="0,0 462,0 462,463 0,463">
          <text:p/>
        </draw:polygon>
        <draw:polyline draw:style-name="gr4" draw:text-style-name="P2" draw:layer="layout" svg:width="0.461cm" svg:height="0.462cm" svg:x="7.145cm" svg:y="5.933cm" svg:viewBox="0 0 462 463" draw:points="231,463 0,463 0,0 462,0 462,463 231,463">
          <text:p/>
        </draw:polyline>
        <draw:polygon draw:style-name="gr14" draw:text-style-name="P2" draw:layer="layout" svg:width="0.461cm" svg:height="0.462cm" svg:x="8.068cm" svg:y="5.933cm" svg:viewBox="0 0 462 463" draw:points="0,0 462,0 462,463 0,463">
          <text:p/>
        </draw:polygon>
        <draw:polyline draw:style-name="gr4" draw:text-style-name="P2" draw:layer="layout" svg:width="0.461cm" svg:height="0.462cm" svg:x="8.068cm" svg:y="5.933cm" svg:viewBox="0 0 462 463" draw:points="231,463 0,463 0,0 462,0 462,463 231,463">
          <text:p/>
        </draw:polyline>
        <draw:polygon draw:style-name="gr14" draw:text-style-name="P2" draw:layer="layout" svg:width="0.462cm" svg:height="0.462cm" svg:x="6.683cm" svg:y="5.933cm" svg:viewBox="0 0 463 463" draw:points="0,0 463,0 463,463 0,463">
          <text:p/>
        </draw:polygon>
        <draw:polyline draw:style-name="gr4" draw:text-style-name="P2" draw:layer="layout" svg:width="0.462cm" svg:height="0.462cm" svg:x="6.683cm" svg:y="5.933cm" svg:viewBox="0 0 463 463" draw:points="232,463 0,463 0,0 463,0 463,463 232,463">
          <text:p/>
        </draw:polyline>
        <draw:polygon draw:style-name="gr14" draw:text-style-name="P2" draw:layer="layout" svg:width="0.462cm" svg:height="0.462cm" svg:x="8.531cm" svg:y="5.933cm" svg:viewBox="0 0 463 463" draw:points="0,0 463,0 463,463 0,463">
          <text:p/>
        </draw:polygon>
        <draw:polyline draw:style-name="gr4" draw:text-style-name="P2" draw:layer="layout" svg:width="0.462cm" svg:height="0.462cm" svg:x="8.531cm" svg:y="5.933cm" svg:viewBox="0 0 463 463" draw:points="232,463 0,463 0,0 463,0 463,463 232,463">
          <text:p/>
        </draw:polyline>
        <draw:polygon draw:style-name="gr14" draw:text-style-name="P2" draw:layer="layout" svg:width="0.461cm" svg:height="0.458cm" svg:x="7.146cm" svg:y="5.474cm" svg:viewBox="0 0 462 459" draw:points="0,0 462,0 462,459 0,459">
          <text:p/>
        </draw:polygon>
        <draw:polyline draw:style-name="gr4" draw:text-style-name="P2" draw:layer="layout" svg:width="0.461cm" svg:height="0.458cm" svg:x="7.146cm" svg:y="5.474cm" svg:viewBox="0 0 462 459" draw:points="231,459 0,459 0,0 462,0 462,459 231,459">
          <text:p/>
        </draw:polyline>
        <draw:polygon draw:style-name="gr14" draw:text-style-name="P2" draw:layer="layout" svg:width="0.461cm" svg:height="0.458cm" svg:x="8.068cm" svg:y="5.474cm" svg:viewBox="0 0 462 459" draw:points="0,0 462,0 462,459 0,459">
          <text:p/>
        </draw:polygon>
        <draw:polyline draw:style-name="gr4" draw:text-style-name="P2" draw:layer="layout" svg:width="0.461cm" svg:height="0.458cm" svg:x="8.068cm" svg:y="5.474cm" svg:viewBox="0 0 462 459" draw:points="231,459 0,459 0,0 462,0 462,459 231,459">
          <text:p/>
        </draw:polyline>
        <draw:polygon draw:style-name="gr14" draw:text-style-name="P2" draw:layer="layout" svg:width="0.462cm" svg:height="0.458cm" svg:x="6.683cm" svg:y="5.474cm" svg:viewBox="0 0 463 459" draw:points="0,0 463,0 463,459 0,459">
          <text:p/>
        </draw:polygon>
        <draw:polyline draw:style-name="gr4" draw:text-style-name="P2" draw:layer="layout" svg:width="0.462cm" svg:height="0.458cm" svg:x="6.683cm" svg:y="5.474cm" svg:viewBox="0 0 463 459" draw:points="232,459 0,459 0,0 463,0 463,459 232,459">
          <text:p/>
        </draw:polyline>
        <draw:polygon draw:style-name="gr14" draw:text-style-name="P2" draw:layer="layout" svg:width="0.462cm" svg:height="0.458cm" svg:x="8.531cm" svg:y="5.474cm" svg:viewBox="0 0 463 459" draw:points="0,0 463,0 463,459 0,459">
          <text:p/>
        </draw:polygon>
        <draw:polyline draw:style-name="gr4" draw:text-style-name="P2" draw:layer="layout" svg:width="0.462cm" svg:height="0.458cm" svg:x="8.531cm" svg:y="5.474cm" svg:viewBox="0 0 463 459" draw:points="232,459 0,459 0,0 463,0 463,459 232,459">
          <text:p/>
        </draw:polyline>
        <draw:polygon draw:style-name="gr15" draw:text-style-name="P2" draw:layer="layout" svg:width="0.461cm" svg:height="0.458cm" svg:x="6.221cm" svg:y="5.474cm" svg:viewBox="0 0 462 459" draw:points="0,0 462,0 462,459 0,459">
          <text:p/>
        </draw:polygon>
        <draw:polyline draw:style-name="gr4" draw:text-style-name="P2" draw:layer="layout" svg:width="0.461cm" svg:height="0.458cm" svg:x="6.221cm" svg:y="5.474cm" svg:viewBox="0 0 462 459" draw:points="231,459 0,459 0,0 462,0 462,459 231,459">
          <text:p/>
        </draw:polyline>
        <draw:polygon draw:style-name="gr14" draw:text-style-name="P2" draw:layer="layout" svg:width="0.46cm" svg:height="0.458cm" svg:x="8.994cm" svg:y="5.474cm" svg:viewBox="0 0 461 459" draw:points="0,0 461,0 461,459 0,459">
          <text:p/>
        </draw:polygon>
        <draw:polyline draw:style-name="gr4" draw:text-style-name="P2" draw:layer="layout" svg:width="0.46cm" svg:height="0.458cm" svg:x="8.994cm" svg:y="5.474cm" svg:viewBox="0 0 461 459" draw:points="230,459 0,459 0,0 461,0 461,459 230,459">
          <text:p/>
        </draw:polyline>
        <draw:polygon draw:style-name="gr13" draw:text-style-name="P2" draw:layer="layout" svg:width="0.459cm" svg:height="0.461cm" svg:x="9.455cm" svg:y="4.55cm" svg:viewBox="0 0 460 462" draw:points="0,0 460,0 460,462 0,462">
          <text:p/>
        </draw:polygon>
        <draw:polyline draw:style-name="gr4" draw:text-style-name="P2" draw:layer="layout" svg:width="0.459cm" svg:height="0.461cm" svg:x="9.455cm" svg:y="4.55cm" svg:viewBox="0 0 460 462" draw:points="230,462 0,462 0,0 460,0 460,462 230,462">
          <text:p/>
        </draw:polyline>
        <draw:polygon draw:style-name="gr13" draw:text-style-name="P2" draw:layer="layout" svg:width="0.459cm" svg:height="0.462cm" svg:x="9.455cm" svg:y="3.626cm" svg:viewBox="0 0 460 463" draw:points="0,0 460,0 460,463 0,463">
          <text:p/>
        </draw:polygon>
        <draw:polyline draw:style-name="gr4" draw:text-style-name="P2" draw:layer="layout" svg:width="0.459cm" svg:height="0.462cm" svg:x="9.455cm" svg:y="3.626cm" svg:viewBox="0 0 460 463" draw:points="230,463 0,463 0,0 460,0 460,463 230,463">
          <text:p/>
        </draw:polyline>
        <draw:polygon draw:style-name="gr13" draw:text-style-name="P2" draw:layer="layout" svg:width="0.459cm" svg:height="0.462cm" svg:x="9.455cm" svg:y="5.012cm" svg:viewBox="0 0 460 463" draw:points="0,0 460,0 460,463 0,463">
          <text:p/>
        </draw:polygon>
        <draw:polyline draw:style-name="gr4" draw:text-style-name="P2" draw:layer="layout" svg:width="0.459cm" svg:height="0.462cm" svg:x="9.455cm" svg:y="5.012cm" svg:viewBox="0 0 460 463" draw:points="230,463 0,463 0,0 460,0 460,463 230,463">
          <text:p/>
        </draw:polyline>
        <draw:polygon draw:style-name="gr13" draw:text-style-name="P2" draw:layer="layout" svg:width="0.459cm" svg:height="0.461cm" svg:x="9.455cm" svg:y="3.164cm" svg:viewBox="0 0 460 462" draw:points="0,0 460,0 460,462 0,462">
          <text:p/>
        </draw:polygon>
        <draw:polyline draw:style-name="gr4" draw:text-style-name="P2" draw:layer="layout" svg:width="0.459cm" svg:height="0.461cm" svg:x="9.455cm" svg:y="3.164cm" svg:viewBox="0 0 460 462" draw:points="230,462 0,462 0,0 460,0 460,462 230,462">
          <text:p/>
        </draw:polyline>
        <draw:polygon draw:style-name="gr13" draw:text-style-name="P2" draw:layer="layout" svg:width="0.461cm" svg:height="0.461cm" svg:x="8.993cm" svg:y="4.55cm" svg:viewBox="0 0 462 462" draw:points="0,0 462,0 462,462 0,462">
          <text:p/>
        </draw:polygon>
        <draw:polyline draw:style-name="gr4" draw:text-style-name="P2" draw:layer="layout" svg:width="0.461cm" svg:height="0.461cm" svg:x="8.993cm" svg:y="4.55cm" svg:viewBox="0 0 462 462" draw:points="231,462 0,462 0,0 462,0 462,462 231,462">
          <text:p/>
        </draw:polyline>
        <draw:polygon draw:style-name="gr13" draw:text-style-name="P2" draw:layer="layout" svg:width="0.461cm" svg:height="0.462cm" svg:x="8.993cm" svg:y="5.012cm" svg:viewBox="0 0 462 463" draw:points="0,0 462,0 462,463 0,463">
          <text:p/>
        </draw:polygon>
        <draw:polyline draw:style-name="gr4" draw:text-style-name="P2" draw:layer="layout" svg:width="0.461cm" svg:height="0.462cm" svg:x="8.993cm" svg:y="5.012cm" svg:viewBox="0 0 462 463" draw:points="231,463 0,463 0,0 462,0 462,463 231,463">
          <text:p/>
        </draw:polyline>
        <draw:polygon draw:style-name="gr13" draw:text-style-name="P2" draw:layer="layout" svg:width="0.461cm" svg:height="0.462cm" svg:x="8.993cm" svg:y="3.626cm" svg:viewBox="0 0 462 463" draw:points="0,0 462,0 462,463 0,463">
          <text:p/>
        </draw:polygon>
        <draw:polyline draw:style-name="gr4" draw:text-style-name="P2" draw:layer="layout" svg:width="0.461cm" svg:height="0.462cm" svg:x="8.993cm" svg:y="3.626cm" svg:viewBox="0 0 462 463" draw:points="231,463 0,463 0,0 462,0 462,463 231,463">
          <text:p/>
        </draw:polyline>
        <draw:polygon draw:style-name="gr13" draw:text-style-name="P2" draw:layer="layout" svg:width="0.461cm" svg:height="0.461cm" svg:x="8.993cm" svg:y="3.164cm" svg:viewBox="0 0 462 462" draw:points="0,0 462,0 462,462 0,462">
          <text:p/>
        </draw:polygon>
        <draw:polyline draw:style-name="gr4" draw:text-style-name="P2" draw:layer="layout" svg:width="0.461cm" svg:height="0.461cm" svg:x="8.993cm" svg:y="3.164cm" svg:viewBox="0 0 462 462" draw:points="231,462 0,462 0,0 462,0 462,462 231,462">
          <text:p/>
        </draw:polyline>
        <draw:polygon draw:style-name="gr13" draw:text-style-name="P2" draw:layer="layout" svg:width="0.461cm" svg:height="0.458cm" svg:x="8.993cm" svg:y="2.705cm" svg:viewBox="0 0 462 459" draw:points="0,0 462,0 462,459 0,459">
          <text:p/>
        </draw:polygon>
        <draw:polyline draw:style-name="gr4" draw:text-style-name="P2" draw:layer="layout" svg:width="0.461cm" svg:height="0.458cm" svg:x="8.993cm" svg:y="2.705cm" svg:viewBox="0 0 462 459" draw:points="231,459 0,459 0,0 462,0 462,459 231,459">
          <text:p/>
        </draw:polyline>
        <draw:polygon draw:style-name="gr12" draw:text-style-name="P2" draw:layer="layout" svg:width="0.461cm" svg:height="0.463cm" svg:x="7.145cm" svg:y="2.241cm" svg:viewBox="0 0 462 464" draw:points="0,0 462,0 462,464 0,464">
          <text:p/>
        </draw:polygon>
        <draw:polyline draw:style-name="gr4" draw:text-style-name="P2" draw:layer="layout" svg:width="0.461cm" svg:height="0.463cm" svg:x="7.145cm" svg:y="2.241cm" svg:viewBox="0 0 462 464" draw:points="231,464 0,464 0,0 462,0 462,464 231,464">
          <text:p/>
        </draw:polyline>
        <draw:polygon draw:style-name="gr12" draw:text-style-name="P2" draw:layer="layout" svg:width="0.461cm" svg:height="0.463cm" svg:x="8.069cm" svg:y="2.241cm" svg:viewBox="0 0 462 464" draw:points="0,0 462,0 462,464 0,464">
          <text:p/>
        </draw:polygon>
        <draw:polyline draw:style-name="gr4" draw:text-style-name="P2" draw:layer="layout" svg:width="0.461cm" svg:height="0.463cm" svg:x="8.069cm" svg:y="2.241cm" svg:viewBox="0 0 462 464" draw:points="231,464 0,464 0,0 462,0 462,464 231,464">
          <text:p/>
        </draw:polyline>
        <draw:polygon draw:style-name="gr12" draw:text-style-name="P2" draw:layer="layout" svg:width="0.461cm" svg:height="0.458cm" svg:x="7.146cm" svg:y="2.705cm" svg:viewBox="0 0 462 459" draw:points="0,0 462,0 462,459 0,459">
          <text:p/>
        </draw:polygon>
        <draw:polyline draw:style-name="gr4" draw:text-style-name="P2" draw:layer="layout" svg:width="0.461cm" svg:height="0.458cm" svg:x="7.146cm" svg:y="2.705cm" svg:viewBox="0 0 462 459" draw:points="231,459 0,459 0,0 462,0 462,459 231,459">
          <text:p/>
        </draw:polyline>
        <draw:polygon draw:style-name="gr12" draw:text-style-name="P2" draw:layer="layout" svg:width="0.461cm" svg:height="0.458cm" svg:x="8.069cm" svg:y="2.705cm" svg:viewBox="0 0 462 459" draw:points="0,0 462,0 462,459 0,459">
          <text:p/>
        </draw:polygon>
        <draw:polyline draw:style-name="gr4" draw:text-style-name="P2" draw:layer="layout" svg:width="0.461cm" svg:height="0.458cm" svg:x="8.069cm" svg:y="2.705cm" svg:viewBox="0 0 462 459" draw:points="231,459 0,459 0,0 462,0 462,459 231,459">
          <text:p/>
        </draw:polyline>
        <draw:polygon draw:style-name="gr12" draw:text-style-name="P2" draw:layer="layout" svg:width="0.462cm" svg:height="0.458cm" svg:x="8.531cm" svg:y="2.705cm" svg:viewBox="0 0 463 459" draw:points="0,0 463,0 463,459 0,459">
          <text:p/>
        </draw:polygon>
        <draw:polyline draw:style-name="gr4" draw:text-style-name="P2" draw:layer="layout" svg:width="0.462cm" svg:height="0.458cm" svg:x="8.531cm" svg:y="2.705cm" svg:viewBox="0 0 463 459" draw:points="232,459 0,459 0,0 463,0 463,459 232,459">
          <text:p/>
        </draw:polyline>
        <draw:polygon draw:style-name="gr12" draw:text-style-name="P2" draw:layer="layout" svg:width="0.462cm" svg:height="0.458cm" svg:x="6.683cm" svg:y="2.705cm" svg:viewBox="0 0 463 459" draw:points="0,0 463,0 463,459 0,459">
          <text:p/>
        </draw:polygon>
        <draw:polyline draw:style-name="gr4" draw:text-style-name="P2" draw:layer="layout" svg:width="0.462cm" svg:height="0.458cm" svg:x="6.683cm" svg:y="2.705cm" svg:viewBox="0 0 463 459" draw:points="232,459 0,459 0,0 463,0 463,459 232,459">
          <text:p/>
        </draw:polyline>
        <draw:polygon draw:style-name="gr12" draw:text-style-name="P2" draw:layer="layout" svg:width="0.462cm" svg:height="0.463cm" svg:x="6.683cm" svg:y="2.241cm" svg:viewBox="0 0 463 464" draw:points="0,0 463,0 463,464 0,464">
          <text:p/>
        </draw:polygon>
        <draw:polyline draw:style-name="gr4" draw:text-style-name="P2" draw:layer="layout" svg:width="0.462cm" svg:height="0.463cm" svg:x="6.683cm" svg:y="2.241cm" svg:viewBox="0 0 463 464" draw:points="232,464 0,464 0,0 463,0 463,464 232,464">
          <text:p/>
        </draw:polyline>
        <draw:polygon draw:style-name="gr12" draw:text-style-name="P2" draw:layer="layout" svg:width="0.462cm" svg:height="0.463cm" svg:x="8.531cm" svg:y="2.241cm" svg:viewBox="0 0 463 464" draw:points="0,0 463,0 463,464 0,464">
          <text:p/>
        </draw:polygon>
        <draw:polyline draw:style-name="gr4" draw:text-style-name="P2" draw:layer="layout" svg:width="0.462cm" svg:height="0.463cm" svg:x="8.531cm" svg:y="2.241cm" svg:viewBox="0 0 463 464" draw:points="232,464 0,464 0,0 463,0 463,464 232,464">
          <text:p/>
        </draw:polyline>
        <draw:polygon draw:style-name="gr12" draw:text-style-name="P2" draw:layer="layout" svg:width="0.457cm" svg:height="0.458cm" svg:x="6.224cm" svg:y="2.705cm" svg:viewBox="0 0 458 459" draw:points="0,0 458,0 458,459 0,459">
          <text:p/>
        </draw:polygon>
        <draw:polyline draw:style-name="gr4" draw:text-style-name="P2" draw:layer="layout" svg:width="0.457cm" svg:height="0.458cm" svg:x="6.224cm" svg:y="2.705cm" svg:viewBox="0 0 458 459" draw:points="229,459 0,459 0,0 458,0 458,459 229,459">
          <text:p/>
        </draw:polyline>
        <draw:polygon draw:style-name="gr17" draw:text-style-name="P2" draw:layer="layout" svg:width="0.266cm" svg:height="0.399cm" svg:x="7.706cm" svg:y="4.612cm" svg:viewBox="0 0 267 400" draw:points="134,400 0,0 267,0">
          <text:p/>
        </draw:polygon>
        <draw:line draw:style-name="gr4" draw:text-style-name="P2" draw:layer="layout" svg:x1="7.84cm" svg:y1="4.55cm" svg:x2="7.84cm" svg:y2="4.692cm">
          <text:p/>
        </draw:line>
        <draw:polygon draw:style-name="gr17" draw:text-style-name="P2" draw:layer="layout" svg:width="0.399cm" svg:height="0.265cm" svg:x="7.146cm" svg:y="4.186cm" svg:viewBox="0 0 400 266" draw:points="0,133 400,0 400,266">
          <text:p/>
        </draw:polygon>
        <draw:line draw:style-name="gr4" draw:text-style-name="P2" draw:layer="layout" svg:x1="7.608cm" svg:y1="4.319cm" svg:x2="7.466cm" svg:y2="4.319cm">
          <text:p/>
        </draw:line>
        <draw:frame draw:style-name="gr18" draw:text-style-name="P3" draw:layer="layout" svg:width="10.16cm" svg:height="1.204cm" svg:x="4.127cm" svg:y="3.063cm">
          <draw:text-box>
            <text:p/>
          </draw:text-box>
        </draw:frame>
        <draw:polygon draw:style-name="gr5" draw:text-style-name="P2" draw:layer="layout" svg:width="0.459cm" svg:height="0.461cm" svg:x="11.112cm" svg:y="2.109cm" svg:viewBox="0 0 460 462" draw:points="0,0 460,0 460,462 0,462">
          <text:p/>
        </draw:polygon>
        <draw:polygon draw:style-name="gr6" draw:text-style-name="P2" draw:layer="layout" svg:width="0.462cm" svg:height="0.462cm" svg:x="11.747cm" svg:y="2.109cm" svg:viewBox="0 0 463 463" draw:points="0,0 463,0 463,463 0,463">
          <text:p/>
        </draw:polygon>
        <draw:polygon draw:style-name="gr9" draw:text-style-name="P2" draw:layer="layout" svg:width="0.459cm" svg:height="0.462cm" svg:x="12.382cm" svg:y="2.109cm" svg:viewBox="0 0 460 463" draw:points="0,0 460,0 460,463 0,463">
          <text:p/>
        </draw:polygon>
        <draw:polygon draw:style-name="gr8" draw:text-style-name="P2" draw:layer="layout" svg:width="0.463cm" svg:height="0.461cm" svg:x="13.017cm" svg:y="2.109cm" svg:viewBox="0 0 464 462" draw:points="0,0 464,0 464,462 0,462">
          <text:p/>
        </draw:polygon>
        <draw:polygon draw:style-name="gr12" draw:text-style-name="P2" draw:layer="layout" svg:width="0.461cm" svg:height="0.461cm" svg:x="11.112cm" svg:y="3.697cm" svg:viewBox="0 0 462 462" draw:points="0,0 462,0 462,462 0,462">
          <text:p/>
        </draw:polygon>
        <draw:polygon draw:style-name="gr13" draw:text-style-name="P2" draw:layer="layout" svg:width="0.462cm" svg:height="0.461cm" svg:x="11.747cm" svg:y="3.697cm" svg:viewBox="0 0 463 462" draw:points="0,0 463,0 463,462 0,462">
          <text:p/>
        </draw:polygon>
        <draw:polygon draw:style-name="gr14" draw:text-style-name="P2" draw:layer="layout" svg:width="0.462cm" svg:height="0.458cm" svg:x="12.382cm" svg:y="3.697cm" svg:viewBox="0 0 463 459" draw:points="0,0 463,0 463,459 0,459">
          <text:p/>
        </draw:polygon>
        <draw:polygon draw:style-name="gr15" draw:text-style-name="P2" draw:layer="layout" svg:width="0.457cm" svg:height="0.461cm" svg:x="13.017cm" svg:y="3.697cm" svg:viewBox="0 0 458 462" draw:points="0,0 458,0 458,462 0,462">
          <text:p/>
        </draw:polygon>
        <draw:frame draw:style-name="gr19" draw:text-style-name="P4" draw:layer="layout" svg:width="3.347cm" svg:height="0.64cm" svg:x="10.94cm" svg:y="2.427cm">
          <draw:text-box>
            <text:p><text:span text:style-name="T2">surveillance range</text:span></text:p>
          </draw:text-box>
        </draw:frame>
        <draw:frame draw:style-name="gr19" draw:text-style-name="P4" draw:layer="layout" svg:width="2.238cm" svg:height="0.64cm" svg:x="10.94cm" svg:y="4.009cm">
          <draw:text-box>
            <text:p><text:span text:style-name="T2">sight range</text:span></text:p>
          </draw:text-box>
        </draw:frame>
        <draw:custom-shape draw:style-name="gr20" draw:text-style-name="P2" draw:layer="layout" svg:width="0.508cm" svg:height="0.508cm" svg:x="0.88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90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2.41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2.921cm" svg:y="7.23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3.93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44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95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905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953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0.889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9.779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3.429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969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97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5.461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905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953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905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413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2.921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937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4.445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953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0.88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9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90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2.41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2.921cm" svg:y="12.31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3.42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3.93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44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4.95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46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5.96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8.763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271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8.763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271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779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8.255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8.763cm" svg:y="9.779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9.271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779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0.287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8.763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271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779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10.795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9.271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6.73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23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7.74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25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8.76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27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9.77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28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0.79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30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1.81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84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4.35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4.859cm" svg:y="7.23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5.875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383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891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7.23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843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7.74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7.747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5.367cm" svg:y="7.74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5.875cm" svg:y="7.74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891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7.74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8.25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8.25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335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8.763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15.367cm" svg:y="8.763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8.76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8.76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9.271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3.335cm" svg:y="9.271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4.859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367cm" svg:y="9.271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875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9.27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9.27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2.827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335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4.351cm" svg:y="9.779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4.859cm" svg:y="9.779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15.367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875cm" svg:y="9.779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16.383cm" svg:y="9.77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6.891cm" svg:y="9.77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9.779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907cm" svg:y="9.77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335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4.859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367cm" svg:y="10.287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875cm" svg:y="10.287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10.287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16.891cm" svg:y="10.28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0.287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335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10.795cm">
          <text:p/>
          <draw:enhanced-geometry svg:viewBox="0 0 21600 21600" draw:glue-points="10800 0 0 10800 10800 21600 21600 10800" draw:type="flowchart-process" draw:enhanced-path="M 0 0 L 21600 0 21600 21600 0 21600 0 0 Z N"/>
        </draw:custom-shape>
        <draw:custom-shape draw:style-name="gr23" draw:text-style-name="P2" draw:layer="layout" svg:width="0.508cm" svg:height="0.508cm" svg:x="15.367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10.795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7.399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0.795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3.843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11.303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891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1.303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843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351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4.859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875cm" svg:y="11.811cm">
          <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6.383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891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1.811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2.82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3.335cm" svg:y="12.319cm">
          <text:p/>
          <draw:enhanced-geometry svg:viewBox="0 0 21600 21600" draw:glue-points="10800 0 0 10800 10800 21600 21600 10800" draw:type="flowchart-process" draw:enhanced-path="M 0 0 L 21600 0 21600 21600 0 21600 0 0 Z N"/>
        </draw:custom-shape>
        <draw:custom-shape draw:style-name="gr26" draw:text-style-name="P5" draw:layer="layout" svg:width="0.508cm" svg:height="0.508cm" svg:x="13.843cm" svg:y="12.31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6" draw:text-style-name="P5" draw:layer="layout" svg:width="0.508cm" svg:height="0.508cm" svg:x="14.351cm" svg:y="12.31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6" draw:text-style-name="P5" draw:layer="layout" svg:width="0.508cm" svg:height="0.508cm" svg:x="14.859cm" svg:y="12.31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2" draw:layer="layout" svg:width="0.508cm" svg:height="0.508cm" svg:x="15.367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5.875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383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6.891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399cm" svg:y="12.319cm">
          <text:p/>
          <draw:enhanced-geometry svg:viewBox="0 0 21600 21600" draw:glue-points="10800 0 0 10800 10800 21600 21600 10800" draw:type="flowchart-process" draw:enhanced-path="M 0 0 L 21600 0 21600 21600 0 21600 0 0 Z N"/>
        </draw:custom-shape>
        <draw:custom-shape draw:style-name="gr20" draw:text-style-name="P2" draw:layer="layout" svg:width="0.508cm" svg:height="0.508cm" svg:x="17.907cm" svg:y="12.319cm">
          <text:p/>
          <draw:enhanced-geometry svg:viewBox="0 0 21600 21600" draw:glue-points="10800 0 0 10800 10800 21600 21600 10800" draw:type="flowchart-process" draw:enhanced-path="M 0 0 L 21600 0 21600 21600 0 21600 0 0 Z N"/>
        </draw:custom-shape>
        <draw:line draw:style-name="gr27" draw:text-style-name="P2" draw:layer="layout" svg:x1="15.875cm" svg:y1="10.287cm" svg:x2="18.034cm" svg:y2="12.446cm">
          <text:p/>
        </draw:line>
        <draw:line draw:style-name="gr27" draw:text-style-name="P2" draw:layer="layout" svg:x1="15.367cm" svg:y1="10.287cm" svg:x2="13.208cm" svg:y2="12.446cm">
          <text:p/>
        </draw:line>
        <draw:line draw:style-name="gr27" draw:text-style-name="P2" draw:layer="layout" svg:x1="15.875cm" svg:y1="9.779cm" svg:x2="18.034cm" svg:y2="7.62cm">
          <text:p/>
        </draw:line>
        <draw:line draw:style-name="gr27" draw:text-style-name="P2" draw:layer="layout" svg:x1="15.367cm" svg:y1="9.779cm" svg:x2="13.208cm" svg:y2="7.62cm">
          <text:p/>
        </draw:line>
        <draw:custom-shape draw:style-name="gr25" draw:text-style-name="P6" draw:layer="layout" svg:width="0.508cm" svg:height="0.508cm" svg:x="8.255cm" svg:y="15.113cm">
          <text:p text:style-name="P2"><text:span text:style-name="T4">A</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8.255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8.763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8.763cm" svg:y="15.621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9.271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9.271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9.779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9.779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0.287cm" svg:y="15.113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0.287cm" svg:y="15.621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0.795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0.795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1.303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1.303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1.811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1.811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2.319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2.319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2.827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2.827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3.335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3.335cm" svg:y="15.621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5" draw:text-style-name="P6" draw:layer="layout" svg:width="0.508cm" svg:height="0.508cm" svg:x="13.843cm" svg:y="15.113cm">
          <text:p text:style-name="P2"><text:span text:style-name="T4">-</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3.843cm" svg:y="15.621cm">
          <text:p text:style-name="P2"><text:span text:style-name="T4">F</text:span></text:p>
          <draw:enhanced-geometry svg:viewBox="0 0 21600 21600" draw:glue-points="10800 0 0 10800 10800 21600 21600 10800" draw:type="flowchart-process" draw:enhanced-path="M 0 0 L 21600 0 21600 21600 0 21600 0 0 Z N"/>
        </draw:custom-shape>
        <draw:custom-shape draw:style-name="gr28" draw:text-style-name="P2" draw:layer="layout" svg:width="0.381cm" svg:height="1.27cm" draw:transform="rotate (-1.57079632679579) translate (9.652cm 14.605cm)">
          <text:p/>
          <draw:enhanced-geometry svg:viewBox="0 0 21600 21600" draw:glue-points="21600 0 0 10800 21600 21600" draw:text-areas="13800 ?f9 21600 ?f10" draw:type="left-brace" draw:modifiers="1250.5902192242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2" draw:layer="layout" svg:width="0.381cm" svg:height="1.27cm" draw:transform="rotate (-1.57079632679579) translate (11.176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2" draw:layer="layout" svg:width="0.381cm" svg:height="1.27cm" draw:transform="rotate (-1.57079632679579) translate (12.7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2" draw:layer="layout" svg:width="0.381cm" svg:height="1.27cm" draw:transform="rotate (-1.57079632679579) translate (14.224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layer="layout" svg:width="1.111cm" svg:height="1.115cm" svg:x="8.414cm" svg:y="13.716cm">
          <draw:text-box>
            <text:p>N</text:p>
          </draw:text-box>
        </draw:frame>
        <draw:frame draw:style-name="gr29" draw:layer="layout" svg:width="1.077cm" svg:height="1.115cm" svg:x="9.906cm" svg:y="13.716cm">
          <draw:text-box>
            <text:p>E</text:p>
          </draw:text-box>
        </draw:frame>
        <draw:frame draw:style-name="gr29" draw:layer="layout" svg:width="1.077cm" svg:height="1.115cm" svg:x="11.496cm" svg:y="13.716cm">
          <draw:text-box>
            <text:p>S</text:p>
          </draw:text-box>
        </draw:frame>
        <draw:frame draw:style-name="gr29" draw:layer="layout" svg:width="1.255cm" svg:height="1.115cm" svg:x="12.969cm" svg:y="13.716cm">
          <draw:text-box>
            <text:p>W</text:p>
          </draw:text-box>
        </draw:frame>
        <presentation:notes draw:style-name="dp2">
          <draw:page-thumbnail draw:style-name="gr3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notes draw:style-name="dp2">
          <draw:page-thumbnail draw:style-name="gr30"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line draw:style-name="gr31" draw:text-style-name="P2" draw:layer="layout" svg:x1="5.08cm" svg:y1="15.24cm" svg:x2="5.08cm" svg:y2="12.065cm">
          <text:p/>
        </draw:line>
        <draw:line draw:style-name="gr31" draw:text-style-name="P2" draw:layer="layout" svg:x1="4.445cm" svg:y1="14.605cm" svg:x2="13.335cm" svg:y2="14.605cm">
          <text:p/>
        </draw:line>
        <draw:frame draw:style-name="gr32" draw:text-style-name="P7" draw:layer="layout" svg:width="0.739cm" svg:height="0.725cm" svg:x="4.445cm" svg:y="14.605cm">
          <draw:text-box>
            <text:p><text:span text:style-name="T5">0</text:span></text:p>
          </draw:text-box>
        </draw:frame>
        <draw:line draw:style-name="gr33" draw:text-style-name="P2" draw:layer="layout" svg:x1="4.762cm" svg:y1="12.7cm" svg:x2="5.397cm" svg:y2="12.7cm">
          <text:p/>
        </draw:line>
        <draw:frame draw:style-name="gr19" draw:text-style-name="P7" draw:layer="layout" svg:width="0.739cm" svg:height="0.725cm" svg:x="4.445cm" svg:y="12.7cm">
          <draw:text-box>
            <text:p><text:span text:style-name="T5">1</text:span></text:p>
          </draw:text-box>
        </draw:frame>
        <draw:line draw:style-name="gr34" draw:text-style-name="P2" draw:layer="layout" svg:x1="5.08cm" svg:y1="14.605cm" svg:x2="6.985cm" svg:y2="14.605cm">
          <text:p/>
        </draw:line>
        <draw:line draw:style-name="gr34" draw:text-style-name="P2" draw:layer="layout" svg:x1="6.985cm" svg:y1="12.7cm" svg:x2="6.985cm" svg:y2="14.605cm">
          <text:p/>
        </draw:line>
        <draw:line draw:style-name="gr35" draw:text-style-name="P2" draw:layer="layout" svg:x1="5.08cm" svg:y1="14.605cm" svg:x2="6.985cm" svg:y2="12.7cm">
          <text:p/>
        </draw:line>
        <draw:line draw:style-name="gr36" draw:text-style-name="P2" draw:layer="layout" svg:x1="5.715cm" svg:y1="14.605cm" svg:x2="5.715cm" svg:y2="14.922cm">
          <text:p/>
        </draw:line>
        <draw:line draw:style-name="gr36" draw:text-style-name="P2" draw:layer="layout" svg:x1="6.35cm" svg:y1="14.605cm" svg:x2="6.35cm" svg:y2="14.922cm">
          <text:p/>
        </draw:line>
        <draw:line draw:style-name="gr36" draw:text-style-name="P2" draw:layer="layout" svg:x1="6.985cm" svg:y1="14.605cm" svg:x2="6.985cm" svg:y2="14.922cm">
          <text:p/>
        </draw:line>
        <draw:line draw:style-name="gr36" draw:text-style-name="P2" draw:layer="layout" svg:x1="7.62cm" svg:y1="14.605cm" svg:x2="7.62cm" svg:y2="14.922cm">
          <text:p/>
        </draw:line>
        <draw:line draw:style-name="gr36" draw:text-style-name="P2" draw:layer="layout" svg:x1="8.255cm" svg:y1="14.605cm" svg:x2="8.255cm" svg:y2="14.922cm">
          <text:p/>
        </draw:line>
        <draw:line draw:style-name="gr36" draw:text-style-name="P2" draw:layer="layout" svg:x1="8.89cm" svg:y1="14.605cm" svg:x2="8.89cm" svg:y2="14.922cm">
          <text:p/>
        </draw:line>
        <draw:line draw:style-name="gr36" draw:text-style-name="P2" draw:layer="layout" svg:x1="9.525cm" svg:y1="14.605cm" svg:x2="9.525cm" svg:y2="14.922cm">
          <text:p/>
        </draw:line>
        <draw:line draw:style-name="gr36" draw:text-style-name="P2" draw:layer="layout" svg:x1="10.16cm" svg:y1="14.605cm" svg:x2="10.16cm" svg:y2="14.922cm">
          <text:p/>
        </draw:line>
        <draw:line draw:style-name="gr36" draw:text-style-name="P2" draw:layer="layout" svg:x1="10.795cm" svg:y1="14.605cm" svg:x2="10.795cm" svg:y2="14.922cm">
          <text:p/>
        </draw:line>
        <draw:line draw:style-name="gr36" draw:text-style-name="P2" draw:layer="layout" svg:x1="11.43cm" svg:y1="14.605cm" svg:x2="11.43cm" svg:y2="14.922cm">
          <text:p/>
        </draw:line>
        <draw:line draw:style-name="gr36" draw:text-style-name="P2" draw:layer="layout" svg:x1="12.065cm" svg:y1="14.605cm" svg:x2="12.065cm" svg:y2="14.922cm">
          <text:p/>
        </draw:line>
        <draw:line draw:style-name="gr36" draw:text-style-name="P2" draw:layer="layout" svg:x1="12.7cm" svg:y1="14.605cm" svg:x2="12.7cm" svg:y2="14.922cm">
          <text:p/>
        </draw:line>
        <draw:frame draw:style-name="gr37" draw:text-style-name="P7" draw:layer="layout" svg:width="0.739cm" svg:height="0.725cm" svg:x="5.08cm" svg:y="14.605cm">
          <draw:text-box>
            <text:p><text:span text:style-name="T5">1</text:span></text:p>
          </draw:text-box>
        </draw:frame>
        <draw:frame draw:style-name="gr37" draw:text-style-name="P7" draw:layer="layout" svg:width="0.739cm" svg:height="0.725cm" svg:x="5.611cm" svg:y="14.605cm">
          <draw:text-box>
            <text:p><text:span text:style-name="T5">2</text:span></text:p>
          </draw:text-box>
        </draw:frame>
        <draw:frame draw:style-name="gr37" draw:text-style-name="P7" draw:layer="layout" svg:width="0.739cm" svg:height="0.725cm" svg:x="6.246cm" svg:y="14.605cm">
          <draw:text-box>
            <text:p><text:span text:style-name="T5">3</text:span></text:p>
          </draw:text-box>
        </draw:frame>
        <draw:frame draw:style-name="gr37" draw:text-style-name="P7" draw:layer="layout" svg:width="0.739cm" svg:height="0.725cm" svg:x="6.881cm" svg:y="14.605cm">
          <draw:text-box>
            <text:p><text:span text:style-name="T5">4</text:span></text:p>
          </draw:text-box>
        </draw:frame>
        <draw:frame draw:style-name="gr37" draw:text-style-name="P7" draw:layer="layout" svg:width="0.739cm" svg:height="0.725cm" svg:x="7.516cm" svg:y="14.605cm">
          <draw:text-box>
            <text:p><text:span text:style-name="T5">5</text:span></text:p>
          </draw:text-box>
        </draw:frame>
        <draw:frame draw:style-name="gr37" draw:text-style-name="P7" draw:layer="layout" svg:width="0.739cm" svg:height="0.725cm" svg:x="8.151cm" svg:y="14.605cm">
          <draw:text-box>
            <text:p><text:span text:style-name="T5">6</text:span></text:p>
          </draw:text-box>
        </draw:frame>
        <draw:frame draw:style-name="gr37" draw:text-style-name="P7" draw:layer="layout" svg:width="0.739cm" svg:height="0.725cm" svg:x="8.786cm" svg:y="14.605cm">
          <draw:text-box>
            <text:p><text:span text:style-name="T5">7</text:span></text:p>
          </draw:text-box>
        </draw:frame>
        <draw:frame draw:style-name="gr37" draw:text-style-name="P7" draw:layer="layout" svg:width="0.739cm" svg:height="0.725cm" svg:x="9.421cm" svg:y="14.605cm">
          <draw:text-box>
            <text:p><text:span text:style-name="T5">8</text:span></text:p>
          </draw:text-box>
        </draw:frame>
        <draw:frame draw:style-name="gr37" draw:text-style-name="P7" draw:layer="layout" svg:width="0.739cm" svg:height="0.725cm" svg:x="10.056cm" svg:y="14.605cm">
          <draw:text-box>
            <text:p><text:span text:style-name="T5">9</text:span></text:p>
          </draw:text-box>
        </draw:frame>
        <draw:frame draw:style-name="gr37" draw:text-style-name="P7" draw:layer="layout" svg:width="0.976cm" svg:height="0.725cm" svg:x="10.691cm" svg:y="14.605cm">
          <draw:text-box>
            <text:p><text:span text:style-name="T5">10</text:span></text:p>
          </draw:text-box>
        </draw:frame>
        <draw:frame draw:style-name="gr37" draw:text-style-name="P7" draw:layer="layout" svg:width="0.947cm" svg:height="0.725cm" svg:x="11.326cm" svg:y="14.605cm">
          <draw:text-box>
            <text:p><text:span text:style-name="T5">11</text:span></text:p>
          </draw:text-box>
        </draw:frame>
        <draw:frame draw:style-name="gr37" draw:text-style-name="P7" draw:layer="layout" svg:width="0.976cm" svg:height="0.725cm" svg:x="11.961cm" svg:y="14.605cm">
          <draw:text-box>
            <text:p><text:span text:style-name="T5">12</text:span></text:p>
          </draw:text-box>
        </draw:frame>
        <draw:frame draw:style-name="gr37" draw:text-style-name="P8" draw:layer="layout" svg:width="1.895cm" svg:height="0.734cm" svg:x="5.08cm" svg:y="11.971cm">
          <draw:text-box>
            <text:p><text:span text:style-name="T6">reward</text:span></text:p>
          </draw:text-box>
        </draw:frame>
        <draw:polyline draw:style-name="gr4" draw:text-style-name="P2" draw:layer="layout" svg:width="2.539cm" svg:height="0.635cm" svg:x="6.985cm" svg:y="15.239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7" draw:text-style-name="P7" draw:layer="layout" svg:width="3.575cm" svg:height="1.199cm" svg:x="6.35cm" svg:y="15.875cm">
          <draw:text-box>
            <text:p><text:span text:style-name="T5">action sets </text:span></text:p>
            <text:p><text:span text:style-name="T5">for neutral event</text:span></text:p>
          </draw:text-box>
        </draw:frame>
        <draw:line draw:style-name="gr38" draw:text-style-name="P2" draw:layer="layout" svg:x1="12.065cm" svg:y1="15.875cm" svg:x2="12.065cm" svg:y2="14.922cm">
          <text:p/>
        </draw:line>
        <draw:frame draw:style-name="gr37" draw:text-style-name="P7" draw:layer="layout" svg:width="3.376cm" svg:height="1.199cm" svg:x="10.16cm" svg:y="15.946cm">
          <draw:text-box>
            <text:p><text:span text:style-name="T5">stack full</text:span></text:p>
            <text:p><text:span text:style-name="T7">►</text:span><text:span text:style-name="T5">neutral event</text:span></text:p>
          </draw:text-box>
        </draw:frame>
        <draw:line draw:style-name="gr39" draw:text-style-name="P9" draw:layer="layout" svg:x1="12.7cm" svg:y1="12.7cm" svg:x2="12.7cm" svg:y2="14.605cm">
          <text:p/>
        </draw:line>
        <draw:polygon draw:style-name="gr40" draw:text-style-name="P9" draw:layer="layout" svg:width="5.714cm" svg:height="1.904cm" svg:x="6.985cm" svg:y="12.7cm" svg:viewBox="0 0 5715 1905" draw:points="0,0 5715,1905 2540,0">
          <text:p/>
        </draw:polygon>
        <draw:frame draw:style-name="gr41" draw:text-style-name="P8" draw:layer="layout" svg:width="1.526cm" svg:height="0.886cm" svg:x="12.7cm" svg:y="14.605cm">
          <draw:text-box>
            <text:p><text:span text:style-name="T6">time</text:span></text:p>
          </draw:text-box>
        </draw:frame>
        <draw:line draw:style-name="gr34" draw:text-style-name="P2" draw:layer="layout" svg:x1="6.985cm" svg:y1="12.7cm" svg:x2="12.7cm" svg:y2="12.7cm">
          <text:p/>
        </draw:line>
        <draw:line draw:style-name="gr35" draw:text-style-name="P2" draw:layer="layout" svg:x1="9.525cm" svg:y1="12.7cm" svg:x2="6.985cm" svg:y2="12.7cm">
          <text:p/>
        </draw:line>
        <draw:frame draw:style-name="gr41" draw:text-style-name="P7" draw:layer="layout" svg:width="3.224cm" svg:height="0.877cm" svg:x="8.523cm" svg:y="13.093cm">
          <draw:text-box>
            <text:p><text:span text:style-name="T5">possible error</text:span></text:p>
          </draw:text-box>
        </draw:frame>
        <draw:frame draw:style-name="gr41" draw:text-style-name="P7" draw:layer="layout" svg:width="4.714cm" svg:height="0.877cm" svg:x="5.715cm" svg:y="17.855cm">
          <draw:text-box>
            <text:p><text:span text:style-name="T5">reward for action sets</text:span></text:p>
          </draw:text-box>
        </draw:frame>
        <draw:frame draw:style-name="gr41" draw:text-style-name="P7" draw:layer="layout" svg:width="2.987cm" svg:height="0.877cm" svg:x="5.715cm" svg:y="17.22cm">
          <draw:text-box>
            <text:p><text:span text:style-name="T5">base reward</text:span></text:p>
          </draw:text-box>
        </draw:frame>
        <draw:line draw:style-name="gr42" draw:text-style-name="P9" draw:layer="layout" svg:x1="5.08cm" svg:y1="17.78cm" svg:x2="5.715cm" svg:y2="17.78cm">
          <text:p/>
        </draw:line>
        <draw:line draw:style-name="gr43" draw:text-style-name="P9" draw:layer="layout" svg:x1="5.08cm" svg:y1="18.415cm" svg:x2="5.715cm" svg:y2="18.415cm">
          <text:p/>
        </draw:line>
        <draw:line draw:style-name="gr34" draw:text-style-name="P2" draw:layer="layout" svg:x1="5.08cm" svg:y1="12.7cm" svg:x2="5.08cm" svg:y2="14.605cm">
          <text:p/>
        </draw:line>
        <presentation:notes draw:style-name="dp2">
          <draw:page-thumbnail draw:style-name="gr30"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rect draw:style-name="gr44" draw:text-style-name="P2" draw:layer="layout" svg:width="9.552cm" svg:height="5.615cm" svg:x="15.351cm" svg:y="12.049cm">
          <text:p/>
        </draw:rect>
        <draw:path draw:style-name="gr45" draw:text-style-name="P2" draw:layer="layout" svg:width="0.634cm" svg:height="2.64cm" svg:x="22.664cm" svg:y="12.981cm" svg:viewBox="0 0 635 2641" svg:d="m318 2641c-175 0-318-592-318-1321s142-1320 318-1320 317 592 317 1320-142 1321-317 1321z">
          <text:p/>
        </draw:path>
        <draw:path draw:style-name="gr4" draw:text-style-name="P2" draw:layer="layout" svg:width="0.634cm" svg:height="2.539cm" svg:x="22.664cm" svg:y="12.981cm" svg:viewBox="0 0 635 2540" svg:d="m318 2540c-175 0-318-569-318-1270s142-1270 318-1270 317 569 317 1270-142 1270-317 1270">
          <text:p/>
        </draw:path>
        <draw:line draw:style-name="gr4" draw:text-style-name="P2" draw:layer="layout" svg:x1="15.998cm" svg:y1="15.84cm" svg:x2="15.998cm" svg:y2="13.025cm">
          <text:p/>
        </draw:line>
        <draw:polygon draw:style-name="gr17" draw:text-style-name="P2" draw:layer="layout" svg:width="0.299cm" svg:height="0.449cm" svg:x="15.848cm" svg:y="12.665cm" svg:viewBox="0 0 300 450" draw:points="150,0 0,450 300,450">
          <text:p/>
        </draw:polygon>
        <draw:rect draw:style-name="gr46" draw:text-style-name="P2" draw:layer="layout" svg:width="0.767cm" svg:height="0.752cm" svg:x="15.349cm" svg:y="15.191cm">
          <text:p/>
        </draw:rect>
        <draw:line draw:style-name="gr4" draw:text-style-name="P2" draw:layer="layout" svg:x1="15.68cm" svg:y1="13.3cm" svg:x2="16.315cm" svg:y2="13.3cm">
          <text:p/>
        </draw:line>
        <draw:rect draw:style-name="gr46" draw:text-style-name="P2" draw:layer="layout" svg:width="0.767cm" svg:height="0.753cm" svg:x="15.349cm" svg:y="13.286cm">
          <text:p/>
        </draw:rect>
        <draw:frame draw:style-name="gr47" draw:text-style-name="P10" draw:layer="layout" svg:width="0.739cm" svg:height="0.725cm" svg:x="15.613cm" svg:y="13.423cm">
          <draw:text-box>
            <text:p text:style-name="P10">1</text:p>
          </draw:text-box>
        </draw:frame>
        <draw:polygon draw:style-name="gr17" draw:text-style-name="P2" draw:layer="layout" svg:width="0.151cm" svg:height="1.904cm" svg:x="17.827cm" svg:y="13.3cm" svg:viewBox="0 0 152 1905" draw:points="152,0 152,1905 76,1905 0,1905 0,0 76,0">
          <text:p/>
        </draw:polygon>
        <draw:rect draw:style-name="gr46" draw:text-style-name="P2" draw:layer="layout" svg:width="0.767cm" svg:height="0.752cm" svg:x="15.984cm" svg:y="15.191cm">
          <text:p/>
        </draw:rect>
        <draw:rect draw:style-name="gr46" draw:text-style-name="P2" draw:layer="layout" svg:width="0.767cm" svg:height="0.752cm" svg:x="16.515cm" svg:y="15.191cm">
          <text:p/>
        </draw:rect>
        <draw:rect draw:style-name="gr46" draw:text-style-name="P2" draw:layer="layout" svg:width="0.767cm" svg:height="0.752cm" svg:x="17.15cm" svg:y="15.191cm">
          <text:p/>
        </draw:rect>
        <draw:rect draw:style-name="gr46" draw:text-style-name="P2" draw:layer="layout" svg:width="0.767cm" svg:height="0.752cm" svg:x="17.785cm" svg:y="15.191cm">
          <text:p/>
        </draw:rect>
        <draw:rect draw:style-name="gr46" draw:text-style-name="P2" draw:layer="layout" svg:width="0.767cm" svg:height="0.752cm" svg:x="18.42cm" svg:y="15.191cm">
          <text:p/>
        </draw:rect>
        <draw:rect draw:style-name="gr46" draw:text-style-name="P2" draw:layer="layout" svg:width="0.767cm" svg:height="0.752cm" svg:x="19.055cm" svg:y="15.191cm">
          <text:p/>
        </draw:rect>
        <draw:rect draw:style-name="gr46" draw:text-style-name="P2" draw:layer="layout" svg:width="0.767cm" svg:height="0.752cm" svg:x="19.69cm" svg:y="15.191cm">
          <text:p/>
        </draw:rect>
        <draw:rect draw:style-name="gr46" draw:text-style-name="P2" draw:layer="layout" svg:width="0.767cm" svg:height="0.752cm" svg:x="20.325cm" svg:y="15.191cm">
          <text:p/>
        </draw:rect>
        <draw:rect draw:style-name="gr46" draw:text-style-name="P2" draw:layer="layout" svg:width="0.767cm" svg:height="0.752cm" svg:x="20.96cm" svg:y="15.191cm">
          <text:p/>
        </draw:rect>
        <draw:rect draw:style-name="gr46" draw:text-style-name="P2" draw:layer="layout" svg:width="1.004cm" svg:height="0.752cm" svg:x="21.595cm" svg:y="15.191cm">
          <text:p/>
        </draw:rect>
        <draw:rect draw:style-name="gr46" draw:text-style-name="P2" draw:layer="layout" svg:width="0.975cm" svg:height="0.752cm" svg:x="22.23cm" svg:y="15.191cm">
          <text:p/>
        </draw:rect>
        <draw:rect draw:style-name="gr46" draw:text-style-name="P2" draw:layer="layout" svg:width="1.004cm" svg:height="0.752cm" svg:x="22.865cm" svg:y="15.191cm">
          <text:p/>
        </draw:rect>
        <draw:rect draw:style-name="gr46" draw:text-style-name="P2" draw:layer="layout" svg:width="1.923cm" svg:height="0.762cm" svg:x="15.984cm" svg:y="12.557cm">
          <text:p/>
        </draw:rect>
        <draw:frame draw:style-name="gr48" draw:text-style-name="P11" draw:layer="layout" svg:width="1.895cm" svg:height="0.734cm" svg:x="16.012cm" svg:y="12.573cm">
          <draw:text-box>
            <text:p text:style-name="P11">reward</text:p>
          </draw:text-box>
        </draw:frame>
        <draw:frame draw:style-name="gr49" draw:text-style-name="P12" draw:layer="layout" svg:width="2.792cm" svg:height="1.029cm" svg:x="17.913cm" svg:y="13.589cm">
          <draw:text-box>
            <text:p text:style-name="P12">action sets for </text:p>
            <text:p text:style-name="P12">neutral event </text:p>
          </draw:text-box>
        </draw:frame>
        <draw:rect draw:style-name="gr46" draw:text-style-name="P2" draw:layer="layout" svg:width="1.553cm" svg:height="0.913cm" svg:x="23.604cm" svg:y="15.191cm">
          <text:p/>
        </draw:rect>
        <draw:polygon draw:style-name="gr17" draw:text-style-name="P2" draw:layer="layout" svg:width="5.077cm" svg:height="0.152cm" svg:x="17.903cm" svg:y="13.223cm" svg:viewBox="0 0 5078 153" draw:points="0,1 5078,0 5078,76 5078,152 0,153 0,77">
          <text:p/>
        </draw:polygon>
        <draw:rect draw:style-name="gr46" draw:text-style-name="P2" draw:layer="layout" svg:width="3.015cm" svg:height="1.01cm" svg:x="16.618cm" svg:y="17.255cm">
          <text:p/>
        </draw:rect>
        <draw:polygon draw:style-name="gr17" draw:text-style-name="P2" draw:layer="layout" svg:width="0.151cm" svg:height="1.904cm" svg:x="15.922cm" svg:y="13.3cm" svg:viewBox="0 0 152 1905" draw:points="152,0 152,1905 76,1905 0,1905 0,0 76,0">
          <text:p/>
        </draw:polygon>
        <draw:frame draw:style-name="gr50" draw:text-style-name="P12" draw:layer="layout" svg:width="2.183cm" svg:height="1.029cm" svg:x="20.559cm" svg:y="13.589cm">
          <draw:text-box>
            <text:p text:style-name="P12">remaining </text:p>
            <text:p text:style-name="P12">action sets</text:p>
          </draw:text-box>
        </draw:frame>
        <draw:rect draw:style-name="gr46" draw:text-style-name="P2" draw:layer="layout" svg:width="4.471cm" svg:height="0.673cm" svg:x="18.217cm" svg:y="13.863cm">
          <text:p/>
        </draw:rect>
        <draw:frame draw:style-name="gr51" draw:text-style-name="P13" draw:layer="layout" svg:width="4.443cm" svg:height="0.645cm" svg:x="18.399cm" svg:y="12.7cm">
          <draw:text-box>
            <text:p text:style-name="P13">stack full → neutral event</text:p>
          </draw:text-box>
        </draw:frame>
        <draw:ellipse draw:style-name="gr52" draw:text-style-name="P2" draw:layer="layout" svg:width="0.573cm" svg:height="2.718cm" svg:x="9.206cm" svg:y="12.522cm">
          <text:p/>
        </draw:ellipse>
        <draw:ellipse draw:style-name="gr53" draw:text-style-name="P2" draw:layer="layout" svg:width="0.635cm" svg:height="2.718cm" svg:x="10.476cm" svg:y="12.522cm">
          <text:p/>
        </draw:ellipse>
        <draw:ellipse draw:style-name="gr53" draw:text-style-name="P2" draw:layer="layout" svg:width="0.635cm" svg:height="2.718cm" svg:x="6.666cm" svg:y="12.522cm">
          <text:p/>
        </draw:ellipse>
        <draw:line draw:style-name="gr31" draw:text-style-name="P2" draw:layer="layout" svg:x1="5.08cm" svg:y1="15.38cm" svg:x2="5.08cm" svg:y2="12.205cm">
          <text:p/>
        </draw:line>
        <draw:line draw:style-name="gr31" draw:text-style-name="P2" draw:layer="layout" svg:x1="4.445cm" svg:y1="14.745cm" svg:x2="13.335cm" svg:y2="14.745cm">
          <text:p/>
        </draw:line>
        <draw:frame draw:style-name="gr32" draw:text-style-name="P7" draw:layer="layout" svg:width="0.739cm" svg:height="0.725cm" svg:x="4.445cm" svg:y="14.745cm">
          <draw:text-box>
            <text:p><text:span text:style-name="T5">0</text:span></text:p>
          </draw:text-box>
        </draw:frame>
        <draw:line draw:style-name="gr33" draw:text-style-name="P2" draw:layer="layout" svg:x1="4.762cm" svg:y1="12.84cm" svg:x2="5.397cm" svg:y2="12.84cm">
          <text:p/>
        </draw:line>
        <draw:frame draw:style-name="gr19" draw:text-style-name="P7" draw:layer="layout" svg:width="0.739cm" svg:height="0.725cm" svg:x="4.445cm" svg:y="12.84cm">
          <draw:text-box>
            <text:p><text:span text:style-name="T5">1</text:span></text:p>
          </draw:text-box>
        </draw:frame>
        <draw:line draw:style-name="gr34" draw:text-style-name="P2" draw:layer="layout" svg:x1="5.08cm" svg:y1="14.745cm" svg:x2="6.985cm" svg:y2="14.745cm">
          <text:p/>
        </draw:line>
        <draw:line draw:style-name="gr34" draw:text-style-name="P2" draw:layer="layout" svg:x1="6.985cm" svg:y1="12.84cm" svg:x2="6.985cm" svg:y2="14.745cm">
          <text:p/>
        </draw:line>
        <draw:line draw:style-name="gr36" draw:text-style-name="P2" draw:layer="layout" svg:x1="5.715cm" svg:y1="14.745cm" svg:x2="5.715cm" svg:y2="15.062cm">
          <text:p/>
        </draw:line>
        <draw:line draw:style-name="gr36" draw:text-style-name="P2" draw:layer="layout" svg:x1="6.35cm" svg:y1="14.745cm" svg:x2="6.35cm" svg:y2="15.062cm">
          <text:p/>
        </draw:line>
        <draw:line draw:style-name="gr36" draw:text-style-name="P2" draw:layer="layout" svg:x1="6.985cm" svg:y1="14.745cm" svg:x2="6.985cm" svg:y2="15.062cm">
          <text:p/>
        </draw:line>
        <draw:line draw:style-name="gr36" draw:text-style-name="P2" draw:layer="layout" svg:x1="7.62cm" svg:y1="14.745cm" svg:x2="7.62cm" svg:y2="15.062cm">
          <text:p/>
        </draw:line>
        <draw:line draw:style-name="gr36" draw:text-style-name="P2" draw:layer="layout" svg:x1="8.255cm" svg:y1="14.745cm" svg:x2="8.255cm" svg:y2="15.062cm">
          <text:p/>
        </draw:line>
        <draw:line draw:style-name="gr36" draw:text-style-name="P2" draw:layer="layout" svg:x1="8.89cm" svg:y1="14.745cm" svg:x2="8.89cm" svg:y2="15.062cm">
          <text:p/>
        </draw:line>
        <draw:line draw:style-name="gr36" draw:text-style-name="P2" draw:layer="layout" svg:x1="9.525cm" svg:y1="14.745cm" svg:x2="9.525cm" svg:y2="15.062cm">
          <text:p/>
        </draw:line>
        <draw:line draw:style-name="gr36" draw:text-style-name="P2" draw:layer="layout" svg:x1="10.16cm" svg:y1="14.745cm" svg:x2="10.16cm" svg:y2="15.062cm">
          <text:p/>
        </draw:line>
        <draw:line draw:style-name="gr36" draw:text-style-name="P2" draw:layer="layout" svg:x1="10.795cm" svg:y1="14.745cm" svg:x2="10.795cm" svg:y2="15.062cm">
          <text:p/>
        </draw:line>
        <draw:line draw:style-name="gr36" draw:text-style-name="P2" draw:layer="layout" svg:x1="11.43cm" svg:y1="14.745cm" svg:x2="11.43cm" svg:y2="15.062cm">
          <text:p/>
        </draw:line>
        <draw:line draw:style-name="gr36" draw:text-style-name="P2" draw:layer="layout" svg:x1="12.065cm" svg:y1="14.745cm" svg:x2="12.065cm" svg:y2="15.062cm">
          <text:p/>
        </draw:line>
        <draw:line draw:style-name="gr36" draw:text-style-name="P2" draw:layer="layout" svg:x1="12.7cm" svg:y1="14.745cm" svg:x2="12.7cm" svg:y2="15.062cm">
          <text:p/>
        </draw:line>
        <draw:frame draw:style-name="gr37" draw:text-style-name="P7" draw:layer="layout" svg:width="0.739cm" svg:height="0.725cm" svg:x="5.08cm" svg:y="14.745cm">
          <draw:text-box>
            <text:p><text:span text:style-name="T5">1</text:span></text:p>
          </draw:text-box>
        </draw:frame>
        <draw:frame draw:style-name="gr37" draw:text-style-name="P7" draw:layer="layout" svg:width="0.739cm" svg:height="0.725cm" svg:x="5.611cm" svg:y="14.745cm">
          <draw:text-box>
            <text:p><text:span text:style-name="T5">2</text:span></text:p>
          </draw:text-box>
        </draw:frame>
        <draw:frame draw:style-name="gr37" draw:text-style-name="P7" draw:layer="layout" svg:width="0.739cm" svg:height="0.725cm" svg:x="6.246cm" svg:y="14.745cm">
          <draw:text-box>
            <text:p><text:span text:style-name="T5">3</text:span></text:p>
          </draw:text-box>
        </draw:frame>
        <draw:frame draw:style-name="gr37" draw:text-style-name="P7" draw:layer="layout" svg:width="0.739cm" svg:height="0.725cm" svg:x="6.881cm" svg:y="14.745cm">
          <draw:text-box>
            <text:p><text:span text:style-name="T5">4</text:span></text:p>
          </draw:text-box>
        </draw:frame>
        <draw:frame draw:style-name="gr37" draw:text-style-name="P7" draw:layer="layout" svg:width="0.739cm" svg:height="0.725cm" svg:x="7.516cm" svg:y="14.745cm">
          <draw:text-box>
            <text:p><text:span text:style-name="T5">5</text:span></text:p>
          </draw:text-box>
        </draw:frame>
        <draw:frame draw:style-name="gr37" draw:text-style-name="P7" draw:layer="layout" svg:width="0.739cm" svg:height="0.725cm" svg:x="8.151cm" svg:y="14.745cm">
          <draw:text-box>
            <text:p><text:span text:style-name="T5">6</text:span></text:p>
          </draw:text-box>
        </draw:frame>
        <draw:frame draw:style-name="gr37" draw:text-style-name="P7" draw:layer="layout" svg:width="0.739cm" svg:height="0.725cm" svg:x="8.786cm" svg:y="14.745cm">
          <draw:text-box>
            <text:p><text:span text:style-name="T5">7</text:span></text:p>
          </draw:text-box>
        </draw:frame>
        <draw:frame draw:style-name="gr37" draw:text-style-name="P7" draw:layer="layout" svg:width="0.739cm" svg:height="0.725cm" svg:x="9.421cm" svg:y="14.745cm">
          <draw:text-box>
            <text:p><text:span text:style-name="T5">8</text:span></text:p>
          </draw:text-box>
        </draw:frame>
        <draw:frame draw:style-name="gr37" draw:text-style-name="P7" draw:layer="layout" svg:width="0.739cm" svg:height="0.725cm" svg:x="10.056cm" svg:y="14.745cm">
          <draw:text-box>
            <text:p><text:span text:style-name="T5">9</text:span></text:p>
          </draw:text-box>
        </draw:frame>
        <draw:frame draw:style-name="gr37" draw:text-style-name="P7" draw:layer="layout" svg:width="0.976cm" svg:height="0.725cm" svg:x="10.691cm" svg:y="14.745cm">
          <draw:text-box>
            <text:p><text:span text:style-name="T5">10</text:span></text:p>
          </draw:text-box>
        </draw:frame>
        <draw:frame draw:style-name="gr37" draw:text-style-name="P7" draw:layer="layout" svg:width="0.947cm" svg:height="0.725cm" svg:x="11.326cm" svg:y="14.745cm">
          <draw:text-box>
            <text:p><text:span text:style-name="T5">11</text:span></text:p>
          </draw:text-box>
        </draw:frame>
        <draw:frame draw:style-name="gr37" draw:text-style-name="P7" draw:layer="layout" svg:width="0.976cm" svg:height="0.725cm" svg:x="11.961cm" svg:y="14.745cm">
          <draw:text-box>
            <text:p><text:span text:style-name="T5">12</text:span></text:p>
          </draw:text-box>
        </draw:frame>
        <draw:frame draw:style-name="gr37" draw:text-style-name="P8" draw:layer="layout" svg:width="1.895cm" svg:height="0.734cm" svg:x="5.08cm" svg:y="12.111cm">
          <draw:text-box>
            <text:p><text:span text:style-name="T6">reward</text:span></text:p>
          </draw:text-box>
        </draw:frame>
        <draw:line draw:style-name="gr39" draw:text-style-name="P9" draw:layer="layout" svg:x1="9.525cm" svg:y1="12.839cm" svg:x2="9.525cm" svg:y2="14.744cm">
          <text:p/>
        </draw:line>
        <draw:frame draw:style-name="gr41" draw:text-style-name="P8" draw:layer="layout" svg:width="1.526cm" svg:height="0.886cm" svg:x="12.446cm" svg:y="13.843cm">
          <draw:text-box>
            <text:p><text:span text:style-name="T6">time</text:span></text:p>
          </draw:text-box>
        </draw:frame>
        <draw:line draw:style-name="gr34" draw:text-style-name="P2" draw:layer="layout" svg:x1="6.985cm" svg:y1="12.84cm" svg:x2="9.525cm" svg:y2="12.839cm">
          <text:p/>
        </draw:line>
        <draw:line draw:style-name="gr34" draw:text-style-name="P2" draw:layer="layout" svg:x1="9.446cm" svg:y1="14.744cm" svg:x2="10.795cm" svg:y2="14.732cm">
          <text:p/>
        </draw:line>
        <draw:line draw:style-name="gr39" draw:text-style-name="P9" draw:layer="layout" svg:x1="10.794cm" svg:y1="12.839cm" svg:x2="10.795cm" svg:y2="14.732cm">
          <text:p/>
        </draw:line>
        <draw:line draw:style-name="gr34" draw:text-style-name="P2" draw:layer="layout" svg:x1="10.794cm" svg:y1="12.839cm" svg:x2="12.7cm" svg:y2="12.839cm">
          <text:p/>
        </draw:line>
        <draw:frame draw:style-name="gr19" draw:text-style-name="P14" draw:layer="layout" svg:width="1.692cm" svg:height="1.039cm" svg:x="5.166cm" svg:y="12.827cm">
          <draw:text-box>
            <text:p><text:span text:style-name="T8">positive</text:span></text:p>
            <text:p><text:span text:style-name="T8">event</text:span></text:p>
          </draw:text-box>
        </draw:frame>
        <draw:frame draw:style-name="gr54" draw:text-style-name="P14" draw:layer="layout" svg:width="1.778cm" svg:height="1.039cm" svg:x="10.922cm" svg:y="12.859cm">
          <draw:text-box>
            <text:p><text:span text:style-name="T8">positive </text:span></text:p>
            <text:p><text:span text:style-name="T8">event</text:span></text:p>
          </draw:text-box>
        </draw:frame>
        <draw:frame draw:style-name="gr55" draw:text-style-name="P14" draw:layer="layout" svg:width="1.895cm" svg:height="1.039cm" svg:x="7.62cm" svg:y="12.827cm">
          <draw:text-box>
            <text:p><text:span text:style-name="T8">negative </text:span></text:p>
            <text:p><text:span text:style-name="T8">event</text:span></text:p>
          </draw:text-box>
        </draw:frame>
        <draw:line draw:style-name="gr31" draw:text-style-name="P2" draw:layer="layout" svg:x1="13.079cm" svg:y1="8.399cm" svg:x2="13.079cm" svg:y2="5.224cm">
          <text:p/>
        </draw:line>
        <draw:line draw:style-name="gr31" draw:text-style-name="P2" draw:layer="layout" svg:x1="12.444cm" svg:y1="7.764cm" svg:x2="21.334cm" svg:y2="7.764cm">
          <text:p/>
        </draw:line>
        <draw:frame draw:style-name="gr32" draw:text-style-name="P7" draw:layer="layout" svg:width="0.739cm" svg:height="0.725cm" svg:x="12.444cm" svg:y="7.764cm">
          <draw:text-box>
            <text:p><text:span text:style-name="T5">0</text:span></text:p>
          </draw:text-box>
        </draw:frame>
        <draw:line draw:style-name="gr33" draw:text-style-name="P2" draw:layer="layout" svg:x1="12.761cm" svg:y1="5.859cm" svg:x2="13.396cm" svg:y2="5.859cm">
          <text:p/>
        </draw:line>
        <draw:frame draw:style-name="gr19" draw:text-style-name="P7" draw:layer="layout" svg:width="0.739cm" svg:height="0.725cm" svg:x="12.444cm" svg:y="5.859cm">
          <draw:text-box>
            <text:p><text:span text:style-name="T5">1</text:span></text:p>
          </draw:text-box>
        </draw:frame>
        <draw:line draw:style-name="gr34" draw:text-style-name="P2" draw:layer="layout" svg:x1="13.079cm" svg:y1="7.764cm" svg:x2="14.984cm" svg:y2="7.764cm">
          <text:p/>
        </draw:line>
        <draw:line draw:style-name="gr34" draw:text-style-name="P2" draw:layer="layout" svg:x1="14.984cm" svg:y1="5.859cm" svg:x2="14.984cm" svg:y2="7.764cm">
          <text:p/>
        </draw:line>
        <draw:line draw:style-name="gr35" draw:text-style-name="P2" draw:layer="layout" svg:x1="13.079cm" svg:y1="7.764cm" svg:x2="14.984cm" svg:y2="5.859cm">
          <text:p/>
        </draw:line>
        <draw:line draw:style-name="gr36" draw:text-style-name="P2" draw:layer="layout" svg:x1="13.714cm" svg:y1="7.764cm" svg:x2="13.714cm" svg:y2="8.081cm">
          <text:p/>
        </draw:line>
        <draw:line draw:style-name="gr36" draw:text-style-name="P2" draw:layer="layout" svg:x1="14.349cm" svg:y1="7.764cm" svg:x2="14.349cm" svg:y2="8.081cm">
          <text:p/>
        </draw:line>
        <draw:line draw:style-name="gr36" draw:text-style-name="P2" draw:layer="layout" svg:x1="14.984cm" svg:y1="7.764cm" svg:x2="14.984cm" svg:y2="8.081cm">
          <text:p/>
        </draw:line>
        <draw:line draw:style-name="gr36" draw:text-style-name="P2" draw:layer="layout" svg:x1="15.619cm" svg:y1="7.764cm" svg:x2="15.619cm" svg:y2="8.081cm">
          <text:p/>
        </draw:line>
        <draw:line draw:style-name="gr36" draw:text-style-name="P2" draw:layer="layout" svg:x1="16.254cm" svg:y1="7.764cm" svg:x2="16.254cm" svg:y2="8.081cm">
          <text:p/>
        </draw:line>
        <draw:line draw:style-name="gr36" draw:text-style-name="P2" draw:layer="layout" svg:x1="16.889cm" svg:y1="7.764cm" svg:x2="16.889cm" svg:y2="8.081cm">
          <text:p/>
        </draw:line>
        <draw:line draw:style-name="gr36" draw:text-style-name="P2" draw:layer="layout" svg:x1="17.524cm" svg:y1="7.764cm" svg:x2="17.524cm" svg:y2="8.081cm">
          <text:p/>
        </draw:line>
        <draw:line draw:style-name="gr36" draw:text-style-name="P2" draw:layer="layout" svg:x1="18.159cm" svg:y1="7.764cm" svg:x2="18.159cm" svg:y2="8.081cm">
          <text:p/>
        </draw:line>
        <draw:line draw:style-name="gr36" draw:text-style-name="P2" draw:layer="layout" svg:x1="18.794cm" svg:y1="7.764cm" svg:x2="18.794cm" svg:y2="8.081cm">
          <text:p/>
        </draw:line>
        <draw:line draw:style-name="gr36" draw:text-style-name="P2" draw:layer="layout" svg:x1="19.429cm" svg:y1="7.764cm" svg:x2="19.429cm" svg:y2="8.081cm">
          <text:p/>
        </draw:line>
        <draw:line draw:style-name="gr36" draw:text-style-name="P2" draw:layer="layout" svg:x1="20.064cm" svg:y1="7.764cm" svg:x2="20.064cm" svg:y2="8.081cm">
          <text:p/>
        </draw:line>
        <draw:line draw:style-name="gr36" draw:text-style-name="P2" draw:layer="layout" svg:x1="20.699cm" svg:y1="7.764cm" svg:x2="20.699cm" svg:y2="8.081cm">
          <text:p/>
        </draw:line>
        <draw:frame draw:style-name="gr37" draw:text-style-name="P7" draw:layer="layout" svg:width="0.739cm" svg:height="0.725cm" svg:x="13.079cm" svg:y="7.764cm">
          <draw:text-box>
            <text:p><text:span text:style-name="T5">1</text:span></text:p>
          </draw:text-box>
        </draw:frame>
        <draw:frame draw:style-name="gr37" draw:text-style-name="P7" draw:layer="layout" svg:width="0.739cm" svg:height="0.725cm" svg:x="13.61cm" svg:y="7.764cm">
          <draw:text-box>
            <text:p><text:span text:style-name="T5">2</text:span></text:p>
          </draw:text-box>
        </draw:frame>
        <draw:frame draw:style-name="gr37" draw:text-style-name="P7" draw:layer="layout" svg:width="0.739cm" svg:height="0.725cm" svg:x="14.245cm" svg:y="7.764cm">
          <draw:text-box>
            <text:p><text:span text:style-name="T5">3</text:span></text:p>
          </draw:text-box>
        </draw:frame>
        <draw:frame draw:style-name="gr37" draw:text-style-name="P7" draw:layer="layout" svg:width="0.739cm" svg:height="0.725cm" svg:x="14.88cm" svg:y="7.764cm">
          <draw:text-box>
            <text:p><text:span text:style-name="T5">4</text:span></text:p>
          </draw:text-box>
        </draw:frame>
        <draw:frame draw:style-name="gr37" draw:text-style-name="P7" draw:layer="layout" svg:width="0.739cm" svg:height="0.725cm" svg:x="15.515cm" svg:y="7.764cm">
          <draw:text-box>
            <text:p><text:span text:style-name="T5">5</text:span></text:p>
          </draw:text-box>
        </draw:frame>
        <draw:frame draw:style-name="gr37" draw:text-style-name="P7" draw:layer="layout" svg:width="0.739cm" svg:height="0.725cm" svg:x="16.15cm" svg:y="7.764cm">
          <draw:text-box>
            <text:p><text:span text:style-name="T5">6</text:span></text:p>
          </draw:text-box>
        </draw:frame>
        <draw:frame draw:style-name="gr37" draw:text-style-name="P7" draw:layer="layout" svg:width="0.739cm" svg:height="0.725cm" svg:x="16.785cm" svg:y="7.764cm">
          <draw:text-box>
            <text:p><text:span text:style-name="T5">7</text:span></text:p>
          </draw:text-box>
        </draw:frame>
        <draw:frame draw:style-name="gr37" draw:text-style-name="P7" draw:layer="layout" svg:width="0.739cm" svg:height="0.725cm" svg:x="17.42cm" svg:y="7.764cm">
          <draw:text-box>
            <text:p><text:span text:style-name="T5">8</text:span></text:p>
          </draw:text-box>
        </draw:frame>
        <draw:frame draw:style-name="gr37" draw:text-style-name="P7" draw:layer="layout" svg:width="0.739cm" svg:height="0.725cm" svg:x="18.055cm" svg:y="7.764cm">
          <draw:text-box>
            <text:p><text:span text:style-name="T5">9</text:span></text:p>
          </draw:text-box>
        </draw:frame>
        <draw:frame draw:style-name="gr37" draw:text-style-name="P7" draw:layer="layout" svg:width="0.976cm" svg:height="0.725cm" svg:x="18.69cm" svg:y="7.764cm">
          <draw:text-box>
            <text:p><text:span text:style-name="T5">10</text:span></text:p>
          </draw:text-box>
        </draw:frame>
        <draw:frame draw:style-name="gr37" draw:text-style-name="P7" draw:layer="layout" svg:width="0.947cm" svg:height="0.725cm" svg:x="19.325cm" svg:y="7.764cm">
          <draw:text-box>
            <text:p><text:span text:style-name="T5">11</text:span></text:p>
          </draw:text-box>
        </draw:frame>
        <draw:frame draw:style-name="gr56" draw:text-style-name="P7" draw:layer="layout" svg:width="0.976cm" svg:height="0.725cm" svg:x="19.96cm" svg:y="7.764cm">
          <draw:text-box>
            <text:p><text:span text:style-name="T5">12</text:span></text:p>
          </draw:text-box>
        </draw:frame>
        <draw:frame draw:style-name="gr37" draw:text-style-name="P8" draw:layer="layout" svg:width="1.895cm" svg:height="0.734cm" svg:x="13.079cm" svg:y="5.13cm">
          <draw:text-box>
            <text:p><text:span text:style-name="T6">reward</text:span></text:p>
          </draw:text-box>
        </draw:frame>
        <draw:frame draw:style-name="gr37" draw:text-style-name="P4" draw:layer="layout" svg:width="2.28cm" svg:height="1.029cm" svg:x="18.294cm" svg:y="6.35cm">
          <draw:text-box>
            <text:p><text:span text:style-name="T2">action sets </text:span></text:p>
            <text:p><text:span text:style-name="T2">in memory</text:span></text:p>
          </draw:text-box>
        </draw:frame>
        <draw:line draw:style-name="gr39" draw:text-style-name="P9" draw:layer="layout" svg:x1="17.524cm" svg:y1="5.858cm" svg:x2="17.524cm" svg:y2="7.763cm">
          <text:p/>
        </draw:line>
        <draw:frame draw:style-name="gr57" draw:text-style-name="P8" draw:layer="layout" svg:width="1.526cm" svg:height="0.886cm" svg:x="20.447cm" svg:y="6.858cm">
          <draw:text-box>
            <text:p><text:span text:style-name="T6">time</text:span></text:p>
          </draw:text-box>
        </draw:frame>
        <draw:line draw:style-name="gr34" draw:text-style-name="P2" draw:layer="layout" svg:x1="14.984cm" svg:y1="5.859cm" svg:x2="17.524cm" svg:y2="5.858cm">
          <text:p/>
        </draw:line>
        <draw:line draw:style-name="gr35" draw:text-style-name="P2" draw:layer="layout" svg:x1="17.524cm" svg:y1="7.763cm" svg:x2="14.984cm" svg:y2="5.858cm">
          <text:p/>
        </draw:line>
        <draw:line draw:style-name="gr34" draw:text-style-name="P2" draw:layer="layout" svg:x1="17.524cm" svg:y1="7.763cm" svg:x2="18.159cm" svg:y2="7.763cm">
          <text:p/>
        </draw:line>
        <draw:line draw:style-name="gr39" draw:text-style-name="P9" draw:layer="layout" svg:x1="18.159cm" svg:y1="5.858cm" svg:x2="18.159cm" svg:y2="7.763cm">
          <text:p/>
        </draw:line>
        <draw:line draw:style-name="gr34" draw:text-style-name="P2" draw:layer="layout" svg:x1="18.159cm" svg:y1="5.859cm" svg:x2="20.699cm" svg:y2="5.858cm">
          <text:p/>
        </draw:line>
        <draw:line draw:style-name="gr35" draw:text-style-name="P2" draw:layer="layout" svg:x1="17.524cm" svg:y1="7.764cm" svg:x2="18.159cm" svg:y2="5.858cm">
          <text:p/>
        </draw:line>
        <draw:line draw:style-name="gr34" draw:text-style-name="P2" draw:layer="layout" svg:x1="13.079cm" svg:y1="5.858cm" svg:x2="13.079cm" svg:y2="7.763cm">
          <text:p/>
        </draw:line>
        <draw:line draw:style-name="gr31" draw:text-style-name="P2" draw:layer="layout" svg:x1="15.367cm" svg:y1="15.116cm" svg:x2="24.257cm" svg:y2="15.116cm">
          <text:p/>
        </draw:line>
        <draw:frame draw:style-name="gr32" draw:text-style-name="P7" draw:layer="layout" svg:width="0.739cm" svg:height="0.725cm" svg:x="15.367cm" svg:y="15.116cm">
          <draw:text-box>
            <text:p><text:span text:style-name="T5">0</text:span></text:p>
          </draw:text-box>
        </draw:frame>
        <draw:line draw:style-name="gr36" draw:text-style-name="P2" draw:layer="layout" svg:x1="16.637cm" svg:y1="15.116cm" svg:x2="16.637cm" svg:y2="15.433cm">
          <text:p/>
        </draw:line>
        <draw:line draw:style-name="gr36" draw:text-style-name="P2" draw:layer="layout" svg:x1="17.272cm" svg:y1="15.116cm" svg:x2="17.272cm" svg:y2="15.433cm">
          <text:p/>
        </draw:line>
        <draw:line draw:style-name="gr36" draw:text-style-name="P2" draw:layer="layout" svg:x1="17.907cm" svg:y1="15.116cm" svg:x2="17.907cm" svg:y2="15.433cm">
          <text:p/>
        </draw:line>
        <draw:line draw:style-name="gr36" draw:text-style-name="P2" draw:layer="layout" svg:x1="18.542cm" svg:y1="15.116cm" svg:x2="18.542cm" svg:y2="15.433cm">
          <text:p/>
        </draw:line>
        <draw:line draw:style-name="gr36" draw:text-style-name="P2" draw:layer="layout" svg:x1="19.177cm" svg:y1="15.116cm" svg:x2="19.177cm" svg:y2="15.433cm">
          <text:p/>
        </draw:line>
        <draw:line draw:style-name="gr36" draw:text-style-name="P2" draw:layer="layout" svg:x1="19.812cm" svg:y1="15.116cm" svg:x2="19.812cm" svg:y2="15.433cm">
          <text:p/>
        </draw:line>
        <draw:line draw:style-name="gr36" draw:text-style-name="P2" draw:layer="layout" svg:x1="20.447cm" svg:y1="15.116cm" svg:x2="20.447cm" svg:y2="15.433cm">
          <text:p/>
        </draw:line>
        <draw:line draw:style-name="gr36" draw:text-style-name="P2" draw:layer="layout" svg:x1="21.082cm" svg:y1="15.116cm" svg:x2="21.082cm" svg:y2="15.433cm">
          <text:p/>
        </draw:line>
        <draw:line draw:style-name="gr36" draw:text-style-name="P2" draw:layer="layout" svg:x1="21.717cm" svg:y1="15.116cm" svg:x2="21.717cm" svg:y2="15.433cm">
          <text:p/>
        </draw:line>
        <draw:line draw:style-name="gr36" draw:text-style-name="P2" draw:layer="layout" svg:x1="22.352cm" svg:y1="15.116cm" svg:x2="22.352cm" svg:y2="15.433cm">
          <text:p/>
        </draw:line>
        <draw:line draw:style-name="gr36" draw:text-style-name="P2" draw:layer="layout" svg:x1="22.987cm" svg:y1="15.116cm" svg:x2="22.987cm" svg:y2="15.433cm">
          <text:p/>
        </draw:line>
        <draw:line draw:style-name="gr36" draw:text-style-name="P2" draw:layer="layout" svg:x1="23.622cm" svg:y1="15.116cm" svg:x2="23.622cm" svg:y2="15.433cm">
          <text:p/>
        </draw:line>
        <draw:frame draw:style-name="gr37" draw:text-style-name="P7" draw:layer="layout" svg:width="0.739cm" svg:height="0.725cm" svg:x="16.002cm" svg:y="15.116cm">
          <draw:text-box>
            <text:p><text:span text:style-name="T5">1</text:span></text:p>
          </draw:text-box>
        </draw:frame>
        <draw:frame draw:style-name="gr37" draw:text-style-name="P7" draw:layer="layout" svg:width="0.739cm" svg:height="0.725cm" svg:x="16.533cm" svg:y="15.116cm">
          <draw:text-box>
            <text:p><text:span text:style-name="T5">2</text:span></text:p>
          </draw:text-box>
        </draw:frame>
        <draw:frame draw:style-name="gr37" draw:text-style-name="P7" draw:layer="layout" svg:width="0.739cm" svg:height="0.725cm" svg:x="17.168cm" svg:y="15.116cm">
          <draw:text-box>
            <text:p><text:span text:style-name="T5">3</text:span></text:p>
          </draw:text-box>
        </draw:frame>
        <draw:frame draw:style-name="gr37" draw:text-style-name="P7" draw:layer="layout" svg:width="0.739cm" svg:height="0.725cm" svg:x="17.803cm" svg:y="15.116cm">
          <draw:text-box>
            <text:p><text:span text:style-name="T5">4</text:span></text:p>
          </draw:text-box>
        </draw:frame>
        <draw:frame draw:style-name="gr37" draw:text-style-name="P7" draw:layer="layout" svg:width="0.739cm" svg:height="0.725cm" svg:x="18.438cm" svg:y="15.116cm">
          <draw:text-box>
            <text:p><text:span text:style-name="T5">5</text:span></text:p>
          </draw:text-box>
        </draw:frame>
        <draw:frame draw:style-name="gr37" draw:text-style-name="P7" draw:layer="layout" svg:width="0.739cm" svg:height="0.725cm" svg:x="19.073cm" svg:y="15.116cm">
          <draw:text-box>
            <text:p><text:span text:style-name="T5">6</text:span></text:p>
          </draw:text-box>
        </draw:frame>
        <draw:frame draw:style-name="gr37" draw:text-style-name="P7" draw:layer="layout" svg:width="0.739cm" svg:height="0.725cm" svg:x="19.708cm" svg:y="15.116cm">
          <draw:text-box>
            <text:p><text:span text:style-name="T5">7</text:span></text:p>
          </draw:text-box>
        </draw:frame>
        <draw:frame draw:style-name="gr37" draw:text-style-name="P7" draw:layer="layout" svg:width="0.739cm" svg:height="0.725cm" svg:x="20.343cm" svg:y="15.116cm">
          <draw:text-box>
            <text:p><text:span text:style-name="T5">8</text:span></text:p>
          </draw:text-box>
        </draw:frame>
        <draw:frame draw:style-name="gr37" draw:text-style-name="P7" draw:layer="layout" svg:width="0.739cm" svg:height="0.725cm" svg:x="20.978cm" svg:y="15.116cm">
          <draw:text-box>
            <text:p><text:span text:style-name="T5">9</text:span></text:p>
          </draw:text-box>
        </draw:frame>
        <draw:frame draw:style-name="gr37" draw:text-style-name="P7" draw:layer="layout" svg:width="0.976cm" svg:height="0.725cm" svg:x="21.613cm" svg:y="15.116cm">
          <draw:text-box>
            <text:p><text:span text:style-name="T5">10</text:span></text:p>
          </draw:text-box>
        </draw:frame>
        <draw:frame draw:style-name="gr37" draw:text-style-name="P7" draw:layer="layout" svg:width="0.947cm" svg:height="0.725cm" svg:x="22.248cm" svg:y="15.116cm">
          <draw:text-box>
            <text:p><text:span text:style-name="T5">11</text:span></text:p>
          </draw:text-box>
        </draw:frame>
        <draw:frame draw:style-name="gr37" draw:text-style-name="P7" draw:layer="layout" svg:width="0.976cm" svg:height="0.725cm" svg:x="22.883cm" svg:y="15.116cm">
          <draw:text-box>
            <text:p><text:span text:style-name="T5">12</text:span></text:p>
          </draw:text-box>
        </draw:frame>
        <draw:frame draw:style-name="gr41" draw:text-style-name="P8" draw:layer="layout" svg:width="1.526cm" svg:height="0.886cm" svg:x="23.278cm" svg:y="14.243cm">
          <draw:text-box>
            <text:p><text:span text:style-name="T6">time</text:span></text:p>
          </draw:text-box>
        </draw:frame>
        <draw:line draw:style-name="gr34" draw:text-style-name="P2" draw:layer="layout" svg:x1="16.002cm" svg:y1="15.113cm" svg:x2="17.907cm" svg:y2="15.113cm">
          <text:p/>
        </draw:line>
        <draw:custom-shape draw:style-name="gr58" draw:text-style-name="P2" draw:layer="layout" svg:width="0.381cm" svg:height="2.032cm" draw:transform="rotate (1.5707963267946) translate (18.415cm 7.619cm)">
          <text:p/>
          <draw:enhanced-geometry svg:viewBox="0 0 21600 21600" draw:glue-points="21600 0 0 10800 21600 21600" draw:text-areas="13800 ?f9 21600 ?f10" draw:mirror-horizontal="false"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8" draw:text-style-name="P2" draw:layer="layout" svg:width="0.381cm" svg:height="2.032cm" draw:transform="rotate (1.5707963267946) translate (18.161cm 14.985cm)">
          <text:p/>
          <draw:enhanced-geometry svg:viewBox="0 0 21600 21600" draw:glue-points="21600 0 0 10800 21600 21600" draw:text-areas="13800 ?f9 21600 ?f10" draw:mirror-horizontal="false"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8" draw:text-style-name="P2" draw:layer="layout" svg:width="0.381cm" svg:height="2.032cm" draw:transform="rotate (1.5707963267946) translate (20.701cm 14.985cm)">
          <text:p/>
          <draw:enhanced-geometry svg:viewBox="0 0 21600 21600" draw:glue-points="21600 0 0 10800 21600 21600" draw:text-areas="13800 ?f9 21600 ?f10" draw:mirror-horizontal="false"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30"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polygon draw:style-name="gr7" draw:text-style-name="P15" draw:layer="layout" svg:width="0.496cm" svg:height="0.508cm" svg:x="4.564cm" svg:y="3.555cm" svg:viewBox="0 0 497 509" draw:points="0,0 497,0 497,509 0,509">
          <text:p/>
        </draw:polygon>
        <draw:polyline draw:style-name="gr4" draw:text-style-name="P15" draw:layer="layout" svg:width="0.496cm" svg:height="0.508cm" svg:x="4.564cm" svg:y="3.555cm" svg:viewBox="0 0 497 509" draw:points="249,509 0,509 0,0 497,0 497,509 249,509">
          <text:p/>
        </draw:polyline>
        <draw:polygon draw:style-name="gr59" draw:text-style-name="P15" draw:layer="layout" svg:width="0.496cm" svg:height="0.506cm" svg:x="4.564cm" svg:y="3.048cm" svg:viewBox="0 0 497 507" draw:points="0,0 497,0 497,507 0,507">
          <text:p text:style-name="P2"><text:span text:style-name="T9">T</text:span></text:p>
        </draw:polygon>
        <draw:polyline draw:style-name="gr4" draw:text-style-name="P15" draw:layer="layout" svg:width="0.496cm" svg:height="0.506cm" svg:x="4.564cm" svg:y="3.048cm" svg:viewBox="0 0 497 507" draw:points="249,507 0,507 0,0 497,0 497,507 249,507">
          <text:p/>
        </draw:polyline>
        <draw:polygon draw:style-name="gr59" draw:text-style-name="P15" draw:layer="layout" svg:width="0.499cm" svg:height="0.508cm" svg:x="4.064cm" svg:y="3.555cm" svg:viewBox="0 0 500 509" draw:points="0,0 500,0 500,509 0,509">
          <text:p text:style-name="P2"><text:span text:style-name="T9">T</text:span></text:p>
        </draw:polygon>
        <draw:polyline draw:style-name="gr4" draw:text-style-name="P15" draw:layer="layout" svg:width="0.499cm" svg:height="0.508cm" svg:x="4.064cm" svg:y="3.555cm" svg:viewBox="0 0 500 509" draw:points="250,509 0,509 0,0 500,0 500,509 250,509">
          <text:p/>
        </draw:polyline>
        <draw:polygon draw:style-name="gr59" draw:text-style-name="P15" draw:layer="layout" svg:width="0.499cm" svg:height="0.506cm" svg:x="4.064cm" svg:y="3.048cm" svg:viewBox="0 0 500 507" draw:points="0,0 500,0 500,507 0,507">
          <text:p text:style-name="P2"><text:span text:style-name="T9">T</text:span></text:p>
        </draw:polygon>
        <draw:polyline draw:style-name="gr4" draw:text-style-name="P15" draw:layer="layout" svg:width="0.499cm" svg:height="0.506cm" svg:x="4.064cm" svg:y="3.048cm" svg:viewBox="0 0 500 507" draw:points="250,507 0,507 0,0 500,0 500,507 250,507">
          <text:p/>
        </draw:polyline>
        <draw:polygon draw:style-name="gr7" draw:text-style-name="P15" draw:layer="layout" svg:width="0.496cm" svg:height="0.508cm" svg:x="5.562cm" svg:y="3.555cm" svg:viewBox="0 0 497 509" draw:points="0,0 497,0 497,509 0,509">
          <text:p/>
        </draw:polygon>
        <draw:polyline draw:style-name="gr4" draw:text-style-name="P15" draw:layer="layout" svg:width="0.496cm" svg:height="0.508cm" svg:x="5.562cm" svg:y="3.555cm" svg:viewBox="0 0 497 509" draw:points="249,509 0,509 0,0 497,0 497,509 249,509">
          <text:p/>
        </draw:polyline>
        <draw:polygon draw:style-name="gr59" draw:text-style-name="P15" draw:layer="layout" svg:width="0.496cm" svg:height="0.506cm" svg:x="5.562cm" svg:y="3.048cm" svg:viewBox="0 0 497 507" draw:points="0,0 497,0 497,507 0,507">
          <text:p text:style-name="P2"><text:span text:style-name="T9">T</text:span></text:p>
        </draw:polygon>
        <draw:polyline draw:style-name="gr4" draw:text-style-name="P15" draw:layer="layout" svg:width="0.496cm" svg:height="0.506cm" svg:x="5.562cm" svg:y="3.048cm" svg:viewBox="0 0 497 507" draw:points="249,507 0,507 0,0 497,0 497,507 249,507">
          <text:p/>
        </draw:polyline>
        <draw:polygon draw:style-name="gr60" draw:text-style-name="P15" draw:layer="layout" svg:width="0.499cm" svg:height="0.508cm" svg:x="5.062cm" svg:y="3.555cm" svg:viewBox="0 0 500 509" draw:points="0,0 500,0 500,509 0,509">
          <text:p text:style-name="P2"><text:span text:style-name="T9">1</text:span></text:p>
        </draw:polygon>
        <draw:polyline draw:style-name="gr4" draw:text-style-name="P15" draw:layer="layout" svg:width="0.499cm" svg:height="0.508cm" svg:x="5.062cm" svg:y="3.555cm" svg:viewBox="0 0 500 509" draw:points="250,509 0,509 0,0 500,0 500,509 250,509">
          <text:p/>
        </draw:polyline>
        <draw:polygon draw:style-name="gr59" draw:text-style-name="P15" draw:layer="layout" svg:width="0.499cm" svg:height="0.506cm" svg:x="5.062cm" svg:y="3.048cm" svg:viewBox="0 0 500 507" draw:points="0,0 500,0 500,507 0,507">
          <text:p text:style-name="P2"><text:span text:style-name="T9">T</text:span></text:p>
        </draw:polygon>
        <draw:polyline draw:style-name="gr4" draw:text-style-name="P15" draw:layer="layout" svg:width="0.499cm" svg:height="0.506cm" svg:x="5.062cm" svg:y="3.048cm" svg:viewBox="0 0 500 507" draw:points="250,507 0,507 0,0 500,0 500,507 250,507">
          <text:p/>
        </draw:polyline>
        <draw:polygon draw:style-name="gr7" draw:text-style-name="P15" draw:layer="layout" svg:width="0.496cm" svg:height="0.508cm" svg:x="4.564cm" svg:y="4.57cm" svg:viewBox="0 0 497 509" draw:points="0,0 497,0 497,509 0,509">
          <text:p/>
        </draw:polygon>
        <draw:polyline draw:style-name="gr4" draw:text-style-name="P15" draw:layer="layout" svg:width="0.496cm" svg:height="0.508cm" svg:x="4.564cm" svg:y="4.57cm" svg:viewBox="0 0 497 509" draw:points="249,509 0,509 0,0 497,0 497,509 249,509">
          <text:p/>
        </draw:polyline>
        <draw:polygon draw:style-name="gr7" draw:text-style-name="P15" draw:layer="layout" svg:width="0.496cm" svg:height="0.506cm" svg:x="4.564cm" svg:y="4.064cm" svg:viewBox="0 0 497 507" draw:points="0,0 497,0 497,507 0,507">
          <text:p/>
        </draw:polygon>
        <draw:polyline draw:style-name="gr4" draw:text-style-name="P15" draw:layer="layout" svg:width="0.496cm" svg:height="0.506cm" svg:x="4.564cm" svg:y="4.064cm" svg:viewBox="0 0 497 507" draw:points="249,507 0,507 0,0 497,0 497,507 249,507">
          <text:p/>
        </draw:polyline>
        <draw:polygon draw:style-name="gr59" draw:text-style-name="P15" draw:layer="layout" svg:width="0.499cm" svg:height="0.508cm" svg:x="4.064cm" svg:y="4.57cm" svg:viewBox="0 0 500 509" draw:points="0,0 500,0 500,509 0,509">
          <text:p text:style-name="P2"><text:span text:style-name="T9">T</text:span></text:p>
        </draw:polygon>
        <draw:polyline draw:style-name="gr4" draw:text-style-name="P15" draw:layer="layout" svg:width="0.499cm" svg:height="0.508cm" svg:x="4.064cm" svg:y="4.57cm" svg:viewBox="0 0 500 509" draw:points="250,509 0,509 0,0 500,0 500,509 250,509">
          <text:p/>
        </draw:polyline>
        <draw:polygon draw:style-name="gr59" draw:text-style-name="P15" draw:layer="layout" svg:width="0.499cm" svg:height="0.506cm" svg:x="4.064cm" svg:y="4.064cm" svg:viewBox="0 0 500 507" draw:points="0,0 500,0 500,507 0,507">
          <text:p text:style-name="P2"><text:span text:style-name="T9">T</text:span></text:p>
        </draw:polygon>
        <draw:polyline draw:style-name="gr4" draw:text-style-name="P15" draw:layer="layout" svg:width="0.499cm" svg:height="0.506cm" svg:x="4.064cm" svg:y="4.064cm" svg:viewBox="0 0 500 507" draw:points="250,507 0,507 0,0 500,0 500,507 250,507">
          <text:p/>
        </draw:polyline>
        <draw:polygon draw:style-name="gr59" draw:text-style-name="P15" draw:layer="layout" svg:width="0.496cm" svg:height="0.508cm" svg:x="5.562cm" svg:y="4.57cm" svg:viewBox="0 0 497 509" draw:points="0,0 497,0 497,509 0,509">
          <text:p text:style-name="P2"><text:span text:style-name="T9">F</text:span></text:p>
        </draw:polygon>
        <draw:polyline draw:style-name="gr4" draw:text-style-name="P15" draw:layer="layout" svg:width="0.496cm" svg:height="0.508cm" svg:x="5.562cm" svg:y="4.57cm" svg:viewBox="0 0 497 509" draw:points="249,509 0,509 0,0 497,0 497,509 249,509">
          <text:p/>
        </draw:polyline>
        <draw:polygon draw:style-name="gr7" draw:text-style-name="P15" draw:layer="layout" svg:width="0.496cm" svg:height="0.506cm" svg:x="5.562cm" svg:y="4.064cm" svg:viewBox="0 0 497 507" draw:points="0,0 497,0 497,507 0,507">
          <text:p/>
        </draw:polygon>
        <draw:polyline draw:style-name="gr4" draw:text-style-name="P15" draw:layer="layout" svg:width="0.496cm" svg:height="0.506cm" svg:x="5.562cm" svg:y="4.064cm" svg:viewBox="0 0 497 507" draw:points="249,507 0,507 0,0 497,0 497,507 249,507">
          <text:p/>
        </draw:polyline>
        <draw:polygon draw:style-name="gr59" draw:text-style-name="P15" draw:layer="layout" svg:width="0.499cm" svg:height="0.508cm" svg:x="5.062cm" svg:y="4.57cm" svg:viewBox="0 0 500 509" draw:points="0,0 500,0 500,509 0,509">
          <text:p text:style-name="P2"><text:span text:style-name="T9">T</text:span></text:p>
        </draw:polygon>
        <draw:polyline draw:style-name="gr4" draw:text-style-name="P15" draw:layer="layout" svg:width="0.499cm" svg:height="0.508cm" svg:x="5.062cm" svg:y="4.57cm" svg:viewBox="0 0 500 509" draw:points="250,509 0,509 0,0 500,0 500,509 250,509">
          <text:p/>
        </draw:polyline>
        <draw:polygon draw:style-name="gr59" draw:text-style-name="P15" draw:layer="layout" svg:width="0.499cm" svg:height="0.506cm" svg:x="5.062cm" svg:y="4.064cm" svg:viewBox="0 0 500 507" draw:points="0,0 500,0 500,507 0,507">
          <text:p text:style-name="P2"><text:span text:style-name="T9">T</text:span></text:p>
        </draw:polygon>
        <draw:polyline draw:style-name="gr4" draw:text-style-name="P15" draw:layer="layout" svg:width="0.499cm" svg:height="0.506cm" svg:x="5.062cm" svg:y="4.064cm" svg:viewBox="0 0 500 507" draw:points="250,507 0,507 0,0 500,0 500,507 250,507">
          <text:p/>
        </draw:polyline>
        <draw:polygon draw:style-name="gr7" draw:text-style-name="P15" draw:layer="layout" svg:width="0.496cm" svg:height="0.508cm" svg:x="6.559cm" svg:y="3.555cm" svg:viewBox="0 0 497 509" draw:points="0,0 497,0 497,509 0,509">
          <text:p/>
        </draw:polygon>
        <draw:polyline draw:style-name="gr4" draw:text-style-name="P15" draw:layer="layout" svg:width="0.496cm" svg:height="0.508cm" svg:x="6.559cm" svg:y="3.555cm" svg:viewBox="0 0 497 509" draw:points="249,509 0,509 0,0 497,0 497,509 249,509">
          <text:p/>
        </draw:polyline>
        <draw:polygon draw:style-name="gr59" draw:text-style-name="P15" draw:layer="layout" svg:width="0.496cm" svg:height="0.506cm" svg:x="6.559cm" svg:y="3.048cm" svg:viewBox="0 0 497 507" draw:points="0,0 497,0 497,507 0,507">
          <text:p text:style-name="P2"><text:span text:style-name="T9">T</text:span></text:p>
        </draw:polygon>
        <draw:polyline draw:style-name="gr4" draw:text-style-name="P15" draw:layer="layout" svg:width="0.496cm" svg:height="0.506cm" svg:x="6.559cm" svg:y="3.048cm" svg:viewBox="0 0 497 507" draw:points="249,507 0,507 0,0 497,0 497,507 249,507">
          <text:p/>
        </draw:polyline>
        <draw:polygon draw:style-name="gr60" draw:text-style-name="P15" draw:layer="layout" svg:width="0.499cm" svg:height="0.508cm" svg:x="6.059cm" svg:y="3.555cm" svg:viewBox="0 0 500 509" draw:points="0,0 500,0 500,509 0,509">
          <text:p text:style-name="P2"><text:span text:style-name="T9">2</text:span></text:p>
        </draw:polygon>
        <draw:polyline draw:style-name="gr4" draw:text-style-name="P15" draw:layer="layout" svg:width="0.499cm" svg:height="0.508cm" svg:x="6.059cm" svg:y="3.555cm" svg:viewBox="0 0 500 509" draw:points="250,509 0,509 0,0 500,0 500,509 250,509">
          <text:p/>
        </draw:polyline>
        <draw:polygon draw:style-name="gr59" draw:text-style-name="P15" draw:layer="layout" svg:width="0.499cm" svg:height="0.506cm" svg:x="6.059cm" svg:y="3.048cm" svg:viewBox="0 0 500 507" draw:points="0,0 500,0 500,507 0,507">
          <text:p text:style-name="P2"><text:span text:style-name="T9">T</text:span></text:p>
        </draw:polygon>
        <draw:polyline draw:style-name="gr4" draw:text-style-name="P15" draw:layer="layout" svg:width="0.499cm" svg:height="0.506cm" svg:x="6.059cm" svg:y="3.048cm" svg:viewBox="0 0 500 507" draw:points="250,507 0,507 0,0 500,0 500,507 250,507">
          <text:p/>
        </draw:polyline>
        <draw:polygon draw:style-name="gr59" draw:text-style-name="P15" draw:layer="layout" svg:width="0.499cm" svg:height="0.508cm" svg:x="7.057cm" svg:y="3.555cm" svg:viewBox="0 0 500 509" draw:points="0,0 500,0 500,509 0,509">
          <text:p text:style-name="P2"><text:span text:style-name="T9">T</text:span></text:p>
        </draw:polygon>
        <draw:polyline draw:style-name="gr4" draw:text-style-name="P15" draw:layer="layout" svg:width="0.499cm" svg:height="0.508cm" svg:x="7.057cm" svg:y="3.555cm" svg:viewBox="0 0 500 509" draw:points="250,509 0,509 0,0 500,0 500,509 250,509">
          <text:p/>
        </draw:polyline>
        <draw:polygon draw:style-name="gr59" draw:text-style-name="P15" draw:layer="layout" svg:width="0.499cm" svg:height="0.506cm" svg:x="7.057cm" svg:y="3.048cm" svg:viewBox="0 0 500 507" draw:points="0,0 500,0 500,507 0,507">
          <text:p text:style-name="P2"><text:span text:style-name="T9">T</text:span></text:p>
        </draw:polygon>
        <draw:polyline draw:style-name="gr4" draw:text-style-name="P15" draw:layer="layout" svg:width="0.499cm" svg:height="0.506cm" svg:x="7.057cm" svg:y="3.048cm" svg:viewBox="0 0 500 507" draw:points="250,507 0,507 0,0 500,0 500,507 250,507">
          <text:p/>
        </draw:polyline>
        <draw:polygon draw:style-name="gr7" draw:text-style-name="P15" draw:layer="layout" svg:width="0.496cm" svg:height="0.508cm" svg:x="6.559cm" svg:y="4.57cm" svg:viewBox="0 0 497 509" draw:points="0,0 497,0 497,509 0,509">
          <text:p/>
        </draw:polygon>
        <draw:polyline draw:style-name="gr4" draw:text-style-name="P15" draw:layer="layout" svg:width="0.496cm" svg:height="0.508cm" svg:x="6.559cm" svg:y="4.57cm" svg:viewBox="0 0 497 509" draw:points="249,509 0,509 0,0 497,0 497,509 249,509">
          <text:p/>
        </draw:polyline>
        <draw:polygon draw:style-name="gr7" draw:text-style-name="P15" draw:layer="layout" svg:width="0.496cm" svg:height="0.506cm" svg:x="6.559cm" svg:y="4.064cm" svg:viewBox="0 0 497 507" draw:points="0,0 497,0 497,507 0,507">
          <text:p/>
        </draw:polygon>
        <draw:polyline draw:style-name="gr4" draw:text-style-name="P15" draw:layer="layout" svg:width="0.496cm" svg:height="0.506cm" svg:x="6.559cm" svg:y="4.064cm" svg:viewBox="0 0 497 507" draw:points="249,507 0,507 0,0 497,0 497,507 249,507">
          <text:p/>
        </draw:polyline>
        <draw:polygon draw:style-name="gr59" draw:text-style-name="P15" draw:layer="layout" svg:width="0.499cm" svg:height="0.508cm" svg:x="6.059cm" svg:y="4.57cm" svg:viewBox="0 0 500 509" draw:points="0,0 500,0 500,509 0,509">
          <text:p text:style-name="P2"><text:span text:style-name="T9">T</text:span></text:p>
        </draw:polygon>
        <draw:polyline draw:style-name="gr4" draw:text-style-name="P15" draw:layer="layout" svg:width="0.499cm" svg:height="0.508cm" svg:x="6.059cm" svg:y="4.57cm" svg:viewBox="0 0 500 509" draw:points="250,509 0,509 0,0 500,0 500,509 250,509">
          <text:p/>
        </draw:polyline>
        <draw:polygon draw:style-name="gr59" draw:text-style-name="P15" draw:layer="layout" svg:width="0.499cm" svg:height="0.506cm" svg:x="6.059cm" svg:y="4.064cm" svg:viewBox="0 0 500 507" draw:points="0,0 500,0 500,507 0,507">
          <text:p text:style-name="P2"><text:span text:style-name="T9">T</text:span></text:p>
        </draw:polygon>
        <draw:polyline draw:style-name="gr4" draw:text-style-name="P15" draw:layer="layout" svg:width="0.499cm" svg:height="0.506cm" svg:x="6.059cm" svg:y="4.064cm" svg:viewBox="0 0 500 507" draw:points="250,507 0,507 0,0 500,0 500,507 250,507">
          <text:p/>
        </draw:polyline>
        <draw:polygon draw:style-name="gr59" draw:text-style-name="P15" draw:layer="layout" svg:width="0.499cm" svg:height="0.508cm" svg:x="7.057cm" svg:y="4.57cm" svg:viewBox="0 0 500 509" draw:points="0,0 500,0 500,509 0,509">
          <text:p text:style-name="P2"><text:span text:style-name="T9">T</text:span></text:p>
        </draw:polygon>
        <draw:polyline draw:style-name="gr4" draw:text-style-name="P15" draw:layer="layout" svg:width="0.499cm" svg:height="0.508cm" svg:x="7.057cm" svg:y="4.57cm" svg:viewBox="0 0 500 509" draw:points="250,509 0,509 0,0 500,0 500,509 250,509">
          <text:p/>
        </draw:polyline>
        <draw:polygon draw:style-name="gr59" draw:text-style-name="P15" draw:layer="layout" svg:width="0.499cm" svg:height="0.506cm" svg:x="7.057cm" svg:y="4.064cm" svg:viewBox="0 0 500 507" draw:points="0,0 500,0 500,507 0,507">
          <text:p text:style-name="P2"><text:span text:style-name="T9">T</text:span></text:p>
        </draw:polygon>
        <draw:polyline draw:style-name="gr4" draw:text-style-name="P15" draw:layer="layout" svg:width="0.499cm" svg:height="0.506cm" svg:x="7.057cm" svg:y="4.064cm" svg:viewBox="0 0 500 507" draw:points="250,507 0,507 0,0 500,0 500,507 250,507">
          <text:p/>
        </draw:polyline>
        <draw:polygon draw:style-name="gr59" draw:text-style-name="P15" draw:layer="layout" svg:width="0.496cm" svg:height="0.508cm" svg:x="4.564cm" svg:y="5.079cm" svg:viewBox="0 0 497 509" draw:points="0,0 497,0 497,509 0,509">
          <text:p text:style-name="P2"><text:span text:style-name="T9">T</text:span></text:p>
        </draw:polygon>
        <draw:polyline draw:style-name="gr4" draw:text-style-name="P15" draw:layer="layout" svg:width="0.496cm" svg:height="0.508cm" svg:x="4.564cm" svg:y="5.079cm" svg:viewBox="0 0 497 509" draw:points="249,509 0,509 0,0 497,0 497,509 249,509">
          <text:p/>
        </draw:polyline>
        <draw:polygon draw:style-name="gr59" draw:text-style-name="P16" draw:layer="layout" svg:width="0.499cm" svg:height="0.508cm" svg:x="4.064cm" svg:y="5.079cm" svg:viewBox="0 0 500 509" draw:points="0,0 500,0 500,509 0,509">
          <text:p text:style-name="P2"><text:span text:style-name="T10">T</text:span></text:p>
        </draw:polygon>
        <draw:polyline draw:style-name="gr4" draw:text-style-name="P15" draw:layer="layout" svg:width="0.499cm" svg:height="0.508cm" svg:x="4.064cm" svg:y="5.079cm" svg:viewBox="0 0 500 509" draw:points="250,509 0,509 0,0 500,0 500,509 250,509">
          <text:p/>
        </draw:polyline>
        <draw:polygon draw:style-name="gr59" draw:text-style-name="P15" draw:layer="layout" svg:width="0.496cm" svg:height="0.508cm" svg:x="5.562cm" svg:y="5.079cm" svg:viewBox="0 0 497 509" draw:points="0,0 497,0 497,509 0,509">
          <text:p text:style-name="P2"><text:span text:style-name="T9">T</text:span></text:p>
        </draw:polygon>
        <draw:polyline draw:style-name="gr4" draw:text-style-name="P15" draw:layer="layout" svg:width="0.496cm" svg:height="0.508cm" svg:x="5.562cm" svg:y="5.079cm" svg:viewBox="0 0 497 509" draw:points="249,509 0,509 0,0 497,0 497,509 249,509">
          <text:p/>
        </draw:polyline>
        <draw:polygon draw:style-name="gr59" draw:text-style-name="P15" draw:layer="layout" svg:width="0.499cm" svg:height="0.508cm" svg:x="5.062cm" svg:y="5.079cm" svg:viewBox="0 0 500 509" draw:points="0,0 500,0 500,509 0,509">
          <text:p text:style-name="P2"><text:span text:style-name="T9">T</text:span></text:p>
        </draw:polygon>
        <draw:polyline draw:style-name="gr4" draw:text-style-name="P15" draw:layer="layout" svg:width="0.499cm" svg:height="0.508cm" svg:x="5.062cm" svg:y="5.079cm" svg:viewBox="0 0 500 509" draw:points="250,509 0,509 0,0 500,0 500,509 250,509">
          <text:p/>
        </draw:polyline>
        <draw:polygon draw:style-name="gr59" draw:text-style-name="P15" draw:layer="layout" svg:width="0.496cm" svg:height="0.508cm" svg:x="6.559cm" svg:y="5.079cm" svg:viewBox="0 0 497 509" draw:points="0,0 497,0 497,509 0,509">
          <text:p text:style-name="P2"><text:span text:style-name="T9">T</text:span></text:p>
        </draw:polygon>
        <draw:polyline draw:style-name="gr4" draw:text-style-name="P15" draw:layer="layout" svg:width="0.496cm" svg:height="0.508cm" svg:x="6.559cm" svg:y="5.079cm" svg:viewBox="0 0 497 509" draw:points="249,509 0,509 0,0 497,0 497,509 249,509">
          <text:p/>
        </draw:polyline>
        <draw:polygon draw:style-name="gr7" draw:text-style-name="P15" draw:layer="layout" svg:width="0.499cm" svg:height="0.508cm" svg:x="6.059cm" svg:y="5.079cm" svg:viewBox="0 0 500 509" draw:points="0,0 500,0 500,509 0,509">
          <text:p/>
        </draw:polygon>
        <draw:polyline draw:style-name="gr61" draw:text-style-name="P15" draw:layer="layout" svg:width="0.499cm" svg:height="0.508cm" svg:x="6.059cm" svg:y="5.079cm" svg:viewBox="0 0 500 509" draw:points="250,509 0,509 0,0 500,0 500,509 250,509">
          <text:p text:style-name="P2"><text:span text:style-name="T9">T</text:span></text:p>
        </draw:polyline>
        <draw:polygon draw:style-name="gr59" draw:text-style-name="P15" draw:layer="layout" svg:width="0.499cm" svg:height="0.508cm" svg:x="7.057cm" svg:y="5.079cm" svg:viewBox="0 0 500 509" draw:points="0,0 500,0 500,509 0,509">
          <text:p text:style-name="P2"><text:span text:style-name="T9">T</text:span></text:p>
        </draw:polygon>
        <draw:polyline draw:style-name="gr4" draw:text-style-name="P15" draw:layer="layout" svg:width="0.499cm" svg:height="0.508cm" svg:x="7.057cm" svg:y="5.079cm" svg:viewBox="0 0 500 509" draw:points="250,509 0,509 0,0 500,0 500,509 250,509">
          <text:p/>
        </draw:polyline>
        <draw:rect draw:style-name="gr62" draw:text-style-name="P2" draw:layer="layout" svg:width="3.429cm" svg:height="2.54cm" svg:x="11.303cm" svg:y="5.08cm">
          <text:p/>
        </draw:rect>
        <draw:frame draw:style-name="gr63" draw:text-style-name="P2" draw:layer="layout" svg:width="1.495cm" svg:height="1.522cm" svg:x="12.348cm" svg:y="5.463cm">
          <draw:image xlink:href="Pictures/200000CF000005F80000061325BFEEED.svm" xlink:type="simple" xlink:show="embed" xlink:actuate="onLoad">
            <text:p/>
          </draw:image>
        </draw:frame>
        <presentation:notes draw:style-name="dp2">
          <draw:page-thumbnail draw:style-name="gr30"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rect draw:style-name="gr64" draw:text-style-name="P2" draw:layer="layout" svg:width="0.46cm" svg:height="0.461cm" svg:x="3.202cm" svg:y="3.81cm">
          <text:p/>
        </draw:rect>
        <draw:rect draw:style-name="gr64" draw:text-style-name="P2" draw:layer="layout" svg:width="0.46cm" svg:height="0.46cm" svg:x="3.202cm" svg:y="4.271cm">
          <text:p/>
        </draw:rect>
        <draw:rect draw:style-name="gr64" draw:text-style-name="P2" draw:layer="layout" svg:width="0.46cm" svg:height="0.46cm" svg:x="3.202cm" svg:y="4.731cm">
          <text:p/>
        </draw:rect>
        <draw:rect draw:style-name="gr64" draw:text-style-name="P2" draw:layer="layout" svg:width="0.46cm" svg:height="0.461cm" svg:x="3.202cm" svg:y="5.191cm">
          <text:p/>
        </draw:rect>
        <draw:rect draw:style-name="gr64" draw:text-style-name="P2" draw:layer="layout" svg:width="0.46cm" svg:height="0.46cm" svg:x="3.202cm" svg:y="5.652cm">
          <text:p/>
        </draw:rect>
        <draw:rect draw:style-name="gr64" draw:text-style-name="P2" draw:layer="layout" svg:width="0.46cm" svg:height="0.46cm" svg:x="3.202cm" svg:y="6.112cm">
          <text:p/>
        </draw:rect>
        <draw:rect draw:style-name="gr64" draw:text-style-name="P2" draw:layer="layout" svg:width="0.46cm" svg:height="0.46cm" svg:x="3.202cm" svg:y="6.572cm">
          <text:p/>
        </draw:rect>
        <draw:rect draw:style-name="gr64" draw:text-style-name="P2" draw:layer="layout" svg:width="0.46cm" svg:height="0.461cm" svg:x="3.202cm" svg:y="7.032cm">
          <text:p/>
        </draw:rect>
        <draw:rect draw:style-name="gr64" draw:text-style-name="P2" draw:layer="layout" svg:width="0.46cm" svg:height="0.461cm" svg:x="3.202cm" svg:y="7.493cm">
          <text:p/>
        </draw:rect>
        <draw:rect draw:style-name="gr64" draw:text-style-name="P2" draw:layer="layout" svg:width="0.46cm" svg:height="0.46cm" svg:x="3.202cm" svg:y="7.954cm">
          <text:p/>
        </draw:rect>
        <draw:rect draw:style-name="gr64" draw:text-style-name="P2" draw:layer="layout" svg:width="0.46cm" svg:height="0.46cm" svg:x="3.202cm" svg:y="8.414cm">
          <text:p/>
        </draw:rect>
        <draw:rect draw:style-name="gr65" draw:text-style-name="P2" draw:layer="layout" svg:width="0.46cm" svg:height="0.461cm" svg:x="3.202cm" svg:y="8.874cm">
          <text:p/>
        </draw:rect>
        <draw:rect draw:style-name="gr64" draw:text-style-name="P2" draw:layer="layout" svg:width="0.46cm" svg:height="0.46cm" svg:x="3.202cm" svg:y="9.335cm">
          <text:p/>
        </draw:rect>
        <draw:rect draw:style-name="gr64" draw:text-style-name="P2" draw:layer="layout" svg:width="0.46cm" svg:height="0.46cm" svg:x="3.202cm" svg:y="9.795cm">
          <text:p/>
        </draw:rect>
        <draw:rect draw:style-name="gr64" draw:text-style-name="P2" draw:layer="layout" svg:width="0.46cm" svg:height="0.46cm" svg:x="3.202cm" svg:y="10.255cm">
          <text:p/>
        </draw:rect>
        <draw:rect draw:style-name="gr64" draw:text-style-name="P2" draw:layer="layout" svg:width="0.46cm" svg:height="0.461cm" svg:x="3.202cm" svg:y="10.715cm">
          <text:p/>
        </draw:rect>
        <draw:rect draw:style-name="gr64" draw:text-style-name="P2" draw:layer="layout" svg:width="0.46cm" svg:height="0.461cm" svg:x="3.662cm" svg:y="3.81cm">
          <text:p/>
        </draw:rect>
        <draw:rect draw:style-name="gr64" draw:text-style-name="P2" draw:layer="layout" svg:width="0.46cm" svg:height="0.46cm" svg:x="3.662cm" svg:y="4.271cm">
          <text:p/>
        </draw:rect>
        <draw:rect draw:style-name="gr64" draw:text-style-name="P2" draw:layer="layout" svg:width="0.46cm" svg:height="0.46cm" svg:x="3.662cm" svg:y="4.731cm">
          <text:p/>
        </draw:rect>
        <draw:rect draw:style-name="gr64" draw:text-style-name="P2" draw:layer="layout" svg:width="0.46cm" svg:height="0.461cm" svg:x="3.662cm" svg:y="5.191cm">
          <text:p/>
        </draw:rect>
        <draw:rect draw:style-name="gr64" draw:text-style-name="P2" draw:layer="layout" svg:width="0.46cm" svg:height="0.46cm" svg:x="3.662cm" svg:y="5.652cm">
          <text:p/>
        </draw:rect>
        <draw:rect draw:style-name="gr64" draw:text-style-name="P2" draw:layer="layout" svg:width="0.46cm" svg:height="0.46cm" svg:x="3.662cm" svg:y="6.112cm">
          <text:p/>
        </draw:rect>
        <draw:rect draw:style-name="gr64" draw:text-style-name="P2" draw:layer="layout" svg:width="0.46cm" svg:height="0.46cm" svg:x="3.662cm" svg:y="6.572cm">
          <text:p/>
        </draw:rect>
        <draw:rect draw:style-name="gr64" draw:text-style-name="P2" draw:layer="layout" svg:width="0.46cm" svg:height="0.461cm" svg:x="3.662cm" svg:y="7.032cm">
          <text:p/>
        </draw:rect>
        <draw:rect draw:style-name="gr64" draw:text-style-name="P2" draw:layer="layout" svg:width="0.46cm" svg:height="0.461cm" svg:x="3.662cm" svg:y="7.493cm">
          <text:p/>
        </draw:rect>
        <draw:rect draw:style-name="gr64" draw:text-style-name="P2" draw:layer="layout" svg:width="0.46cm" svg:height="0.46cm" svg:x="3.662cm" svg:y="7.954cm">
          <text:p/>
        </draw:rect>
        <draw:rect draw:style-name="gr64" draw:text-style-name="P2" draw:layer="layout" svg:width="0.46cm" svg:height="0.46cm" svg:x="3.662cm" svg:y="8.414cm">
          <text:p/>
        </draw:rect>
        <draw:rect draw:style-name="gr64" draw:text-style-name="P2" draw:layer="layout" svg:width="0.46cm" svg:height="0.461cm" svg:x="3.662cm" svg:y="8.874cm">
          <text:p/>
        </draw:rect>
        <draw:rect draw:style-name="gr64" draw:text-style-name="P2" draw:layer="layout" svg:width="0.46cm" svg:height="0.46cm" svg:x="3.662cm" svg:y="9.335cm">
          <text:p/>
        </draw:rect>
        <draw:rect draw:style-name="gr64" draw:text-style-name="P2" draw:layer="layout" svg:width="0.46cm" svg:height="0.46cm" svg:x="3.662cm" svg:y="9.795cm">
          <text:p/>
        </draw:rect>
        <draw:rect draw:style-name="gr64" draw:text-style-name="P2" draw:layer="layout" svg:width="0.46cm" svg:height="0.46cm" svg:x="3.662cm" svg:y="10.255cm">
          <text:p/>
        </draw:rect>
        <draw:rect draw:style-name="gr64" draw:text-style-name="P2" draw:layer="layout" svg:width="0.46cm" svg:height="0.461cm" svg:x="3.662cm" svg:y="10.715cm">
          <text:p/>
        </draw:rect>
        <draw:rect draw:style-name="gr64" draw:text-style-name="P2" draw:layer="layout" svg:width="0.461cm" svg:height="0.461cm" svg:x="4.122cm" svg:y="3.81cm">
          <text:p/>
        </draw:rect>
        <draw:rect draw:style-name="gr64" draw:text-style-name="P2" draw:layer="layout" svg:width="0.461cm" svg:height="0.46cm" svg:x="4.122cm" svg:y="4.271cm">
          <text:p/>
        </draw:rect>
        <draw:rect draw:style-name="gr64" draw:text-style-name="P2" draw:layer="layout" svg:width="0.461cm" svg:height="0.46cm" svg:x="4.122cm" svg:y="4.731cm">
          <text:p/>
        </draw:rect>
        <draw:rect draw:style-name="gr64" draw:text-style-name="P2" draw:layer="layout" svg:width="0.461cm" svg:height="0.461cm" svg:x="4.122cm" svg:y="5.191cm">
          <text:p/>
        </draw:rect>
        <draw:rect draw:style-name="gr64" draw:text-style-name="P2" draw:layer="layout" svg:width="0.461cm" svg:height="0.46cm" svg:x="4.122cm" svg:y="5.652cm">
          <text:p/>
        </draw:rect>
        <draw:rect draw:style-name="gr64" draw:text-style-name="P2" draw:layer="layout" svg:width="0.461cm" svg:height="0.46cm" svg:x="4.122cm" svg:y="6.112cm">
          <text:p/>
        </draw:rect>
        <draw:rect draw:style-name="gr64" draw:text-style-name="P2" draw:layer="layout" svg:width="0.461cm" svg:height="0.46cm" svg:x="4.122cm" svg:y="6.572cm">
          <text:p/>
        </draw:rect>
        <draw:rect draw:style-name="gr64" draw:text-style-name="P2" draw:layer="layout" svg:width="0.461cm" svg:height="0.461cm" svg:x="4.122cm" svg:y="7.032cm">
          <text:p/>
        </draw:rect>
        <draw:rect draw:style-name="gr64" draw:text-style-name="P2" draw:layer="layout" svg:width="0.461cm" svg:height="0.461cm" svg:x="4.122cm" svg:y="7.493cm">
          <text:p/>
        </draw:rect>
        <draw:rect draw:style-name="gr64" draw:text-style-name="P2" draw:layer="layout" svg:width="0.461cm" svg:height="0.46cm" svg:x="4.122cm" svg:y="7.954cm">
          <text:p/>
        </draw:rect>
        <draw:rect draw:style-name="gr64" draw:text-style-name="P2" draw:layer="layout" svg:width="0.461cm" svg:height="0.46cm" svg:x="4.122cm" svg:y="8.414cm">
          <text:p/>
        </draw:rect>
        <draw:rect draw:style-name="gr64" draw:text-style-name="P2" draw:layer="layout" svg:width="0.461cm" svg:height="0.461cm" svg:x="4.122cm" svg:y="8.874cm">
          <text:p/>
        </draw:rect>
        <draw:rect draw:style-name="gr64" draw:text-style-name="P2" draw:layer="layout" svg:width="0.461cm" svg:height="0.46cm" svg:x="4.122cm" svg:y="9.335cm">
          <text:p/>
        </draw:rect>
        <draw:rect draw:style-name="gr64" draw:text-style-name="P2" draw:layer="layout" svg:width="0.461cm" svg:height="0.46cm" svg:x="4.122cm" svg:y="9.795cm">
          <text:p/>
        </draw:rect>
        <draw:rect draw:style-name="gr64" draw:text-style-name="P2" draw:layer="layout" svg:width="0.461cm" svg:height="0.46cm" svg:x="4.122cm" svg:y="10.255cm">
          <text:p/>
        </draw:rect>
        <draw:rect draw:style-name="gr64" draw:text-style-name="P2" draw:layer="layout" svg:width="0.461cm" svg:height="0.461cm" svg:x="4.122cm" svg:y="10.715cm">
          <text:p/>
        </draw:rect>
        <draw:rect draw:style-name="gr64" draw:text-style-name="P2" draw:layer="layout" svg:width="0.46cm" svg:height="0.461cm" svg:x="5.047cm" svg:y="3.81cm">
          <text:p/>
        </draw:rect>
        <draw:rect draw:style-name="gr64" draw:text-style-name="P2" draw:layer="layout" svg:width="0.46cm" svg:height="0.46cm" svg:x="5.047cm" svg:y="4.271cm">
          <text:p/>
        </draw:rect>
        <draw:rect draw:style-name="gr64" draw:text-style-name="P2" draw:layer="layout" svg:width="0.46cm" svg:height="0.46cm" svg:x="5.047cm" svg:y="4.731cm">
          <text:p/>
        </draw:rect>
        <draw:rect draw:style-name="gr64" draw:text-style-name="P2" draw:layer="layout" svg:width="0.46cm" svg:height="0.461cm" svg:x="5.047cm" svg:y="5.191cm">
          <text:p/>
        </draw:rect>
        <draw:rect draw:style-name="gr64" draw:text-style-name="P2" draw:layer="layout" svg:width="0.46cm" svg:height="0.46cm" svg:x="5.047cm" svg:y="5.652cm">
          <text:p/>
        </draw:rect>
        <draw:rect draw:style-name="gr64" draw:text-style-name="P2" draw:layer="layout" svg:width="0.46cm" svg:height="0.46cm" svg:x="5.047cm" svg:y="6.112cm">
          <text:p/>
        </draw:rect>
        <draw:rect draw:style-name="gr64" draw:text-style-name="P2" draw:layer="layout" svg:width="0.46cm" svg:height="0.46cm" svg:x="5.047cm" svg:y="6.572cm">
          <text:p/>
        </draw:rect>
        <draw:rect draw:style-name="gr64" draw:text-style-name="P2" draw:layer="layout" svg:width="0.46cm" svg:height="0.461cm" svg:x="5.047cm" svg:y="7.032cm">
          <text:p/>
        </draw:rect>
        <draw:rect draw:style-name="gr64" draw:text-style-name="P2" draw:layer="layout" svg:width="0.46cm" svg:height="0.461cm" svg:x="5.047cm" svg:y="7.493cm">
          <text:p/>
        </draw:rect>
        <draw:rect draw:style-name="gr64" draw:text-style-name="P2" draw:layer="layout" svg:width="0.46cm" svg:height="0.46cm" svg:x="5.047cm" svg:y="7.954cm">
          <text:p/>
        </draw:rect>
        <draw:rect draw:style-name="gr64" draw:text-style-name="P2" draw:layer="layout" svg:width="0.46cm" svg:height="0.46cm" svg:x="5.047cm" svg:y="8.414cm">
          <text:p/>
        </draw:rect>
        <draw:rect draw:style-name="gr64" draw:text-style-name="P2" draw:layer="layout" svg:width="0.46cm" svg:height="0.461cm" svg:x="5.047cm" svg:y="8.874cm">
          <text:p/>
        </draw:rect>
        <draw:rect draw:style-name="gr64" draw:text-style-name="P2" draw:layer="layout" svg:width="0.46cm" svg:height="0.46cm" svg:x="5.047cm" svg:y="9.335cm">
          <text:p/>
        </draw:rect>
        <draw:rect draw:style-name="gr64" draw:text-style-name="P2" draw:layer="layout" svg:width="0.46cm" svg:height="0.46cm" svg:x="5.047cm" svg:y="9.795cm">
          <text:p/>
        </draw:rect>
        <draw:rect draw:style-name="gr64" draw:text-style-name="P2" draw:layer="layout" svg:width="0.46cm" svg:height="0.46cm" svg:x="5.047cm" svg:y="10.255cm">
          <text:p/>
        </draw:rect>
        <draw:rect draw:style-name="gr64" draw:text-style-name="P2" draw:layer="layout" svg:width="0.46cm" svg:height="0.461cm" svg:x="5.047cm" svg:y="10.715cm">
          <text:p/>
        </draw:rect>
        <draw:rect draw:style-name="gr64" draw:text-style-name="P2" draw:layer="layout" svg:width="0.46cm" svg:height="0.461cm" svg:x="5.507cm" svg:y="3.81cm">
          <text:p/>
        </draw:rect>
        <draw:rect draw:style-name="gr64" draw:text-style-name="P2" draw:layer="layout" svg:width="0.46cm" svg:height="0.46cm" svg:x="5.507cm" svg:y="4.271cm">
          <text:p/>
        </draw:rect>
        <draw:rect draw:style-name="gr64" draw:text-style-name="P2" draw:layer="layout" svg:width="0.46cm" svg:height="0.46cm" svg:x="5.507cm" svg:y="4.731cm">
          <text:p/>
        </draw:rect>
        <draw:rect draw:style-name="gr64" draw:text-style-name="P2" draw:layer="layout" svg:width="0.46cm" svg:height="0.461cm" svg:x="5.507cm" svg:y="5.191cm">
          <text:p/>
        </draw:rect>
        <draw:rect draw:style-name="gr64" draw:text-style-name="P2" draw:layer="layout" svg:width="0.46cm" svg:height="0.46cm" svg:x="5.507cm" svg:y="5.652cm">
          <text:p/>
        </draw:rect>
        <draw:rect draw:style-name="gr64" draw:text-style-name="P2" draw:layer="layout" svg:width="0.46cm" svg:height="0.46cm" svg:x="5.507cm" svg:y="6.112cm">
          <text:p/>
        </draw:rect>
        <draw:rect draw:style-name="gr64" draw:text-style-name="P2" draw:layer="layout" svg:width="0.46cm" svg:height="0.46cm" svg:x="5.507cm" svg:y="6.572cm">
          <text:p/>
        </draw:rect>
        <draw:rect draw:style-name="gr64" draw:text-style-name="P2" draw:layer="layout" svg:width="0.46cm" svg:height="0.461cm" svg:x="5.507cm" svg:y="7.032cm">
          <text:p/>
        </draw:rect>
        <draw:rect draw:style-name="gr64" draw:text-style-name="P2" draw:layer="layout" svg:width="0.46cm" svg:height="0.461cm" svg:x="5.507cm" svg:y="7.493cm">
          <text:p/>
        </draw:rect>
        <draw:rect draw:style-name="gr64" draw:text-style-name="P2" draw:layer="layout" svg:width="0.46cm" svg:height="0.46cm" svg:x="5.507cm" svg:y="7.954cm">
          <text:p/>
        </draw:rect>
        <draw:rect draw:style-name="gr64" draw:text-style-name="P2" draw:layer="layout" svg:width="0.46cm" svg:height="0.46cm" svg:x="5.507cm" svg:y="8.414cm">
          <text:p/>
        </draw:rect>
        <draw:rect draw:style-name="gr64" draw:text-style-name="P2" draw:layer="layout" svg:width="0.46cm" svg:height="0.461cm" svg:x="5.507cm" svg:y="8.874cm">
          <text:p/>
        </draw:rect>
        <draw:rect draw:style-name="gr64" draw:text-style-name="P2" draw:layer="layout" svg:width="0.46cm" svg:height="0.46cm" svg:x="5.507cm" svg:y="9.335cm">
          <text:p/>
        </draw:rect>
        <draw:rect draw:style-name="gr64" draw:text-style-name="P2" draw:layer="layout" svg:width="0.46cm" svg:height="0.46cm" svg:x="5.507cm" svg:y="9.795cm">
          <text:p/>
        </draw:rect>
        <draw:rect draw:style-name="gr64" draw:text-style-name="P2" draw:layer="layout" svg:width="0.46cm" svg:height="0.46cm" svg:x="5.507cm" svg:y="10.255cm">
          <text:p/>
        </draw:rect>
        <draw:rect draw:style-name="gr64" draw:text-style-name="P2" draw:layer="layout" svg:width="0.46cm" svg:height="0.461cm" svg:x="5.507cm" svg:y="10.715cm">
          <text:p/>
        </draw:rect>
        <draw:rect draw:style-name="gr64" draw:text-style-name="P2" draw:layer="layout" svg:width="0.461cm" svg:height="0.461cm" svg:x="5.967cm" svg:y="3.81cm">
          <text:p/>
        </draw:rect>
        <draw:rect draw:style-name="gr64" draw:text-style-name="P2" draw:layer="layout" svg:width="0.461cm" svg:height="0.46cm" svg:x="5.967cm" svg:y="4.271cm">
          <text:p/>
        </draw:rect>
        <draw:rect draw:style-name="gr64" draw:text-style-name="P2" draw:layer="layout" svg:width="0.461cm" svg:height="0.46cm" svg:x="5.967cm" svg:y="4.731cm">
          <text:p/>
        </draw:rect>
        <draw:rect draw:style-name="gr64" draw:text-style-name="P2" draw:layer="layout" svg:width="0.461cm" svg:height="0.461cm" svg:x="5.967cm" svg:y="5.191cm">
          <text:p/>
        </draw:rect>
        <draw:rect draw:style-name="gr64" draw:text-style-name="P2" draw:layer="layout" svg:width="0.461cm" svg:height="0.46cm" svg:x="5.967cm" svg:y="5.652cm">
          <text:p/>
        </draw:rect>
        <draw:rect draw:style-name="gr64" draw:text-style-name="P2" draw:layer="layout" svg:width="0.461cm" svg:height="0.46cm" svg:x="5.967cm" svg:y="6.112cm">
          <text:p/>
        </draw:rect>
        <draw:rect draw:style-name="gr64" draw:text-style-name="P2" draw:layer="layout" svg:width="0.461cm" svg:height="0.46cm" svg:x="5.967cm" svg:y="6.572cm">
          <text:p/>
        </draw:rect>
        <draw:rect draw:style-name="gr64" draw:text-style-name="P2" draw:layer="layout" svg:width="0.461cm" svg:height="0.461cm" svg:x="5.967cm" svg:y="7.032cm">
          <text:p/>
        </draw:rect>
        <draw:rect draw:style-name="gr64" draw:text-style-name="P2" draw:layer="layout" svg:width="0.461cm" svg:height="0.461cm" svg:x="5.967cm" svg:y="7.493cm">
          <text:p/>
        </draw:rect>
        <draw:rect draw:style-name="gr64" draw:text-style-name="P2" draw:layer="layout" svg:width="0.461cm" svg:height="0.46cm" svg:x="5.967cm" svg:y="7.954cm">
          <text:p/>
        </draw:rect>
        <draw:rect draw:style-name="gr64" draw:text-style-name="P2" draw:layer="layout" svg:width="0.461cm" svg:height="0.46cm" svg:x="5.967cm" svg:y="8.414cm">
          <text:p/>
        </draw:rect>
        <draw:rect draw:style-name="gr64" draw:text-style-name="P2" draw:layer="layout" svg:width="0.461cm" svg:height="0.461cm" svg:x="5.967cm" svg:y="8.874cm">
          <text:p/>
        </draw:rect>
        <draw:rect draw:style-name="gr64" draw:text-style-name="P2" draw:layer="layout" svg:width="0.461cm" svg:height="0.46cm" svg:x="5.967cm" svg:y="9.335cm">
          <text:p/>
        </draw:rect>
        <draw:rect draw:style-name="gr64" draw:text-style-name="P2" draw:layer="layout" svg:width="0.461cm" svg:height="0.46cm" svg:x="5.967cm" svg:y="9.795cm">
          <text:p/>
        </draw:rect>
        <draw:rect draw:style-name="gr64" draw:text-style-name="P2" draw:layer="layout" svg:width="0.461cm" svg:height="0.46cm" svg:x="5.967cm" svg:y="10.255cm">
          <text:p/>
        </draw:rect>
        <draw:rect draw:style-name="gr64" draw:text-style-name="P2" draw:layer="layout" svg:width="0.461cm" svg:height="0.461cm" svg:x="5.967cm" svg:y="10.715cm">
          <text:p/>
        </draw:rect>
        <draw:rect draw:style-name="gr64" draw:text-style-name="P2" draw:layer="layout" svg:width="0.46cm" svg:height="0.461cm" svg:x="6.877cm" svg:y="3.809cm">
          <text:p/>
        </draw:rect>
        <draw:rect draw:style-name="gr64" draw:text-style-name="P2" draw:layer="layout" svg:width="0.46cm" svg:height="0.46cm" svg:x="6.877cm" svg:y="4.27cm">
          <text:p/>
        </draw:rect>
        <draw:rect draw:style-name="gr64" draw:text-style-name="P2" draw:layer="layout" svg:width="0.46cm" svg:height="0.46cm" svg:x="6.877cm" svg:y="4.73cm">
          <text:p/>
        </draw:rect>
        <draw:rect draw:style-name="gr64" draw:text-style-name="P2" draw:layer="layout" svg:width="0.46cm" svg:height="0.461cm" svg:x="6.877cm" svg:y="5.19cm">
          <text:p/>
        </draw:rect>
        <draw:rect draw:style-name="gr64" draw:text-style-name="P2" draw:layer="layout" svg:width="0.46cm" svg:height="0.46cm" svg:x="6.877cm" svg:y="5.651cm">
          <text:p/>
        </draw:rect>
        <draw:rect draw:style-name="gr64" draw:text-style-name="P2" draw:layer="layout" svg:width="0.46cm" svg:height="0.46cm" svg:x="6.877cm" svg:y="6.111cm">
          <text:p/>
        </draw:rect>
        <draw:rect draw:style-name="gr64" draw:text-style-name="P2" draw:layer="layout" svg:width="0.46cm" svg:height="0.46cm" svg:x="6.877cm" svg:y="6.571cm">
          <text:p/>
        </draw:rect>
        <draw:rect draw:style-name="gr64" draw:text-style-name="P2" draw:layer="layout" svg:width="0.46cm" svg:height="0.461cm" svg:x="6.877cm" svg:y="7.031cm">
          <text:p/>
        </draw:rect>
        <draw:rect draw:style-name="gr64" draw:text-style-name="P2" draw:layer="layout" svg:width="0.46cm" svg:height="0.461cm" svg:x="6.877cm" svg:y="7.492cm">
          <text:p/>
        </draw:rect>
        <draw:rect draw:style-name="gr64" draw:text-style-name="P2" draw:layer="layout" svg:width="0.46cm" svg:height="0.46cm" svg:x="6.877cm" svg:y="7.953cm">
          <text:p/>
        </draw:rect>
        <draw:rect draw:style-name="gr64" draw:text-style-name="P2" draw:layer="layout" svg:width="0.46cm" svg:height="0.46cm" svg:x="6.877cm" svg:y="8.413cm">
          <text:p/>
        </draw:rect>
        <draw:rect draw:style-name="gr64" draw:text-style-name="P2" draw:layer="layout" svg:width="0.46cm" svg:height="0.461cm" svg:x="6.877cm" svg:y="8.873cm">
          <text:p/>
        </draw:rect>
        <draw:rect draw:style-name="gr64" draw:text-style-name="P2" draw:layer="layout" svg:width="0.46cm" svg:height="0.46cm" svg:x="6.877cm" svg:y="9.334cm">
          <text:p/>
        </draw:rect>
        <draw:rect draw:style-name="gr64" draw:text-style-name="P2" draw:layer="layout" svg:width="0.46cm" svg:height="0.46cm" svg:x="6.877cm" svg:y="9.794cm">
          <text:p/>
        </draw:rect>
        <draw:rect draw:style-name="gr64" draw:text-style-name="P2" draw:layer="layout" svg:width="0.46cm" svg:height="0.46cm" svg:x="6.877cm" svg:y="10.254cm">
          <text:p/>
        </draw:rect>
        <draw:rect draw:style-name="gr64" draw:text-style-name="P2" draw:layer="layout" svg:width="0.46cm" svg:height="0.461cm" svg:x="6.878cm" svg:y="10.713cm">
          <text:p/>
        </draw:rect>
        <draw:rect draw:style-name="gr66" draw:text-style-name="P17" draw:layer="layout" svg:width="0.46cm" svg:height="0.461cm" svg:x="7.337cm" svg:y="3.809cm">
          <text:p text:style-name="P2"><text:span text:style-name="T3">F</text:span></text:p>
        </draw:rect>
        <draw:rect draw:style-name="gr64" draw:text-style-name="P2" draw:layer="layout" svg:width="0.46cm" svg:height="0.46cm" svg:x="7.337cm" svg:y="4.27cm">
          <text:p/>
        </draw:rect>
        <draw:rect draw:style-name="gr64" draw:text-style-name="P2" draw:layer="layout" svg:width="0.46cm" svg:height="0.46cm" svg:x="7.337cm" svg:y="4.73cm">
          <text:p/>
        </draw:rect>
        <draw:rect draw:style-name="gr64" draw:text-style-name="P2" draw:layer="layout" svg:width="0.46cm" svg:height="0.461cm" svg:x="7.337cm" svg:y="5.19cm">
          <text:p/>
        </draw:rect>
        <draw:rect draw:style-name="gr64" draw:text-style-name="P2" draw:layer="layout" svg:width="0.46cm" svg:height="0.46cm" svg:x="7.337cm" svg:y="5.651cm">
          <text:p/>
        </draw:rect>
        <draw:rect draw:style-name="gr64" draw:text-style-name="P2" draw:layer="layout" svg:width="0.46cm" svg:height="0.46cm" svg:x="7.337cm" svg:y="6.111cm">
          <text:p/>
        </draw:rect>
        <draw:rect draw:style-name="gr64" draw:text-style-name="P2" draw:layer="layout" svg:width="0.46cm" svg:height="0.46cm" svg:x="7.337cm" svg:y="6.571cm">
          <text:p/>
        </draw:rect>
        <draw:rect draw:style-name="gr64" draw:text-style-name="P2" draw:layer="layout" svg:width="0.46cm" svg:height="0.461cm" svg:x="7.337cm" svg:y="7.031cm">
          <text:p/>
        </draw:rect>
        <draw:rect draw:style-name="gr64" draw:text-style-name="P2" draw:layer="layout" svg:width="0.46cm" svg:height="0.461cm" svg:x="7.337cm" svg:y="7.492cm">
          <text:p/>
        </draw:rect>
        <draw:rect draw:style-name="gr64" draw:text-style-name="P2" draw:layer="layout" svg:width="0.46cm" svg:height="0.46cm" svg:x="7.337cm" svg:y="7.953cm">
          <text:p/>
        </draw:rect>
        <draw:rect draw:style-name="gr64" draw:text-style-name="P2" draw:layer="layout" svg:width="0.46cm" svg:height="0.46cm" svg:x="7.337cm" svg:y="8.413cm">
          <text:p/>
        </draw:rect>
        <draw:rect draw:style-name="gr64" draw:text-style-name="P2" draw:layer="layout" svg:width="0.46cm" svg:height="0.461cm" svg:x="7.337cm" svg:y="8.873cm">
          <text:p/>
        </draw:rect>
        <draw:rect draw:style-name="gr64" draw:text-style-name="P2" draw:layer="layout" svg:width="0.46cm" svg:height="0.46cm" svg:x="7.337cm" svg:y="9.334cm">
          <text:p/>
        </draw:rect>
        <draw:rect draw:style-name="gr64" draw:text-style-name="P2" draw:layer="layout" svg:width="0.46cm" svg:height="0.46cm" svg:x="7.337cm" svg:y="9.794cm">
          <text:p/>
        </draw:rect>
        <draw:rect draw:style-name="gr64" draw:text-style-name="P2" draw:layer="layout" svg:width="0.46cm" svg:height="0.46cm" svg:x="7.337cm" svg:y="10.254cm">
          <text:p/>
        </draw:rect>
        <draw:rect draw:style-name="gr64" draw:text-style-name="P2" draw:layer="layout" svg:width="0.46cm" svg:height="0.461cm" svg:x="7.338cm" svg:y="10.713cm">
          <text:p/>
        </draw:rect>
        <draw:rect draw:style-name="gr66" draw:text-style-name="P17" draw:layer="layout" svg:width="0.46cm" svg:height="0.461cm" svg:x="2.742cm" svg:y="3.81cm">
          <text:p text:style-name="P2"><text:span text:style-name="T3">T</text:span></text:p>
        </draw:rect>
        <draw:rect draw:style-name="gr66" draw:text-style-name="P17" draw:layer="layout" svg:width="0.46cm" svg:height="0.46cm" svg:x="2.742cm" svg:y="4.271cm">
          <text:p text:style-name="P2"><text:span text:style-name="T3">T</text:span></text:p>
        </draw:rect>
        <draw:rect draw:style-name="gr66" draw:text-style-name="P17" draw:layer="layout" svg:width="0.46cm" svg:height="0.46cm" svg:x="2.742cm" svg:y="4.731cm">
          <text:p text:style-name="P2"><text:span text:style-name="T3">T</text:span></text:p>
        </draw:rect>
        <draw:rect draw:style-name="gr66" draw:text-style-name="P17" draw:layer="layout" svg:width="0.46cm" svg:height="0.461cm" svg:x="2.742cm" svg:y="5.191cm">
          <text:p text:style-name="P2"><text:span text:style-name="T3">T</text:span></text:p>
        </draw:rect>
        <draw:rect draw:style-name="gr66" draw:text-style-name="P17" draw:layer="layout" svg:width="0.46cm" svg:height="0.46cm" svg:x="2.742cm" svg:y="5.652cm">
          <text:p text:style-name="P2"><text:span text:style-name="T3">T</text:span></text:p>
        </draw:rect>
        <draw:rect draw:style-name="gr66" draw:text-style-name="P17" draw:layer="layout" svg:width="0.46cm" svg:height="0.46cm" svg:x="2.742cm" svg:y="6.112cm">
          <text:p text:style-name="P2"><text:span text:style-name="T3">T</text:span></text:p>
        </draw:rect>
        <draw:rect draw:style-name="gr66" draw:text-style-name="P17" draw:layer="layout" svg:width="0.46cm" svg:height="0.46cm" svg:x="2.742cm" svg:y="6.572cm">
          <text:p text:style-name="P2"><text:span text:style-name="T3">T</text:span></text:p>
        </draw:rect>
        <draw:rect draw:style-name="gr66" draw:text-style-name="P17" draw:layer="layout" svg:width="0.46cm" svg:height="0.461cm" svg:x="2.742cm" svg:y="7.032cm">
          <text:p text:style-name="P2"><text:span text:style-name="T3">T</text:span></text:p>
        </draw:rect>
        <draw:rect draw:style-name="gr66" draw:text-style-name="P17" draw:layer="layout" svg:width="0.46cm" svg:height="0.461cm" svg:x="2.742cm" svg:y="7.493cm">
          <text:p text:style-name="P2"><text:span text:style-name="T3">T</text:span></text:p>
        </draw:rect>
        <draw:rect draw:style-name="gr66" draw:text-style-name="P17" draw:layer="layout" svg:width="0.46cm" svg:height="0.46cm" svg:x="2.742cm" svg:y="7.954cm">
          <text:p text:style-name="P2"><text:span text:style-name="T3">T</text:span></text:p>
        </draw:rect>
        <draw:rect draw:style-name="gr66" draw:text-style-name="P17" draw:layer="layout" svg:width="0.46cm" svg:height="0.46cm" svg:x="2.742cm" svg:y="8.414cm">
          <text:p text:style-name="P2"><text:span text:style-name="T3">T</text:span></text:p>
        </draw:rect>
        <draw:rect draw:style-name="gr65" draw:text-style-name="P2" draw:layer="layout" svg:width="0.46cm" svg:height="0.461cm" svg:x="2.742cm" svg:y="8.874cm">
          <text:p/>
        </draw:rect>
        <draw:rect draw:style-name="gr65" draw:text-style-name="P2" draw:layer="layout" svg:width="0.46cm" svg:height="0.46cm" svg:x="2.742cm" svg:y="9.335cm">
          <text:p/>
        </draw:rect>
        <draw:rect draw:style-name="gr66" draw:text-style-name="P17" draw:layer="layout" svg:width="0.46cm" svg:height="0.46cm" svg:x="2.742cm" svg:y="9.795cm">
          <text:p text:style-name="P2"><text:span text:style-name="T3">T</text:span></text:p>
        </draw:rect>
        <draw:rect draw:style-name="gr66" draw:text-style-name="P17" draw:layer="layout" svg:width="0.46cm" svg:height="0.46cm" svg:x="2.742cm" svg:y="10.255cm">
          <text:p text:style-name="P2"><text:span text:style-name="T3">T</text:span></text:p>
        </draw:rect>
        <draw:rect draw:style-name="gr66" draw:text-style-name="P5" draw:layer="layout" svg:width="0.46cm" svg:height="0.461cm" svg:x="2.742cm" svg:y="10.715cm">
          <text:p text:style-name="P2"><text:span text:style-name="T3">T</text:span></text:p>
        </draw:rect>
        <draw:rect draw:style-name="gr67" draw:text-style-name="P2" draw:layer="layout" svg:width="0.46cm" svg:height="0.461cm" svg:x="1.361cm" svg:y="3.81cm">
          <text:p/>
        </draw:rect>
        <draw:rect draw:style-name="gr67" draw:text-style-name="P2" draw:layer="layout" svg:width="0.46cm" svg:height="0.46cm" svg:x="1.361cm" svg:y="4.271cm">
          <text:p/>
        </draw:rect>
        <draw:rect draw:style-name="gr67" draw:text-style-name="P2" draw:layer="layout" svg:width="0.46cm" svg:height="0.46cm" svg:x="1.361cm" svg:y="4.731cm">
          <text:p/>
        </draw:rect>
        <draw:rect draw:style-name="gr67" draw:text-style-name="P2" draw:layer="layout" svg:width="0.46cm" svg:height="0.461cm" svg:x="1.361cm" svg:y="5.191cm">
          <text:p/>
        </draw:rect>
        <draw:rect draw:style-name="gr65" draw:text-style-name="P2" draw:layer="layout" svg:width="0.46cm" svg:height="0.46cm" svg:x="1.361cm" svg:y="5.652cm">
          <text:p/>
        </draw:rect>
        <draw:rect draw:style-name="gr67" draw:text-style-name="P2" draw:layer="layout" svg:width="0.46cm" svg:height="0.46cm" svg:x="1.361cm" svg:y="6.112cm">
          <text:p/>
        </draw:rect>
        <draw:rect draw:style-name="gr67" draw:text-style-name="P2" draw:layer="layout" svg:width="0.46cm" svg:height="0.46cm" svg:x="1.361cm" svg:y="6.572cm">
          <text:p/>
        </draw:rect>
        <draw:rect draw:style-name="gr67" draw:text-style-name="P2" draw:layer="layout" svg:width="0.46cm" svg:height="0.461cm" svg:x="1.361cm" svg:y="7.032cm">
          <text:p/>
        </draw:rect>
        <draw:rect draw:style-name="gr67" draw:text-style-name="P2" draw:layer="layout" svg:width="0.46cm" svg:height="0.461cm" svg:x="1.361cm" svg:y="7.493cm">
          <text:p/>
        </draw:rect>
        <draw:rect draw:style-name="gr67" draw:text-style-name="P2" draw:layer="layout" svg:width="0.46cm" svg:height="0.46cm" svg:x="1.361cm" svg:y="7.954cm">
          <text:p/>
        </draw:rect>
        <draw:rect draw:style-name="gr67" draw:text-style-name="P2" draw:layer="layout" svg:width="0.46cm" svg:height="0.46cm" svg:x="1.361cm" svg:y="8.414cm">
          <text:p/>
        </draw:rect>
        <draw:rect draw:style-name="gr67" draw:text-style-name="P2" draw:layer="layout" svg:width="0.46cm" svg:height="0.461cm" svg:x="1.361cm" svg:y="8.874cm">
          <text:p/>
        </draw:rect>
        <draw:rect draw:style-name="gr67" draw:text-style-name="P2" draw:layer="layout" svg:width="0.46cm" svg:height="0.46cm" svg:x="1.361cm" svg:y="9.335cm">
          <text:p/>
        </draw:rect>
        <draw:rect draw:style-name="gr67" draw:text-style-name="P2" draw:layer="layout" svg:width="0.46cm" svg:height="0.46cm" svg:x="1.361cm" svg:y="9.795cm">
          <text:p/>
        </draw:rect>
        <draw:rect draw:style-name="gr67" draw:text-style-name="P2" draw:layer="layout" svg:width="0.46cm" svg:height="0.46cm" svg:x="1.361cm" svg:y="10.255cm">
          <text:p/>
        </draw:rect>
        <draw:rect draw:style-name="gr67" draw:text-style-name="P2" draw:layer="layout" svg:width="0.46cm" svg:height="0.461cm" svg:x="1.361cm" svg:y="10.715cm">
          <text:p/>
        </draw:rect>
        <draw:rect draw:style-name="gr67" draw:text-style-name="P2" draw:layer="layout" svg:width="0.46cm" svg:height="0.461cm" svg:x="1.821cm" svg:y="3.81cm">
          <text:p/>
        </draw:rect>
        <draw:rect draw:style-name="gr67" draw:text-style-name="P2" draw:layer="layout" svg:width="0.46cm" svg:height="0.46cm" svg:x="1.821cm" svg:y="4.271cm">
          <text:p/>
        </draw:rect>
        <draw:rect draw:style-name="gr67" draw:text-style-name="P2" draw:layer="layout" svg:width="0.46cm" svg:height="0.46cm" svg:x="1.821cm" svg:y="4.731cm">
          <text:p/>
        </draw:rect>
        <draw:rect draw:style-name="gr65" draw:text-style-name="P2" draw:layer="layout" svg:width="0.46cm" svg:height="0.461cm" svg:x="1.821cm" svg:y="5.191cm">
          <text:p/>
        </draw:rect>
        <draw:rect draw:style-name="gr65" draw:text-style-name="P2" draw:layer="layout" svg:width="0.46cm" svg:height="0.46cm" svg:x="1.821cm" svg:y="5.652cm">
          <text:p/>
        </draw:rect>
        <draw:rect draw:style-name="gr65" draw:text-style-name="P2" draw:layer="layout" svg:width="0.46cm" svg:height="0.46cm" svg:x="1.821cm" svg:y="6.112cm">
          <text:p/>
        </draw:rect>
        <draw:rect draw:style-name="gr67" draw:text-style-name="P2" draw:layer="layout" svg:width="0.46cm" svg:height="0.46cm" svg:x="1.821cm" svg:y="6.572cm">
          <text:p/>
        </draw:rect>
        <draw:rect draw:style-name="gr65" draw:text-style-name="P2" draw:layer="layout" svg:width="0.46cm" svg:height="0.461cm" svg:x="1.821cm" svg:y="7.032cm">
          <text:p/>
        </draw:rect>
        <draw:rect draw:style-name="gr67" draw:text-style-name="P2" draw:layer="layout" svg:width="0.46cm" svg:height="0.461cm" svg:x="1.821cm" svg:y="7.493cm">
          <text:p/>
        </draw:rect>
        <draw:rect draw:style-name="gr65" draw:text-style-name="P2" draw:layer="layout" svg:width="0.46cm" svg:height="0.46cm" svg:x="1.821cm" svg:y="7.954cm">
          <text:p/>
        </draw:rect>
        <draw:rect draw:style-name="gr67" draw:text-style-name="P2" draw:layer="layout" svg:width="0.46cm" svg:height="0.46cm" svg:x="1.821cm" svg:y="8.414cm">
          <text:p/>
        </draw:rect>
        <draw:rect draw:style-name="gr67" draw:text-style-name="P2" draw:layer="layout" svg:width="0.46cm" svg:height="0.461cm" svg:x="1.821cm" svg:y="8.874cm">
          <text:p/>
        </draw:rect>
        <draw:rect draw:style-name="gr65" draw:text-style-name="P2" draw:layer="layout" svg:width="0.46cm" svg:height="0.46cm" svg:x="1.821cm" svg:y="9.335cm">
          <text:p/>
        </draw:rect>
        <draw:rect draw:style-name="gr65" draw:text-style-name="P2" draw:layer="layout" svg:width="0.46cm" svg:height="0.46cm" svg:x="1.821cm" svg:y="9.795cm">
          <text:p/>
        </draw:rect>
        <draw:rect draw:style-name="gr67" draw:text-style-name="P2" draw:layer="layout" svg:width="0.46cm" svg:height="0.46cm" svg:x="1.821cm" svg:y="10.255cm">
          <text:p/>
        </draw:rect>
        <draw:rect draw:style-name="gr65" draw:text-style-name="P2" draw:layer="layout" svg:width="0.46cm" svg:height="0.461cm" svg:x="1.821cm" svg:y="10.715cm">
          <text:p/>
        </draw:rect>
        <draw:rect draw:style-name="gr65" draw:text-style-name="P2" draw:layer="layout" svg:width="0.461cm" svg:height="0.461cm" svg:x="2.281cm" svg:y="3.81cm">
          <text:p/>
        </draw:rect>
        <draw:rect draw:style-name="gr65" draw:text-style-name="P2" draw:layer="layout" svg:width="0.461cm" svg:height="0.46cm" svg:x="2.281cm" svg:y="4.271cm">
          <text:p/>
        </draw:rect>
        <draw:rect draw:style-name="gr65" draw:text-style-name="P2" draw:layer="layout" svg:width="0.461cm" svg:height="0.46cm" svg:x="2.281cm" svg:y="4.731cm">
          <text:p/>
        </draw:rect>
        <draw:rect draw:style-name="gr65" draw:text-style-name="P2" draw:layer="layout" svg:width="0.461cm" svg:height="0.461cm" svg:x="2.281cm" svg:y="5.191cm">
          <text:p/>
        </draw:rect>
        <draw:rect draw:style-name="gr65" draw:text-style-name="P2" draw:layer="layout" svg:width="0.461cm" svg:height="0.46cm" svg:x="2.281cm" svg:y="5.652cm">
          <text:p/>
        </draw:rect>
        <draw:rect draw:style-name="gr65" draw:text-style-name="P2" draw:layer="layout" svg:width="0.461cm" svg:height="0.46cm" svg:x="2.281cm" svg:y="6.112cm">
          <text:p/>
        </draw:rect>
        <draw:rect draw:style-name="gr65" draw:text-style-name="P2" draw:layer="layout" svg:width="0.461cm" svg:height="0.46cm" svg:x="2.281cm" svg:y="6.572cm">
          <text:p/>
        </draw:rect>
        <draw:rect draw:style-name="gr65" draw:text-style-name="P2" draw:layer="layout" svg:width="0.461cm" svg:height="0.461cm" svg:x="2.281cm" svg:y="7.032cm">
          <text:p/>
        </draw:rect>
        <draw:rect draw:style-name="gr65" draw:text-style-name="P2" draw:layer="layout" svg:width="0.461cm" svg:height="0.461cm" svg:x="2.281cm" svg:y="7.493cm">
          <text:p/>
        </draw:rect>
        <draw:rect draw:style-name="gr65" draw:text-style-name="P2" draw:layer="layout" svg:width="0.461cm" svg:height="0.46cm" svg:x="2.281cm" svg:y="7.954cm">
          <text:p/>
        </draw:rect>
        <draw:rect draw:style-name="gr65" draw:text-style-name="P2" draw:layer="layout" svg:width="0.461cm" svg:height="0.46cm" svg:x="2.281cm" svg:y="8.414cm">
          <text:p/>
        </draw:rect>
        <draw:rect draw:style-name="gr65" draw:text-style-name="P2" draw:layer="layout" svg:width="0.461cm" svg:height="0.461cm" svg:x="2.281cm" svg:y="8.874cm">
          <text:p/>
        </draw:rect>
        <draw:rect draw:style-name="gr65" draw:text-style-name="P2" draw:layer="layout" svg:width="0.461cm" svg:height="0.46cm" svg:x="2.281cm" svg:y="9.335cm">
          <text:p/>
        </draw:rect>
        <draw:rect draw:style-name="gr65" draw:text-style-name="P2" draw:layer="layout" svg:width="0.461cm" svg:height="0.46cm" svg:x="2.281cm" svg:y="9.795cm">
          <text:p/>
        </draw:rect>
        <draw:rect draw:style-name="gr65" draw:text-style-name="P2" draw:layer="layout" svg:width="0.461cm" svg:height="0.46cm" svg:x="2.281cm" svg:y="10.255cm">
          <text:p/>
        </draw:rect>
        <draw:rect draw:style-name="gr65" draw:text-style-name="P2" draw:layer="layout" svg:width="0.461cm" svg:height="0.461cm" svg:x="2.281cm" svg:y="10.715cm">
          <text:p/>
        </draw:rect>
        <draw:rect draw:style-name="gr66" draw:text-style-name="P5" draw:layer="layout" svg:width="0.461cm" svg:height="0.461cm" svg:x="0.9cm" svg:y="3.81cm">
          <text:p text:style-name="P2"><text:span text:style-name="T3">A</text:span></text:p>
        </draw:rect>
        <draw:rect draw:style-name="gr66" draw:text-style-name="P5" draw:layer="layout" svg:width="0.461cm" svg:height="0.46cm" svg:x="0.9cm" svg:y="4.271cm">
          <text:p text:style-name="P2"><text:span text:style-name="T3">A</text:span></text:p>
        </draw:rect>
        <draw:rect draw:style-name="gr66" draw:text-style-name="P5" draw:layer="layout" svg:width="0.461cm" svg:height="0.46cm" svg:x="0.9cm" svg:y="4.731cm">
          <text:p text:style-name="P2"><text:span text:style-name="T3">A</text:span></text:p>
        </draw:rect>
        <draw:rect draw:style-name="gr67" draw:text-style-name="P2" draw:layer="layout" svg:width="0.461cm" svg:height="0.461cm" svg:x="0.9cm" svg:y="5.191cm">
          <text:p/>
        </draw:rect>
        <draw:rect draw:style-name="gr67" draw:text-style-name="P2" draw:layer="layout" svg:width="0.461cm" svg:height="0.46cm" svg:x="0.9cm" svg:y="5.652cm">
          <text:p/>
        </draw:rect>
        <draw:rect draw:style-name="gr67" draw:text-style-name="P2" draw:layer="layout" svg:width="0.461cm" svg:height="0.46cm" svg:x="0.9cm" svg:y="6.112cm">
          <text:p/>
        </draw:rect>
        <draw:rect draw:style-name="gr66" draw:text-style-name="P5" draw:layer="layout" svg:width="0.461cm" svg:height="0.46cm" svg:x="0.9cm" svg:y="6.572cm">
          <text:p text:style-name="P2"><text:span text:style-name="T3">A</text:span></text:p>
        </draw:rect>
        <draw:rect draw:style-name="gr67" draw:text-style-name="P2" draw:layer="layout" svg:width="0.461cm" svg:height="0.461cm" svg:x="0.9cm" svg:y="7.032cm">
          <text:p/>
        </draw:rect>
        <draw:rect draw:style-name="gr66" draw:text-style-name="P5" draw:layer="layout" svg:width="0.461cm" svg:height="0.461cm" svg:x="0.9cm" svg:y="7.493cm">
          <text:p text:style-name="P2"><text:span text:style-name="T3">A</text:span></text:p>
        </draw:rect>
        <draw:rect draw:style-name="gr67" draw:text-style-name="P2" draw:layer="layout" svg:width="0.461cm" svg:height="0.46cm" svg:x="0.9cm" svg:y="7.954cm">
          <text:p/>
        </draw:rect>
        <draw:rect draw:style-name="gr66" draw:text-style-name="P5" draw:layer="layout" svg:width="0.461cm" svg:height="0.46cm" svg:x="0.9cm" svg:y="8.414cm">
          <text:p text:style-name="P2"><text:span text:style-name="T3">A</text:span></text:p>
        </draw:rect>
        <draw:rect draw:style-name="gr66" draw:text-style-name="P5" draw:layer="layout" svg:width="0.461cm" svg:height="0.461cm" svg:x="0.9cm" svg:y="8.874cm">
          <text:p text:style-name="P2"><text:span text:style-name="T3">A</text:span></text:p>
        </draw:rect>
        <draw:rect draw:style-name="gr67" draw:text-style-name="P2" draw:layer="layout" svg:width="0.461cm" svg:height="0.46cm" svg:x="0.9cm" svg:y="9.335cm">
          <text:p/>
        </draw:rect>
        <draw:rect draw:style-name="gr67" draw:text-style-name="P2" draw:layer="layout" svg:width="0.461cm" svg:height="0.46cm" svg:x="0.9cm" svg:y="9.795cm">
          <text:p/>
        </draw:rect>
        <draw:rect draw:style-name="gr66" draw:text-style-name="P5" draw:layer="layout" svg:width="0.461cm" svg:height="0.46cm" svg:x="0.9cm" svg:y="10.255cm">
          <text:p text:style-name="P2"><text:span text:style-name="T3">A</text:span></text:p>
        </draw:rect>
        <draw:rect draw:style-name="gr67" draw:text-style-name="P2" draw:layer="layout" svg:width="0.461cm" svg:height="0.461cm" svg:x="0.9cm" svg:y="10.715cm">
          <text:p/>
        </draw:rect>
        <draw:rect draw:style-name="gr67" draw:text-style-name="P2" draw:layer="layout" svg:width="0.46cm" svg:height="0.461cm" svg:x="10.744cm" svg:y="3.831cm">
          <text:p/>
        </draw:rect>
        <draw:rect draw:style-name="gr65" draw:text-style-name="P2" draw:layer="layout" svg:width="0.46cm" svg:height="0.46cm" svg:x="10.744cm" svg:y="4.292cm">
          <text:p/>
        </draw:rect>
        <draw:rect draw:style-name="gr67" draw:text-style-name="P2" draw:layer="layout" svg:width="0.46cm" svg:height="0.46cm" svg:x="10.744cm" svg:y="4.752cm">
          <text:p/>
        </draw:rect>
        <draw:rect draw:style-name="gr67" draw:text-style-name="P2" draw:layer="layout" svg:width="0.46cm" svg:height="0.461cm" svg:x="10.744cm" svg:y="5.212cm">
          <text:p/>
        </draw:rect>
        <draw:rect draw:style-name="gr66" draw:text-style-name="P17" draw:layer="layout" svg:width="0.46cm" svg:height="0.46cm" svg:x="10.744cm" svg:y="5.673cm">
          <text:p text:style-name="P2"><text:span text:style-name="T3">A</text:span></text:p>
        </draw:rect>
        <draw:rect draw:style-name="gr67" draw:text-style-name="P2" draw:layer="layout" svg:width="0.46cm" svg:height="0.46cm" svg:x="10.744cm" svg:y="6.133cm">
          <text:p/>
        </draw:rect>
        <draw:rect draw:style-name="gr67" draw:text-style-name="P2" draw:layer="layout" svg:width="0.46cm" svg:height="0.46cm" svg:x="10.744cm" svg:y="6.593cm">
          <text:p/>
        </draw:rect>
        <draw:rect draw:style-name="gr65" draw:text-style-name="P2" draw:layer="layout" svg:width="0.46cm" svg:height="0.461cm" svg:x="10.744cm" svg:y="7.053cm">
          <text:p/>
        </draw:rect>
        <draw:rect draw:style-name="gr65" draw:text-style-name="P2" draw:layer="layout" svg:width="0.46cm" svg:height="0.461cm" svg:x="10.744cm" svg:y="7.514cm">
          <text:p/>
        </draw:rect>
        <draw:rect draw:style-name="gr65" draw:text-style-name="P2" draw:layer="layout" svg:width="0.46cm" svg:height="0.46cm" svg:x="10.744cm" svg:y="7.975cm">
          <text:p/>
        </draw:rect>
        <draw:rect draw:style-name="gr64" draw:text-style-name="P2" draw:layer="layout" svg:width="0.46cm" svg:height="0.46cm" svg:x="10.744cm" svg:y="8.435cm">
          <text:p/>
        </draw:rect>
        <draw:rect draw:style-name="gr64" draw:text-style-name="P2" draw:layer="layout" svg:width="0.46cm" svg:height="0.461cm" svg:x="10.744cm" svg:y="8.895cm">
          <text:p/>
        </draw:rect>
        <draw:rect draw:style-name="gr65" draw:text-style-name="P2" draw:layer="layout" svg:width="0.46cm" svg:height="0.46cm" svg:x="10.744cm" svg:y="9.356cm">
          <text:p/>
        </draw:rect>
        <draw:rect draw:style-name="gr65" draw:text-style-name="P2" draw:layer="layout" svg:width="0.46cm" svg:height="0.46cm" svg:x="10.744cm" svg:y="9.816cm">
          <text:p/>
        </draw:rect>
        <draw:rect draw:style-name="gr65" draw:text-style-name="P2" draw:layer="layout" svg:width="0.46cm" svg:height="0.46cm" svg:x="10.744cm" svg:y="10.276cm">
          <text:p/>
        </draw:rect>
        <draw:rect draw:style-name="gr65" draw:text-style-name="P2" draw:layer="layout" svg:width="0.46cm" svg:height="0.461cm" svg:x="10.744cm" svg:y="10.736cm">
          <text:p/>
        </draw:rect>
        <draw:rect draw:style-name="gr67" draw:text-style-name="P2" draw:layer="layout" svg:width="0.46cm" svg:height="0.461cm" svg:x="11.204cm" svg:y="3.831cm">
          <text:p/>
        </draw:rect>
        <draw:rect draw:style-name="gr67" draw:text-style-name="P2" draw:layer="layout" svg:width="0.46cm" svg:height="0.46cm" svg:x="11.204cm" svg:y="4.292cm">
          <text:p/>
        </draw:rect>
        <draw:rect draw:style-name="gr65" draw:text-style-name="P2" draw:layer="layout" svg:width="0.46cm" svg:height="0.46cm" svg:x="11.204cm" svg:y="4.752cm">
          <text:p/>
        </draw:rect>
        <draw:rect draw:style-name="gr66" draw:text-style-name="P17" draw:layer="layout" svg:width="0.46cm" svg:height="0.461cm" svg:x="11.204cm" svg:y="5.212cm">
          <text:p text:style-name="P2"><text:span text:style-name="T3">T</text:span></text:p>
        </draw:rect>
        <draw:rect draw:style-name="gr67" draw:text-style-name="P2" draw:layer="layout" svg:width="0.46cm" svg:height="0.46cm" svg:x="11.204cm" svg:y="5.673cm">
          <text:p/>
        </draw:rect>
        <draw:rect draw:style-name="gr67" draw:text-style-name="P2" draw:layer="layout" svg:width="0.46cm" svg:height="0.46cm" svg:x="11.204cm" svg:y="6.133cm">
          <text:p/>
        </draw:rect>
        <draw:rect draw:style-name="gr65" draw:text-style-name="P2" draw:layer="layout" svg:width="0.46cm" svg:height="0.46cm" svg:x="11.204cm" svg:y="6.593cm">
          <text:p/>
        </draw:rect>
        <draw:rect draw:style-name="gr65" draw:text-style-name="P2" draw:layer="layout" svg:width="0.46cm" svg:height="0.461cm" svg:x="11.204cm" svg:y="7.053cm">
          <text:p/>
        </draw:rect>
        <draw:rect draw:style-name="gr65" draw:text-style-name="P2" draw:layer="layout" svg:width="0.46cm" svg:height="0.461cm" svg:x="11.204cm" svg:y="7.514cm">
          <text:p/>
        </draw:rect>
        <draw:rect draw:style-name="gr65" draw:text-style-name="P2" draw:layer="layout" svg:width="0.46cm" svg:height="0.46cm" svg:x="11.204cm" svg:y="7.975cm">
          <text:p/>
        </draw:rect>
        <draw:rect draw:style-name="gr66" draw:text-style-name="P17" draw:layer="layout" svg:width="0.46cm" svg:height="0.46cm" svg:x="11.204cm" svg:y="8.435cm">
          <text:p text:style-name="P2"><text:span text:style-name="T3">T</text:span></text:p>
        </draw:rect>
        <draw:rect draw:style-name="gr66" draw:text-style-name="P17" draw:layer="layout" svg:width="0.46cm" svg:height="0.461cm" svg:x="11.204cm" svg:y="8.895cm">
          <text:p text:style-name="P2"><text:span text:style-name="T3">T</text:span></text:p>
        </draw:rect>
        <draw:rect draw:style-name="gr66" draw:text-style-name="P17" draw:layer="layout" svg:width="0.46cm" svg:height="0.46cm" svg:x="11.204cm" svg:y="9.356cm">
          <text:p text:style-name="P2"><text:span text:style-name="T3">T</text:span></text:p>
        </draw:rect>
        <draw:rect draw:style-name="gr65" draw:text-style-name="P2" draw:layer="layout" svg:width="0.46cm" svg:height="0.46cm" svg:x="11.204cm" svg:y="9.816cm">
          <text:p/>
        </draw:rect>
        <draw:rect draw:style-name="gr65" draw:text-style-name="P2" draw:layer="layout" svg:width="0.46cm" svg:height="0.46cm" svg:x="11.204cm" svg:y="10.276cm">
          <text:p/>
        </draw:rect>
        <draw:rect draw:style-name="gr67" draw:text-style-name="P2" draw:layer="layout" svg:width="0.46cm" svg:height="0.461cm" svg:x="11.204cm" svg:y="10.736cm">
          <text:p/>
        </draw:rect>
        <draw:rect draw:style-name="gr66" draw:text-style-name="P17" draw:layer="layout" svg:width="0.461cm" svg:height="0.461cm" svg:x="11.664cm" svg:y="3.831cm">
          <text:p text:style-name="P2"><text:span text:style-name="T3">A</text:span></text:p>
        </draw:rect>
        <draw:rect draw:style-name="gr67" draw:text-style-name="P2" draw:layer="layout" svg:width="0.461cm" svg:height="0.46cm" svg:x="11.664cm" svg:y="4.292cm">
          <text:p/>
        </draw:rect>
        <draw:rect draw:style-name="gr67" draw:text-style-name="P2" draw:layer="layout" svg:width="0.461cm" svg:height="0.46cm" svg:x="11.664cm" svg:y="4.752cm">
          <text:p/>
        </draw:rect>
        <draw:rect draw:style-name="gr66" draw:text-style-name="P17" draw:layer="layout" svg:width="0.461cm" svg:height="0.461cm" svg:x="11.664cm" svg:y="5.212cm">
          <text:p text:style-name="P2"><text:span text:style-name="T3">T</text:span></text:p>
        </draw:rect>
        <draw:rect draw:style-name="gr67" draw:text-style-name="P2" draw:layer="layout" svg:width="0.461cm" svg:height="0.46cm" svg:x="11.664cm" svg:y="5.673cm">
          <text:p/>
        </draw:rect>
        <draw:rect draw:style-name="gr67" draw:text-style-name="P2" draw:layer="layout" svg:width="0.461cm" svg:height="0.46cm" svg:x="11.664cm" svg:y="6.133cm">
          <text:p/>
        </draw:rect>
        <draw:rect draw:style-name="gr65" draw:text-style-name="P2" draw:layer="layout" svg:width="0.461cm" svg:height="0.46cm" svg:x="11.664cm" svg:y="6.593cm">
          <text:p/>
        </draw:rect>
        <draw:rect draw:style-name="gr65" draw:text-style-name="P2" draw:layer="layout" svg:width="0.461cm" svg:height="0.461cm" svg:x="11.664cm" svg:y="7.053cm">
          <text:p/>
        </draw:rect>
        <draw:rect draw:style-name="gr65" draw:text-style-name="P2" draw:layer="layout" svg:width="0.461cm" svg:height="0.461cm" svg:x="11.664cm" svg:y="7.514cm">
          <text:p/>
        </draw:rect>
        <draw:rect draw:style-name="gr65" draw:text-style-name="P2" draw:layer="layout" svg:width="0.461cm" svg:height="0.46cm" svg:x="11.664cm" svg:y="7.975cm">
          <text:p/>
        </draw:rect>
        <draw:rect draw:style-name="gr66" draw:text-style-name="P17" draw:layer="layout" svg:width="0.461cm" svg:height="0.46cm" svg:x="11.664cm" svg:y="8.435cm">
          <text:p text:style-name="P2"><text:span text:style-name="T3">T</text:span></text:p>
        </draw:rect>
        <draw:rect draw:style-name="gr66" draw:text-style-name="P17" draw:layer="layout" svg:width="0.461cm" svg:height="0.461cm" svg:x="11.664cm" svg:y="8.895cm">
          <text:p text:style-name="P2"><text:span text:style-name="T3">T</text:span></text:p>
        </draw:rect>
        <draw:rect draw:style-name="gr65" draw:text-style-name="P2" draw:layer="layout" svg:width="0.461cm" svg:height="0.46cm" svg:x="11.664cm" svg:y="9.356cm">
          <text:p/>
        </draw:rect>
        <draw:rect draw:style-name="gr65" draw:text-style-name="P2" draw:layer="layout" svg:width="0.461cm" svg:height="0.46cm" svg:x="11.664cm" svg:y="9.816cm">
          <text:p/>
        </draw:rect>
        <draw:rect draw:style-name="gr67" draw:text-style-name="P2" draw:layer="layout" svg:width="0.461cm" svg:height="0.46cm" svg:x="11.664cm" svg:y="10.276cm">
          <text:p/>
        </draw:rect>
        <draw:rect draw:style-name="gr67" draw:text-style-name="P2" draw:layer="layout" svg:width="0.461cm" svg:height="0.461cm" svg:x="11.664cm" svg:y="10.736cm">
          <text:p/>
        </draw:rect>
        <draw:rect draw:style-name="gr67" draw:text-style-name="P2" draw:layer="layout" svg:width="0.46cm" svg:height="0.461cm" svg:x="12.586cm" svg:y="3.831cm">
          <text:p/>
        </draw:rect>
        <draw:rect draw:style-name="gr65" draw:text-style-name="P2" draw:layer="layout" svg:width="0.46cm" svg:height="0.46cm" svg:x="12.586cm" svg:y="4.292cm">
          <text:p/>
        </draw:rect>
        <draw:rect draw:style-name="gr65" draw:text-style-name="P2" draw:layer="layout" svg:width="0.46cm" svg:height="0.46cm" svg:x="12.586cm" svg:y="4.752cm">
          <text:p/>
        </draw:rect>
        <draw:rect draw:style-name="gr67" draw:text-style-name="P2" draw:layer="layout" svg:width="0.46cm" svg:height="0.461cm" svg:x="12.586cm" svg:y="5.212cm">
          <text:p/>
        </draw:rect>
        <draw:rect draw:style-name="gr67" draw:text-style-name="P2" draw:layer="layout" svg:width="0.46cm" svg:height="0.46cm" svg:x="12.586cm" svg:y="5.673cm">
          <text:p/>
        </draw:rect>
        <draw:rect draw:style-name="gr66" draw:text-style-name="P17" draw:layer="layout" svg:width="0.46cm" svg:height="0.46cm" svg:x="12.586cm" svg:y="6.133cm">
          <text:p text:style-name="P2"><text:span text:style-name="T3">A</text:span></text:p>
        </draw:rect>
        <draw:rect draw:style-name="gr67" draw:text-style-name="P2" draw:layer="layout" svg:width="0.46cm" svg:height="0.46cm" svg:x="12.586cm" svg:y="6.593cm">
          <text:p/>
        </draw:rect>
        <draw:rect draw:style-name="gr67" draw:text-style-name="P2" draw:layer="layout" svg:width="0.46cm" svg:height="0.461cm" svg:x="12.586cm" svg:y="7.053cm">
          <text:p/>
        </draw:rect>
        <draw:rect draw:style-name="gr65" draw:text-style-name="P2" draw:layer="layout" svg:width="0.46cm" svg:height="0.461cm" svg:x="12.586cm" svg:y="7.514cm">
          <text:p/>
        </draw:rect>
        <draw:rect draw:style-name="gr65" draw:text-style-name="P2" draw:layer="layout" svg:width="0.46cm" svg:height="0.46cm" svg:x="12.586cm" svg:y="7.975cm">
          <text:p/>
        </draw:rect>
        <draw:rect draw:style-name="gr66" draw:text-style-name="P17" draw:layer="layout" svg:width="0.46cm" svg:height="0.46cm" svg:x="12.586cm" svg:y="8.435cm">
          <text:p text:style-name="P2"><text:span text:style-name="T3">T</text:span></text:p>
        </draw:rect>
        <draw:rect draw:style-name="gr66" draw:text-style-name="P17" draw:layer="layout" svg:width="0.46cm" svg:height="0.461cm" svg:x="12.586cm" svg:y="8.895cm">
          <text:p text:style-name="P2"><text:span text:style-name="T3">T</text:span></text:p>
        </draw:rect>
        <draw:rect draw:style-name="gr65" draw:text-style-name="P2" draw:layer="layout" svg:width="0.46cm" svg:height="0.46cm" svg:x="12.586cm" svg:y="9.356cm">
          <text:p/>
        </draw:rect>
        <draw:rect draw:style-name="gr65" draw:text-style-name="P2" draw:layer="layout" svg:width="0.46cm" svg:height="0.46cm" svg:x="12.586cm" svg:y="9.816cm">
          <text:p/>
        </draw:rect>
        <draw:rect draw:style-name="gr65" draw:text-style-name="P2" draw:layer="layout" svg:width="0.46cm" svg:height="0.46cm" svg:x="12.586cm" svg:y="10.276cm">
          <text:p/>
        </draw:rect>
        <draw:rect draw:style-name="gr65" draw:text-style-name="P2" draw:layer="layout" svg:width="0.46cm" svg:height="0.461cm" svg:x="12.586cm" svg:y="10.736cm">
          <text:p/>
        </draw:rect>
        <draw:rect draw:style-name="gr65" draw:text-style-name="P2" draw:layer="layout" svg:width="0.46cm" svg:height="0.461cm" svg:x="13.046cm" svg:y="3.831cm">
          <text:p/>
        </draw:rect>
        <draw:rect draw:style-name="gr65" draw:text-style-name="P2" draw:layer="layout" svg:width="0.46cm" svg:height="0.46cm" svg:x="13.046cm" svg:y="4.292cm">
          <text:p/>
        </draw:rect>
        <draw:rect draw:style-name="gr65" draw:text-style-name="P2" draw:layer="layout" svg:width="0.46cm" svg:height="0.46cm" svg:x="13.046cm" svg:y="4.752cm">
          <text:p/>
        </draw:rect>
        <draw:rect draw:style-name="gr65" draw:text-style-name="P2" draw:layer="layout" svg:width="0.46cm" svg:height="0.461cm" svg:x="13.046cm" svg:y="5.212cm">
          <text:p/>
        </draw:rect>
        <draw:rect draw:style-name="gr67" draw:text-style-name="P2" draw:layer="layout" svg:width="0.46cm" svg:height="0.46cm" svg:x="13.046cm" svg:y="5.673cm">
          <text:p/>
        </draw:rect>
        <draw:rect draw:style-name="gr67" draw:text-style-name="P2" draw:layer="layout" svg:width="0.46cm" svg:height="0.46cm" svg:x="13.046cm" svg:y="6.133cm">
          <text:p/>
        </draw:rect>
        <draw:rect draw:style-name="gr67" draw:text-style-name="P2" draw:layer="layout" svg:width="0.46cm" svg:height="0.46cm" svg:x="13.046cm" svg:y="6.593cm">
          <text:p/>
        </draw:rect>
        <draw:rect draw:style-name="gr65" draw:text-style-name="P2" draw:layer="layout" svg:width="0.46cm" svg:height="0.461cm" svg:x="13.046cm" svg:y="7.053cm">
          <text:p/>
        </draw:rect>
        <draw:rect draw:style-name="gr65" draw:text-style-name="P2" draw:layer="layout" svg:width="0.46cm" svg:height="0.461cm" svg:x="13.046cm" svg:y="7.514cm">
          <text:p/>
        </draw:rect>
        <draw:rect draw:style-name="gr65" draw:text-style-name="P2" draw:layer="layout" svg:width="0.46cm" svg:height="0.46cm" svg:x="13.046cm" svg:y="7.975cm">
          <text:p/>
        </draw:rect>
        <draw:rect draw:style-name="gr65" draw:text-style-name="P2" draw:layer="layout" svg:width="0.46cm" svg:height="0.46cm" svg:x="13.046cm" svg:y="8.435cm">
          <text:p/>
        </draw:rect>
        <draw:rect draw:style-name="gr66" draw:text-style-name="P17" draw:layer="layout" svg:width="0.46cm" svg:height="0.461cm" svg:x="13.046cm" svg:y="8.895cm">
          <text:p text:style-name="P2"><text:span text:style-name="T3">T</text:span></text:p>
        </draw:rect>
        <draw:rect draw:style-name="gr65" draw:text-style-name="P2" draw:layer="layout" svg:width="0.46cm" svg:height="0.46cm" svg:x="13.046cm" svg:y="9.356cm">
          <text:p/>
        </draw:rect>
        <draw:rect draw:style-name="gr65" draw:text-style-name="P2" draw:layer="layout" svg:width="0.46cm" svg:height="0.46cm" svg:x="13.046cm" svg:y="9.816cm">
          <text:p/>
        </draw:rect>
        <draw:rect draw:style-name="gr65" draw:text-style-name="P2" draw:layer="layout" svg:width="0.46cm" svg:height="0.46cm" svg:x="13.046cm" svg:y="10.276cm">
          <text:p/>
        </draw:rect>
        <draw:rect draw:style-name="gr65" draw:text-style-name="P2" draw:layer="layout" svg:width="0.46cm" svg:height="0.461cm" svg:x="13.046cm" svg:y="10.736cm">
          <text:p/>
        </draw:rect>
        <draw:rect draw:style-name="gr65" draw:text-style-name="P2" draw:layer="layout" svg:width="0.461cm" svg:height="0.461cm" svg:x="13.506cm" svg:y="3.831cm">
          <text:p/>
        </draw:rect>
        <draw:rect draw:style-name="gr65" draw:text-style-name="P2" draw:layer="layout" svg:width="0.461cm" svg:height="0.46cm" svg:x="13.506cm" svg:y="4.292cm">
          <text:p/>
        </draw:rect>
        <draw:rect draw:style-name="gr65" draw:text-style-name="P2" draw:layer="layout" svg:width="0.461cm" svg:height="0.46cm" svg:x="13.506cm" svg:y="4.752cm">
          <text:p/>
        </draw:rect>
        <draw:rect draw:style-name="gr65" draw:text-style-name="P2" draw:layer="layout" svg:width="0.461cm" svg:height="0.461cm" svg:x="13.506cm" svg:y="5.212cm">
          <text:p/>
        </draw:rect>
        <draw:rect draw:style-name="gr65" draw:text-style-name="P2" draw:layer="layout" svg:width="0.461cm" svg:height="0.46cm" svg:x="13.506cm" svg:y="5.673cm">
          <text:p/>
        </draw:rect>
        <draw:rect draw:style-name="gr66" draw:text-style-name="P17" draw:layer="layout" svg:width="0.461cm" svg:height="0.46cm" svg:x="13.506cm" svg:y="6.133cm">
          <text:p text:style-name="P2"><text:span text:style-name="T3">T</text:span></text:p>
        </draw:rect>
        <draw:rect draw:style-name="gr66" draw:text-style-name="P17" draw:layer="layout" svg:width="0.461cm" svg:height="0.46cm" svg:x="13.506cm" svg:y="6.593cm">
          <text:p text:style-name="P2"><text:span text:style-name="T3">T</text:span></text:p>
        </draw:rect>
        <draw:rect draw:style-name="gr65" draw:text-style-name="P2" draw:layer="layout" svg:width="0.461cm" svg:height="0.461cm" svg:x="13.506cm" svg:y="7.053cm">
          <text:p/>
        </draw:rect>
        <draw:rect draw:style-name="gr65" draw:text-style-name="P2" draw:layer="layout" svg:width="0.461cm" svg:height="0.461cm" svg:x="13.506cm" svg:y="7.514cm">
          <text:p/>
        </draw:rect>
        <draw:rect draw:style-name="gr65" draw:text-style-name="P2" draw:layer="layout" svg:width="0.461cm" svg:height="0.46cm" svg:x="13.506cm" svg:y="7.975cm">
          <text:p/>
        </draw:rect>
        <draw:rect draw:style-name="gr65" draw:text-style-name="P2" draw:layer="layout" svg:width="0.461cm" svg:height="0.46cm" svg:x="13.506cm" svg:y="8.435cm">
          <text:p/>
        </draw:rect>
        <draw:rect draw:style-name="gr66" draw:text-style-name="P17" draw:layer="layout" svg:width="0.461cm" svg:height="0.461cm" svg:x="13.506cm" svg:y="8.895cm">
          <text:p text:style-name="P2"><text:span text:style-name="T3">T</text:span></text:p>
        </draw:rect>
        <draw:rect draw:style-name="gr66" draw:text-style-name="P17" draw:layer="layout" svg:width="0.461cm" svg:height="0.46cm" svg:x="13.506cm" svg:y="9.356cm">
          <text:p text:style-name="P2"><text:span text:style-name="T3">T</text:span></text:p>
        </draw:rect>
        <draw:rect draw:style-name="gr65" draw:text-style-name="P2" draw:layer="layout" svg:width="0.461cm" svg:height="0.46cm" svg:x="13.506cm" svg:y="9.816cm">
          <text:p/>
        </draw:rect>
        <draw:rect draw:style-name="gr65" draw:text-style-name="P2" draw:layer="layout" svg:width="0.461cm" svg:height="0.46cm" svg:x="13.506cm" svg:y="10.276cm">
          <text:p/>
        </draw:rect>
        <draw:rect draw:style-name="gr65" draw:text-style-name="P2" draw:layer="layout" svg:width="0.461cm" svg:height="0.461cm" svg:x="13.506cm" svg:y="10.736cm">
          <text:p/>
        </draw:rect>
        <draw:rect draw:style-name="gr65" draw:text-style-name="P2" draw:layer="layout" svg:width="0.46cm" svg:height="0.461cm" svg:x="14.427cm" svg:y="3.831cm">
          <text:p/>
        </draw:rect>
        <draw:rect draw:style-name="gr66" draw:text-style-name="P17" draw:layer="layout" svg:width="0.46cm" svg:height="0.46cm" svg:x="14.427cm" svg:y="4.292cm">
          <text:p text:style-name="P2"><text:span text:style-name="T3">T</text:span></text:p>
        </draw:rect>
        <draw:rect draw:style-name="gr66" draw:text-style-name="P17" draw:layer="layout" svg:width="0.46cm" svg:height="0.46cm" svg:x="14.427cm" svg:y="4.752cm">
          <text:p text:style-name="P2"><text:span text:style-name="T3">T</text:span></text:p>
        </draw:rect>
        <draw:rect draw:style-name="gr66" draw:text-style-name="P17" draw:layer="layout" svg:width="0.46cm" svg:height="0.461cm" svg:x="14.427cm" svg:y="5.212cm">
          <text:p text:style-name="P2"><text:span text:style-name="T3">T</text:span></text:p>
        </draw:rect>
        <draw:rect draw:style-name="gr67" draw:text-style-name="P2" draw:layer="layout" svg:width="0.46cm" svg:height="0.46cm" svg:x="14.427cm" svg:y="5.673cm">
          <text:p/>
        </draw:rect>
        <draw:rect draw:style-name="gr67" draw:text-style-name="P2" draw:layer="layout" svg:width="0.46cm" svg:height="0.46cm" svg:x="14.427cm" svg:y="6.133cm">
          <text:p/>
        </draw:rect>
        <draw:rect draw:style-name="gr66" draw:text-style-name="P17" draw:layer="layout" svg:width="0.46cm" svg:height="0.46cm" svg:x="14.427cm" svg:y="6.593cm">
          <text:p text:style-name="P2"><text:span text:style-name="T3">T</text:span></text:p>
        </draw:rect>
        <draw:rect draw:style-name="gr67" draw:text-style-name="P2" draw:layer="layout" svg:width="0.46cm" svg:height="0.461cm" svg:x="14.427cm" svg:y="7.053cm">
          <text:p/>
        </draw:rect>
        <draw:rect draw:style-name="gr67" draw:text-style-name="P2" draw:layer="layout" svg:width="0.46cm" svg:height="0.461cm" svg:x="14.427cm" svg:y="7.514cm">
          <text:p/>
        </draw:rect>
        <draw:rect draw:style-name="gr67" draw:text-style-name="P2" draw:layer="layout" svg:width="0.46cm" svg:height="0.46cm" svg:x="14.427cm" svg:y="7.975cm">
          <text:p/>
        </draw:rect>
        <draw:rect draw:style-name="gr65" draw:text-style-name="P2" draw:layer="layout" svg:width="0.46cm" svg:height="0.46cm" svg:x="14.427cm" svg:y="8.435cm">
          <text:p/>
        </draw:rect>
        <draw:rect draw:style-name="gr65" draw:text-style-name="P2" draw:layer="layout" svg:width="0.46cm" svg:height="0.461cm" svg:x="14.427cm" svg:y="8.895cm">
          <text:p/>
        </draw:rect>
        <draw:rect draw:style-name="gr65" draw:text-style-name="P2" draw:layer="layout" svg:width="0.46cm" svg:height="0.46cm" svg:x="14.427cm" svg:y="9.356cm">
          <text:p/>
        </draw:rect>
        <draw:rect draw:style-name="gr67" draw:text-style-name="P2" draw:layer="layout" svg:width="0.46cm" svg:height="0.46cm" svg:x="14.427cm" svg:y="9.816cm">
          <text:p/>
        </draw:rect>
        <draw:rect draw:style-name="gr65" draw:text-style-name="P2" draw:layer="layout" svg:width="0.46cm" svg:height="0.46cm" svg:x="14.427cm" svg:y="10.276cm">
          <text:p/>
        </draw:rect>
        <draw:rect draw:style-name="gr66" draw:text-style-name="P18" draw:layer="layout" svg:width="0.46cm" svg:height="0.461cm" svg:x="14.427cm" svg:y="10.736cm">
          <text:p text:style-name="P2"><text:span text:style-name="T3">F</text:span></text:p>
        </draw:rect>
        <draw:rect draw:style-name="gr65" draw:text-style-name="P2" draw:layer="layout" svg:width="0.46cm" svg:height="0.461cm" svg:x="14.887cm" svg:y="3.831cm">
          <text:p/>
        </draw:rect>
        <draw:rect draw:style-name="gr65" draw:text-style-name="P2" draw:layer="layout" svg:width="0.46cm" svg:height="0.46cm" svg:x="14.887cm" svg:y="4.292cm">
          <text:p/>
        </draw:rect>
        <draw:rect draw:style-name="gr66" draw:text-style-name="P17" draw:layer="layout" svg:width="0.46cm" svg:height="0.46cm" svg:x="14.887cm" svg:y="4.752cm">
          <text:p text:style-name="P2"><text:span text:style-name="T3">T</text:span></text:p>
        </draw:rect>
        <draw:rect draw:style-name="gr66" draw:text-style-name="P17" draw:layer="layout" svg:width="0.46cm" svg:height="0.461cm" svg:x="14.887cm" svg:y="5.212cm">
          <text:p text:style-name="P2"><text:span text:style-name="T3">T</text:span></text:p>
        </draw:rect>
        <draw:rect draw:style-name="gr66" draw:text-style-name="P17" draw:layer="layout" svg:width="0.46cm" svg:height="0.46cm" svg:x="14.887cm" svg:y="5.673cm">
          <text:p text:style-name="P2"><text:span text:style-name="T3">A</text:span></text:p>
        </draw:rect>
        <draw:rect draw:style-name="gr67" draw:text-style-name="P2" draw:layer="layout" svg:width="0.46cm" svg:height="0.46cm" svg:x="14.887cm" svg:y="6.133cm">
          <text:p/>
        </draw:rect>
        <draw:rect draw:style-name="gr66" draw:text-style-name="P17" draw:layer="layout" svg:width="0.46cm" svg:height="0.46cm" svg:x="14.887cm" svg:y="6.593cm">
          <text:p text:style-name="P2"><text:span text:style-name="T3">T</text:span></text:p>
        </draw:rect>
        <draw:rect draw:style-name="gr66" draw:text-style-name="P17" draw:layer="layout" svg:width="0.46cm" svg:height="0.461cm" svg:x="14.887cm" svg:y="7.053cm">
          <text:p text:style-name="P2"><text:span text:style-name="T3">T</text:span></text:p>
        </draw:rect>
        <draw:rect draw:style-name="gr66" draw:text-style-name="P17" draw:layer="layout" svg:width="0.46cm" svg:height="0.461cm" svg:x="14.887cm" svg:y="7.514cm">
          <text:p text:style-name="P2"><text:span text:style-name="T3">A</text:span></text:p>
        </draw:rect>
        <draw:rect draw:style-name="gr67" draw:text-style-name="P2" draw:layer="layout" svg:width="0.46cm" svg:height="0.46cm" svg:x="14.887cm" svg:y="7.975cm">
          <text:p/>
        </draw:rect>
        <draw:rect draw:style-name="gr67" draw:text-style-name="P2" draw:layer="layout" svg:width="0.46cm" svg:height="0.46cm" svg:x="14.887cm" svg:y="8.435cm">
          <text:p/>
        </draw:rect>
        <draw:rect draw:style-name="gr65" draw:text-style-name="P2" draw:layer="layout" svg:width="0.46cm" svg:height="0.461cm" svg:x="14.887cm" svg:y="8.895cm">
          <text:p/>
        </draw:rect>
        <draw:rect draw:style-name="gr67" draw:text-style-name="P2" draw:layer="layout" svg:width="0.46cm" svg:height="0.46cm" svg:x="14.887cm" svg:y="9.356cm">
          <text:p/>
        </draw:rect>
        <draw:rect draw:style-name="gr67" draw:text-style-name="P2" draw:layer="layout" svg:width="0.46cm" svg:height="0.46cm" svg:x="14.887cm" svg:y="9.816cm">
          <text:p/>
        </draw:rect>
        <draw:rect draw:style-name="gr67" draw:text-style-name="P2" draw:layer="layout" svg:width="0.46cm" svg:height="0.46cm" svg:x="14.887cm" svg:y="10.276cm">
          <text:p/>
        </draw:rect>
        <draw:rect draw:style-name="gr65" draw:text-style-name="P2" draw:layer="layout" svg:width="0.46cm" svg:height="0.461cm" svg:x="14.887cm" svg:y="10.736cm">
          <text:p/>
        </draw:rect>
        <draw:rect draw:style-name="gr65" draw:text-style-name="P2" draw:layer="layout" svg:width="0.461cm" svg:height="0.461cm" svg:x="15.347cm" svg:y="3.831cm">
          <text:p/>
        </draw:rect>
        <draw:rect draw:style-name="gr65" draw:text-style-name="P2" draw:layer="layout" svg:width="0.461cm" svg:height="0.46cm" svg:x="15.347cm" svg:y="4.292cm">
          <text:p/>
        </draw:rect>
        <draw:rect draw:style-name="gr66" draw:text-style-name="P17" draw:layer="layout" svg:width="0.461cm" svg:height="0.46cm" svg:x="15.347cm" svg:y="4.752cm">
          <text:p text:style-name="P2"><text:span text:style-name="T3">T</text:span></text:p>
        </draw:rect>
        <draw:rect draw:style-name="gr67" draw:text-style-name="P2" draw:layer="layout" svg:width="0.461cm" svg:height="0.461cm" svg:x="15.347cm" svg:y="5.212cm">
          <text:p/>
        </draw:rect>
        <draw:rect draw:style-name="gr67" draw:text-style-name="P2" draw:layer="layout" svg:width="0.461cm" svg:height="0.46cm" svg:x="15.347cm" svg:y="5.673cm">
          <text:p/>
        </draw:rect>
        <draw:rect draw:style-name="gr67" draw:text-style-name="P2" draw:layer="layout" svg:width="0.461cm" svg:height="0.46cm" svg:x="15.347cm" svg:y="6.133cm">
          <text:p/>
        </draw:rect>
        <draw:rect draw:style-name="gr67" draw:text-style-name="P2" draw:layer="layout" svg:width="0.461cm" svg:height="0.46cm" svg:x="15.347cm" svg:y="6.593cm">
          <text:p/>
        </draw:rect>
        <draw:rect draw:style-name="gr66" draw:text-style-name="P17" draw:layer="layout" svg:width="0.461cm" svg:height="0.461cm" svg:x="15.347cm" svg:y="7.053cm">
          <text:p text:style-name="P2"><text:span text:style-name="T3">A</text:span></text:p>
        </draw:rect>
        <draw:rect draw:style-name="gr66" draw:text-style-name="P17" draw:layer="layout" svg:width="0.461cm" svg:height="0.461cm" svg:x="15.347cm" svg:y="7.514cm">
          <text:p text:style-name="P2"><text:span text:style-name="T3">T</text:span></text:p>
        </draw:rect>
        <draw:rect draw:style-name="gr66" draw:text-style-name="P17" draw:layer="layout" svg:width="0.461cm" svg:height="0.46cm" svg:x="15.347cm" svg:y="7.975cm">
          <text:p text:style-name="P2"><text:span text:style-name="T3">T</text:span></text:p>
        </draw:rect>
        <draw:rect draw:style-name="gr65" draw:text-style-name="P2" draw:layer="layout" svg:width="0.461cm" svg:height="0.46cm" svg:x="15.347cm" svg:y="8.435cm">
          <text:p/>
        </draw:rect>
        <draw:rect draw:style-name="gr67" draw:text-style-name="P2" draw:layer="layout" svg:width="0.461cm" svg:height="0.461cm" svg:x="15.347cm" svg:y="8.895cm">
          <text:p/>
        </draw:rect>
        <draw:rect draw:style-name="gr67" draw:text-style-name="P2" draw:layer="layout" svg:width="0.461cm" svg:height="0.46cm" svg:x="15.347cm" svg:y="9.356cm">
          <text:p/>
        </draw:rect>
        <draw:rect draw:style-name="gr66" draw:text-style-name="P17" draw:layer="layout" svg:width="0.461cm" svg:height="0.46cm" svg:x="15.347cm" svg:y="9.816cm">
          <text:p text:style-name="P2"><text:span text:style-name="T3">A</text:span></text:p>
        </draw:rect>
        <draw:rect draw:style-name="gr67" draw:text-style-name="P2" draw:layer="layout" svg:width="0.461cm" svg:height="0.46cm" svg:x="15.347cm" svg:y="10.276cm">
          <text:p/>
        </draw:rect>
        <draw:rect draw:style-name="gr67" draw:text-style-name="P2" draw:layer="layout" svg:width="0.461cm" svg:height="0.461cm" svg:x="15.347cm" svg:y="10.736cm">
          <text:p/>
        </draw:rect>
        <draw:rect draw:style-name="gr65" draw:text-style-name="P2" draw:layer="layout" svg:width="0.46cm" svg:height="0.461cm" svg:x="13.967cm" svg:y="3.831cm">
          <text:p/>
        </draw:rect>
        <draw:rect draw:style-name="gr65" draw:text-style-name="P2" draw:layer="layout" svg:width="0.46cm" svg:height="0.46cm" svg:x="13.967cm" svg:y="4.292cm">
          <text:p/>
        </draw:rect>
        <draw:rect draw:style-name="gr66" draw:text-style-name="P17" draw:layer="layout" svg:width="0.46cm" svg:height="0.46cm" svg:x="13.967cm" svg:y="4.752cm">
          <text:p text:style-name="P2"><text:span text:style-name="T3">T</text:span></text:p>
        </draw:rect>
        <draw:rect draw:style-name="gr65" draw:text-style-name="P2" draw:layer="layout" svg:width="0.46cm" svg:height="0.461cm" svg:x="13.967cm" svg:y="5.212cm">
          <text:p/>
        </draw:rect>
        <draw:rect draw:style-name="gr67" draw:text-style-name="P2" draw:layer="layout" svg:width="0.46cm" svg:height="0.46cm" svg:x="13.967cm" svg:y="5.673cm">
          <text:p/>
        </draw:rect>
        <draw:rect draw:style-name="gr66" draw:text-style-name="P17" draw:layer="layout" svg:width="0.46cm" svg:height="0.46cm" svg:x="13.967cm" svg:y="6.133cm">
          <text:p text:style-name="P2"><text:span text:style-name="T3">T</text:span></text:p>
        </draw:rect>
        <draw:rect draw:style-name="gr66" draw:text-style-name="P17" draw:layer="layout" svg:width="0.46cm" svg:height="0.46cm" svg:x="13.967cm" svg:y="6.593cm">
          <text:p text:style-name="P2"><text:span text:style-name="T3">T</text:span></text:p>
        </draw:rect>
        <draw:rect draw:style-name="gr66" draw:text-style-name="P17" draw:layer="layout" svg:width="0.46cm" svg:height="0.461cm" svg:x="13.967cm" svg:y="7.053cm">
          <text:p text:style-name="P2"><text:span text:style-name="T3">T</text:span></text:p>
        </draw:rect>
        <draw:rect draw:style-name="gr66" draw:text-style-name="P17" draw:layer="layout" svg:width="0.46cm" svg:height="0.461cm" svg:x="13.967cm" svg:y="7.514cm">
          <text:p text:style-name="P2"><text:span text:style-name="T3">T</text:span></text:p>
        </draw:rect>
        <draw:rect draw:style-name="gr65" draw:text-style-name="P2" draw:layer="layout" svg:width="0.46cm" svg:height="0.46cm" svg:x="13.967cm" svg:y="7.975cm">
          <text:p/>
        </draw:rect>
        <draw:rect draw:style-name="gr65" draw:text-style-name="P2" draw:layer="layout" svg:width="0.46cm" svg:height="0.46cm" svg:x="13.967cm" svg:y="8.435cm">
          <text:p/>
        </draw:rect>
        <draw:rect draw:style-name="gr65" draw:text-style-name="P2" draw:layer="layout" svg:width="0.46cm" svg:height="0.461cm" svg:x="13.967cm" svg:y="8.895cm">
          <text:p/>
        </draw:rect>
        <draw:rect draw:style-name="gr66" draw:text-style-name="P17" draw:layer="layout" svg:width="0.46cm" svg:height="0.46cm" svg:x="13.967cm" svg:y="9.356cm">
          <text:p text:style-name="P2"><text:span text:style-name="T3">T</text:span></text:p>
        </draw:rect>
        <draw:rect draw:style-name="gr65" draw:text-style-name="P2" draw:layer="layout" svg:width="0.46cm" svg:height="0.46cm" svg:x="13.967cm" svg:y="9.816cm">
          <text:p/>
        </draw:rect>
        <draw:rect draw:style-name="gr65" draw:text-style-name="P2" draw:layer="layout" svg:width="0.46cm" svg:height="0.46cm" svg:x="13.967cm" svg:y="10.276cm">
          <text:p/>
        </draw:rect>
        <draw:rect draw:style-name="gr65" draw:text-style-name="P2" draw:layer="layout" svg:width="0.46cm" svg:height="0.461cm" svg:x="13.967cm" svg:y="10.736cm">
          <text:p/>
        </draw:rect>
        <draw:rect draw:style-name="gr67" draw:text-style-name="P2" draw:layer="layout" svg:width="0.461cm" svg:height="0.461cm" svg:x="12.125cm" svg:y="3.831cm">
          <text:p/>
        </draw:rect>
        <draw:rect draw:style-name="gr67" draw:text-style-name="P2" draw:layer="layout" svg:width="0.461cm" svg:height="0.46cm" svg:x="12.125cm" svg:y="4.292cm">
          <text:p/>
        </draw:rect>
        <draw:rect draw:style-name="gr65" draw:text-style-name="P2" draw:layer="layout" svg:width="0.461cm" svg:height="0.46cm" svg:x="12.125cm" svg:y="4.752cm">
          <text:p/>
        </draw:rect>
        <draw:rect draw:style-name="gr65" draw:text-style-name="P2" draw:layer="layout" svg:width="0.461cm" svg:height="0.461cm" svg:x="12.125cm" svg:y="5.212cm">
          <text:p/>
        </draw:rect>
        <draw:rect draw:style-name="gr67" draw:text-style-name="P2" draw:layer="layout" svg:width="0.461cm" svg:height="0.46cm" svg:x="12.125cm" svg:y="5.673cm">
          <text:p/>
        </draw:rect>
        <draw:rect draw:style-name="gr67" draw:text-style-name="P2" draw:layer="layout" svg:width="0.461cm" svg:height="0.46cm" svg:x="12.125cm" svg:y="6.133cm">
          <text:p/>
        </draw:rect>
        <draw:rect draw:style-name="gr67" draw:text-style-name="P2" draw:layer="layout" svg:width="0.461cm" svg:height="0.46cm" svg:x="12.125cm" svg:y="6.593cm">
          <text:p/>
        </draw:rect>
        <draw:rect draw:style-name="gr65" draw:text-style-name="P2" draw:layer="layout" svg:width="0.461cm" svg:height="0.461cm" svg:x="12.125cm" svg:y="7.053cm">
          <text:p/>
        </draw:rect>
        <draw:rect draw:style-name="gr65" draw:text-style-name="P2" draw:layer="layout" svg:width="0.461cm" svg:height="0.461cm" svg:x="12.125cm" svg:y="7.514cm">
          <text:p/>
        </draw:rect>
        <draw:rect draw:style-name="gr65" draw:text-style-name="P2" draw:layer="layout" svg:width="0.461cm" svg:height="0.46cm" svg:x="12.125cm" svg:y="7.975cm">
          <text:p/>
        </draw:rect>
        <draw:rect draw:style-name="gr66" draw:text-style-name="P17" draw:layer="layout" svg:width="0.461cm" svg:height="0.46cm" svg:x="12.125cm" svg:y="8.435cm">
          <text:p text:style-name="P2"><text:span text:style-name="T3">T</text:span></text:p>
        </draw:rect>
        <draw:rect draw:style-name="gr66" draw:text-style-name="P17" draw:layer="layout" svg:width="0.461cm" svg:height="0.461cm" svg:x="12.125cm" svg:y="8.895cm">
          <text:p text:style-name="P2"><text:span text:style-name="T3">T</text:span></text:p>
        </draw:rect>
        <draw:rect draw:style-name="gr66" draw:text-style-name="P17" draw:layer="layout" svg:width="0.461cm" svg:height="0.46cm" svg:x="12.125cm" svg:y="9.356cm">
          <text:p text:style-name="P2"><text:span text:style-name="T3">T</text:span></text:p>
        </draw:rect>
        <draw:rect draw:style-name="gr66" draw:text-style-name="P17" draw:layer="layout" svg:width="0.461cm" svg:height="0.46cm" svg:x="12.125cm" svg:y="9.816cm">
          <text:p text:style-name="P2"><text:span text:style-name="T3">T</text:span></text:p>
        </draw:rect>
        <draw:rect draw:style-name="gr65" draw:text-style-name="P2" draw:layer="layout" svg:width="0.461cm" svg:height="0.46cm" svg:x="12.125cm" svg:y="10.276cm">
          <text:p/>
        </draw:rect>
        <draw:rect draw:style-name="gr67" draw:text-style-name="P2" draw:layer="layout" svg:width="0.461cm" svg:height="0.461cm" svg:x="12.125cm" svg:y="10.736cm">
          <text:p/>
        </draw:rect>
        <draw:rect draw:style-name="gr65" draw:text-style-name="P2" draw:layer="layout" svg:width="0.46cm" svg:height="0.461cm" svg:x="10.284cm" svg:y="3.831cm">
          <text:p/>
        </draw:rect>
        <draw:rect draw:style-name="gr65" draw:text-style-name="P2" draw:layer="layout" svg:width="0.46cm" svg:height="0.46cm" svg:x="10.284cm" svg:y="4.292cm">
          <text:p/>
        </draw:rect>
        <draw:rect draw:style-name="gr65" draw:text-style-name="P2" draw:layer="layout" svg:width="0.46cm" svg:height="0.46cm" svg:x="10.284cm" svg:y="4.752cm">
          <text:p/>
        </draw:rect>
        <draw:rect draw:style-name="gr67" draw:text-style-name="P2" draw:layer="layout" svg:width="0.46cm" svg:height="0.461cm" svg:x="10.284cm" svg:y="5.212cm">
          <text:p/>
        </draw:rect>
        <draw:rect draw:style-name="gr67" draw:text-style-name="P2" draw:layer="layout" svg:width="0.46cm" svg:height="0.46cm" svg:x="10.284cm" svg:y="5.673cm">
          <text:p/>
        </draw:rect>
        <draw:rect draw:style-name="gr67" draw:text-style-name="P2" draw:layer="layout" svg:width="0.46cm" svg:height="0.46cm" svg:x="10.284cm" svg:y="6.133cm">
          <text:p/>
        </draw:rect>
        <draw:rect draw:style-name="gr65" draw:text-style-name="P2" draw:layer="layout" svg:width="0.46cm" svg:height="0.46cm" svg:x="10.284cm" svg:y="6.593cm">
          <text:p/>
        </draw:rect>
        <draw:rect draw:style-name="gr65" draw:text-style-name="P2" draw:layer="layout" svg:width="0.46cm" svg:height="0.461cm" svg:x="10.284cm" svg:y="7.053cm">
          <text:p/>
        </draw:rect>
        <draw:rect draw:style-name="gr65" draw:text-style-name="P2" draw:layer="layout" svg:width="0.46cm" svg:height="0.461cm" svg:x="10.284cm" svg:y="7.514cm">
          <text:p/>
        </draw:rect>
        <draw:rect draw:style-name="gr64" draw:text-style-name="P2" draw:layer="layout" svg:width="0.46cm" svg:height="0.46cm" svg:x="10.284cm" svg:y="7.975cm">
          <text:p/>
        </draw:rect>
        <draw:rect draw:style-name="gr64" draw:text-style-name="P2" draw:layer="layout" svg:width="0.46cm" svg:height="0.46cm" svg:x="10.284cm" svg:y="8.435cm">
          <text:p/>
        </draw:rect>
        <draw:rect draw:style-name="gr64" draw:text-style-name="P2" draw:layer="layout" svg:width="0.46cm" svg:height="0.461cm" svg:x="10.284cm" svg:y="8.895cm">
          <text:p/>
        </draw:rect>
        <draw:rect draw:style-name="gr65" draw:text-style-name="P2" draw:layer="layout" svg:width="0.46cm" svg:height="0.46cm" svg:x="10.284cm" svg:y="9.356cm">
          <text:p/>
        </draw:rect>
        <draw:rect draw:style-name="gr65" draw:text-style-name="P2" draw:layer="layout" svg:width="0.46cm" svg:height="0.46cm" svg:x="10.284cm" svg:y="9.816cm">
          <text:p/>
        </draw:rect>
        <draw:rect draw:style-name="gr65" draw:text-style-name="P2" draw:layer="layout" svg:width="0.46cm" svg:height="0.46cm" svg:x="10.284cm" svg:y="10.276cm">
          <text:p/>
        </draw:rect>
        <draw:rect draw:style-name="gr65" draw:text-style-name="P19" draw:layer="layout" svg:width="0.46cm" svg:height="0.461cm" svg:x="10.284cm" svg:y="10.736cm">
          <text:p/>
        </draw:rect>
        <draw:rect draw:style-name="gr66" draw:text-style-name="P17" draw:layer="layout" svg:width="0.46cm" svg:height="0.461cm" svg:x="8.903cm" svg:y="3.831cm">
          <text:p text:style-name="P2"><text:span text:style-name="T3">T</text:span></text:p>
        </draw:rect>
        <draw:rect draw:style-name="gr67" draw:text-style-name="P2" draw:layer="layout" svg:width="0.46cm" svg:height="0.46cm" svg:x="8.903cm" svg:y="4.292cm">
          <text:p/>
        </draw:rect>
        <draw:rect draw:style-name="gr67" draw:text-style-name="P2" draw:layer="layout" svg:width="0.46cm" svg:height="0.46cm" svg:x="8.903cm" svg:y="4.752cm">
          <text:p/>
        </draw:rect>
        <draw:rect draw:style-name="gr66" draw:text-style-name="P17" draw:layer="layout" svg:width="0.46cm" svg:height="0.461cm" svg:x="8.903cm" svg:y="5.212cm">
          <text:p text:style-name="P2"><text:span text:style-name="T3">A</text:span></text:p>
        </draw:rect>
        <draw:rect draw:style-name="gr67" draw:text-style-name="P2" draw:layer="layout" svg:width="0.46cm" svg:height="0.46cm" svg:x="8.903cm" svg:y="5.673cm">
          <text:p/>
        </draw:rect>
        <draw:rect draw:style-name="gr67" draw:text-style-name="P2" draw:layer="layout" svg:width="0.46cm" svg:height="0.46cm" svg:x="8.903cm" svg:y="6.133cm">
          <text:p/>
        </draw:rect>
        <draw:rect draw:style-name="gr65" draw:text-style-name="P2" draw:layer="layout" svg:width="0.46cm" svg:height="0.46cm" svg:x="8.903cm" svg:y="6.593cm">
          <text:p/>
        </draw:rect>
        <draw:rect draw:style-name="gr65" draw:text-style-name="P2" draw:layer="layout" svg:width="0.46cm" svg:height="0.461cm" svg:x="8.903cm" svg:y="7.053cm">
          <text:p/>
        </draw:rect>
        <draw:rect draw:style-name="gr66" draw:text-style-name="P17" draw:layer="layout" svg:width="0.46cm" svg:height="0.461cm" svg:x="8.903cm" svg:y="7.514cm">
          <text:p text:style-name="P2"><text:span text:style-name="T3">T</text:span></text:p>
        </draw:rect>
        <draw:rect draw:style-name="gr66" draw:text-style-name="P17" draw:layer="layout" svg:width="0.46cm" svg:height="0.46cm" svg:x="8.903cm" svg:y="7.975cm">
          <text:p text:style-name="P2"><text:span text:style-name="T3">T</text:span></text:p>
        </draw:rect>
        <draw:rect draw:style-name="gr66" draw:text-style-name="P17" draw:layer="layout" svg:width="0.46cm" svg:height="0.46cm" svg:x="8.903cm" svg:y="8.435cm">
          <text:p text:style-name="P2"><text:span text:style-name="T3">T</text:span></text:p>
        </draw:rect>
        <draw:rect draw:style-name="gr65" draw:text-style-name="P2" draw:layer="layout" svg:width="0.46cm" svg:height="0.461cm" svg:x="8.903cm" svg:y="8.895cm">
          <text:p/>
        </draw:rect>
        <draw:rect draw:style-name="gr65" draw:text-style-name="P2" draw:layer="layout" svg:width="0.46cm" svg:height="0.46cm" svg:x="8.903cm" svg:y="9.356cm">
          <text:p/>
        </draw:rect>
        <draw:rect draw:style-name="gr67" draw:text-style-name="P2" draw:layer="layout" svg:width="0.46cm" svg:height="0.46cm" svg:x="8.903cm" svg:y="9.816cm">
          <text:p/>
        </draw:rect>
        <draw:rect draw:style-name="gr66" draw:text-style-name="P17" draw:layer="layout" svg:width="0.46cm" svg:height="0.46cm" svg:x="8.903cm" svg:y="10.276cm">
          <text:p text:style-name="P2"><text:span text:style-name="T3">T</text:span></text:p>
        </draw:rect>
        <draw:rect draw:style-name="gr66" draw:text-style-name="P17" draw:layer="layout" svg:width="0.46cm" svg:height="0.461cm" svg:x="8.903cm" svg:y="10.736cm">
          <text:p text:style-name="P2"><text:span text:style-name="T3">T</text:span></text:p>
        </draw:rect>
        <draw:rect draw:style-name="gr65" draw:text-style-name="P2" draw:layer="layout" svg:width="0.46cm" svg:height="0.461cm" svg:x="9.363cm" svg:y="3.831cm">
          <text:p/>
        </draw:rect>
        <draw:rect draw:style-name="gr65" draw:text-style-name="P2" draw:layer="layout" svg:width="0.46cm" svg:height="0.46cm" svg:x="9.363cm" svg:y="4.292cm">
          <text:p/>
        </draw:rect>
        <draw:rect draw:style-name="gr67" draw:text-style-name="P2" draw:layer="layout" svg:width="0.46cm" svg:height="0.46cm" svg:x="9.363cm" svg:y="4.752cm">
          <text:p/>
        </draw:rect>
        <draw:rect draw:style-name="gr67" draw:text-style-name="P2" draw:layer="layout" svg:width="0.46cm" svg:height="0.461cm" svg:x="9.363cm" svg:y="5.212cm">
          <text:p/>
        </draw:rect>
        <draw:rect draw:style-name="gr67" draw:text-style-name="P2" draw:layer="layout" svg:width="0.46cm" svg:height="0.46cm" svg:x="9.363cm" svg:y="5.673cm">
          <text:p/>
        </draw:rect>
        <draw:rect draw:style-name="gr65" draw:text-style-name="P2" draw:layer="layout" svg:width="0.46cm" svg:height="0.46cm" svg:x="9.363cm" svg:y="6.133cm">
          <text:p/>
        </draw:rect>
        <draw:rect draw:style-name="gr65" draw:text-style-name="P2" draw:layer="layout" svg:width="0.46cm" svg:height="0.46cm" svg:x="9.363cm" svg:y="6.593cm">
          <text:p/>
        </draw:rect>
        <draw:rect draw:style-name="gr65" draw:text-style-name="P2" draw:layer="layout" svg:width="0.46cm" svg:height="0.461cm" svg:x="9.363cm" svg:y="7.053cm">
          <text:p/>
        </draw:rect>
        <draw:rect draw:style-name="gr65" draw:text-style-name="P2" draw:layer="layout" svg:width="0.46cm" svg:height="0.461cm" svg:x="9.363cm" svg:y="7.514cm">
          <text:p/>
        </draw:rect>
        <draw:rect draw:style-name="gr64" draw:text-style-name="P2" draw:layer="layout" svg:width="0.46cm" svg:height="0.46cm" svg:x="9.363cm" svg:y="7.975cm">
          <text:p/>
        </draw:rect>
        <draw:rect draw:style-name="gr65" draw:text-style-name="P2" draw:layer="layout" svg:width="0.46cm" svg:height="0.46cm" svg:x="9.363cm" svg:y="8.435cm">
          <text:p/>
        </draw:rect>
        <draw:rect draw:style-name="gr65" draw:text-style-name="P2" draw:layer="layout" svg:width="0.46cm" svg:height="0.461cm" svg:x="9.363cm" svg:y="8.895cm">
          <text:p/>
        </draw:rect>
        <draw:rect draw:style-name="gr65" draw:text-style-name="P2" draw:layer="layout" svg:width="0.46cm" svg:height="0.46cm" svg:x="9.363cm" svg:y="9.356cm">
          <text:p/>
        </draw:rect>
        <draw:rect draw:style-name="gr65" draw:text-style-name="P2" draw:layer="layout" svg:width="0.46cm" svg:height="0.46cm" svg:x="9.363cm" svg:y="9.816cm">
          <text:p/>
        </draw:rect>
        <draw:rect draw:style-name="gr66" draw:text-style-name="P17" draw:layer="layout" svg:width="0.46cm" svg:height="0.46cm" svg:x="9.363cm" svg:y="10.276cm">
          <text:p text:style-name="P2"><text:span text:style-name="T3">T</text:span></text:p>
        </draw:rect>
        <draw:rect draw:style-name="gr66" draw:text-style-name="P17" draw:layer="layout" svg:width="0.46cm" svg:height="0.461cm" svg:x="9.363cm" svg:y="10.736cm">
          <text:p text:style-name="P2"><text:span text:style-name="T3">T</text:span></text:p>
        </draw:rect>
        <draw:rect draw:style-name="gr65" draw:text-style-name="P2" draw:layer="layout" svg:width="0.461cm" svg:height="0.461cm" svg:x="9.823cm" svg:y="3.831cm">
          <text:p/>
        </draw:rect>
        <draw:rect draw:style-name="gr65" draw:text-style-name="P2" draw:layer="layout" svg:width="0.461cm" svg:height="0.46cm" svg:x="9.823cm" svg:y="4.292cm">
          <text:p/>
        </draw:rect>
        <draw:rect draw:style-name="gr65" draw:text-style-name="P2" draw:layer="layout" svg:width="0.461cm" svg:height="0.46cm" svg:x="9.823cm" svg:y="4.752cm">
          <text:p/>
        </draw:rect>
        <draw:rect draw:style-name="gr67" draw:text-style-name="P2" draw:layer="layout" svg:width="0.461cm" svg:height="0.461cm" svg:x="9.823cm" svg:y="5.212cm">
          <text:p/>
        </draw:rect>
        <draw:rect draw:style-name="gr67" draw:text-style-name="P2" draw:layer="layout" svg:width="0.461cm" svg:height="0.46cm" svg:x="9.823cm" svg:y="5.673cm">
          <text:p/>
        </draw:rect>
        <draw:rect draw:style-name="gr65" draw:text-style-name="P2" draw:layer="layout" svg:width="0.461cm" svg:height="0.46cm" svg:x="9.823cm" svg:y="6.133cm">
          <text:p/>
        </draw:rect>
        <draw:rect draw:style-name="gr65" draw:text-style-name="P2" draw:layer="layout" svg:width="0.461cm" svg:height="0.46cm" svg:x="9.823cm" svg:y="6.593cm">
          <text:p/>
        </draw:rect>
        <draw:rect draw:style-name="gr65" draw:text-style-name="P2" draw:layer="layout" svg:width="0.461cm" svg:height="0.461cm" svg:x="9.823cm" svg:y="7.053cm">
          <text:p/>
        </draw:rect>
        <draw:rect draw:style-name="gr65" draw:text-style-name="P2" draw:layer="layout" svg:width="0.461cm" svg:height="0.461cm" svg:x="9.823cm" svg:y="7.514cm">
          <text:p/>
        </draw:rect>
        <draw:rect draw:style-name="gr64" draw:text-style-name="P2" draw:layer="layout" svg:width="0.461cm" svg:height="0.46cm" svg:x="9.823cm" svg:y="7.975cm">
          <text:p/>
        </draw:rect>
        <draw:rect draw:style-name="gr65" draw:text-style-name="P2" draw:layer="layout" svg:width="0.461cm" svg:height="0.46cm" svg:x="9.823cm" svg:y="8.435cm">
          <text:p/>
        </draw:rect>
        <draw:rect draw:style-name="gr65" draw:text-style-name="P2" draw:layer="layout" svg:width="0.461cm" svg:height="0.461cm" svg:x="9.823cm" svg:y="8.895cm">
          <text:p/>
        </draw:rect>
        <draw:rect draw:style-name="gr65" draw:text-style-name="P2" draw:layer="layout" svg:width="0.461cm" svg:height="0.46cm" svg:x="9.823cm" svg:y="9.356cm">
          <text:p/>
        </draw:rect>
        <draw:rect draw:style-name="gr65" draw:text-style-name="P2" draw:layer="layout" svg:width="0.461cm" svg:height="0.46cm" svg:x="9.823cm" svg:y="9.816cm">
          <text:p/>
        </draw:rect>
        <draw:rect draw:style-name="gr65" draw:text-style-name="P2" draw:layer="layout" svg:width="0.461cm" svg:height="0.46cm" svg:x="9.823cm" svg:y="10.276cm">
          <text:p/>
        </draw:rect>
        <draw:rect draw:style-name="gr65" draw:text-style-name="P2" draw:layer="layout" svg:width="0.461cm" svg:height="0.461cm" svg:x="9.823cm" svg:y="10.736cm">
          <text:p/>
        </draw:rect>
        <draw:rect draw:style-name="gr66" draw:text-style-name="P5" draw:layer="layout" svg:width="0.461cm" svg:height="0.461cm" svg:x="8.442cm" svg:y="3.831cm">
          <text:p text:style-name="P2"><text:span text:style-name="T3">T</text:span></text:p>
        </draw:rect>
        <draw:rect draw:style-name="gr65" draw:text-style-name="P19" draw:layer="layout" svg:width="0.461cm" svg:height="0.46cm" svg:x="8.442cm" svg:y="4.292cm">
          <text:p/>
        </draw:rect>
        <draw:rect draw:style-name="gr66" draw:text-style-name="P5" draw:layer="layout" svg:width="0.461cm" svg:height="0.46cm" svg:x="8.442cm" svg:y="4.752cm">
          <text:p text:style-name="P2"><text:span text:style-name="T3">T</text:span></text:p>
        </draw:rect>
        <draw:rect draw:style-name="gr67" draw:text-style-name="P2" draw:layer="layout" svg:width="0.461cm" svg:height="0.461cm" svg:x="8.442cm" svg:y="5.212cm">
          <text:p/>
        </draw:rect>
        <draw:rect draw:style-name="gr67" draw:text-style-name="P2" draw:layer="layout" svg:width="0.461cm" svg:height="0.46cm" svg:x="8.442cm" svg:y="5.673cm">
          <text:p/>
        </draw:rect>
        <draw:rect draw:style-name="gr65" draw:text-style-name="P2" draw:layer="layout" svg:width="0.461cm" svg:height="0.46cm" svg:x="8.442cm" svg:y="6.133cm">
          <text:p/>
        </draw:rect>
        <draw:rect draw:style-name="gr67" draw:text-style-name="P19" draw:layer="layout" svg:width="0.461cm" svg:height="0.46cm" svg:x="8.442cm" svg:y="6.593cm">
          <text:p/>
        </draw:rect>
        <draw:rect draw:style-name="gr66" draw:text-style-name="P17" draw:layer="layout" svg:width="0.461cm" svg:height="0.461cm" svg:x="8.442cm" svg:y="7.053cm">
          <text:p text:style-name="P2"><text:span text:style-name="T3">T</text:span></text:p>
        </draw:rect>
        <draw:rect draw:style-name="gr66" draw:text-style-name="P5" draw:layer="layout" svg:width="0.461cm" svg:height="0.461cm" svg:x="8.442cm" svg:y="7.514cm">
          <text:p text:style-name="P2"><text:span text:style-name="T3">T</text:span></text:p>
        </draw:rect>
        <draw:rect draw:style-name="gr66" draw:text-style-name="P17" draw:layer="layout" svg:width="0.461cm" svg:height="0.46cm" svg:x="8.442cm" svg:y="7.975cm">
          <text:p text:style-name="P2"><text:span text:style-name="T3">T</text:span></text:p>
        </draw:rect>
        <draw:rect draw:style-name="gr66" draw:text-style-name="P5" draw:layer="layout" svg:width="0.461cm" svg:height="0.46cm" svg:x="8.442cm" svg:y="8.435cm">
          <text:p text:style-name="P2"><text:span text:style-name="T3">T</text:span></text:p>
        </draw:rect>
        <draw:rect draw:style-name="gr65" draw:text-style-name="P19" draw:layer="layout" svg:width="0.461cm" svg:height="0.461cm" svg:x="8.442cm" svg:y="8.895cm">
          <text:p/>
        </draw:rect>
        <draw:rect draw:style-name="gr67" draw:text-style-name="P2" draw:layer="layout" svg:width="0.461cm" svg:height="0.46cm" svg:x="8.442cm" svg:y="9.356cm">
          <text:p/>
        </draw:rect>
        <draw:rect draw:style-name="gr67" draw:text-style-name="P2" draw:layer="layout" svg:width="0.461cm" svg:height="0.46cm" svg:x="8.442cm" svg:y="9.816cm">
          <text:p/>
        </draw:rect>
        <draw:rect draw:style-name="gr66" draw:text-style-name="P5" draw:layer="layout" svg:width="0.461cm" svg:height="0.46cm" svg:x="8.442cm" svg:y="10.276cm">
          <text:p text:style-name="P2"><text:span text:style-name="T3">T</text:span></text:p>
        </draw:rect>
        <draw:rect draw:style-name="gr66" draw:text-style-name="P17" draw:layer="layout" svg:width="0.461cm" svg:height="0.461cm" svg:x="8.442cm" svg:y="10.736cm">
          <text:p text:style-name="P2"><text:span text:style-name="T3">T</text:span></text:p>
        </draw:rect>
        <draw:rect draw:style-name="gr64" draw:text-style-name="P2" draw:layer="layout" svg:width="0.46cm" svg:height="0.461cm" svg:x="5.047cm" svg:y="8.875cm">
          <text:p/>
        </draw:rect>
        <draw:rect draw:style-name="gr66" draw:text-style-name="P17" draw:layer="layout" svg:width="0.46cm" svg:height="0.461cm" svg:x="7.797cm" svg:y="3.809cm">
          <text:p text:style-name="P2"><text:span text:style-name="T3">T</text:span></text:p>
        </draw:rect>
        <draw:rect draw:style-name="gr66" draw:text-style-name="P17" draw:layer="layout" svg:width="0.46cm" svg:height="0.46cm" svg:x="7.797cm" svg:y="4.27cm">
          <text:p text:style-name="P2"><text:span text:style-name="T3">T</text:span></text:p>
        </draw:rect>
        <draw:rect draw:style-name="gr66" draw:text-style-name="P17" draw:layer="layout" svg:width="0.46cm" svg:height="0.46cm" svg:x="7.797cm" svg:y="4.73cm">
          <text:p text:style-name="P2"><text:span text:style-name="T3">T</text:span></text:p>
        </draw:rect>
        <draw:rect draw:style-name="gr66" draw:text-style-name="P17" draw:layer="layout" svg:width="0.46cm" svg:height="0.461cm" svg:x="7.797cm" svg:y="5.19cm">
          <text:p text:style-name="P2"><text:span text:style-name="T3">T</text:span></text:p>
        </draw:rect>
        <draw:rect draw:style-name="gr66" draw:text-style-name="P17" draw:layer="layout" svg:width="0.46cm" svg:height="0.46cm" svg:x="7.797cm" svg:y="5.651cm">
          <text:p text:style-name="P2"><text:span text:style-name="T3">T</text:span></text:p>
        </draw:rect>
        <draw:rect draw:style-name="gr66" draw:text-style-name="P17" draw:layer="layout" svg:width="0.46cm" svg:height="0.46cm" svg:x="7.797cm" svg:y="6.111cm">
          <text:p text:style-name="P2"><text:span text:style-name="T3">T</text:span></text:p>
        </draw:rect>
        <draw:rect draw:style-name="gr66" draw:text-style-name="P17" draw:layer="layout" svg:width="0.46cm" svg:height="0.46cm" svg:x="7.797cm" svg:y="6.571cm">
          <text:p text:style-name="P2"><text:span text:style-name="T3">T</text:span></text:p>
        </draw:rect>
        <draw:rect draw:style-name="gr66" draw:text-style-name="P17" draw:layer="layout" svg:width="0.46cm" svg:height="0.461cm" svg:x="7.797cm" svg:y="7.031cm">
          <text:p text:style-name="P2"><text:span text:style-name="T3">T</text:span></text:p>
        </draw:rect>
        <draw:rect draw:style-name="gr66" draw:text-style-name="P17" draw:layer="layout" svg:width="0.46cm" svg:height="0.461cm" svg:x="7.797cm" svg:y="7.492cm">
          <text:p text:style-name="P2"><text:span text:style-name="T3">T</text:span></text:p>
        </draw:rect>
        <draw:rect draw:style-name="gr66" draw:text-style-name="P17" draw:layer="layout" svg:width="0.46cm" svg:height="0.46cm" svg:x="7.797cm" svg:y="7.953cm">
          <text:p text:style-name="P2"><text:span text:style-name="T3">T</text:span></text:p>
        </draw:rect>
        <draw:rect draw:style-name="gr66" draw:text-style-name="P17" draw:layer="layout" svg:width="0.46cm" svg:height="0.46cm" svg:x="7.797cm" svg:y="8.413cm">
          <text:p text:style-name="P2"><text:span text:style-name="T3">T</text:span></text:p>
        </draw:rect>
        <draw:rect draw:style-name="gr66" draw:text-style-name="P17" draw:layer="layout" svg:width="0.46cm" svg:height="0.46cm" svg:x="7.797cm" svg:y="9.793cm">
          <text:p text:style-name="P2"><text:span text:style-name="T3">T</text:span></text:p>
        </draw:rect>
        <draw:rect draw:style-name="gr66" draw:text-style-name="P17" draw:layer="layout" svg:width="0.46cm" svg:height="0.46cm" svg:x="7.797cm" svg:y="10.253cm">
          <text:p text:style-name="P2"><text:span text:style-name="T3">T</text:span></text:p>
        </draw:rect>
        <draw:rect draw:style-name="gr66" draw:text-style-name="P17" draw:layer="layout" svg:width="0.46cm" svg:height="0.46cm" svg:x="7.797cm" svg:y="8.872cm">
          <text:p text:style-name="P2"><text:span text:style-name="T3">T</text:span></text:p>
        </draw:rect>
        <draw:rect draw:style-name="gr66" draw:text-style-name="P5" draw:layer="layout" svg:width="0.46cm" svg:height="0.461cm" svg:x="7.797cm" svg:y="9.332cm">
          <text:p text:style-name="P2"><text:span text:style-name="T3">T</text:span></text:p>
        </draw:rect>
        <draw:rect draw:style-name="gr66" draw:text-style-name="P17" draw:layer="layout" svg:width="0.46cm" svg:height="0.461cm" svg:x="6.42cm" svg:y="3.81cm">
          <text:p text:style-name="P2"><text:span text:style-name="T3">T</text:span></text:p>
        </draw:rect>
        <draw:rect draw:style-name="gr66" draw:text-style-name="P17" draw:layer="layout" svg:width="0.46cm" svg:height="0.46cm" svg:x="6.42cm" svg:y="4.27cm">
          <text:p text:style-name="P2"><text:span text:style-name="T3">T</text:span></text:p>
        </draw:rect>
        <draw:rect draw:style-name="gr66" draw:text-style-name="P17" draw:layer="layout" svg:width="0.46cm" svg:height="0.46cm" svg:x="6.42cm" svg:y="4.73cm">
          <text:p text:style-name="P2"><text:span text:style-name="T3">T</text:span></text:p>
        </draw:rect>
        <draw:rect draw:style-name="gr66" draw:text-style-name="P17" draw:layer="layout" svg:width="0.46cm" svg:height="0.461cm" svg:x="6.42cm" svg:y="5.191cm">
          <text:p text:style-name="P2"><text:span text:style-name="T3">T</text:span></text:p>
        </draw:rect>
        <draw:rect draw:style-name="gr66" draw:text-style-name="P17" draw:layer="layout" svg:width="0.46cm" svg:height="0.46cm" svg:x="6.42cm" svg:y="5.652cm">
          <text:p text:style-name="P2"><text:span text:style-name="T3">T</text:span></text:p>
        </draw:rect>
        <draw:rect draw:style-name="gr66" draw:text-style-name="P17" draw:layer="layout" svg:width="0.46cm" svg:height="0.46cm" svg:x="6.42cm" svg:y="6.112cm">
          <text:p text:style-name="P2"><text:span text:style-name="T3">T</text:span></text:p>
        </draw:rect>
        <draw:rect draw:style-name="gr66" draw:text-style-name="P17" draw:layer="layout" svg:width="0.46cm" svg:height="0.46cm" svg:x="6.42cm" svg:y="6.572cm">
          <text:p text:style-name="P2"><text:span text:style-name="T3">T</text:span></text:p>
        </draw:rect>
        <draw:rect draw:style-name="gr66" draw:text-style-name="P17" draw:layer="layout" svg:width="0.46cm" svg:height="0.461cm" svg:x="6.42cm" svg:y="7.032cm">
          <text:p text:style-name="P2"><text:span text:style-name="T3">T</text:span></text:p>
        </draw:rect>
        <draw:rect draw:style-name="gr66" draw:text-style-name="P17" draw:layer="layout" svg:width="0.46cm" svg:height="0.461cm" svg:x="6.42cm" svg:y="7.493cm">
          <text:p text:style-name="P2"><text:span text:style-name="T3">T</text:span></text:p>
        </draw:rect>
        <draw:rect draw:style-name="gr66" draw:text-style-name="P17" draw:layer="layout" svg:width="0.46cm" svg:height="0.46cm" svg:x="6.42cm" svg:y="7.954cm">
          <text:p text:style-name="P2"><text:span text:style-name="T3">T</text:span></text:p>
        </draw:rect>
        <draw:rect draw:style-name="gr66" draw:text-style-name="P17" draw:layer="layout" svg:width="0.46cm" svg:height="0.46cm" svg:x="6.42cm" svg:y="8.414cm">
          <text:p text:style-name="P2"><text:span text:style-name="T3">T</text:span></text:p>
        </draw:rect>
        <draw:rect draw:style-name="gr66" draw:text-style-name="P17" draw:layer="layout" svg:width="0.46cm" svg:height="0.46cm" svg:x="6.42cm" svg:y="9.794cm">
          <text:p text:style-name="P2"><text:span text:style-name="T3">T</text:span></text:p>
        </draw:rect>
        <draw:rect draw:style-name="gr66" draw:text-style-name="P17" draw:layer="layout" svg:width="0.46cm" svg:height="0.46cm" svg:x="6.42cm" svg:y="10.254cm">
          <text:p text:style-name="P2"><text:span text:style-name="T3">T</text:span></text:p>
        </draw:rect>
        <draw:rect draw:style-name="gr66" draw:text-style-name="P5" draw:layer="layout" svg:width="0.46cm" svg:height="0.461cm" svg:x="6.421cm" svg:y="10.713cm">
          <text:p text:style-name="P2"><text:span text:style-name="T3">T</text:span></text:p>
        </draw:rect>
        <draw:rect draw:style-name="gr64" draw:text-style-name="P17" draw:layer="layout" svg:width="0.46cm" svg:height="0.46cm" svg:x="6.42cm" svg:y="8.873cm">
          <text:p/>
        </draw:rect>
        <draw:rect draw:style-name="gr64" draw:text-style-name="P5" draw:layer="layout" svg:width="0.46cm" svg:height="0.461cm" svg:x="6.42cm" svg:y="9.333cm">
          <text:p/>
        </draw:rect>
        <draw:rect draw:style-name="gr66" draw:text-style-name="P17" draw:layer="layout" svg:width="0.46cm" svg:height="0.461cm" svg:x="4.587cm" svg:y="3.811cm">
          <text:p text:style-name="P2"><text:span text:style-name="T3">T</text:span></text:p>
        </draw:rect>
        <draw:rect draw:style-name="gr64" draw:text-style-name="P17" draw:layer="layout" svg:width="0.46cm" svg:height="0.461cm" svg:x="4.587cm" svg:y="5.192cm">
          <text:p/>
        </draw:rect>
        <draw:rect draw:style-name="gr64" draw:text-style-name="P17" draw:layer="layout" svg:width="0.46cm" svg:height="0.46cm" svg:x="4.587cm" svg:y="5.653cm">
          <text:p/>
        </draw:rect>
        <draw:rect draw:style-name="gr66" draw:text-style-name="P17" draw:layer="layout" svg:width="0.46cm" svg:height="0.46cm" svg:x="4.587cm" svg:y="6.113cm">
          <text:p text:style-name="P2"><text:span text:style-name="T3">T</text:span></text:p>
        </draw:rect>
        <draw:rect draw:style-name="gr66" draw:text-style-name="P17" draw:layer="layout" svg:width="0.46cm" svg:height="0.46cm" svg:x="4.587cm" svg:y="6.573cm">
          <text:p text:style-name="P2"><text:span text:style-name="T3">T</text:span></text:p>
        </draw:rect>
        <draw:rect draw:style-name="gr66" draw:text-style-name="P17" draw:layer="layout" svg:width="0.46cm" svg:height="0.461cm" svg:x="4.587cm" svg:y="7.033cm">
          <text:p text:style-name="P2"><text:span text:style-name="T3">T</text:span></text:p>
        </draw:rect>
        <draw:rect draw:style-name="gr66" draw:text-style-name="P17" draw:layer="layout" svg:width="0.46cm" svg:height="0.461cm" svg:x="4.587cm" svg:y="7.494cm">
          <text:p text:style-name="P2"><text:span text:style-name="T3">T</text:span></text:p>
        </draw:rect>
        <draw:rect draw:style-name="gr66" draw:text-style-name="P17" draw:layer="layout" svg:width="0.46cm" svg:height="0.46cm" svg:x="4.587cm" svg:y="7.955cm">
          <text:p text:style-name="P2"><text:span text:style-name="T3">T</text:span></text:p>
        </draw:rect>
        <draw:rect draw:style-name="gr66" draw:text-style-name="P17" draw:layer="layout" svg:width="0.46cm" svg:height="0.46cm" svg:x="4.587cm" svg:y="8.415cm">
          <text:p text:style-name="P2"><text:span text:style-name="T3">T</text:span></text:p>
        </draw:rect>
        <draw:rect draw:style-name="gr66" draw:text-style-name="P17" draw:layer="layout" svg:width="0.46cm" svg:height="0.46cm" svg:x="4.587cm" svg:y="9.795cm">
          <text:p text:style-name="P2"><text:span text:style-name="T3">T</text:span></text:p>
        </draw:rect>
        <draw:rect draw:style-name="gr66" draw:text-style-name="P17" draw:layer="layout" svg:width="0.46cm" svg:height="0.46cm" svg:x="4.587cm" svg:y="10.255cm">
          <text:p text:style-name="P2"><text:span text:style-name="T3">T</text:span></text:p>
        </draw:rect>
        <draw:rect draw:style-name="gr66" draw:text-style-name="P5" draw:layer="layout" svg:width="0.46cm" svg:height="0.461cm" svg:x="4.587cm" svg:y="10.715cm">
          <text:p text:style-name="P2"><text:span text:style-name="T3">T</text:span></text:p>
        </draw:rect>
        <draw:rect draw:style-name="gr66" draw:text-style-name="P17" draw:layer="layout" svg:width="0.46cm" svg:height="0.46cm" svg:x="4.587cm" svg:y="8.874cm">
          <text:p text:style-name="P2"><text:span text:style-name="T3">T</text:span></text:p>
        </draw:rect>
        <draw:rect draw:style-name="gr66" draw:text-style-name="P5" draw:layer="layout" svg:width="0.46cm" svg:height="0.461cm" svg:x="4.587cm" svg:y="9.334cm">
          <text:p text:style-name="P2"><text:span text:style-name="T3">T</text:span></text:p>
        </draw:rect>
        <draw:rect draw:style-name="gr66" draw:text-style-name="P17" draw:layer="layout" svg:width="0.46cm" svg:height="0.461cm" svg:x="4.587cm" svg:y="4.271cm">
          <text:p text:style-name="P2"><text:span text:style-name="T3">T</text:span></text:p>
        </draw:rect>
        <draw:rect draw:style-name="gr66" draw:text-style-name="P17" draw:layer="layout" svg:width="0.46cm" svg:height="0.474cm" svg:x="4.587cm" svg:y="4.722cm">
          <text:p text:style-name="P2"><text:span text:style-name="T3">T</text:span></text:p>
        </draw:rect>
        <draw:rect draw:style-name="gr67" draw:text-style-name="P2" draw:layer="layout" svg:width="0.46cm" svg:height="0.461cm" svg:x="18.298cm" svg:y="3.82cm">
          <text:p/>
        </draw:rect>
        <draw:rect draw:style-name="gr65" draw:text-style-name="P2" draw:layer="layout" svg:width="0.46cm" svg:height="0.46cm" svg:x="18.298cm" svg:y="4.281cm">
          <text:p/>
        </draw:rect>
        <draw:rect draw:style-name="gr65" draw:text-style-name="P2" draw:layer="layout" svg:width="0.46cm" svg:height="0.46cm" svg:x="18.298cm" svg:y="4.741cm">
          <text:p/>
        </draw:rect>
        <draw:rect draw:style-name="gr65" draw:text-style-name="P2" draw:layer="layout" svg:width="0.46cm" svg:height="0.461cm" svg:x="18.298cm" svg:y="5.201cm">
          <text:p/>
        </draw:rect>
        <draw:rect draw:style-name="gr65" draw:text-style-name="P17" draw:layer="layout" svg:width="0.46cm" svg:height="0.46cm" svg:x="18.298cm" svg:y="5.662cm">
          <text:p/>
        </draw:rect>
        <draw:rect draw:style-name="gr64" draw:text-style-name="P2" draw:layer="layout" svg:width="0.46cm" svg:height="0.46cm" svg:x="18.298cm" svg:y="6.122cm">
          <text:p/>
        </draw:rect>
        <draw:rect draw:style-name="gr64" draw:text-style-name="P2" draw:layer="layout" svg:width="0.46cm" svg:height="0.46cm" svg:x="18.298cm" svg:y="6.582cm">
          <text:p/>
        </draw:rect>
        <draw:rect draw:style-name="gr64" draw:text-style-name="P2" draw:layer="layout" svg:width="0.46cm" svg:height="0.461cm" svg:x="18.298cm" svg:y="7.042cm">
          <text:p/>
        </draw:rect>
        <draw:rect draw:style-name="gr64" draw:text-style-name="P2" draw:layer="layout" svg:width="0.46cm" svg:height="0.461cm" svg:x="18.298cm" svg:y="7.503cm">
          <text:p/>
        </draw:rect>
        <draw:rect draw:style-name="gr64" draw:text-style-name="P2" draw:layer="layout" svg:width="0.46cm" svg:height="0.46cm" svg:x="18.298cm" svg:y="7.964cm">
          <text:p/>
        </draw:rect>
        <draw:rect draw:style-name="gr64" draw:text-style-name="P2" draw:layer="layout" svg:width="0.46cm" svg:height="0.46cm" svg:x="18.298cm" svg:y="8.424cm">
          <text:p/>
        </draw:rect>
        <draw:rect draw:style-name="gr65" draw:text-style-name="P2" draw:layer="layout" svg:width="0.46cm" svg:height="0.461cm" svg:x="18.298cm" svg:y="8.884cm">
          <text:p/>
        </draw:rect>
        <draw:rect draw:style-name="gr65" draw:text-style-name="P2" draw:layer="layout" svg:width="0.46cm" svg:height="0.46cm" svg:x="18.298cm" svg:y="9.345cm">
          <text:p/>
        </draw:rect>
        <draw:rect draw:style-name="gr65" draw:text-style-name="P2" draw:layer="layout" svg:width="0.46cm" svg:height="0.46cm" svg:x="18.298cm" svg:y="9.805cm">
          <text:p/>
        </draw:rect>
        <draw:rect draw:style-name="gr67" draw:text-style-name="P2" draw:layer="layout" svg:width="0.46cm" svg:height="0.46cm" svg:x="18.298cm" svg:y="10.265cm">
          <text:p/>
        </draw:rect>
        <draw:rect draw:style-name="gr67" draw:text-style-name="P2" draw:layer="layout" svg:width="0.46cm" svg:height="0.461cm" svg:x="18.298cm" svg:y="10.725cm">
          <text:p/>
        </draw:rect>
        <draw:rect draw:style-name="gr67" draw:text-style-name="P2" draw:layer="layout" svg:width="0.46cm" svg:height="0.461cm" svg:x="18.758cm" svg:y="3.82cm">
          <text:p/>
        </draw:rect>
        <draw:rect draw:style-name="gr67" draw:text-style-name="P2" draw:layer="layout" svg:width="0.46cm" svg:height="0.46cm" svg:x="18.758cm" svg:y="4.281cm">
          <text:p/>
        </draw:rect>
        <draw:rect draw:style-name="gr65" draw:text-style-name="P2" draw:layer="layout" svg:width="0.46cm" svg:height="0.46cm" svg:x="18.758cm" svg:y="4.741cm">
          <text:p/>
        </draw:rect>
        <draw:rect draw:style-name="gr65" draw:text-style-name="P17" draw:layer="layout" svg:width="0.46cm" svg:height="0.461cm" svg:x="18.758cm" svg:y="5.201cm">
          <text:p/>
        </draw:rect>
        <draw:rect draw:style-name="gr65" draw:text-style-name="P2" draw:layer="layout" svg:width="0.46cm" svg:height="0.46cm" svg:x="18.758cm" svg:y="5.662cm">
          <text:p/>
        </draw:rect>
        <draw:rect draw:style-name="gr64" draw:text-style-name="P2" draw:layer="layout" svg:width="0.46cm" svg:height="0.46cm" svg:x="18.758cm" svg:y="6.122cm">
          <text:p/>
        </draw:rect>
        <draw:rect draw:style-name="gr64" draw:text-style-name="P2" draw:layer="layout" svg:width="0.46cm" svg:height="0.46cm" svg:x="18.758cm" svg:y="6.582cm">
          <text:p/>
        </draw:rect>
        <draw:rect draw:style-name="gr64" draw:text-style-name="P2" draw:layer="layout" svg:width="0.46cm" svg:height="0.461cm" svg:x="18.758cm" svg:y="7.042cm">
          <text:p/>
        </draw:rect>
        <draw:rect draw:style-name="gr64" draw:text-style-name="P2" draw:layer="layout" svg:width="0.46cm" svg:height="0.461cm" svg:x="18.758cm" svg:y="7.503cm">
          <text:p/>
        </draw:rect>
        <draw:rect draw:style-name="gr64" draw:text-style-name="P2" draw:layer="layout" svg:width="0.46cm" svg:height="0.46cm" svg:x="18.758cm" svg:y="7.964cm">
          <text:p/>
        </draw:rect>
        <draw:rect draw:style-name="gr65" draw:text-style-name="P17" draw:layer="layout" svg:width="0.46cm" svg:height="0.46cm" svg:x="18.758cm" svg:y="8.424cm">
          <text:p/>
        </draw:rect>
        <draw:rect draw:style-name="gr65" draw:text-style-name="P17" draw:layer="layout" svg:width="0.46cm" svg:height="0.461cm" svg:x="18.758cm" svg:y="8.884cm">
          <text:p/>
        </draw:rect>
        <draw:rect draw:style-name="gr65" draw:text-style-name="P17" draw:layer="layout" svg:width="0.46cm" svg:height="0.46cm" svg:x="18.758cm" svg:y="9.345cm">
          <text:p/>
        </draw:rect>
        <draw:rect draw:style-name="gr67" draw:text-style-name="P2" draw:layer="layout" svg:width="0.46cm" svg:height="0.46cm" svg:x="18.758cm" svg:y="9.805cm">
          <text:p/>
        </draw:rect>
        <draw:rect draw:style-name="gr67" draw:text-style-name="P2" draw:layer="layout" svg:width="0.46cm" svg:height="0.46cm" svg:x="18.758cm" svg:y="10.265cm">
          <text:p/>
        </draw:rect>
        <draw:rect draw:style-name="gr66" draw:text-style-name="P5" draw:layer="layout" svg:width="0.46cm" svg:height="0.461cm" svg:x="18.758cm" svg:y="10.725cm">
          <text:p text:style-name="P2"><text:span text:style-name="T3">A</text:span></text:p>
        </draw:rect>
        <draw:rect draw:style-name="gr67" draw:text-style-name="P17" draw:layer="layout" svg:width="0.461cm" svg:height="0.461cm" svg:x="19.218cm" svg:y="3.82cm">
          <text:p/>
        </draw:rect>
        <draw:rect draw:style-name="gr65" draw:text-style-name="P2" draw:layer="layout" svg:width="0.461cm" svg:height="0.46cm" svg:x="19.218cm" svg:y="4.281cm">
          <text:p/>
        </draw:rect>
        <draw:rect draw:style-name="gr65" draw:text-style-name="P2" draw:layer="layout" svg:width="0.461cm" svg:height="0.46cm" svg:x="19.218cm" svg:y="4.741cm">
          <text:p/>
        </draw:rect>
        <draw:rect draw:style-name="gr65" draw:text-style-name="P17" draw:layer="layout" svg:width="0.461cm" svg:height="0.461cm" svg:x="19.218cm" svg:y="5.201cm">
          <text:p/>
        </draw:rect>
        <draw:rect draw:style-name="gr65" draw:text-style-name="P2" draw:layer="layout" svg:width="0.461cm" svg:height="0.46cm" svg:x="19.218cm" svg:y="5.662cm">
          <text:p/>
        </draw:rect>
        <draw:rect draw:style-name="gr64" draw:text-style-name="P2" draw:layer="layout" svg:width="0.461cm" svg:height="0.46cm" svg:x="19.218cm" svg:y="6.122cm">
          <text:p/>
        </draw:rect>
        <draw:rect draw:style-name="gr64" draw:text-style-name="P2" draw:layer="layout" svg:width="0.461cm" svg:height="0.46cm" svg:x="19.218cm" svg:y="6.582cm">
          <text:p/>
        </draw:rect>
        <draw:rect draw:style-name="gr64" draw:text-style-name="P2" draw:layer="layout" svg:width="0.461cm" svg:height="0.461cm" svg:x="19.218cm" svg:y="7.042cm">
          <text:p/>
        </draw:rect>
        <draw:rect draw:style-name="gr64" draw:text-style-name="P2" draw:layer="layout" svg:width="0.461cm" svg:height="0.461cm" svg:x="19.218cm" svg:y="7.503cm">
          <text:p/>
        </draw:rect>
        <draw:rect draw:style-name="gr64" draw:text-style-name="P2" draw:layer="layout" svg:width="0.461cm" svg:height="0.46cm" svg:x="19.218cm" svg:y="7.964cm">
          <text:p/>
        </draw:rect>
        <draw:rect draw:style-name="gr64" draw:text-style-name="P17" draw:layer="layout" svg:width="0.461cm" svg:height="0.46cm" svg:x="19.218cm" svg:y="8.424cm">
          <text:p/>
        </draw:rect>
        <draw:rect draw:style-name="gr65" draw:text-style-name="P17" draw:layer="layout" svg:width="0.461cm" svg:height="0.461cm" svg:x="19.218cm" svg:y="8.884cm">
          <text:p/>
        </draw:rect>
        <draw:rect draw:style-name="gr65" draw:text-style-name="P2" draw:layer="layout" svg:width="0.461cm" svg:height="0.46cm" svg:x="19.218cm" svg:y="9.345cm">
          <text:p/>
        </draw:rect>
        <draw:rect draw:style-name="gr65" draw:text-style-name="P2" draw:layer="layout" svg:width="0.461cm" svg:height="0.46cm" svg:x="19.218cm" svg:y="9.805cm">
          <text:p/>
        </draw:rect>
        <draw:rect draw:style-name="gr67" draw:text-style-name="P2" draw:layer="layout" svg:width="0.461cm" svg:height="0.46cm" svg:x="19.218cm" svg:y="10.265cm">
          <text:p/>
        </draw:rect>
        <draw:rect draw:style-name="gr67" draw:text-style-name="P2" draw:layer="layout" svg:width="0.461cm" svg:height="0.461cm" svg:x="19.218cm" svg:y="10.725cm">
          <text:p/>
        </draw:rect>
        <draw:rect draw:style-name="gr67" draw:text-style-name="P2" draw:layer="layout" svg:width="0.46cm" svg:height="0.461cm" svg:x="20.14cm" svg:y="3.82cm">
          <text:p/>
        </draw:rect>
        <draw:rect draw:style-name="gr65" draw:text-style-name="P2" draw:layer="layout" svg:width="0.46cm" svg:height="0.46cm" svg:x="20.14cm" svg:y="4.281cm">
          <text:p/>
        </draw:rect>
        <draw:rect draw:style-name="gr65" draw:text-style-name="P2" draw:layer="layout" svg:width="0.46cm" svg:height="0.46cm" svg:x="20.14cm" svg:y="4.741cm">
          <text:p/>
        </draw:rect>
        <draw:rect draw:style-name="gr65" draw:text-style-name="P2" draw:layer="layout" svg:width="0.46cm" svg:height="0.461cm" svg:x="20.14cm" svg:y="5.201cm">
          <text:p/>
        </draw:rect>
        <draw:rect draw:style-name="gr64" draw:text-style-name="P2" draw:layer="layout" svg:width="0.46cm" svg:height="0.46cm" svg:x="20.14cm" svg:y="5.662cm">
          <text:p/>
        </draw:rect>
        <draw:rect draw:style-name="gr64" draw:text-style-name="P17" draw:layer="layout" svg:width="0.46cm" svg:height="0.46cm" svg:x="20.14cm" svg:y="6.122cm">
          <text:p/>
        </draw:rect>
        <draw:rect draw:style-name="gr64" draw:text-style-name="P2" draw:layer="layout" svg:width="0.46cm" svg:height="0.46cm" svg:x="20.14cm" svg:y="6.582cm">
          <text:p/>
        </draw:rect>
        <draw:rect draw:style-name="gr64" draw:text-style-name="P2" draw:layer="layout" svg:width="0.46cm" svg:height="0.461cm" svg:x="20.14cm" svg:y="7.042cm">
          <text:p/>
        </draw:rect>
        <draw:rect draw:style-name="gr64" draw:text-style-name="P2" draw:layer="layout" svg:width="0.46cm" svg:height="0.461cm" svg:x="20.14cm" svg:y="7.503cm">
          <text:p/>
        </draw:rect>
        <draw:rect draw:style-name="gr64" draw:text-style-name="P2" draw:layer="layout" svg:width="0.46cm" svg:height="0.46cm" svg:x="20.14cm" svg:y="7.964cm">
          <text:p/>
        </draw:rect>
        <draw:rect draw:style-name="gr64" draw:text-style-name="P17" draw:layer="layout" svg:width="0.46cm" svg:height="0.46cm" svg:x="20.14cm" svg:y="8.424cm">
          <text:p/>
        </draw:rect>
        <draw:rect draw:style-name="gr65" draw:text-style-name="P17" draw:layer="layout" svg:width="0.46cm" svg:height="0.461cm" svg:x="20.14cm" svg:y="8.884cm">
          <text:p/>
        </draw:rect>
        <draw:rect draw:style-name="gr65" draw:text-style-name="P2" draw:layer="layout" svg:width="0.46cm" svg:height="0.46cm" svg:x="20.14cm" svg:y="9.345cm">
          <text:p/>
        </draw:rect>
        <draw:rect draw:style-name="gr65" draw:text-style-name="P2" draw:layer="layout" svg:width="0.46cm" svg:height="0.46cm" svg:x="20.14cm" svg:y="9.805cm">
          <text:p/>
        </draw:rect>
        <draw:rect draw:style-name="gr67" draw:text-style-name="P2" draw:layer="layout" svg:width="0.46cm" svg:height="0.46cm" svg:x="20.14cm" svg:y="10.265cm">
          <text:p/>
        </draw:rect>
        <draw:rect draw:style-name="gr67" draw:text-style-name="P2" draw:layer="layout" svg:width="0.46cm" svg:height="0.461cm" svg:x="20.14cm" svg:y="10.725cm">
          <text:p/>
        </draw:rect>
        <draw:rect draw:style-name="gr67" draw:text-style-name="P2" draw:layer="layout" svg:width="0.46cm" svg:height="0.461cm" svg:x="20.6cm" svg:y="3.82cm">
          <text:p/>
        </draw:rect>
        <draw:rect draw:style-name="gr67" draw:text-style-name="P2" draw:layer="layout" svg:width="0.46cm" svg:height="0.46cm" svg:x="20.6cm" svg:y="4.281cm">
          <text:p/>
        </draw:rect>
        <draw:rect draw:style-name="gr65" draw:text-style-name="P2" draw:layer="layout" svg:width="0.46cm" svg:height="0.46cm" svg:x="20.6cm" svg:y="4.741cm">
          <text:p/>
        </draw:rect>
        <draw:rect draw:style-name="gr65" draw:text-style-name="P2" draw:layer="layout" svg:width="0.46cm" svg:height="0.461cm" svg:x="20.6cm" svg:y="5.201cm">
          <text:p/>
        </draw:rect>
        <draw:rect draw:style-name="gr65" draw:text-style-name="P2" draw:layer="layout" svg:width="0.46cm" svg:height="0.46cm" svg:x="20.6cm" svg:y="5.662cm">
          <text:p/>
        </draw:rect>
        <draw:rect draw:style-name="gr64" draw:text-style-name="P2" draw:layer="layout" svg:width="0.46cm" svg:height="0.46cm" svg:x="20.6cm" svg:y="6.122cm">
          <text:p/>
        </draw:rect>
        <draw:rect draw:style-name="gr64" draw:text-style-name="P2" draw:layer="layout" svg:width="0.46cm" svg:height="0.46cm" svg:x="20.6cm" svg:y="6.582cm">
          <text:p/>
        </draw:rect>
        <draw:rect draw:style-name="gr64" draw:text-style-name="P2" draw:layer="layout" svg:width="0.46cm" svg:height="0.461cm" svg:x="20.6cm" svg:y="7.042cm">
          <text:p/>
        </draw:rect>
        <draw:rect draw:style-name="gr65" draw:text-style-name="P2" draw:layer="layout" svg:width="0.46cm" svg:height="0.461cm" svg:x="20.6cm" svg:y="7.503cm">
          <text:p/>
        </draw:rect>
        <draw:rect draw:style-name="gr64" draw:text-style-name="P2" draw:layer="layout" svg:width="0.46cm" svg:height="0.46cm" svg:x="20.6cm" svg:y="7.964cm">
          <text:p/>
        </draw:rect>
        <draw:rect draw:style-name="gr65" draw:text-style-name="P2" draw:layer="layout" svg:width="0.46cm" svg:height="0.46cm" svg:x="20.6cm" svg:y="8.424cm">
          <text:p/>
        </draw:rect>
        <draw:rect draw:style-name="gr65" draw:text-style-name="P17" draw:layer="layout" svg:width="0.46cm" svg:height="0.461cm" svg:x="20.6cm" svg:y="8.884cm">
          <text:p/>
        </draw:rect>
        <draw:rect draw:style-name="gr65" draw:text-style-name="P2" draw:layer="layout" svg:width="0.46cm" svg:height="0.46cm" svg:x="20.6cm" svg:y="9.345cm">
          <text:p/>
        </draw:rect>
        <draw:rect draw:style-name="gr67" draw:text-style-name="P2" draw:layer="layout" svg:width="0.46cm" svg:height="0.46cm" svg:x="20.6cm" svg:y="9.805cm">
          <text:p/>
        </draw:rect>
        <draw:rect draw:style-name="gr67" draw:text-style-name="P2" draw:layer="layout" svg:width="0.46cm" svg:height="0.46cm" svg:x="20.6cm" svg:y="10.265cm">
          <text:p/>
        </draw:rect>
        <draw:rect draw:style-name="gr66" draw:text-style-name="P5" draw:layer="layout" svg:width="0.46cm" svg:height="0.461cm" svg:x="20.6cm" svg:y="10.725cm">
          <text:p text:style-name="P2"><text:span text:style-name="T3">A</text:span></text:p>
        </draw:rect>
        <draw:rect draw:style-name="gr67" draw:text-style-name="P2" draw:layer="layout" svg:width="0.461cm" svg:height="0.461cm" svg:x="21.06cm" svg:y="3.82cm">
          <text:p/>
        </draw:rect>
        <draw:rect draw:style-name="gr65" draw:text-style-name="P2" draw:layer="layout" svg:width="0.461cm" svg:height="0.46cm" svg:x="21.06cm" svg:y="4.281cm">
          <text:p/>
        </draw:rect>
        <draw:rect draw:style-name="gr65" draw:text-style-name="P2" draw:layer="layout" svg:width="0.461cm" svg:height="0.46cm" svg:x="21.06cm" svg:y="4.741cm">
          <text:p/>
        </draw:rect>
        <draw:rect draw:style-name="gr65" draw:text-style-name="P5" draw:layer="layout" svg:width="0.461cm" svg:height="0.461cm" svg:x="21.06cm" svg:y="5.201cm">
          <text:p/>
        </draw:rect>
        <draw:rect draw:style-name="gr64" draw:text-style-name="P2" draw:layer="layout" svg:width="0.461cm" svg:height="0.46cm" svg:x="21.06cm" svg:y="5.662cm">
          <text:p/>
        </draw:rect>
        <draw:rect draw:style-name="gr65" draw:text-style-name="P17" draw:layer="layout" svg:width="0.461cm" svg:height="0.46cm" svg:x="21.06cm" svg:y="6.122cm">
          <text:p/>
        </draw:rect>
        <draw:rect draw:style-name="gr65" draw:text-style-name="P17" draw:layer="layout" svg:width="0.461cm" svg:height="0.46cm" svg:x="21.06cm" svg:y="6.582cm">
          <text:p/>
        </draw:rect>
        <draw:rect draw:style-name="gr65" draw:text-style-name="P2" draw:layer="layout" svg:width="0.461cm" svg:height="0.461cm" svg:x="21.06cm" svg:y="7.042cm">
          <text:p/>
        </draw:rect>
        <draw:rect draw:style-name="gr65" draw:text-style-name="P2" draw:layer="layout" svg:width="0.461cm" svg:height="0.461cm" svg:x="21.06cm" svg:y="7.503cm">
          <text:p/>
        </draw:rect>
        <draw:rect draw:style-name="gr65" draw:text-style-name="P2" draw:layer="layout" svg:width="0.461cm" svg:height="0.46cm" svg:x="21.06cm" svg:y="7.964cm">
          <text:p/>
        </draw:rect>
        <draw:rect draw:style-name="gr65" draw:text-style-name="P2" draw:layer="layout" svg:width="0.461cm" svg:height="0.46cm" svg:x="21.06cm" svg:y="8.424cm">
          <text:p/>
        </draw:rect>
        <draw:rect draw:style-name="gr65" draw:text-style-name="P5" draw:layer="layout" svg:width="0.461cm" svg:height="0.461cm" svg:x="21.06cm" svg:y="8.884cm">
          <text:p/>
        </draw:rect>
        <draw:rect draw:style-name="gr65" draw:text-style-name="P17" draw:layer="layout" svg:width="0.461cm" svg:height="0.46cm" svg:x="21.06cm" svg:y="9.345cm">
          <text:p/>
        </draw:rect>
        <draw:rect draw:style-name="gr65" draw:text-style-name="P2" draw:layer="layout" svg:width="0.461cm" svg:height="0.46cm" svg:x="21.06cm" svg:y="9.805cm">
          <text:p/>
        </draw:rect>
        <draw:rect draw:style-name="gr67" draw:text-style-name="P2" draw:layer="layout" svg:width="0.461cm" svg:height="0.46cm" svg:x="21.06cm" svg:y="10.265cm">
          <text:p/>
        </draw:rect>
        <draw:rect draw:style-name="gr67" draw:text-style-name="P2" draw:layer="layout" svg:width="0.461cm" svg:height="0.461cm" svg:x="21.06cm" svg:y="10.725cm">
          <text:p/>
        </draw:rect>
        <draw:rect draw:style-name="gr65" draw:text-style-name="P2" draw:layer="layout" svg:width="0.46cm" svg:height="0.461cm" svg:x="21.981cm" svg:y="3.82cm">
          <text:p/>
        </draw:rect>
        <draw:rect draw:style-name="gr65" draw:text-style-name="P17" draw:layer="layout" svg:width="0.46cm" svg:height="0.46cm" svg:x="21.981cm" svg:y="4.281cm">
          <text:p/>
        </draw:rect>
        <draw:rect draw:style-name="gr67" draw:text-style-name="P17" draw:layer="layout" svg:width="0.46cm" svg:height="0.46cm" svg:x="21.981cm" svg:y="4.741cm">
          <text:p/>
        </draw:rect>
        <draw:rect draw:style-name="gr65" draw:text-style-name="P17" draw:layer="layout" svg:width="0.46cm" svg:height="0.461cm" svg:x="21.981cm" svg:y="5.201cm">
          <text:p/>
        </draw:rect>
        <draw:rect draw:style-name="gr65" draw:text-style-name="P2" draw:layer="layout" svg:width="0.46cm" svg:height="0.46cm" svg:x="21.981cm" svg:y="5.662cm">
          <text:p/>
        </draw:rect>
        <draw:rect draw:style-name="gr65" draw:text-style-name="P2" draw:layer="layout" svg:width="0.46cm" svg:height="0.46cm" svg:x="21.981cm" svg:y="6.122cm">
          <text:p/>
        </draw:rect>
        <draw:rect draw:style-name="gr65" draw:text-style-name="P17" draw:layer="layout" svg:width="0.46cm" svg:height="0.46cm" svg:x="21.981cm" svg:y="6.582cm">
          <text:p/>
        </draw:rect>
        <draw:rect draw:style-name="gr65" draw:text-style-name="P2" draw:layer="layout" svg:width="0.46cm" svg:height="0.461cm" svg:x="21.981cm" svg:y="7.042cm">
          <text:p/>
        </draw:rect>
        <draw:rect draw:style-name="gr67" draw:text-style-name="P2" draw:layer="layout" svg:width="0.46cm" svg:height="0.461cm" svg:x="21.981cm" svg:y="7.503cm">
          <text:p/>
        </draw:rect>
        <draw:rect draw:style-name="gr65" draw:text-style-name="P2" draw:layer="layout" svg:width="0.46cm" svg:height="0.46cm" svg:x="21.981cm" svg:y="7.964cm">
          <text:p/>
        </draw:rect>
        <draw:rect draw:style-name="gr65" draw:text-style-name="P2" draw:layer="layout" svg:width="0.46cm" svg:height="0.46cm" svg:x="21.981cm" svg:y="8.424cm">
          <text:p/>
        </draw:rect>
        <draw:rect draw:style-name="gr67" draw:text-style-name="P2" draw:layer="layout" svg:width="0.46cm" svg:height="0.461cm" svg:x="21.981cm" svg:y="8.884cm">
          <text:p/>
        </draw:rect>
        <draw:rect draw:style-name="gr65" draw:text-style-name="P2" draw:layer="layout" svg:width="0.46cm" svg:height="0.46cm" svg:x="21.981cm" svg:y="9.345cm">
          <text:p/>
        </draw:rect>
        <draw:rect draw:style-name="gr65" draw:text-style-name="P2" draw:layer="layout" svg:width="0.46cm" svg:height="0.46cm" svg:x="21.981cm" svg:y="9.805cm">
          <text:p/>
        </draw:rect>
        <draw:rect draw:style-name="gr65" draw:text-style-name="P2" draw:layer="layout" svg:width="0.46cm" svg:height="0.46cm" svg:x="21.981cm" svg:y="10.265cm">
          <text:p/>
        </draw:rect>
        <draw:rect draw:style-name="gr65" draw:text-style-name="P18" draw:layer="layout" svg:width="0.46cm" svg:height="0.461cm" svg:x="21.981cm" svg:y="10.725cm">
          <text:p/>
        </draw:rect>
        <draw:rect draw:style-name="gr65" draw:text-style-name="P2" draw:layer="layout" svg:width="0.46cm" svg:height="0.461cm" svg:x="22.441cm" svg:y="3.82cm">
          <text:p/>
        </draw:rect>
        <draw:rect draw:style-name="gr67" draw:text-style-name="P2" draw:layer="layout" svg:width="0.46cm" svg:height="0.46cm" svg:x="22.441cm" svg:y="4.281cm">
          <text:p/>
        </draw:rect>
        <draw:rect draw:style-name="gr67" draw:text-style-name="P17" draw:layer="layout" svg:width="0.46cm" svg:height="0.46cm" svg:x="22.441cm" svg:y="4.741cm">
          <text:p/>
        </draw:rect>
        <draw:rect draw:style-name="gr67" draw:text-style-name="P17" draw:layer="layout" svg:width="0.46cm" svg:height="0.461cm" svg:x="22.441cm" svg:y="5.201cm">
          <text:p/>
        </draw:rect>
        <draw:rect draw:style-name="gr65" draw:text-style-name="P17" draw:layer="layout" svg:width="0.46cm" svg:height="0.46cm" svg:x="22.441cm" svg:y="5.662cm">
          <text:p/>
        </draw:rect>
        <draw:rect draw:style-name="gr65" draw:text-style-name="P2" draw:layer="layout" svg:width="0.46cm" svg:height="0.46cm" svg:x="22.441cm" svg:y="6.122cm">
          <text:p/>
        </draw:rect>
        <draw:rect draw:style-name="gr65" draw:text-style-name="P17" draw:layer="layout" svg:width="0.46cm" svg:height="0.46cm" svg:x="22.441cm" svg:y="6.582cm">
          <text:p/>
        </draw:rect>
        <draw:rect draw:style-name="gr67" draw:text-style-name="P17" draw:layer="layout" svg:width="0.46cm" svg:height="0.461cm" svg:x="22.441cm" svg:y="7.042cm">
          <text:p/>
        </draw:rect>
        <draw:rect draw:style-name="gr67" draw:text-style-name="P17" draw:layer="layout" svg:width="0.46cm" svg:height="0.461cm" svg:x="22.441cm" svg:y="7.503cm">
          <text:p/>
        </draw:rect>
        <draw:rect draw:style-name="gr67" draw:text-style-name="P2" draw:layer="layout" svg:width="0.46cm" svg:height="0.46cm" svg:x="22.441cm" svg:y="7.964cm">
          <text:p/>
        </draw:rect>
        <draw:rect draw:style-name="gr67" draw:text-style-name="P2" draw:layer="layout" svg:width="0.46cm" svg:height="0.46cm" svg:x="22.441cm" svg:y="8.424cm">
          <text:p/>
        </draw:rect>
        <draw:rect draw:style-name="gr67" draw:text-style-name="P2" draw:layer="layout" svg:width="0.46cm" svg:height="0.461cm" svg:x="22.441cm" svg:y="8.884cm">
          <text:p/>
        </draw:rect>
        <draw:rect draw:style-name="gr67" draw:text-style-name="P2" draw:layer="layout" svg:width="0.46cm" svg:height="0.46cm" svg:x="22.441cm" svg:y="9.345cm">
          <text:p/>
        </draw:rect>
        <draw:rect draw:style-name="gr65" draw:text-style-name="P2" draw:layer="layout" svg:width="0.46cm" svg:height="0.46cm" svg:x="22.441cm" svg:y="9.805cm">
          <text:p/>
        </draw:rect>
        <draw:rect draw:style-name="gr65" draw:text-style-name="P2" draw:layer="layout" svg:width="0.46cm" svg:height="0.46cm" svg:x="22.441cm" svg:y="10.265cm">
          <text:p/>
        </draw:rect>
        <draw:rect draw:style-name="gr65" draw:text-style-name="P2" draw:layer="layout" svg:width="0.46cm" svg:height="0.461cm" svg:x="22.441cm" svg:y="10.725cm">
          <text:p/>
        </draw:rect>
        <draw:rect draw:style-name="gr67" draw:text-style-name="P2" draw:layer="layout" svg:width="0.461cm" svg:height="0.461cm" svg:x="22.901cm" svg:y="3.82cm">
          <text:p/>
        </draw:rect>
        <draw:rect draw:style-name="gr67" draw:text-style-name="P2" draw:layer="layout" svg:width="0.461cm" svg:height="0.46cm" svg:x="22.901cm" svg:y="4.281cm">
          <text:p/>
        </draw:rect>
        <draw:rect draw:style-name="gr66" draw:text-style-name="P17" draw:layer="layout" svg:width="0.461cm" svg:height="0.46cm" svg:x="22.901cm" svg:y="4.741cm">
          <text:p text:style-name="P2"><text:span text:style-name="T3">A</text:span></text:p>
        </draw:rect>
        <draw:rect draw:style-name="gr67" draw:text-style-name="P2" draw:layer="layout" svg:width="0.461cm" svg:height="0.461cm" svg:x="22.901cm" svg:y="5.201cm">
          <text:p/>
        </draw:rect>
        <draw:rect draw:style-name="gr67" draw:text-style-name="P2" draw:layer="layout" svg:width="0.461cm" svg:height="0.46cm" svg:x="22.901cm" svg:y="5.662cm">
          <text:p/>
        </draw:rect>
        <draw:rect draw:style-name="gr65" draw:text-style-name="P2" draw:layer="layout" svg:width="0.461cm" svg:height="0.46cm" svg:x="22.901cm" svg:y="6.122cm">
          <text:p/>
        </draw:rect>
        <draw:rect draw:style-name="gr67" draw:text-style-name="P2" draw:layer="layout" svg:width="0.461cm" svg:height="0.46cm" svg:x="22.901cm" svg:y="6.582cm">
          <text:p/>
        </draw:rect>
        <draw:rect draw:style-name="gr67" draw:text-style-name="P17" draw:layer="layout" svg:width="0.461cm" svg:height="0.461cm" svg:x="22.901cm" svg:y="7.042cm">
          <text:p/>
        </draw:rect>
        <draw:rect draw:style-name="gr66" draw:text-style-name="P5" draw:layer="layout" svg:width="0.461cm" svg:height="0.461cm" svg:x="22.901cm" svg:y="7.503cm">
          <text:p text:style-name="P2"><text:span text:style-name="T3">A</text:span></text:p>
        </draw:rect>
        <draw:rect draw:style-name="gr67" draw:text-style-name="P17" draw:layer="layout" svg:width="0.461cm" svg:height="0.46cm" svg:x="22.901cm" svg:y="7.964cm">
          <text:p/>
        </draw:rect>
        <draw:rect draw:style-name="gr67" draw:text-style-name="P2" draw:layer="layout" svg:width="0.461cm" svg:height="0.46cm" svg:x="22.901cm" svg:y="8.424cm">
          <text:p/>
        </draw:rect>
        <draw:rect draw:style-name="gr66" draw:text-style-name="P5" draw:layer="layout" svg:width="0.461cm" svg:height="0.461cm" svg:x="22.901cm" svg:y="8.884cm">
          <text:p text:style-name="P2"><text:span text:style-name="T3">A</text:span></text:p>
        </draw:rect>
        <draw:rect draw:style-name="gr67" draw:text-style-name="P2" draw:layer="layout" svg:width="0.461cm" svg:height="0.46cm" svg:x="22.901cm" svg:y="9.345cm">
          <text:p/>
        </draw:rect>
        <draw:rect draw:style-name="gr67" draw:text-style-name="P17" draw:layer="layout" svg:width="0.461cm" svg:height="0.46cm" svg:x="22.901cm" svg:y="9.805cm">
          <text:p/>
        </draw:rect>
        <draw:rect draw:style-name="gr65" draw:text-style-name="P2" draw:layer="layout" svg:width="0.461cm" svg:height="0.46cm" svg:x="22.901cm" svg:y="10.265cm">
          <text:p/>
        </draw:rect>
        <draw:rect draw:style-name="gr65" draw:text-style-name="P2" draw:layer="layout" svg:width="0.461cm" svg:height="0.461cm" svg:x="22.901cm" svg:y="10.725cm">
          <text:p/>
        </draw:rect>
        <draw:rect draw:style-name="gr65" draw:text-style-name="P2" draw:layer="layout" svg:width="0.46cm" svg:height="0.461cm" svg:x="21.521cm" svg:y="3.82cm">
          <text:p/>
        </draw:rect>
        <draw:rect draw:style-name="gr65" draw:text-style-name="P2" draw:layer="layout" svg:width="0.46cm" svg:height="0.46cm" svg:x="21.521cm" svg:y="4.281cm">
          <text:p/>
        </draw:rect>
        <draw:rect draw:style-name="gr65" draw:text-style-name="P17" draw:layer="layout" svg:width="0.46cm" svg:height="0.46cm" svg:x="21.521cm" svg:y="4.741cm">
          <text:p/>
        </draw:rect>
        <draw:rect draw:style-name="gr65" draw:text-style-name="P2" draw:layer="layout" svg:width="0.46cm" svg:height="0.461cm" svg:x="21.521cm" svg:y="5.201cm">
          <text:p/>
        </draw:rect>
        <draw:rect draw:style-name="gr66" draw:text-style-name="P5" draw:layer="layout" svg:width="0.46cm" svg:height="0.46cm" svg:x="21.521cm" svg:y="5.662cm">
          <text:p text:style-name="P2"><text:span text:style-name="T3">T</text:span></text:p>
        </draw:rect>
        <draw:rect draw:style-name="gr65" draw:text-style-name="P17" draw:layer="layout" svg:width="0.46cm" svg:height="0.46cm" svg:x="21.521cm" svg:y="6.122cm">
          <text:p/>
        </draw:rect>
        <draw:rect draw:style-name="gr65" draw:text-style-name="P17" draw:layer="layout" svg:width="0.46cm" svg:height="0.46cm" svg:x="21.521cm" svg:y="6.582cm">
          <text:p/>
        </draw:rect>
        <draw:rect draw:style-name="gr65" draw:text-style-name="P17" draw:layer="layout" svg:width="0.46cm" svg:height="0.461cm" svg:x="21.521cm" svg:y="7.042cm">
          <text:p/>
        </draw:rect>
        <draw:rect draw:style-name="gr65" draw:text-style-name="P17" draw:layer="layout" svg:width="0.46cm" svg:height="0.461cm" svg:x="21.521cm" svg:y="7.503cm">
          <text:p/>
        </draw:rect>
        <draw:rect draw:style-name="gr65" draw:text-style-name="P2" draw:layer="layout" svg:width="0.46cm" svg:height="0.46cm" svg:x="21.521cm" svg:y="7.964cm">
          <text:p/>
        </draw:rect>
        <draw:rect draw:style-name="gr65" draw:text-style-name="P2" draw:layer="layout" svg:width="0.46cm" svg:height="0.46cm" svg:x="21.521cm" svg:y="8.424cm">
          <text:p/>
        </draw:rect>
        <draw:rect draw:style-name="gr65" draw:text-style-name="P2" draw:layer="layout" svg:width="0.46cm" svg:height="0.461cm" svg:x="21.521cm" svg:y="8.884cm">
          <text:p/>
        </draw:rect>
        <draw:rect draw:style-name="gr66" draw:text-style-name="P5" draw:layer="layout" svg:width="0.46cm" svg:height="0.46cm" svg:x="21.521cm" svg:y="9.345cm">
          <text:p text:style-name="P2"><text:span text:style-name="T3">T</text:span></text:p>
        </draw:rect>
        <draw:rect draw:style-name="gr65" draw:text-style-name="P2" draw:layer="layout" svg:width="0.46cm" svg:height="0.46cm" svg:x="21.521cm" svg:y="9.805cm">
          <text:p/>
        </draw:rect>
        <draw:rect draw:style-name="gr65" draw:text-style-name="P2" draw:layer="layout" svg:width="0.46cm" svg:height="0.46cm" svg:x="21.521cm" svg:y="10.265cm">
          <text:p/>
        </draw:rect>
        <draw:rect draw:style-name="gr67" draw:text-style-name="P2" draw:layer="layout" svg:width="0.46cm" svg:height="0.461cm" svg:x="21.521cm" svg:y="10.725cm">
          <text:p/>
        </draw:rect>
        <draw:rect draw:style-name="gr65" draw:text-style-name="P2" draw:layer="layout" svg:width="0.461cm" svg:height="0.461cm" svg:x="19.679cm" svg:y="3.82cm">
          <text:p/>
        </draw:rect>
        <draw:rect draw:style-name="gr65" draw:text-style-name="P2" draw:layer="layout" svg:width="0.461cm" svg:height="0.46cm" svg:x="19.679cm" svg:y="4.281cm">
          <text:p/>
        </draw:rect>
        <draw:rect draw:style-name="gr65" draw:text-style-name="P2" draw:layer="layout" svg:width="0.461cm" svg:height="0.46cm" svg:x="19.679cm" svg:y="4.741cm">
          <text:p/>
        </draw:rect>
        <draw:rect draw:style-name="gr65" draw:text-style-name="P2" draw:layer="layout" svg:width="0.461cm" svg:height="0.461cm" svg:x="19.679cm" svg:y="5.201cm">
          <text:p/>
        </draw:rect>
        <draw:rect draw:style-name="gr64" draw:text-style-name="P2" draw:layer="layout" svg:width="0.461cm" svg:height="0.46cm" svg:x="19.679cm" svg:y="5.662cm">
          <text:p/>
        </draw:rect>
        <draw:rect draw:style-name="gr64" draw:text-style-name="P2" draw:layer="layout" svg:width="0.461cm" svg:height="0.46cm" svg:x="19.679cm" svg:y="6.122cm">
          <text:p/>
        </draw:rect>
        <draw:rect draw:style-name="gr64" draw:text-style-name="P2" draw:layer="layout" svg:width="0.461cm" svg:height="0.46cm" svg:x="19.679cm" svg:y="6.582cm">
          <text:p/>
        </draw:rect>
        <draw:rect draw:style-name="gr64" draw:text-style-name="P2" draw:layer="layout" svg:width="0.461cm" svg:height="0.461cm" svg:x="19.679cm" svg:y="7.042cm">
          <text:p/>
        </draw:rect>
        <draw:rect draw:style-name="gr66" draw:text-style-name="P5" draw:layer="layout" svg:width="0.461cm" svg:height="0.461cm" svg:x="19.679cm" svg:y="7.503cm">
          <text:p text:style-name="P2"><text:span text:style-name="T3">F</text:span></text:p>
        </draw:rect>
        <draw:rect draw:style-name="gr64" draw:text-style-name="P2" draw:layer="layout" svg:width="0.461cm" svg:height="0.46cm" svg:x="19.679cm" svg:y="7.964cm">
          <text:p/>
        </draw:rect>
        <draw:rect draw:style-name="gr64" draw:text-style-name="P17" draw:layer="layout" svg:width="0.461cm" svg:height="0.46cm" svg:x="19.679cm" svg:y="8.424cm">
          <text:p/>
        </draw:rect>
        <draw:rect draw:style-name="gr65" draw:text-style-name="P17" draw:layer="layout" svg:width="0.461cm" svg:height="0.461cm" svg:x="19.679cm" svg:y="8.884cm">
          <text:p/>
        </draw:rect>
        <draw:rect draw:style-name="gr65" draw:text-style-name="P17" draw:layer="layout" svg:width="0.461cm" svg:height="0.46cm" svg:x="19.679cm" svg:y="9.345cm">
          <text:p/>
        </draw:rect>
        <draw:rect draw:style-name="gr65" draw:text-style-name="P17" draw:layer="layout" svg:width="0.461cm" svg:height="0.46cm" svg:x="19.679cm" svg:y="9.805cm">
          <text:p/>
        </draw:rect>
        <draw:rect draw:style-name="gr65" draw:text-style-name="P2" draw:layer="layout" svg:width="0.461cm" svg:height="0.46cm" svg:x="19.679cm" svg:y="10.265cm">
          <text:p/>
        </draw:rect>
        <draw:rect draw:style-name="gr67" draw:text-style-name="P2" draw:layer="layout" svg:width="0.461cm" svg:height="0.461cm" svg:x="19.679cm" svg:y="10.725cm">
          <text:p/>
        </draw:rect>
        <draw:rect draw:style-name="gr67" draw:text-style-name="P2" draw:layer="layout" svg:width="0.46cm" svg:height="0.461cm" svg:x="17.838cm" svg:y="3.82cm">
          <text:p/>
        </draw:rect>
        <draw:rect draw:style-name="gr65" draw:text-style-name="P2" draw:layer="layout" svg:width="0.46cm" svg:height="0.46cm" svg:x="17.838cm" svg:y="4.281cm">
          <text:p/>
        </draw:rect>
        <draw:rect draw:style-name="gr65" draw:text-style-name="P2" draw:layer="layout" svg:width="0.46cm" svg:height="0.46cm" svg:x="17.838cm" svg:y="4.741cm">
          <text:p/>
        </draw:rect>
        <draw:rect draw:style-name="gr65" draw:text-style-name="P2" draw:layer="layout" svg:width="0.46cm" svg:height="0.461cm" svg:x="17.838cm" svg:y="5.201cm">
          <text:p/>
        </draw:rect>
        <draw:rect draw:style-name="gr66" draw:text-style-name="P5" draw:layer="layout" svg:width="0.46cm" svg:height="0.46cm" svg:x="17.838cm" svg:y="5.662cm">
          <text:p text:style-name="P2"><text:span text:style-name="T3">T</text:span></text:p>
        </draw:rect>
        <draw:rect draw:style-name="gr64" draw:text-style-name="P2" draw:layer="layout" svg:width="0.46cm" svg:height="0.46cm" svg:x="17.838cm" svg:y="6.122cm">
          <text:p/>
        </draw:rect>
        <draw:rect draw:style-name="gr64" draw:text-style-name="P2" draw:layer="layout" svg:width="0.46cm" svg:height="0.46cm" svg:x="17.838cm" svg:y="6.582cm">
          <text:p/>
        </draw:rect>
        <draw:rect draw:style-name="gr64" draw:text-style-name="P2" draw:layer="layout" svg:width="0.46cm" svg:height="0.461cm" svg:x="17.838cm" svg:y="7.042cm">
          <text:p/>
        </draw:rect>
        <draw:rect draw:style-name="gr65" draw:text-style-name="P2" draw:layer="layout" svg:width="0.46cm" svg:height="0.461cm" svg:x="17.838cm" svg:y="7.503cm">
          <text:p/>
        </draw:rect>
        <draw:rect draw:style-name="gr64" draw:text-style-name="P2" draw:layer="layout" svg:width="0.46cm" svg:height="0.46cm" svg:x="17.838cm" svg:y="7.964cm">
          <text:p/>
        </draw:rect>
        <draw:rect draw:style-name="gr64" draw:text-style-name="P2" draw:layer="layout" svg:width="0.46cm" svg:height="0.46cm" svg:x="17.838cm" svg:y="8.424cm">
          <text:p/>
        </draw:rect>
        <draw:rect draw:style-name="gr65" draw:text-style-name="P5" draw:layer="layout" svg:width="0.46cm" svg:height="0.461cm" svg:x="17.838cm" svg:y="8.884cm">
          <text:p/>
        </draw:rect>
        <draw:rect draw:style-name="gr66" draw:text-style-name="P5" draw:layer="layout" svg:width="0.46cm" svg:height="0.46cm" svg:x="17.838cm" svg:y="9.345cm">
          <text:p text:style-name="P2"><text:span text:style-name="T3">T</text:span></text:p>
        </draw:rect>
        <draw:rect draw:style-name="gr65" draw:text-style-name="P2" draw:layer="layout" svg:width="0.46cm" svg:height="0.46cm" svg:x="17.838cm" svg:y="9.805cm">
          <text:p/>
        </draw:rect>
        <draw:rect draw:style-name="gr65" draw:text-style-name="P2" draw:layer="layout" svg:width="0.46cm" svg:height="0.46cm" svg:x="17.838cm" svg:y="10.265cm">
          <text:p/>
        </draw:rect>
        <draw:rect draw:style-name="gr67" draw:text-style-name="P19" draw:layer="layout" svg:width="0.46cm" svg:height="0.461cm" svg:x="17.838cm" svg:y="10.725cm">
          <text:p/>
        </draw:rect>
        <draw:rect draw:style-name="gr67" draw:text-style-name="P17" draw:layer="layout" svg:width="0.46cm" svg:height="0.461cm" svg:x="16.457cm" svg:y="3.82cm">
          <text:p/>
        </draw:rect>
        <draw:rect draw:style-name="gr67" draw:text-style-name="P2" draw:layer="layout" svg:width="0.46cm" svg:height="0.46cm" svg:x="16.457cm" svg:y="4.281cm">
          <text:p/>
        </draw:rect>
        <draw:rect draw:style-name="gr67" draw:text-style-name="P2" draw:layer="layout" svg:width="0.46cm" svg:height="0.46cm" svg:x="16.457cm" svg:y="4.741cm">
          <text:p/>
        </draw:rect>
        <draw:rect draw:style-name="gr65" draw:text-style-name="P17" draw:layer="layout" svg:width="0.46cm" svg:height="0.461cm" svg:x="16.457cm" svg:y="5.201cm">
          <text:p/>
        </draw:rect>
        <draw:rect draw:style-name="gr65" draw:text-style-name="P2" draw:layer="layout" svg:width="0.46cm" svg:height="0.46cm" svg:x="16.457cm" svg:y="5.662cm">
          <text:p/>
        </draw:rect>
        <draw:rect draw:style-name="gr65" draw:text-style-name="P2" draw:layer="layout" svg:width="0.46cm" svg:height="0.46cm" svg:x="16.457cm" svg:y="6.122cm">
          <text:p/>
        </draw:rect>
        <draw:rect draw:style-name="gr65" draw:text-style-name="P2" draw:layer="layout" svg:width="0.46cm" svg:height="0.46cm" svg:x="16.457cm" svg:y="6.582cm">
          <text:p/>
        </draw:rect>
        <draw:rect draw:style-name="gr65" draw:text-style-name="P2" draw:layer="layout" svg:width="0.46cm" svg:height="0.461cm" svg:x="16.457cm" svg:y="7.042cm">
          <text:p/>
        </draw:rect>
        <draw:rect draw:style-name="gr67" draw:text-style-name="P17" draw:layer="layout" svg:width="0.46cm" svg:height="0.461cm" svg:x="16.457cm" svg:y="7.503cm">
          <text:p/>
        </draw:rect>
        <draw:rect draw:style-name="gr65" draw:text-style-name="P17" draw:layer="layout" svg:width="0.46cm" svg:height="0.46cm" svg:x="16.457cm" svg:y="7.964cm">
          <text:p/>
        </draw:rect>
        <draw:rect draw:style-name="gr65" draw:text-style-name="P17" draw:layer="layout" svg:width="0.46cm" svg:height="0.46cm" svg:x="16.457cm" svg:y="8.424cm">
          <text:p/>
        </draw:rect>
        <draw:rect draw:style-name="gr67" draw:text-style-name="P2" draw:layer="layout" svg:width="0.46cm" svg:height="0.461cm" svg:x="16.457cm" svg:y="8.884cm">
          <text:p/>
        </draw:rect>
        <draw:rect draw:style-name="gr65" draw:text-style-name="P2" draw:layer="layout" svg:width="0.46cm" svg:height="0.46cm" svg:x="16.457cm" svg:y="9.345cm">
          <text:p/>
        </draw:rect>
        <draw:rect draw:style-name="gr65" draw:text-style-name="P2" draw:layer="layout" svg:width="0.46cm" svg:height="0.46cm" svg:x="16.457cm" svg:y="9.805cm">
          <text:p/>
        </draw:rect>
        <draw:rect draw:style-name="gr65" draw:text-style-name="P17" draw:layer="layout" svg:width="0.46cm" svg:height="0.46cm" svg:x="16.457cm" svg:y="10.265cm">
          <text:p/>
        </draw:rect>
        <draw:rect draw:style-name="gr67" draw:text-style-name="P17" draw:layer="layout" svg:width="0.46cm" svg:height="0.461cm" svg:x="16.457cm" svg:y="10.725cm">
          <text:p/>
        </draw:rect>
        <draw:rect draw:style-name="gr66" draw:text-style-name="P5" draw:layer="layout" svg:width="0.46cm" svg:height="0.461cm" svg:x="16.917cm" svg:y="3.82cm">
          <text:p text:style-name="P2"><text:span text:style-name="T3">A</text:span></text:p>
        </draw:rect>
        <draw:rect draw:style-name="gr67" draw:text-style-name="P2" draw:layer="layout" svg:width="0.46cm" svg:height="0.46cm" svg:x="16.917cm" svg:y="4.281cm">
          <text:p/>
        </draw:rect>
        <draw:rect draw:style-name="gr67" draw:text-style-name="P2" draw:layer="layout" svg:width="0.46cm" svg:height="0.46cm" svg:x="16.917cm" svg:y="4.741cm">
          <text:p/>
        </draw:rect>
        <draw:rect draw:style-name="gr65" draw:text-style-name="P2" draw:layer="layout" svg:width="0.46cm" svg:height="0.461cm" svg:x="16.917cm" svg:y="5.201cm">
          <text:p/>
        </draw:rect>
        <draw:rect draw:style-name="gr65" draw:text-style-name="P2" draw:layer="layout" svg:width="0.46cm" svg:height="0.46cm" svg:x="16.917cm" svg:y="5.662cm">
          <text:p/>
        </draw:rect>
        <draw:rect draw:style-name="gr65" draw:text-style-name="P2" draw:layer="layout" svg:width="0.46cm" svg:height="0.46cm" svg:x="16.917cm" svg:y="6.122cm">
          <text:p/>
        </draw:rect>
        <draw:rect draw:style-name="gr65" draw:text-style-name="P2" draw:layer="layout" svg:width="0.46cm" svg:height="0.46cm" svg:x="16.917cm" svg:y="6.582cm">
          <text:p/>
        </draw:rect>
        <draw:rect draw:style-name="gr65" draw:text-style-name="P2" draw:layer="layout" svg:width="0.46cm" svg:height="0.461cm" svg:x="16.917cm" svg:y="7.042cm">
          <text:p/>
        </draw:rect>
        <draw:rect draw:style-name="gr65" draw:text-style-name="P2" draw:layer="layout" svg:width="0.46cm" svg:height="0.461cm" svg:x="16.917cm" svg:y="7.503cm">
          <text:p/>
        </draw:rect>
        <draw:rect draw:style-name="gr65" draw:text-style-name="P2" draw:layer="layout" svg:width="0.46cm" svg:height="0.46cm" svg:x="16.917cm" svg:y="7.964cm">
          <text:p/>
        </draw:rect>
        <draw:rect draw:style-name="gr65" draw:text-style-name="P2" draw:layer="layout" svg:width="0.46cm" svg:height="0.46cm" svg:x="16.917cm" svg:y="8.424cm">
          <text:p/>
        </draw:rect>
        <draw:rect draw:style-name="gr65" draw:text-style-name="P2" draw:layer="layout" svg:width="0.46cm" svg:height="0.461cm" svg:x="16.917cm" svg:y="8.884cm">
          <text:p/>
        </draw:rect>
        <draw:rect draw:style-name="gr65" draw:text-style-name="P2" draw:layer="layout" svg:width="0.46cm" svg:height="0.46cm" svg:x="16.917cm" svg:y="9.345cm">
          <text:p/>
        </draw:rect>
        <draw:rect draw:style-name="gr65" draw:text-style-name="P2" draw:layer="layout" svg:width="0.46cm" svg:height="0.46cm" svg:x="16.917cm" svg:y="9.805cm">
          <text:p/>
        </draw:rect>
        <draw:rect draw:style-name="gr67" draw:text-style-name="P17" draw:layer="layout" svg:width="0.46cm" svg:height="0.46cm" svg:x="16.917cm" svg:y="10.265cm">
          <text:p/>
        </draw:rect>
        <draw:rect draw:style-name="gr67" draw:text-style-name="P17" draw:layer="layout" svg:width="0.46cm" svg:height="0.461cm" svg:x="16.917cm" svg:y="10.725cm">
          <text:p/>
        </draw:rect>
        <draw:rect draw:style-name="gr67" draw:text-style-name="P2" draw:layer="layout" svg:width="0.461cm" svg:height="0.461cm" svg:x="17.377cm" svg:y="3.82cm">
          <text:p/>
        </draw:rect>
        <draw:rect draw:style-name="gr67" draw:text-style-name="P2" draw:layer="layout" svg:width="0.461cm" svg:height="0.46cm" svg:x="17.377cm" svg:y="4.281cm">
          <text:p/>
        </draw:rect>
        <draw:rect draw:style-name="gr65" draw:text-style-name="P2" draw:layer="layout" svg:width="0.461cm" svg:height="0.46cm" svg:x="17.377cm" svg:y="4.741cm">
          <text:p/>
        </draw:rect>
        <draw:rect draw:style-name="gr65" draw:text-style-name="P2" draw:layer="layout" svg:width="0.461cm" svg:height="0.461cm" svg:x="17.377cm" svg:y="5.201cm">
          <text:p/>
        </draw:rect>
        <draw:rect draw:style-name="gr65" draw:text-style-name="P2" draw:layer="layout" svg:width="0.461cm" svg:height="0.46cm" svg:x="17.377cm" svg:y="5.662cm">
          <text:p/>
        </draw:rect>
        <draw:rect draw:style-name="gr65" draw:text-style-name="P2" draw:layer="layout" svg:width="0.461cm" svg:height="0.46cm" svg:x="17.377cm" svg:y="6.122cm">
          <text:p/>
        </draw:rect>
        <draw:rect draw:style-name="gr65" draw:text-style-name="P2" draw:layer="layout" svg:width="0.461cm" svg:height="0.46cm" svg:x="17.377cm" svg:y="6.582cm">
          <text:p/>
        </draw:rect>
        <draw:rect draw:style-name="gr65" draw:text-style-name="P2" draw:layer="layout" svg:width="0.461cm" svg:height="0.461cm" svg:x="17.377cm" svg:y="7.042cm">
          <text:p/>
        </draw:rect>
        <draw:rect draw:style-name="gr65" draw:text-style-name="P2" draw:layer="layout" svg:width="0.461cm" svg:height="0.461cm" svg:x="17.377cm" svg:y="7.503cm">
          <text:p/>
        </draw:rect>
        <draw:rect draw:style-name="gr65" draw:text-style-name="P2" draw:layer="layout" svg:width="0.461cm" svg:height="0.46cm" svg:x="17.377cm" svg:y="7.964cm">
          <text:p/>
        </draw:rect>
        <draw:rect draw:style-name="gr65" draw:text-style-name="P2" draw:layer="layout" svg:width="0.461cm" svg:height="0.46cm" svg:x="17.377cm" svg:y="8.424cm">
          <text:p/>
        </draw:rect>
        <draw:rect draw:style-name="gr65" draw:text-style-name="P2" draw:layer="layout" svg:width="0.461cm" svg:height="0.461cm" svg:x="17.377cm" svg:y="8.884cm">
          <text:p/>
        </draw:rect>
        <draw:rect draw:style-name="gr65" draw:text-style-name="P2" draw:layer="layout" svg:width="0.461cm" svg:height="0.46cm" svg:x="17.377cm" svg:y="9.345cm">
          <text:p/>
        </draw:rect>
        <draw:rect draw:style-name="gr65" draw:text-style-name="P2" draw:layer="layout" svg:width="0.461cm" svg:height="0.46cm" svg:x="17.377cm" svg:y="9.805cm">
          <text:p/>
        </draw:rect>
        <draw:rect draw:style-name="gr65" draw:text-style-name="P2" draw:layer="layout" svg:width="0.461cm" svg:height="0.46cm" svg:x="17.377cm" svg:y="10.265cm">
          <text:p/>
        </draw:rect>
        <draw:rect draw:style-name="gr67" draw:text-style-name="P2" draw:layer="layout" svg:width="0.461cm" svg:height="0.461cm" svg:x="17.377cm" svg:y="10.725cm">
          <text:p/>
        </draw:rect>
        <draw:rect draw:style-name="gr66" draw:text-style-name="P5" draw:layer="layout" svg:width="0.461cm" svg:height="0.461cm" svg:x="15.996cm" svg:y="3.82cm">
          <text:p text:style-name="P2"><text:span text:style-name="T3">A</text:span></text:p>
        </draw:rect>
        <draw:rect draw:style-name="gr66" draw:text-style-name="P5" draw:layer="layout" svg:width="0.461cm" svg:height="0.46cm" svg:x="15.996cm" svg:y="4.281cm">
          <text:p text:style-name="P2"><text:span text:style-name="T3">A</text:span></text:p>
        </draw:rect>
        <draw:rect draw:style-name="gr67" draw:text-style-name="P5" draw:layer="layout" svg:width="0.461cm" svg:height="0.46cm" svg:x="15.996cm" svg:y="4.741cm">
          <text:p/>
        </draw:rect>
        <draw:rect draw:style-name="gr67" draw:text-style-name="P2" draw:layer="layout" svg:width="0.461cm" svg:height="0.461cm" svg:x="15.996cm" svg:y="5.201cm">
          <text:p/>
        </draw:rect>
        <draw:rect draw:style-name="gr65" draw:text-style-name="P2" draw:layer="layout" svg:width="0.461cm" svg:height="0.46cm" svg:x="15.996cm" svg:y="5.662cm">
          <text:p/>
        </draw:rect>
        <draw:rect draw:style-name="gr65" draw:text-style-name="P2" draw:layer="layout" svg:width="0.461cm" svg:height="0.46cm" svg:x="15.996cm" svg:y="6.122cm">
          <text:p/>
        </draw:rect>
        <draw:rect draw:style-name="gr65" draw:text-style-name="P19" draw:layer="layout" svg:width="0.461cm" svg:height="0.46cm" svg:x="15.996cm" svg:y="6.582cm">
          <text:p/>
        </draw:rect>
        <draw:rect draw:style-name="gr67" draw:text-style-name="P17" draw:layer="layout" svg:width="0.461cm" svg:height="0.461cm" svg:x="15.996cm" svg:y="7.042cm">
          <text:p/>
        </draw:rect>
        <draw:rect draw:style-name="gr67" draw:text-style-name="P5" draw:layer="layout" svg:width="0.461cm" svg:height="0.461cm" svg:x="15.996cm" svg:y="7.503cm">
          <text:p/>
        </draw:rect>
        <draw:rect draw:style-name="gr67" draw:text-style-name="P17" draw:layer="layout" svg:width="0.461cm" svg:height="0.46cm" svg:x="15.996cm" svg:y="7.964cm">
          <text:p/>
        </draw:rect>
        <draw:rect draw:style-name="gr67" draw:text-style-name="P5" draw:layer="layout" svg:width="0.461cm" svg:height="0.46cm" svg:x="15.996cm" svg:y="8.424cm">
          <text:p/>
        </draw:rect>
        <draw:rect draw:style-name="gr67" draw:text-style-name="P19" draw:layer="layout" svg:width="0.461cm" svg:height="0.461cm" svg:x="15.996cm" svg:y="8.884cm">
          <text:p/>
        </draw:rect>
        <draw:rect draw:style-name="gr67" draw:text-style-name="P2" draw:layer="layout" svg:width="0.461cm" svg:height="0.46cm" svg:x="15.996cm" svg:y="9.345cm">
          <text:p/>
        </draw:rect>
        <draw:rect draw:style-name="gr65" draw:text-style-name="P2" draw:layer="layout" svg:width="0.461cm" svg:height="0.46cm" svg:x="15.996cm" svg:y="9.805cm">
          <text:p/>
        </draw:rect>
        <draw:rect draw:style-name="gr67" draw:text-style-name="P5" draw:layer="layout" svg:width="0.461cm" svg:height="0.46cm" svg:x="15.996cm" svg:y="10.265cm">
          <text:p/>
        </draw:rect>
        <draw:rect draw:style-name="gr67" draw:text-style-name="P17" draw:layer="layout" svg:width="0.461cm" svg:height="0.461cm" svg:x="15.996cm" svg:y="10.725cm">
          <text:p/>
        </draw:rect>
        <draw:rect draw:style-name="gr66" draw:text-style-name="P5" draw:layer="layout" svg:width="0.46cm" svg:height="0.461cm" svg:x="7.798cm" svg:y="10.715cm">
          <text:p text:style-name="P2"><text:span text:style-name="T3">T</text:span></text:p>
        </draw:rect>
        <presentation:notes draw:style-name="dp2">
          <draw:page-thumbnail draw:style-name="gr30"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68" draw:layer="layout" svg:width="15.24cm" svg:height="7.01cm" svg:x="1.905cm" svg:y="5.69cm">
          <draw:object xlink:href="./Object 1" xlink:type="simple" xlink:show="embed" xlink:actuate="onLoad"/>
          <draw:image xlink:href="./ObjectReplacements/Object 1" xlink:type="simple" xlink:show="embed" xlink:actuate="onLoad"/>
        </draw:frame>
        <presentation:notes draw:style-name="dp2">
          <draw:page-thumbnail draw:style-name="gr30"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68" draw:layer="layout" svg:width="15.24cm" svg:height="7.01cm" svg:x="3.302cm" svg:y="6.198cm">
          <draw:object xlink:href="./Object 2" xlink:type="simple" xlink:show="embed" xlink:actuate="onLoad"/>
          <draw:image xlink:href="./ObjectReplacements/Object 2" xlink:type="simple" xlink:show="embed" xlink:actuate="onLoad"/>
        </draw:frame>
        <presentation:notes draw:style-name="dp2">
          <draw:page-thumbnail draw:style-name="gr30"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presentation:notes draw:style-name="dp2">
          <draw:page-thumbnail draw:style-name="gr30"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355e00"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5-15T16:12:28.98</meta:creation-date>
    <meta:editing-duration>PT18H12M42S</meta:editing-duration>
    <meta:editing-cycles>27</meta:editing-cycles>
    <dc:date>2009-09-29T18:05:57.31</dc:date>
    <dc:creator>Clemens Lode</dc:creator>
    <meta:generator>OpenOffice.org/3.1$Win32 OpenOffice.org_project/310m19$Build-9420</meta:generator>
    <meta:document-statistic meta:object-count="181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width="0.088cm" svg:stroke-color="#000000" draw:fill-color="#000000" dr3d:edge-rounding="0%"/>
      <style:text-properties fo:font-size="6pt" style:font-size-asian="6pt" style:font-size-complex="6pt"/>
    </style:style>
    <style:style style:name="ch9" style:family="chart">
      <style:chart-properties chart:symbol-type="named-symbol" chart:symbol-name="diamond" chart:symbol-width="0.25cm" chart:symbol-height="0.25cm"/>
      <style:graphic-properties draw:stroke="solid" svg:stroke-width="0.088cm" svg:stroke-color="#666666" draw:fill-color="#666666" dr3d:edge-rounding="0%"/>
      <style:text-properties fo:font-size="6pt" style:font-size-asian="6pt" style:font-size-complex="6pt"/>
    </style:style>
    <style:style style:name="ch10" style:family="chart">
      <style:chart-properties chart:symbol-type="named-symbol" chart:symbol-name="arrow-down" chart:symbol-width="0.25cm" chart:symbol-height="0.25cm"/>
      <style:graphic-properties draw:stroke="solid" svg:stroke-width="0.088cm" svg:stroke-color="#999999" draw:fill-color="#999999" dr3d:edge-rounding="0%"/>
      <style:text-properties fo:font-size="6pt" style:font-size-asian="6pt" style:font-size-complex="6pt"/>
    </style:style>
    <style:style style:name="ch11" style:family="chart">
      <style:chart-properties chart:symbol-type="named-symbol" chart:symbol-name="arrow-up" chart:symbol-width="0.25cm" chart:symbol-height="0.25cm"/>
      <style:graphic-properties draw:stroke="solid" svg:stroke-width="0.088cm" svg:stroke-color="#cccccc" draw:fill-color="#cccccc"/>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5.241cm" svg:height="7.011cm" chart:class="chart:line" chart:style-name="ch1">
        <chart:legend chart:legend-position="end" svg:x="11.8cm" svg:y="2.187cm" chart:style-name="ch2"/>
        <chart:plot-area chart:style-name="ch3" chart:data-source-has-labels="both" svg:x="0.407cm" svg:y="0.14cm" svg:width="11.09cm" svg:height="6.652cm">
          <chart:axis chart:dimension="x" chart:name="primary-x" chart:style-name="ch4">
            <chart:title svg:x="5.155cm" svg:y="6.336cm" chart:style-name="ch5">
              <text:p>Learning rate β</text:p>
            </chart:title>
            <chart:categories table:cell-range-address="local-table.$A$2:.$A$19"/>
          </chart:axis>
          <chart:axis chart:dimension="y" chart:name="primary-y" chart:style-name="ch4">
            <chart:title svg:x="0.307cm" svg:y="4.013cm" chart:style-name="ch6">
              <text:p>Quality in %</text:p>
            </chart:title>
            <chart:grid chart:style-name="ch7" chart:class="major"/>
          </chart:axis>
          <chart:series chart:style-name="ch8" chart:values-cell-range-address="local-table.$B$2:.$B$19" chart:label-cell-address="local-table.$B$1" chart:class="chart:line">
            <chart:data-point chart:repeated="18"/>
          </chart:series>
          <chart:series chart:style-name="ch9" chart:values-cell-range-address="local-table.$C$2:.$C$19" chart:label-cell-address="local-table.$C$1" chart:class="chart:line">
            <chart:data-point chart:repeated="18"/>
          </chart:series>
          <chart:series chart:style-name="ch10" chart:values-cell-range-address="local-table.$D$2:.$D$19" chart:label-cell-address="local-table.$D$1" chart:class="chart:line">
            <chart:data-point chart:repeated="18"/>
          </chart:series>
          <chart:series chart:style-name="ch11" chart:values-cell-range-address="local-table.$E$2:.$E$19" chart:label-cell-address="local-table.$E$1" chart:class="chart:line">
            <chart:data-point chart:repeated="1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XCS</text:p>
              </table:table-cell>
              <table:table-cell office:value-type="string">
                <text:p>SXCS (maxStackSize=8)</text:p>
              </table:table-cell>
              <table:table-cell office:value-type="string">
                <text:p>SXCS (maxStackSize=32)</text:p>
              </table:table-cell>
              <table:table-cell office:value-type="string">
                <text:p>Random Walk</text:p>
              </table:table-cell>
            </table:table-row>
          </table:table-header-rows>
          <table:table-rows>
            <table:table-row>
              <table:table-cell office:value-type="string">
                <text:p>0.00001</text:p>
              </table:table-cell>
              <table:table-cell office:value-type="float" office:value="16.75">
                <text:p>16.75</text:p>
              </table:table-cell>
              <table:table-cell office:value-type="float" office:value="22.49">
                <text:p>22.49</text:p>
              </table:table-cell>
              <table:table-cell office:value-type="float" office:value="24.65">
                <text:p>24.65</text:p>
              </table:table-cell>
              <table:table-cell office:value-type="float" office:value="16.25">
                <text:p>16.25</text:p>
              </table:table-cell>
            </table:table-row>
            <table:table-row>
              <table:table-cell office:value-type="string">
                <text:p>0.00005</text:p>
              </table:table-cell>
              <table:table-cell office:value-type="float" office:value="17.31">
                <text:p>17.31</text:p>
              </table:table-cell>
              <table:table-cell office:value-type="float" office:value="23.03">
                <text:p>23.03</text:p>
              </table:table-cell>
              <table:table-cell office:value-type="float" office:value="23.42">
                <text:p>23.42</text:p>
              </table:table-cell>
              <table:table-cell office:value-type="float" office:value="16.25">
                <text:p>16.25</text:p>
              </table:table-cell>
            </table:table-row>
            <table:table-row>
              <table:table-cell office:value-type="string">
                <text:p>0.0001</text:p>
              </table:table-cell>
              <table:table-cell office:value-type="float" office:value="16.45">
                <text:p>16.45</text:p>
              </table:table-cell>
              <table:table-cell office:value-type="float" office:value="21.17">
                <text:p>21.17</text:p>
              </table:table-cell>
              <table:table-cell office:value-type="float" office:value="23.9">
                <text:p>23.9</text:p>
              </table:table-cell>
              <table:table-cell office:value-type="float" office:value="16.25">
                <text:p>16.25</text:p>
              </table:table-cell>
            </table:table-row>
            <table:table-row>
              <table:table-cell office:value-type="string">
                <text:p>0.0005</text:p>
              </table:table-cell>
              <table:table-cell office:value-type="float" office:value="17.55">
                <text:p>17.55</text:p>
              </table:table-cell>
              <table:table-cell office:value-type="float" office:value="19.76">
                <text:p>19.76</text:p>
              </table:table-cell>
              <table:table-cell office:value-type="float" office:value="24.39">
                <text:p>24.39</text:p>
              </table:table-cell>
              <table:table-cell office:value-type="float" office:value="16.25">
                <text:p>16.25</text:p>
              </table:table-cell>
            </table:table-row>
            <table:table-row>
              <table:table-cell office:value-type="string">
                <text:p>0.001</text:p>
              </table:table-cell>
              <table:table-cell office:value-type="float" office:value="17.42">
                <text:p>17.42</text:p>
              </table:table-cell>
              <table:table-cell office:value-type="float" office:value="19.66">
                <text:p>19.66</text:p>
              </table:table-cell>
              <table:table-cell office:value-type="float" office:value="25.33">
                <text:p>25.33</text:p>
              </table:table-cell>
              <table:table-cell office:value-type="float" office:value="16.25">
                <text:p>16.25</text:p>
              </table:table-cell>
            </table:table-row>
            <table:table-row>
              <table:table-cell office:value-type="string">
                <text:p>0.005</text:p>
              </table:table-cell>
              <table:table-cell office:value-type="float" office:value="16.06">
                <text:p>16.06</text:p>
              </table:table-cell>
              <table:table-cell office:value-type="float" office:value="24.34">
                <text:p>24.34</text:p>
              </table:table-cell>
              <table:table-cell office:value-type="float" office:value="26.16">
                <text:p>26.16</text:p>
              </table:table-cell>
              <table:table-cell office:value-type="float" office:value="16.25">
                <text:p>16.25</text:p>
              </table:table-cell>
            </table:table-row>
            <table:table-row>
              <table:table-cell office:value-type="string">
                <text:p>0.01</text:p>
              </table:table-cell>
              <table:table-cell office:value-type="float" office:value="16.71">
                <text:p>16.71</text:p>
              </table:table-cell>
              <table:table-cell office:value-type="float" office:value="24.77">
                <text:p>24.77</text:p>
              </table:table-cell>
              <table:table-cell office:value-type="float" office:value="26.81">
                <text:p>26.81</text:p>
              </table:table-cell>
              <table:table-cell office:value-type="float" office:value="16.25">
                <text:p>16.25</text:p>
              </table:table-cell>
            </table:table-row>
            <table:table-row>
              <table:table-cell office:value-type="string">
                <text:p>0.05</text:p>
              </table:table-cell>
              <table:table-cell office:value-type="float" office:value="18.9">
                <text:p>18.9</text:p>
              </table:table-cell>
              <table:table-cell office:value-type="float" office:value="27.27">
                <text:p>27.27</text:p>
              </table:table-cell>
              <table:table-cell office:value-type="float" office:value="28.24">
                <text:p>28.24</text:p>
              </table:table-cell>
              <table:table-cell office:value-type="float" office:value="16.25">
                <text:p>16.25</text:p>
              </table:table-cell>
            </table:table-row>
            <table:table-row>
              <table:table-cell office:value-type="string">
                <text:p>0.1</text:p>
              </table:table-cell>
              <table:table-cell office:value-type="float" office:value="20.06">
                <text:p>20.06</text:p>
              </table:table-cell>
              <table:table-cell office:value-type="float" office:value="26.47">
                <text:p>26.47</text:p>
              </table:table-cell>
              <table:table-cell office:value-type="float" office:value="29.44">
                <text:p>29.44</text:p>
              </table:table-cell>
              <table:table-cell office:value-type="float" office:value="16.25">
                <text:p>16.25</text:p>
              </table:table-cell>
            </table:table-row>
            <table:table-row>
              <table:table-cell office:value-type="string">
                <text:p>0.2</text:p>
              </table:table-cell>
              <table:table-cell office:value-type="float" office:value="20.46">
                <text:p>20.46</text:p>
              </table:table-cell>
              <table:table-cell office:value-type="float" office:value="28.16">
                <text:p>28.16</text:p>
              </table:table-cell>
              <table:table-cell office:value-type="float" office:value="30.2">
                <text:p>30.2</text:p>
              </table:table-cell>
              <table:table-cell office:value-type="float" office:value="16.25">
                <text:p>16.25</text:p>
              </table:table-cell>
            </table:table-row>
            <table:table-row>
              <table:table-cell office:value-type="string">
                <text:p>0.3</text:p>
              </table:table-cell>
              <table:table-cell office:value-type="float" office:value="20.56">
                <text:p>20.56</text:p>
              </table:table-cell>
              <table:table-cell office:value-type="float" office:value="27.93">
                <text:p>27.93</text:p>
              </table:table-cell>
              <table:table-cell office:value-type="float" office:value="29.87">
                <text:p>29.87</text:p>
              </table:table-cell>
              <table:table-cell office:value-type="float" office:value="16.25">
                <text:p>16.25</text:p>
              </table:table-cell>
            </table:table-row>
            <table:table-row>
              <table:table-cell office:value-type="string">
                <text:p>0.4</text:p>
              </table:table-cell>
              <table:table-cell office:value-type="float" office:value="24.09">
                <text:p>24.09</text:p>
              </table:table-cell>
              <table:table-cell office:value-type="float" office:value="26.9">
                <text:p>26.9</text:p>
              </table:table-cell>
              <table:table-cell office:value-type="float" office:value="31">
                <text:p>31</text:p>
              </table:table-cell>
              <table:table-cell office:value-type="float" office:value="16.25">
                <text:p>16.25</text:p>
              </table:table-cell>
            </table:table-row>
            <table:table-row>
              <table:table-cell office:value-type="string">
                <text:p>0.5</text:p>
              </table:table-cell>
              <table:table-cell office:value-type="float" office:value="24.69">
                <text:p>24.69</text:p>
              </table:table-cell>
              <table:table-cell office:value-type="float" office:value="29.61">
                <text:p>29.61</text:p>
              </table:table-cell>
              <table:table-cell office:value-type="float" office:value="29.81">
                <text:p>29.81</text:p>
              </table:table-cell>
              <table:table-cell office:value-type="float" office:value="16.25">
                <text:p>16.25</text:p>
              </table:table-cell>
            </table:table-row>
            <table:table-row>
              <table:table-cell office:value-type="string">
                <text:p>0.6</text:p>
              </table:table-cell>
              <table:table-cell office:value-type="float" office:value="24.15">
                <text:p>24.15</text:p>
              </table:table-cell>
              <table:table-cell office:value-type="float" office:value="27.03">
                <text:p>27.03</text:p>
              </table:table-cell>
              <table:table-cell office:value-type="float" office:value="28.76">
                <text:p>28.76</text:p>
              </table:table-cell>
              <table:table-cell office:value-type="float" office:value="16.25">
                <text:p>16.25</text:p>
              </table:table-cell>
            </table:table-row>
            <table:table-row>
              <table:table-cell office:value-type="string">
                <text:p>0.7</text:p>
              </table:table-cell>
              <table:table-cell office:value-type="float" office:value="24.34">
                <text:p>24.34</text:p>
              </table:table-cell>
              <table:table-cell office:value-type="float" office:value="26.46">
                <text:p>26.46</text:p>
              </table:table-cell>
              <table:table-cell office:value-type="float" office:value="28.66">
                <text:p>28.66</text:p>
              </table:table-cell>
              <table:table-cell office:value-type="float" office:value="16.25">
                <text:p>16.25</text:p>
              </table:table-cell>
            </table:table-row>
            <table:table-row>
              <table:table-cell office:value-type="string">
                <text:p>0.8</text:p>
              </table:table-cell>
              <table:table-cell office:value-type="float" office:value="24.24">
                <text:p>24.24</text:p>
              </table:table-cell>
              <table:table-cell office:value-type="float" office:value="25.67">
                <text:p>25.67</text:p>
              </table:table-cell>
              <table:table-cell office:value-type="float" office:value="27.08">
                <text:p>27.08</text:p>
              </table:table-cell>
              <table:table-cell office:value-type="float" office:value="16.25">
                <text:p>16.25</text:p>
              </table:table-cell>
            </table:table-row>
            <table:table-row>
              <table:table-cell office:value-type="string">
                <text:p>0.9</text:p>
              </table:table-cell>
              <table:table-cell office:value-type="float" office:value="23.77">
                <text:p>23.77</text:p>
              </table:table-cell>
              <table:table-cell office:value-type="float" office:value="25.44">
                <text:p>25.44</text:p>
              </table:table-cell>
              <table:table-cell office:value-type="float" office:value="24.1">
                <text:p>24.1</text:p>
              </table:table-cell>
              <table:table-cell office:value-type="float" office:value="16.25">
                <text:p>16.25</text:p>
              </table:table-cell>
            </table:table-row>
            <table:table-row>
              <table:table-cell office:value-type="string">
                <text:p>0.99</text:p>
              </table:table-cell>
              <table:table-cell office:value-type="float" office:value="21.02">
                <text:p>21.02</text:p>
              </table:table-cell>
              <table:table-cell office:value-type="float" office:value="19.2">
                <text:p>19.2</text:p>
              </table:table-cell>
              <table:table-cell office:value-type="float" office:value="20.95">
                <text:p>20.95</text:p>
              </table:table-cell>
              <table:table-cell office:value-type="float" office:value="16.25">
                <text:p>1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vertical="true" chart:connect-bars="false" chart:sort-by-x-values="false" chart:right-angled-axes="true"/>
    </style:style>
    <style:style style:name="ch4" style:family="chart" style:data-style-name="N0">
      <style:chart-properties chart:display-label="true" chart:logarithmic="false" chart:reverse-direction="tru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graphic-properties svg:stroke-color="#b3b3b3"/>
    </style:style>
    <style:style style:name="ch8" style:family="chart">
      <style:graphic-properties draw:stroke="solid" draw:fill-color="#000000" dr3d:edge-rounding="0%"/>
      <style:text-properties fo:font-size="6pt" style:font-size-asian="6pt" style:font-size-complex="6pt"/>
    </style:style>
    <style:style style:name="ch9" style:family="chart">
      <style:graphic-properties draw:stroke="solid" draw:fill-color="#666666" dr3d:edge-rounding="0%"/>
      <style:text-properties fo:font-size="6pt" style:font-size-asian="6pt" style:font-size-complex="6pt"/>
    </style:style>
    <style:style style:name="ch10" style:family="chart">
      <style:graphic-properties draw:stroke="solid" draw:fill-color="#999999"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5.241cm" svg:height="7.011cm" chart:class="chart:bar" chart:style-name="ch1">
        <chart:legend chart:legend-position="end" svg:x="11.456cm" svg:y="2.77cm" chart:style-name="ch2"/>
        <chart:plot-area chart:style-name="ch3" chart:data-source-has-labels="both" svg:x="-1.804cm" svg:y="0.14cm" svg:width="12.957cm" svg:height="6.053cm">
          <chart:axis chart:dimension="x" chart:name="primary-x" chart:style-name="ch4">
            <chart:categories table:cell-range-address="local-table.$A$2:.$A$7"/>
          </chart:axis>
          <chart:axis chart:dimension="y" chart:name="primary-y" chart:style-name="ch5">
            <chart:title svg:x="4.775cm" svg:y="6.336cm" chart:style-name="ch6">
              <text:p>Quality (in %)</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andom Walk</text:p>
              </table:table-cell>
              <table:table-cell office:value-type="string">
                <text:p>Egotist Heuristic</text:p>
              </table:table-cell>
              <table:table-cell office:value-type="string">
                <text:p>Collaborative Heuristic</text:p>
              </table:table-cell>
            </table:table-row>
          </table:table-header-rows>
          <table:table-rows>
            <table:table-row>
              <table:table-cell office:value-type="string">
                <text:p>Difficult scenario (500 steps)</text:p>
              </table:table-cell>
              <table:table-cell office:value-type="float" office:value="1.78">
                <text:p>1.78</text:p>
              </table:table-cell>
              <table:table-cell office:value-type="float" office:value="9.69">
                <text:p>9.69</text:p>
              </table:table-cell>
              <table:table-cell office:value-type="float" office:value="17.24">
                <text:p>17.24</text:p>
              </table:table-cell>
            </table:table-row>
            <table:table-row>
              <table:table-cell office:value-type="string">
                <text:p>Difficult scenario</text:p>
              </table:table-cell>
              <table:table-cell office:value-type="float" office:value="16.25">
                <text:p>16.25</text:p>
              </table:table-cell>
              <table:table-cell office:value-type="float" office:value="37.07">
                <text:p>37.07</text:p>
              </table:table-cell>
              <table:table-cell office:value-type="float" office:value="40.39">
                <text:p>40.39</text:p>
              </table:table-cell>
            </table:table-row>
            <table:table-row>
              <table:table-cell office:value-type="string">
                <text:p>Pillar scenario (intelligent goal object)</text:p>
              </table:table-cell>
              <table:table-cell office:value-type="float" office:value="10.49">
                <text:p>10.49</text:p>
              </table:table-cell>
              <table:table-cell office:value-type="float" office:value="35.17">
                <text:p>35.17</text:p>
              </table:table-cell>
              <table:table-cell office:value-type="float" office:value="42.97">
                <text:p>42.97</text:p>
              </table:table-cell>
            </table:table-row>
            <table:table-row>
              <table:table-cell office:value-type="string">
                <text:p>Pillar scenario (goal object with random walk)</text:p>
              </table:table-cell>
              <table:table-cell office:value-type="float" office:value="29.91">
                <text:p>29.91</text:p>
              </table:table-cell>
              <table:table-cell office:value-type="float" office:value="53.29">
                <text:p>53.29</text:p>
              </table:table-cell>
              <table:table-cell office:value-type="float" office:value="56.46">
                <text:p>56.46</text:p>
              </table:table-cell>
            </table:table-row>
            <table:table-row>
              <table:table-cell office:value-type="string">
                <text:p>Random scenario (intelligent goal object)</text:p>
              </table:table-cell>
              <table:table-cell office:value-type="float" office:value="12.04">
                <text:p>12.04</text:p>
              </table:table-cell>
              <table:table-cell office:value-type="float" office:value="41.51">
                <text:p>41.51</text:p>
              </table:table-cell>
              <table:table-cell office:value-type="float" office:value="46.08">
                <text:p>46.08</text:p>
              </table:table-cell>
            </table:table-row>
            <table:table-row>
              <table:table-cell office:value-type="string">
                <text:p>Random scenario (goal object with random walk)</text:p>
              </table:table-cell>
              <table:table-cell office:value-type="float" office:value="33.24">
                <text:p>33.24</text:p>
              </table:table-cell>
              <table:table-cell office:value-type="float" office:value="54.67">
                <text:p>54.67</text:p>
              </table:table-cell>
              <table:table-cell office:value-type="float" office:value="57.65">
                <text:p>57.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